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pt"/>
    </style:style>
    <style:style style:name="co2" style:family="table-column">
      <style:table-column-properties fo:break-before="auto" style:column-width="117.01pt"/>
    </style:style>
    <style:style style:name="co3" style:family="table-column">
      <style:table-column-properties fo:break-before="auto" style:column-width="421.51pt"/>
    </style:style>
    <style:style style:name="co4" style:family="table-column">
      <style:table-column-properties fo:break-before="auto" style:column-width="418.5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55.71pt"/>
    </style:style>
    <style:style style:name="co7" style:family="table-column">
      <style:table-column-properties fo:break-before="auto" style:column-width="144.79pt"/>
    </style:style>
    <style:style style:name="co8" style:family="table-column">
      <style:table-column-properties fo:break-before="auto" style:column-width="62.16pt"/>
    </style:style>
    <style:style style:name="co9" style:family="table-column">
      <style:table-column-properties fo:break-before="auto" style:column-width="33.05pt"/>
    </style:style>
    <style:style style:name="co10" style:family="table-column">
      <style:table-column-properties fo:break-before="auto" style:column-width="154.69pt"/>
    </style:style>
    <style:style style:name="co11" style:family="table-column">
      <style:table-column-properties fo:break-before="auto" style:column-width="162.65pt"/>
    </style:style>
    <style:style style:name="co12" style:family="table-column">
      <style:table-column-properties fo:break-before="auto" style:column-width="158.66pt"/>
    </style:style>
    <style:style style:name="co13" style:family="table-column">
      <style:table-column-properties fo:break-before="auto" style:column-width="174.56pt"/>
    </style:style>
    <style:style style:name="co14" style:family="table-column">
      <style:table-column-properties fo:break-before="auto" style:column-width="146.24pt"/>
    </style:style>
    <style:style style:name="co15" style:family="table-column">
      <style:table-column-properties fo:break-before="auto" style:column-width="127.5pt"/>
    </style:style>
    <style:style style:name="co16" style:family="table-column">
      <style:table-column-properties fo:break-before="auto" style:column-width="263.25pt"/>
    </style:style>
    <style:style style:name="co17" style:family="table-column">
      <style:table-column-properties fo:break-before="auto" style:column-width="111pt"/>
    </style:style>
    <style:style style:name="co18" style:family="table-column">
      <style:table-column-properties fo:break-before="auto" style:column-width="169.51pt"/>
    </style:style>
    <style:style style:name="co19" style:family="table-column">
      <style:table-column-properties fo:break-before="auto" style:column-width="178.5pt"/>
    </style:style>
    <style:style style:name="co20" style:family="table-column">
      <style:table-column-properties fo:break-before="auto" style:column-width="159.76pt"/>
    </style:style>
    <style:style style:name="co21" style:family="table-column">
      <style:table-column-properties fo:break-before="auto" style:column-width="119.99pt"/>
    </style:style>
    <style:style style:name="co22" style:family="table-column">
      <style:table-column-properties fo:break-before="auto" style:column-width="176.26pt"/>
    </style:style>
    <style:style style:name="co23" style:family="table-column">
      <style:table-column-properties fo:break-before="auto" style:column-width="144.74pt"/>
    </style:style>
    <style:style style:name="co24" style:family="table-column">
      <style:table-column-properties fo:break-before="auto" style:column-width="157.49pt"/>
    </style:style>
    <style:style style:name="co25" style:family="table-column">
      <style:table-column-properties fo:break-before="auto" style:column-width="150.75pt"/>
    </style:style>
    <style:style style:name="co26" style:family="table-column">
      <style:table-column-properties fo:break-before="auto" style:column-width="135.75pt"/>
    </style:style>
    <style:style style:name="co27" style:family="table-column">
      <style:table-column-properties fo:break-before="auto" style:column-width="143.26pt"/>
    </style:style>
    <style:style style:name="co28" style:family="table-column">
      <style:table-column-properties fo:break-before="auto" style:column-width="141pt"/>
    </style:style>
    <style:style style:name="co29" style:family="table-column">
      <style:table-column-properties fo:break-before="auto" style:column-width="126pt"/>
    </style:style>
    <style:style style:name="co30" style:family="table-column">
      <style:table-column-properties fo:break-before="auto" style:column-width="155.54pt"/>
    </style:style>
    <style:style style:name="co31" style:family="table-column">
      <style:table-column-properties fo:break-before="auto" style:column-width="166.39pt"/>
    </style:style>
    <style:style style:name="co32" style:family="table-column">
      <style:table-column-properties fo:break-before="auto" style:column-width="132.89pt"/>
    </style:style>
    <style:style style:name="co33" style:family="table-column">
      <style:table-column-properties fo:break-before="auto" style:column-width="154.6pt"/>
    </style:style>
    <style:style style:name="co34" style:family="table-column">
      <style:table-column-properties fo:break-before="auto" style:column-width="159.99pt"/>
    </style:style>
    <style:style style:name="co35" style:family="table-column">
      <style:table-column-properties fo:break-before="auto" style:column-width="142.81pt"/>
    </style:style>
    <style:style style:name="co36" style:family="table-column">
      <style:table-column-properties fo:break-before="page" style:column-width="117.01pt"/>
    </style:style>
    <style:style style:name="co37" style:family="table-column">
      <style:table-column-properties fo:break-before="auto" style:column-width="147.74pt"/>
    </style:style>
    <style:style style:name="co38" style:family="table-column">
      <style:table-column-properties fo:break-before="auto" style:column-width="180.74pt"/>
    </style:style>
    <style:style style:name="co39" style:family="table-column">
      <style:table-column-properties fo:break-before="auto" style:column-width="193.49pt"/>
    </style:style>
    <style:style style:name="co40" style:family="table-column">
      <style:table-column-properties fo:break-before="auto" style:column-width="198.74pt"/>
    </style:style>
    <style:style style:name="co41" style:family="table-column">
      <style:table-column-properties fo:break-before="auto" style:column-width="31.49pt"/>
    </style:style>
    <style:style style:name="ro1" style:family="table-row">
      <style:table-row-properties style:row-height="1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18.99pt" fo:break-before="auto" style:use-optimal-row-height="true"/>
    </style:style>
    <style:style style:name="ro7" style:family="table-row">
      <style:table-row-properties style:row-height="25.31pt" fo:break-before="auto" style:use-optimal-row-height="false"/>
    </style:style>
    <style:style style:name="ro8" style:family="table-row">
      <style:table-row-properties style:row-height="18.99pt" fo:break-before="auto" style:use-optimal-row-height="false"/>
    </style:style>
    <style:style style:name="ro9" style:family="table-row">
      <style:table-row-properties style:row-height="21.94pt" fo:break-before="auto" style:use-optimal-row-height="false"/>
    </style:style>
    <style:style style:name="ro10" style:family="table-row">
      <style:table-row-properties style:row-height="19.96pt" fo:break-before="auto" style:use-optimal-row-height="false"/>
    </style:style>
    <style:style style:name="ro11" style:family="table-row">
      <style:table-row-properties style:row-height="22.45pt" fo:break-before="auto" style:use-optimal-row-height="false"/>
    </style:style>
    <style:style style:name="ro12" style:family="table-row">
      <style:table-row-properties style:row-height="20.95pt" fo:break-before="auto" style:use-optimal-row-height="false"/>
    </style:style>
    <style:style style:name="ta1" style:family="table" style:master-page-name="PageStyle_5f_ListOfDiagram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1A-ConsoleArchv.-CronArchv">
      <style:table-properties table:display="true" style:writing-mode="lr-tb"/>
    </style:style>
    <style:style style:name="ta4" style:family="table" style:master-page-name="PageStyle_5f_1B-PluginsAPI-CoreArchive">
      <style:table-properties table:display="true" style:writing-mode="lr-tb"/>
    </style:style>
    <style:style style:name="ta5" style:family="table" style:master-page-name="PageStyle_5f_2A-CoreArchive">
      <style:table-properties table:display="true" style:writing-mode="lr-tb" tableooo:tab-color="#ffff00"/>
    </style:style>
    <style:style style:name="ta6" style:family="table" style:master-page-name="PageStyle_5f_2B-ArchiveProcessing">
      <style:table-properties table:display="true" style:writing-mode="lr-tb" tableooo:tab-color="#ff0000"/>
    </style:style>
    <style:style style:name="ta7" style:family="table" style:master-page-name="PageStyle_5f_2C-PluginsAr.aggrMetr.">
      <style:table-properties table:display="true" style:writing-mode="lr-tb" tableooo:tab-color="#604a7b"/>
    </style:style>
    <style:style style:name="ta8" style:family="table" style:master-page-name="PageStyle_5f_2C05-PluginsArchiverNewDay">
      <style:table-properties table:display="true" style:writing-mode="lr-tb" tableooo:tab-color="#ff0000"/>
    </style:style>
    <style:style style:name="ta9" style:family="table" style:master-page-name="PageStyle_5f_3A-Plugin_27_sArchiverAggr">
      <style:table-properties table:display="true" style:writing-mode="lr-tb" tableooo:tab-color="#336666"/>
    </style:style>
    <style:style style:name="ta10" style:family="table" style:master-page-name="PageStyle_5f_3B-LogAggregator">
      <style:table-properties table:display="true" style:writing-mode="lr-tb"/>
    </style:style>
    <style:style style:name="ta11" style:family="table" style:master-page-name="PageStyle_5f_3C-ArchiveProcessor">
      <style:table-properties table:display="true" style:writing-mode="lr-tb" tableooo:tab-color="#008000"/>
    </style:style>
    <style:style style:name="ta12" style:family="table" style:master-page-name="PageStyle_5f_3D-ArchiveInvalidator">
      <style:table-properties table:display="true" style:writing-mode="lr-tb"/>
    </style:style>
    <style:style style:name="ta13" style:family="table" style:master-page-name="PageStyle_5f_3E-ArchiveProcessorLoader">
      <style:table-properties table:display="true" style:writing-mode="lr-tb"/>
    </style:style>
    <style:style style:name="ta14" style:family="table" style:master-page-name="PageStyle_5f_4A-ArchiveTableCreator">
      <style:table-properties table:display="true" style:writing-mode="lr-tb"/>
    </style:style>
    <style:style style:name="ta15" style:family="table" style:master-page-name="PageStyle_5f_4B-Model">
      <style:table-properties table:display="true" style:writing-mode="lr-tb"/>
    </style:style>
    <style:style style:name="ta16" style:family="table" style:master-page-name="PageStyle_5f_4C-ArchiveSelector">
      <style:table-properties table:display="true" style:writing-mode="lr-tb"/>
    </style:style>
    <style:style style:name="ta17" style:family="table" style:master-page-name="PageStyle_5f_4D-ArchiveWriter">
      <style:table-properties table:display="true" style:writing-mode="lr-tb"/>
    </style:style>
    <style:style style:name="ta18" style:family="table" style:master-page-name="PageStyle_5f_5A-ArchiveTableSQLschema">
      <style:table-properties table:display="true" style:writing-mode="lr-tb"/>
    </style:style>
    <style:style style:name="ta19" style:family="table" style:master-page-name="PageStyle_5f_DebugCallStack">
      <style:table-properties table:display="true" style:writing-mode="lr-tb"/>
    </style:style>
    <style:style style:name="ta20" style:family="table" style:master-page-name="PageStyle_5f_SubperiodCallStack">
      <style:table-properties table:display="true" style:writing-mode="lr-tb"/>
    </style:style>
    <style:style style:name="ta21" style:family="table" style:master-page-name="PageStyle_5f_Breakpoints">
      <style:table-properties table:display="true" style:writing-mode="lr-tb"/>
    </style:style>
    <style:style style:name="ta22" style:family="table" style:master-page-name="PageStyle_5f_00-Template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953735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bold" style:font-size-asian="14pt" style:font-style-asian="italic" style:font-weight-asian="bold" style:font-name-complex="Calibri1" style:font-size-complex="14pt" style:font-style-complex="italic" style:font-weight-complex="bold"/>
    </style:style>
    <style:style style:name="ce21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style:diagonal-bl-tr="none" style:diagonal-tl-br="none" fo:border="none" style:rotation-align="none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pt"/>
      <style:text-properties fo:color="#ff9900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end" fo:margin-left="0pt"/>
    </style:style>
    <style:style style:name="ce32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99pt groov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none"/>
      <style:paragraph-properties fo:text-align="start" fo:margin-left="0pt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fo:border-bottom="none" fo:background-color="#33ff99" fo:border-left="0.06pt solid #000000" fo:border-right="none" fo:border-top="none"/>
    </style:style>
    <style:style style:name="ce41" style:family="table-cell" style:parent-style-name="Default">
      <style:table-cell-properties fo:border-bottom="none" fo:background-color="#ff6600" fo:border-left="0.06pt solid #000000" fo:border-right="none" fo:border-top="none"/>
      <style:text-properties fo:color="#000000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3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44" style:family="table-cell" style:parent-style-name="Default">
      <style:table-cell-properties fo:background-color="#ff6600"/>
      <style:text-properties fo:color="#000000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99pt groov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7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3366ff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bold" style:font-size-asian="14pt" style:font-style-asian="italic" style:font-weight-asian="bold" style:font-name-complex="Calibri1" style:font-size-complex="14pt" style:font-style-complex="italic" style:font-weight-complex="bold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60" style:family="table-cell" style:parent-style-name="Default">
      <style:table-cell-properties fo:border-bottom="none" fo:background-color="#ff0000" style:diagonal-bl-tr="none" style:diagonal-tl-br="none" fo:border-left="0.74pt solid #000000" fo:border-right="none" style:rotation-align="none" fo:border-top="none"/>
      <style:text-properties fo:color="#953735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6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65" style:family="table-cell" style:parent-style-name="Default">
      <style:table-cell-properties fo:background-color="#ff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6" style:family="table-cell" style:parent-style-name="Default">
      <style:table-cell-properties fo:background-color="#ff0000" style:diagonal-bl-tr="none" style:diagonal-tl-br="none" fo:border="none" style:rotation-align="none"/>
      <style:text-properties fo:color="#3366ff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68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7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7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75" style:family="table-cell" style:parent-style-name="Default">
      <style:table-cell-properties fo:border-bottom="none" fo:background-color="#ff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3366ff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77" style:family="table-cell" style:parent-style-name="Default">
      <style:table-cell-properties fo:border-bottom="none" fo:background-color="#ff0000" style:diagonal-bl-tr="none" style:diagonal-tl-br="none" fo:border-left="0.74pt solid #000000" fo:border-right="none" style:rotation-align="none" fo:border-top="none"/>
    </style:style>
    <style:style style:name="ce78" style:family="table-cell" style:parent-style-name="Default">
      <style:table-cell-properties fo:background-color="#ff0000" style:rotation-align="none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8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8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82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8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8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53735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1.76pt solid #000000"/>
    </style:style>
    <style:style style:name="ce93" style:family="table-cell" style:parent-style-name="Default">
      <style:table-cell-properties style:rotation-align="none"/>
      <style:text-properties fo:color="#953735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953735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95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96" style:family="table-cell" style:parent-style-name="Excel_20_Built-in_20_Hyperlink" style:data-style-name="N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9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8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9" style:family="table-cell" style:parent-style-name="Default" style:data-style-name="N0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100" style:family="table-cell" style:parent-style-name="Default" style:data-style-name="N0">
      <style:table-cell-properties style:rotation-align="none"/>
    </style:style>
    <style:style style:name="ce101" style:family="table-cell" style:parent-style-name="Default">
      <style:table-cell-properties fo:background-color="#bfbfb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2" style:family="table-cell" style:parent-style-name="Default">
      <style:table-cell-properties fo:background-color="#ffff00" style:rotation-align="none"/>
    </style:style>
    <style:style style:name="ce103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0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6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107" style:family="table-cell" style:parent-style-name="Default" style:data-style-name="N0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08" style:family="table-cell" style:parent-style-name="Default" style:data-style-name="N0">
      <style:table-cell-properties style:diagonal-bl-tr="none" style:diagonal-tl-br="none" fo:border="none" style:rotation-align="none"/>
    </style:style>
    <style:style style:name="ce109" style:family="table-cell" style:parent-style-name="Default">
      <style:table-cell-properties fo:background-color="#ff0000" style:diagonal-bl-tr="none" style:diagonal-tl-br="none" fo:border="none" style:rotation-align="none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11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114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118" style:family="table-cell" style:parent-style-name="Excel_20_Built-in_20_Hyperlink" style:data-style-name="N0">
      <style:table-cell-properties fo:border-bottom="none" fo:background-color="#ff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19" style:family="table-cell" style:parent-style-name="Default">
      <style:table-cell-properties fo:background-color="#ff6600" style:rotation-align="none"/>
    </style:style>
    <style:style style:name="ce120" style:family="table-cell" style:parent-style-name="Default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121" style:family="table-cell" style:parent-style-name="Default" style:data-style-name="N61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22" style:family="table-cell" style:parent-style-name="Default">
      <style:table-cell-properties fo:background-color="transparent" style:rotation-align="none"/>
    </style:style>
    <style:style style:name="ce12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24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127" style:family="table-cell" style:parent-style-name="Default" style:data-style-name="N0">
      <style:table-cell-properties fo:border-bottom="none" fo:border-left="0.06pt solid #000000" fo:border-right="none" style:rotation-align="none" fo:border-top="none"/>
    </style:style>
    <style:style style:name="ce12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font-weight="normal" style:font-weight-asian="normal" style:font-weight-complex="normal"/>
    </style:style>
    <style:style style:name="ce129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pt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31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pt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ackground-color="#99ffff" style:diagonal-bl-tr="none" style:diagonal-tl-br="none" fo:border-left="0.74pt solid #000000" fo:border-right="none" style:rotation-align="none" fo:border-top="none"/>
    </style:style>
    <style:style style:name="ce133" style:family="table-cell" style:parent-style-name="Default">
      <style:table-cell-properties style:diagonal-bl-tr="none" style:diagonal-tl-br="none" fo:border="none" style:rotation-align="none"/>
      <style:text-properties fo:color="#ff3333"/>
    </style:style>
    <style:style style:name="ce134" style:family="table-cell" style:parent-style-name="Default">
      <style:table-cell-properties style:diagonal-bl-tr="none" style:diagonal-tl-br="none" fo:border="none" style:rotation-align="none"/>
      <style:text-properties fo:font-style="italic" style:font-style-asian="italic" style:font-style-complex="italic"/>
    </style:style>
    <style:style style:name="ce135" style:family="table-cell" style:parent-style-name="Default">
      <style:text-properties fo:color="#ff3333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7" style:family="table-cell" style:parent-style-name="Default">
      <style:table-cell-properties fo:background-color="#9999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141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14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143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ackground-color="#ff3333"/>
    </style:style>
    <style:style style:name="ce145" style:family="table-cell" style:parent-style-name="Default">
      <style:table-cell-properties fo:background-color="#ff3300"/>
    </style:style>
    <style:style style:name="ce14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Calibri" style:font-name-asian="Noto Sans CJK SC Regular" style:font-name-complex="Calibri"/>
    </style:style>
    <style:style style:name="ce147" style:family="table-cell" style:parent-style-name="Default">
      <style:table-cell-properties fo:background-color="#ff3333" style:text-align-source="fix" style:repeat-content="false"/>
      <style:paragraph-properties fo:text-align="end" fo:margin-left="0pt"/>
    </style:style>
    <style:style style:name="ce148" style:family="table-cell" style:parent-style-name="Default">
      <style:table-cell-properties fo:background-color="#ff3300" style:text-align-source="fix" style:repeat-content="false"/>
      <style:paragraph-properties fo:text-align="end" fo:margin-left="0pt"/>
    </style:style>
    <style:style style:name="ce149" style:family="table-cell" style:parent-style-name="Default" style:data-style-name="N0">
      <style:table-cell-properties style:diagonal-bl-tr="none" style:diagonal-tl-br="none" style:text-align-source="fix" style:repeat-content="false" fo:border="none" style:rotation-align="none"/>
      <style:paragraph-properties fo:text-align="end" fo:margin-left="0pt"/>
    </style:style>
    <style:style style:name="ce150" style:family="table-cell" style:parent-style-name="Default" style:data-style-name="N0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51" style:family="table-cell" style:parent-style-name="Default">
      <style:table-cell-properties fo:border-bottom="none" fo:border-left="0.06pt solid #000000" fo:border-right="none" fo:border-top="none"/>
      <style:text-properties fo:color="#ff9900"/>
    </style:style>
    <style:style style:name="ce152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3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366ff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5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9900"/>
    </style:style>
    <style:style style:name="ce1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5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16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6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62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4" style:family="table-cell" style:parent-style-name="Default">
      <style:table-cell-properties fo:background-color="#ff0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5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6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7" style:family="table-cell" style:parent-style-name="Default">
      <style:table-cell-properties fo:background-color="#e6b9b8" style:rotation-align="none"/>
    </style:style>
    <style:style style:name="ce168" style:family="table-cell" style:parent-style-name="Default">
      <style:table-cell-properties fo:background-color="#e6b9b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16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7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72" style:family="table-cell" style:parent-style-name="Default">
      <style:table-cell-properties style:rotation-align="none"/>
      <style:text-properties fo:color="#558ed5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73" style:family="table-cell" style:parent-style-name="Default">
      <style:table-cell-properties fo:background-color="#ccffcc" style:rotation-align="none"/>
    </style:style>
    <style:style style:name="ce174" style:family="table-cell" style:parent-style-name="Default">
      <style:table-cell-properties style:rotation-align="none"/>
      <style:text-properties fo:color="#ff66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17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17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17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7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8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18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8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83" style:family="table-cell" style:parent-style-name="Default">
      <style:table-cell-properties fo:background-color="#ffff66"/>
    </style:style>
    <style:style style:name="gr1" style:family="graphic">
      <style:graphic-properties svg:stroke-width="2.89pt" draw:marker-start-width="9.98pt" draw:marker-end="Arrowheads_20_1" draw:marker-end-width="9.98pt" draw:textarea-horizontal-align="center" draw:textarea-vertical-align="middle" fo:padding-top="1.42pt" fo:padding-bottom="1.42pt" fo:padding-left="1.42pt" fo:padding-right="1.42pt"/>
    </style:style>
    <style:style style:name="gr2" style:family="graphic">
      <style:graphic-properties draw:stroke="dash" draw:stroke-dash="Ultrafine_20_2_20_Dots_20_3_20_Dashes" svg:stroke-width="0pt" draw:marker-start-width="5.67pt" draw:marker-end="Arrowheads_20_1" draw:marker-end-width="5.67pt" draw:textarea-horizontal-align="center" draw:textarea-vertical-align="middle" fo:padding-top="0pt" fo:padding-bottom="0pt" fo:padding-left="0pt" fo:padding-right="0pt"/>
    </style:style>
    <style:style style:name="gr3" style:family="graphic">
      <style:graphic-properties draw:stroke="dash" draw:stroke-dash="_32__20_Dots_20_1_20_Dash" svg:stroke-width="2.89pt" draw:marker-start-width="9.98pt" draw:marker-end="Arrowheads_20_2" draw:marker-end-width="9.98pt" draw:textarea-horizontal-align="center" draw:textarea-vertical-align="middle" fo:padding-top="1.42pt" fo:padding-bottom="1.42pt" fo:padding-left="1.42pt" fo:padding-right="1.42pt"/>
    </style:style>
    <style:style style:name="gr4" style:family="graphic">
      <style:graphic-properties draw:stroke="dash" draw:stroke-dash="Dashed_20__28_var_29_" svg:stroke-width="1.45pt" draw:marker-start-width="7.82pt" draw:marker-end="Arrowheads_20_1" draw:marker-end-width="7.82pt" draw:textarea-horizontal-align="center" draw:textarea-vertical-align="middle" fo:padding-top="0.71pt" fo:padding-bottom="0.71pt" fo:padding-left="0.71pt" fo:padding-right="0.71pt"/>
    </style:style>
    <style:style style:name="gr5" style:family="graphic">
      <style:graphic-properties draw:stroke="dash" draw:stroke-dash="Dashed_20__28_var_29_" svg:stroke-width="2.89pt" draw:marker-start-width="9.98pt" draw:marker-end="Arrowheads_20_1" draw:marker-end-width="9.98pt" draw:textarea-horizontal-align="center" draw:textarea-vertical-align="middle" fo:padding-top="1.42pt" fo:padding-bottom="1.42pt" fo:padding-left="1.42pt" fo:padding-right="1.42pt"/>
    </style:style>
    <style:style style:name="gr6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666.5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" style:family="graphic">
      <style:graphic-properties draw:stroke="solid" svg:stroke-width="2.01pt" svg:stroke-color="#4f81bd" draw:marker-start="msArrowEnd_20_5" draw:marker-start-width="6.04pt" draw:marker-start-center="false" draw:fill="none" draw:textarea-vertical-align="top" draw:auto-grow-height="false" draw:fit-to-size="false" fo:min-height="216.94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63.5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" style:family="graphic">
      <style:graphic-properties draw:stroke="solid" svg:stroke-width="2.01pt" svg:stroke-color="#4f81bd" draw:fill="none" draw:textarea-vertical-align="top" draw:auto-grow-height="false" draw:fit-to-size="false" fo:min-height="151.26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00.0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1" style:family="graphic">
      <style:graphic-properties draw:stroke="solid" svg:stroke-width="2.01pt" svg:stroke-color="#4f81bd" draw:fill="none" draw:textarea-vertical-align="top" draw:auto-grow-height="false" draw:fit-to-size="false" fo:min-height="199.84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2" style:family="graphic">
      <style:graphic-properties draw:stroke="solid" svg:stroke-width="2.01pt" svg:stroke-color="#4f81bd" draw:fill="none" draw:textarea-vertical-align="top" draw:auto-grow-height="false" draw:fit-to-size="false" fo:min-height="223.94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3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052.3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401.3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049.7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6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551.3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074.4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8" style:family="graphic">
      <style:graphic-properties svg:stroke-width="1.45pt" draw:marker-start-width="7.82pt" draw:marker-end="Arrowheads_20_1" draw:marker-end-width="7.82pt" draw:textarea-horizontal-align="center" draw:textarea-vertical-align="middle" fo:padding-top="0.71pt" fo:padding-bottom="0.71pt" fo:padding-left="0.71pt" fo:padding-right="0.71pt"/>
    </style:style>
    <style:style style:name="gr19" style:family="graphic">
      <style:graphic-properties draw:stroke="solid" svg:stroke-width="2.01pt" svg:stroke-color="#4f81bd" draw:fill="none" draw:textarea-vertical-align="top" draw:auto-grow-height="false" draw:fit-to-size="false" fo:min-height="239.84pt" fo:min-width="2.66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0" style:family="graphic">
      <style:graphic-properties draw:stroke="dash" draw:stroke-dash="Dashed_20__28_var_29__20_4" svg:stroke-width="2.01pt" svg:stroke-color="#000000" draw:marker-end="msArrowOpenEnd_20_5" draw:marker-end-width="9.04pt" draw:marker-end-center="false" draw:fill="none" draw:textarea-vertical-align="top" draw:auto-grow-height="false" fo:min-height="124.19pt" fo:min-width="55.8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2642.7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2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856.2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3" style:family="graphic">
      <style:graphic-properties draw:stroke="solid" svg:stroke-width="2.01pt" svg:stroke-color="#4f81bd" draw:fill="none" draw:textarea-vertical-align="top" draw:auto-grow-height="false" draw:fit-to-size="false" fo:min-height="729.33pt" fo:min-width="4.76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4" style:family="graphic">
      <style:graphic-properties draw:stroke="solid" svg:stroke-width="2.01pt" svg:stroke-color="#4f81bd" draw:fill="none" draw:textarea-vertical-align="top" draw:auto-grow-height="false" draw:fit-to-size="false" fo:min-height="78.52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18.3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6" style:family="graphic">
      <style:graphic-properties draw:stroke="solid" svg:stroke-width="2.01pt" svg:stroke-color="#4f81bd" draw:fill="none" draw:textarea-vertical-align="top" draw:auto-grow-height="false" draw:fit-to-size="false" fo:min-height="320.2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006.6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2255.1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9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2218.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30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98.17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3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817.8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32" style:family="graphic">
      <style:graphic-properties draw:stroke="solid" svg:stroke-width="2.01pt" svg:stroke-color="#4f81bd" draw:fill="none" draw:textarea-vertical-align="top" draw:auto-grow-height="false" draw:fit-to-size="false" fo:min-height="41.19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33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2720.3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3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3.0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3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796.3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36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7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67.0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14.0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39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452.8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0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92.1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82.0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2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13.07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3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69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27.9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5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6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374.3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220.7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8" style:family="graphic">
      <style:graphic-properties draw:stroke="solid" svg:stroke-width="2.01pt" svg:stroke-color="#4f81bd" draw:fill="none" draw:textarea-vertical-align="top" draw:auto-grow-height="false" draw:fit-to-size="false" fo:min-height="35.49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9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88.7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0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335.7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1" style:family="graphic">
      <style:graphic-properties draw:stroke="dash" draw:stroke-dash="Dashed_20__28_var_29__20_4" svg:stroke-width="2.01pt" svg:stroke-color="#4f81bd" draw:marker-end="msArrowOpenEnd_20_5" draw:marker-end-width="9.04pt" draw:marker-end-center="false" draw:fill="none" draw:textarea-vertical-align="top" draw:auto-grow-height="false" fo:min-height="241.2pt" fo:min-width="828.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2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805.8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3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19.7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275.7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454.7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6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836.7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07.2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94.0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9" style:family="graphic">
      <style:graphic-properties draw:stroke="solid" svg:stroke-width="2.01pt" svg:stroke-color="#4f81bd" draw:fill="none" draw:textarea-vertical-align="top" draw:auto-grow-height="false" draw:fit-to-size="false" fo:min-height="242.62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60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877.0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6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343.06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62" style:family="graphic">
      <style:graphic-properties draw:stroke="solid" svg:stroke-width="2.01pt" svg:stroke-color="#4f81bd" draw:fill="none" draw:textarea-vertical-align="top" draw:auto-grow-height="false" draw:fit-to-size="false" fo:min-height="292.96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63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23.8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6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33.7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6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455.8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66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52.4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7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81.5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8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69.8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9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73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0" style:family="graphic">
      <style:graphic-properties draw:stroke="solid" svg:stroke-width="2.01pt" svg:stroke-color="#4f81bd" draw:fill="none" draw:textarea-vertical-align="top" draw:auto-grow-height="false" draw:fit-to-size="false" fo:min-height="242.73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832.0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2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322.0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3" style:family="graphic">
      <style:graphic-properties draw:stroke="solid" svg:stroke-width="2.01pt" svg:stroke-color="#4f81bd" draw:fill="none" draw:textarea-vertical-align="top" draw:auto-grow-height="false" draw:fit-to-size="false" fo:min-height="293.02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46.3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43.26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6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467.86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38.7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9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38.9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0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32.8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1" style:family="graphic">
      <style:graphic-properties draw:stroke="solid" svg:stroke-width="2.01pt" svg:stroke-color="#4f81bd" draw:fill="none" draw:textarea-vertical-align="top" draw:auto-grow-height="false" draw:fit-to-size="false" fo:min-height="332.87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2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21.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3" style:family="graphic">
      <style:graphic-properties draw:stroke="dash" draw:stroke-dash="Dashed_20__28_var_29__20_5" svg:stroke-width="0.99pt" svg:stroke-color="#000000" draw:marker-end="msArrowOpenEnd_20_5" draw:marker-end-width="8.93pt" draw:marker-end-center="false" draw:fill="none" draw:textarea-vertical-align="top" draw:auto-grow-height="false" fo:min-height="143.89pt" fo:min-width="194.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366.77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86.8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6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28.7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27.7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484.7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9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52.7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0" style:family="graphic">
      <style:graphic-properties draw:stroke="dash" draw:stroke-dash="Dashed_20__28_var_29__20_5" svg:stroke-width="0.99pt" svg:stroke-color="#000000" draw:marker-end="msArrowOpenEnd_20_5" draw:marker-end-width="8.93pt" draw:marker-end-center="false" draw:fill="none" draw:textarea-vertical-align="top" draw:auto-grow-height="false" fo:min-height="98.84pt" fo:min-width="628.9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20.8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2" style:family="graphic">
      <style:graphic-properties draw:stroke="solid" svg:stroke-width="2.01pt" svg:stroke-color="#4f81bd" draw:fill="none" draw:textarea-vertical-align="top" draw:auto-grow-height="false" draw:fit-to-size="false" fo:min-height="248.2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3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87.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86.7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35.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6" style:family="graphic">
      <style:graphic-properties draw:stroke="solid" svg:stroke-width="2.01pt" svg:stroke-color="#4f81bd" draw:fill="none" draw:textarea-vertical-align="top" draw:auto-grow-height="false" draw:fit-to-size="false" fo:min-height="113.81pt" fo:min-width="0.6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87.5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38.8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9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804.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0" style:family="graphic">
      <style:graphic-properties draw:marker-start="Arrowheads_20_1" draw:marker-start-width="5.67pt" draw:marker-start-center="false" draw:fill="solid" draw:fill-color="#ffffc0" draw:auto-grow-height="true" draw:auto-grow-width="false" fo:min-height="65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0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157.7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2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72.8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3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810.77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508.7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859.7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6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89.8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039.8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471.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9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973.8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10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2446.8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1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236.07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12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71.8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13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22.7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1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273.8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1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214.07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16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69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7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82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8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104.8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9" style:family="graphic">
      <style:graphic-properties draw:stroke="solid" svg:stroke-width="2.01pt" svg:stroke-color="#4f81bd" draw:fill="none" draw:textarea-vertical-align="top" draw:auto-grow-height="false" draw:fit-to-size="false" fo:min-height="274.62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20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338.8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2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337.7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22" style:family="graphic">
      <style:graphic-properties draw:stroke="solid" svg:stroke-width="0.74pt" svg:stroke-color="#ff0000" draw:fill="none" draw:textarea-vertical-align="top" draw:auto-grow-height="false" draw:fit-to-size="false" fo:min-height="26.9pt" fo:min-width="169.8pt" fo:padding-top="3.54pt" fo:padding-bottom="3.54pt" fo:padding-left="7.09pt" fo:padding-right="7.09pt" fo:wrap-option="wrap" draw:shadow="visible" draw:shadow-offset-x="0pt" draw:shadow-offset-y="1.81pt" draw:shadow-color="#000000" draw:shadow-opacity="35%"/>
    </style:style>
    <style:style style:name="gr123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7.85pt" fo:min-width="395.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24" style:family="graphic">
      <style:graphic-properties draw:marker-end="Arrowheads_20_1" draw:textarea-horizontal-align="center" draw:textarea-vertical-align="middle"/>
    </style:style>
    <style:style style:name="gr125" style:family="graphic">
      <style:graphic-properties draw:textarea-horizontal-align="center" draw:textarea-vertical-align="middle"/>
    </style:style>
    <style:style style:name="gr126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449.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2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71.89pt" fo:min-width="92.7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2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72.88pt" fo:min-width="16.8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Calib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gradient" draw:fill-color="#ffffc0" draw:fill-gradient-name="Gradient_20_2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Calib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Calib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ibri" fo:font-size="14pt" fo:font-weight="normal" style:text-underline-style="none" style:text-underline-color="font-color" style:text-line-through-type="none" fo:font-style="italic" style:text-outline="false" fo:text-shadow="none" style:text-position="0%" style:font-name-complex="Calibri" style:font-size-asian="14pt" style:font-size-complex="14pt" style:font-weight-asian="normal" style:font-weight-complex="normal" style:font-style-asian="italic" style:font-style-complex="italic"/>
    </style:style>
    <style:style style:name="T5" style:family="text">
      <style:text-properties fo:text-shadow="none" style:font-style-complex="italic" fo:font-size="14pt" fo:font-weight="normal" style:text-underline-style="none" style:text-underline-color="font-color" style:text-line-through-type="none" fo:font-style="italic" style:text-outline="false" fo:color="#000000" style:text-position="0%" style:font-name-complex="Calibri" style:font-size-asian="14pt" style:font-size-complex="14pt" style:font-weight-asian="normal" style:font-weight-complex="normal" style:font-style-asian="italic" style:font-name="Calibri"/>
    </style:style>
    <style:style style:name="T6" style:family="text">
      <style:text-properties fo:text-shadow="none" fo:font-size="14pt" fo:font-weight="normal" style:text-underline-style="none" style:text-underline-color="font-color" style:text-line-through-type="none" style:text-outline="false" fo:color="#000000" style:text-position="0%" style:font-name-complex="Calibri" style:font-size-asian="14pt" style:font-size-complex="14pt" style:font-weight-asian="normal" style:font-weight-complex="normal" style:font-name="Calibri" fo:font-style="normal" style:font-style-asian="normal" style:font-style-complex="normal"/>
    </style:style>
    <style:style style:name="T7" style:family="text">
      <style:text-properties fo:text-shadow="none" fo:font-size="14pt" fo:font-weight="normal" style:text-underline-style="none" style:text-underline-color="font-color" style:text-line-through-type="none" style:text-outline="false" fo:color="#000000" style:text-position="0%" style:font-name-complex="Calibri" style:font-size-asian="14pt" style:font-size-complex="14pt" style:font-weight-asian="normal" style:font-weight-complex="normal" style:font-name="Calibri" fo:font-style="italic" style:font-style-asian="italic" style:font-style-complex="italic"/>
    </style:style>
    <style:style style:name="T8" style:family="text">
      <style:text-properties style:font-style-complex="normal" style:font-name="Calibri" style:font-style-asian="normal" style:font-weight-complex="normal" style:font-weight-asian="normal" style:font-size-complex="14pt" style:font-size-asian="14pt" style:font-name-complex="Calibri" style:text-position="0%" fo:color="#ff0000" style:text-outline="false" fo:font-style="normal" style:text-line-through-type="none" style:text-underline-style="none" style:text-underline-color="font-color" fo:font-weight="normal" fo:font-size="14pt" fo:text-shadow="none"/>
    </style:style>
    <style:style style:name="T9" style:family="text">
      <style:text-properties style:font-style-complex="normal" style:font-name="Calibri" style:font-style-asian="normal" style:font-weight-complex="normal" style:font-weight-asian="normal" style:font-size-complex="14pt" style:font-size-asian="14pt" style:font-name-complex="Calibri" style:text-position="0%" style:text-outline="false" fo:font-style="normal" style:text-line-through-type="none" style:text-underline-style="none" style:text-underline-color="font-color" fo:font-weight="normal" fo:font-size="14pt" fo:text-shadow="none" fo:color="#000000"/>
    </style:style>
    <style:style style:name="T10" style:family="text">
      <style:text-properties style:font-name="Calibri" style:font-style-complex="normal" style:font-style-asian="normal" style:font-weight-complex="bold" style:font-weight-asian="bold" style:font-size-complex="14pt" style:font-size-asian="14pt" style:font-name-complex="Calibri" fo:color="#000000" style:text-position="0%" style:text-outline="false" fo:font-style="normal" style:text-line-through-type="none" style:text-underline-style="none" style:text-underline-color="font-color" fo:font-weight="bold" fo:font-size="14pt" fo:text-shadow="none"/>
    </style:style>
    <style:style style:name="T11" style:family="text">
      <style:text-properties style:font-name="Calibri" style:font-style-complex="normal" style:font-style-asian="normal" style:font-size-complex="14pt" style:font-size-asian="14pt" style:font-name-complex="Calibri" fo:color="#000000" style:text-position="0%" style:text-outline="false" fo:font-style="normal" style:text-line-through-type="none" style:text-underline-style="none" style:text-underline-color="font-color" fo:font-size="14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OfDiagra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Functions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1A</text:p>
          </table:table-cell>
          <table:table-cell table:style-name="ce3" office:value-type="string" calcext:value-type="string">
            <text:p><text:a xlink:href="#'1A-ConsoleArchv.-PluginsAPIGet'.A1" xlink:type="simple">1A-ConsoleArchv.-PluginsAPIGet</text:a>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1B</text:p>
          </table:table-cell>
          <table:table-cell table:style-name="ce3" office:value-type="string" calcext:value-type="string">
            <text:p><text:a xlink:href="#'1B-PluginsAPI-CoreArchive'.A1" xlink:type="simple">1B-PluginsAPI-CoreArchive</text:a>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2A</text:p>
          </table:table-cell>
          <table:table-cell table:style-name="ce3" office:value-type="string" calcext:value-type="string">
            <text:p><text:a xlink:href="#'2A-CoreArch.get-Archv.Processor'.A1" xlink:type="simple">2A-CoreArch.get-Archv.Processor</text:a></text:p>
          </table:table-cell>
          <table:table-cell table:style-name="ce5" office:value-type="string" calcext:value-type="string">
            <text:p>CoreArchive.get() to ArchiverProcessor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2A01</text:p>
          </table:table-cell>
          <table:table-cell table:style-name="ce3" office:value-type="string" calcext:value-type="string">
            <text:p><text:a xlink:href="#'2A01-PluginsAr.aggrMetr.'.A1" xlink:type="simple">2A01-PgsAr.aggrDayVtsMetr.</text:a></text:p>
          </table:table-cell>
          <table:table-cell table:style-name="ce5" office:value-type="string" calcext:value-type="string">
            <text:p>PluginsArchiver aggregateDayVisitsMetrics()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3A01</text:p>
          </table:table-cell>
          <table:table-cell table:style-name="ce3" office:value-type="string" calcext:value-type="string">
            <text:p><text:a xlink:href="#'3A01-Plugin''sArchiverAggr'.A1" xlink:type="simple">3A01-Plugin'sArchiverAggr</text:a></text:p>
          </table:table-cell>
          <table:table-cell table:style-name="ce5" office:value-type="string" calcext:value-type="string">
            <text:p>Plugin'sArchiver Aggregate Report </text:p>
          </table:table-cell>
          <table:table-cell table:style-name="ce5" table:number-columns-repeated="3"/>
          <table:table-cell table:number-columns-repeated="1017"/>
        </table:table-row>
        <table:table-row table:style-name="ro1" table:number-rows-repeated="23">
          <table:table-cell/>
          <table:table-cell table:style-name="ce2" table:number-columns-repeated="2"/>
          <table:table-cell table:style-name="ce5" table:number-columns-repeated="4"/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-FromConsole" table:style-name="ta2">
        <office:forms form:automatic-focus="false" form:apply-design-mode="false"/>
        <table:shapes>
          <draw:line draw:z-index="0" draw:style-name="gr1" draw:text-style-name="P1" svg:x1="127.98pt" svg:y1="307.5pt" svg:x2="536.83pt" svg:y2="307.5pt">
            <text:p/>
          </draw:line>
          <draw:line draw:z-index="1" draw:style-name="gr1" draw:text-style-name="P1" svg:x1="539.83pt" svg:y1="359.6pt" svg:x2="875.68pt" svg:y2="359.6pt">
            <text:p/>
          </draw:line>
        </table:shapes>
        <table:table-column table:style-name="co5" table:number-columns-repeated="2" table:default-cell-style-name="Default"/>
        <table:table-column table:style-name="co5" table:default-cell-style-name="ce2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ce21"/>
        <table:table-column table:style-name="co5" table:number-columns-repeated="4" table:default-cell-style-name="Default"/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3">
          <table:table-cell table:style-name="ce6" office:value-type="string" calcext:value-type="string">
            <text:p>0-01</text:p>
          </table:table-cell>
          <table:table-cell table:style-name="ce7" office:value-type="string" calcext:value-type="string">
            <text:p>Console </text:p>
          </table:table-cell>
          <table:table-cell table:style-name="ce7" table:number-columns-repeated="4"/>
          <table:table-cell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3">
          <table:table-cell/>
          <table:table-cell table:style-name="ce8" office:value-type="string" calcext:value-type="string" table:number-columns-spanned="2" table:number-rows-spanned="1">
            <text:p>Piwik\Console</text:p>
          </table:table-cell>
          <table:covered-table-cell table:style-name="ce13"/>
          <table:table-cell table:style-name="ce22" table:number-columns-repeated="4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14"/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/>
          <table:table-cell table:style-name="ce9"/>
          <table:table-cell table:style-name="ce15" office:value-type="string" calcext:value-type="string">
            <text:p>getDefaultPiwikCommands() </text:p>
          </table:table-cell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16" office:value-type="string" calcext:value-type="string">
            <text:p>*from 'Piwik\CliMulti\RequestCommand'</text:p>
          </table:table-cell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/>
          <table:table-cell table:style-name="ce10"/>
          <table:table-cell table:style-name="ce17"/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/>
          <table:table-cell table:style-name="ce11"/>
          <table:table-cell table:style-name="ce14" office:value-type="string" calcext:value-type="string">
            <text:p>getAvailableCommands()</text:p>
          </table:table-cell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/>
          <table:table-cell table:style-name="ce12"/>
          <table:table-cell table:style-name="ce16" office:value-type="string" calcext:value-type="string">
            <text:p>* from 'Piwik\\Plugin\\ConsoleCommand'</text:p>
          </table:table-cell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18"/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19"/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20" office:value-type="string" calcext:value-type="string">
            <text:p>…</text:p>
          </table:table-cell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 table:number-columns-repeated="6"/>
          <table:table-cell table:style-name="ce8" office:value-type="string" calcext:value-type="string" table:number-columns-spanned="2" table:number-rows-spanned="1">
            <text:p>Piwik\Plugins\CoreConsole\Commands</text:p>
          </table:table-cell>
          <table:covered-table-cell table:style-name="ce13"/>
          <table:table-cell table:number-columns-repeated="4"/>
        </table:table-row>
        <table:table-row table:style-name="ro3">
          <table:table-cell table:number-columns-repeated="7"/>
          <table:table-cell table:style-name="ce14"/>
          <table:table-cell table:number-columns-repeated="4"/>
        </table:table-row>
        <table:table-row table:style-name="ro3">
          <table:table-cell table:number-columns-repeated="10"/>
          <table:table-cell table:style-name="ce8" office:value-type="string" calcext:value-type="string" table:number-columns-spanned="2" table:number-rows-spanned="1">
            <text:p>CronArchive</text:p>
          </table:table-cell>
          <table:covered-table-cell/>
        </table:table-row>
        <table:table-row table:style-name="ro3">
          <table:table-cell table:number-columns-repeated="11"/>
          <table:table-cell table:style-name="ce21"/>
        </table:table-row>
        <table:table-row table:style-name="ro3">
          <table:table-cell table:number-columns-repeated="10"/>
          <table:table-cell table:style-name="ce24"/>
          <table:table-cell table:style-name="ce21"/>
        </table:table-row>
        <table:table-row table:style-name="ro3">
          <table:table-cell table:number-columns-repeated="7"/>
          <table:table-cell office:value-type="string" calcext:value-type="string">
            <text:p>CoreArchiver</text:p>
          </table:table-cell>
          <table:table-cell table:number-columns-repeated="2"/>
          <table:table-cell table:style-name="ce24"/>
          <table:table-cell table:style-name="ce21"/>
        </table:table-row>
        <table:table-row table:style-name="ro3">
          <table:table-cell table:number-columns-repeated="10"/>
          <table:table-cell table:style-name="ce24" office:value-type="string" calcext:value-type="string">
            <text:p>__construct()</text:p>
          </table:table-cell>
          <table:table-cell table:style-name="ce21"/>
        </table:table-row>
        <table:table-row table:style-name="ro3" table:number-rows-repeated="10">
          <table:table-cell table:number-columns-repeated="10"/>
          <table:table-cell table:style-name="ce24"/>
          <table:table-cell table:style-name="ce21"/>
        </table:table-row>
        <table:table-row table:style-name="ro3">
          <table:table-cell table:number-columns-repeated="11"/>
          <table:table-cell table:style-name="ce21"/>
        </table:table-row>
        <table:table-row table:style-name="ro3">
          <table:table-cell table:number-columns-repeated="12"/>
        </table:table-row>
        <table:table-row table:style-name="ro3">
          <table:table-cell table:number-columns-repeated="7"/>
          <table:table-cell table:style-name="Default"/>
          <table:table-cell table:number-columns-repeated="4"/>
        </table:table-row>
      </table:table>
      <table:table table:name="1A-ConsoleArchv.-CronArchv" table:style-name="ta3">
        <office:forms form:automatic-focus="false" form:apply-design-mode="false"/>
        <table:shapes>
          <draw:line draw:z-index="0" draw:style-name="gr1" draw:text-style-name="P1" svg:x1="179.43pt" svg:y1="317.68pt" svg:x2="879.05pt" svg:y2="319.04pt">
            <text:p/>
          </draw:line>
          <draw:line draw:z-index="1" draw:style-name="gr1" draw:text-style-name="P1" svg:x1="176.88pt" svg:y1="405.24pt" svg:x2="876.5pt" svg:y2="406.6pt">
            <text:p/>
          </draw:line>
          <draw:line draw:z-index="2" draw:style-name="gr1" draw:text-style-name="P1" svg:x1="883.13pt" svg:y1="457.37pt" svg:x2="1491.87pt" svg:y2="457.26pt">
            <text:p/>
          </draw:line>
          <draw:line draw:z-index="3" draw:style-name="gr1" draw:text-style-name="P1" svg:x1="881.43pt" svg:y1="544.31pt" svg:x2="1930.11pt" svg:y2="544.17pt">
            <text:p/>
          </draw:line>
          <draw:line draw:z-index="4" draw:style-name="gr2" draw:text-style-name="P1" svg:x1="880.58pt" svg:y1="614.27pt" svg:x2="2569.49pt" svg:y2="611.01pt">
            <text:p/>
          </draw:line>
          <draw:line draw:z-index="5" draw:style-name="gr1" draw:text-style-name="P1" svg:x1="912.19pt" svg:y1="788.88pt" svg:x2="1930.45pt" svg:y2="787.69pt">
            <text:p/>
          </draw:line>
          <draw:line draw:z-index="6" draw:style-name="gr1" draw:text-style-name="P1" svg:x1="914.54pt" svg:y1="736.87pt" svg:x2="1493.01pt" svg:y2="736.87pt">
            <text:p/>
          </draw:line>
          <draw:line draw:z-index="7" draw:style-name="gr2" draw:text-style-name="P1" svg:x1="913.15pt" svg:y1="910.29pt" svg:x2="2602.06pt" svg:y2="907.03pt">
            <text:p/>
          </draw:line>
          <draw:line draw:z-index="8" draw:style-name="gr2" draw:text-style-name="P1" svg:x1="914.54pt" svg:y1="998.99pt" svg:x2="2603.45pt" svg:y2="995.73pt">
            <text:p/>
          </draw:line>
          <draw:line draw:z-index="9" draw:style-name="gr3" draw:text-style-name="P1" svg:x1="924.72pt" svg:y1="948.44pt" svg:x2="798.6pt" svg:y2="1026.77pt">
            <text:p text:style-name="P1">@unserialize</text:p>
            <text:p text:style-name="P1"/>
          </draw:line>
          <draw:line draw:z-index="10" draw:style-name="gr1" draw:text-style-name="P1" svg:x1="913.01pt" svg:y1="682.3pt" svg:x2="881.83pt" svg:y2="681.9pt">
            <text:p/>
          </draw:line>
          <draw:line draw:z-index="11" draw:style-name="gr1" draw:text-style-name="P1" svg:x1="913.04pt" svg:y1="1115.23pt" svg:x2="881.86pt" svg:y2="1114.84pt">
            <text:p/>
          </draw:line>
          <draw:line draw:z-index="12" draw:style-name="gr2" draw:text-style-name="P1" svg:x1="914.57pt" svg:y1="1120.34pt" svg:x2="2603.48pt" svg:y2="1117.08pt">
            <text:p/>
          </draw:line>
          <draw:line draw:z-index="13" draw:style-name="gr1" draw:text-style-name="P1" svg:x1="913.04pt" svg:y1="1168.36pt" svg:x2="881.86pt" svg:y2="1167.96pt">
            <text:p/>
          </draw:line>
          <draw:line draw:z-index="14" draw:style-name="gr2" draw:text-style-name="P1" svg:x1="914.57pt" svg:y1="1172.35pt" svg:x2="2603.48pt" svg:y2="1169.09pt">
            <text:p/>
          </draw:line>
          <draw:line draw:z-index="15" draw:style-name="gr1" draw:text-style-name="P1" svg:x1="913.07pt" svg:y1="1238.88pt" svg:x2="881.89pt" svg:y2="1238.49pt">
            <text:p/>
          </draw:line>
          <draw:line draw:z-index="16" draw:style-name="gr1" draw:text-style-name="P1" svg:x1="879.39pt" svg:y1="1324.03pt" svg:x2="179.15pt" svg:y2="1325.25pt">
            <text:p/>
          </draw:line>
          <draw:line draw:z-index="17" draw:style-name="gr2" draw:text-style-name="P1" svg:x1="881.77pt" svg:y1="1380.56pt" svg:x2="2570.68pt" svg:y2="1377.3pt">
            <text:p/>
          </draw:line>
          <draw:line draw:z-index="18" draw:style-name="gr1" draw:text-style-name="P1" svg:x1="878.26pt" svg:y1="1393.4pt" svg:x2="178.02pt" svg:y2="1394.62pt">
            <text:p/>
          </draw:line>
          <draw:line draw:z-index="19" draw:style-name="gr2" draw:text-style-name="P1" svg:x1="914.57pt" svg:y1="1499.1pt" svg:x2="2569.49pt" svg:y2="1495.81pt">
            <text:p/>
          </draw:line>
          <draw:line draw:z-index="20" draw:style-name="gr2" draw:text-style-name="P1" svg:x1="908.9pt" svg:y1="1588.62pt" svg:x2="2597.81pt" svg:y2="1585.36pt">
            <text:p/>
          </draw:line>
          <draw:line draw:z-index="21" draw:style-name="gr2" draw:text-style-name="P1" svg:x1="1027.11pt" svg:y1="890.33pt" svg:x2="2577.2pt" svg:y2="890.31pt">
            <text:p/>
          </draw:line>
          <draw:line draw:z-index="22" draw:style-name="gr4" draw:text-style-name="P1" svg:x1="267.76pt" svg:y1="1932.43pt" svg:x2="354.33pt" svg:y2="1983.4pt">
            <text:p/>
          </draw:line>
          <draw:line draw:z-index="23" draw:style-name="gr4" draw:text-style-name="P1" svg:x1="290.41pt" svg:y1="1815.11pt" svg:x2="555.45pt" svg:y2="1917.95pt">
            <text:p/>
          </draw:line>
          <draw:polyline draw:z-index="24" draw:style-name="gr5" draw:text-style-name="P1" svg:width="253.05pt" svg:height="762.6pt" draw:transform="rotate (-3.14159265358979) translate (988.355905511811pt 1438.46929133858pt)" svg:viewBox="0 0 8928 26904" draw:points="0,26904 8850,26904 8928,47 5326,0">
            <text:p/>
          </draw:polyline>
        </table:shapes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07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 calcext:value-type="string">
            <text:p>1A01</text:p>
          </table:table-cell>
          <table:table-cell table:style-name="ce25" office:value-type="string" calcext:value-type="string">
            <text:p>CronArchive run(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8" office:value-type="string" calcext:value-type="string" table:number-columns-spanned="2" table:number-rows-spanned="1">
            <text:p>CronArchive</text:p>
          </table:table-cell>
          <table:covered-table-cell table:style-name="ce13"/>
          <table:table-cell table:style-name="ce22" table:number-columns-repeated="6"/>
          <table:table-cell table:number-columns-repeated="3"/>
          <table:table-cell table:style-name="ce46" office:value-type="string" calcext:value-type="string" table:number-columns-spanned="2" table:number-rows-spanned="1">
            <text:p>Option</text:p>
          </table:table-cell>
          <table:covered-table-cell table:style-name="ce13"/>
          <table:table-cell table:number-columns-repeated="6"/>
          <table:table-cell table:style-name="ce48" office:value-type="string" calcext:value-type="string" table:number-columns-spanned="2" table:number-rows-spanned="1">
            <text:p>Psr/LogInterface/Logger</text:p>
          </table:table-cell>
          <table:covered-table-cell/>
          <table:table-cell table:number-columns-repeated="1002"/>
        </table:table-row>
        <table:table-row table:style-name="ro3">
          <table:table-cell table:number-columns-repeated="2"/>
          <table:table-cell table:style-name="ce14"/>
          <table:table-cell table:style-name="ce23" table:number-columns-repeated="6"/>
          <table:table-cell table:number-columns-repeated="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/>
          <table:table-cell table:style-name="ce9"/>
          <table:table-cell table:style-name="ce28" office:value-type="string" calcext:value-type="string">
            <text:p>run()</text:p>
          </table:table-cell>
          <table:table-cell table:style-name="ce23" table:number-columns-repeated="6"/>
          <table:table-cell table:number-columns-repeated="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14"/>
          <table:table-cell table:style-name="ce23" table:number-columns-repeated="6"/>
          <table:table-cell table:number-columns-repeated="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/>
          <table:table-cell table:style-name="ce10"/>
          <table:table-cell table:style-name="ce17" office:value-type="string" calcext:value-type="string">
            <text:p>## do the below for every idSite input</text:p>
          </table:table-cell>
          <table:table-cell table:style-name="ce23" table:number-columns-repeated="6"/>
          <table:table-cell table:number-columns-repeated="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/>
          <table:table-cell table:style-name="ce11"/>
          <table:table-cell table:style-name="ce14"/>
          <table:table-cell table:style-name="ce23" table:number-columns-repeated="6"/>
          <table:table-cell table:number-columns-repeated="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/>
          <table:table-cell table:style-name="ce12"/>
          <table:table-cell table:style-name="ce14" office:value-type="string" calcext:value-type="string">
            <text:p>#skip if idSite is in $this-&gt;shouldSkipSpecifiedSites</text:p>
          </table:table-cell>
          <table:table-cell table:style-name="ce23" table:number-columns-repeated="6"/>
          <table:table-cell table:number-columns-repeated="3"/>
          <table:table-cell table:style-name="ce2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18"/>
          <table:table-cell table:style-name="ce23" table:number-columns-repeated="6"/>
          <table:table-cell table:number-columns-repeated="3"/>
          <table:table-cell table:style-name="ce2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19" office:value-type="string" calcext:value-type="string">
            <text:p>#$shouldCheckIfArchivingIsNeeded</text:p>
          </table:table-cell>
          <table:table-cell table:style-name="ce23" table:number-columns-repeated="6"/>
          <table:table-cell table:number-columns-repeated="3"/>
          <table:table-cell table:style-name="ce2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19"/>
          <table:table-cell table:style-name="ce23" table:number-columns-repeated="4"/>
          <table:table-cell table:style-name="ce31"/>
          <table:table-cell table:style-name="ce23"/>
          <table:table-cell table:number-columns-repeated="3"/>
          <table:table-cell table:style-name="ce2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32" office:value-type="string" calcext:value-type="string" table:number-columns-spanned="3" table:number-rows-spanned="1">
            <text:p>CronArchive</text:p>
          </table:table-cell>
          <table:covered-table-cell table:style-name="ce13"/>
          <table:covered-table-cell/>
          <table:table-cell table:number-columns-repeated="2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14"/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9"/>
          <table:table-cell table:style-name="ce28"/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 office:value-type="string" calcext:value-type="string">
            <text:p>isWebsiteUsingTheTracker($idSite)</text:p>
          </table:table-cell>
          <table:table-cell table:style-name="ce34"/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 table:number-rows-repeated="2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 office:value-type="string" calcext:value-type="string">
            <text:p>Piwik::postEvent('CronArchive.archiveSingleSite.start', array($idSite))</text:p>
          </table:table-cell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 office:value-type="string" calcext:value-type="string">
            <text:p>archiveSingleSite($idSite, $requestsBefore)</text:p>
          </table:table-cell>
          <table:table-cell table:style-name="ce36"/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7" office:value-type="string" calcext:value-type="string">
            <text:p>archiveSingleSite($idSite, $requestsBefore)</text:p>
          </table:table-cell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 office:value-type="string" calcext:value-type="string">
            <text:p>::clearCachedOption($this-&gt;lastRunKey($idSite, "periods"))</text:p>
          </table:table-cell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 office:value-type="string" calcext:value-type="string">
            <text:p>::clearCachedOption($this-&gt;lastRunKey($idSite, "day"))</text:p>
          </table:table-cell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/>
          <table:table-cell table:style-name="ce21"/>
          <table:table-cell/>
          <table:table-cell table:style-name="ce47" office:value-type="string" calcext:value-type="string" table:number-columns-spanned="2" table:number-rows-spanned="1">
            <text:p>SitesToReprocessDistributedList()</text:p>
          </table:table-cell>
          <table:covered-table-cell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/>
          <table:table-cell table:style-name="ce21"/>
          <table:table-cell/>
          <table:table-cell table:style-name="ce24" office:value-type="string" calcext:value-type="string">
            <text:p>construct()</text:p>
          </table:table-cell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 office:value-type="string" calcext:value-type="string">
            <text:p>updateIdSitesInvalidatedOldReports()</text:p>
          </table:table-cell>
          <table:table-cell table:number-columns-repeated="3"/>
          <table:table-cell table:style-name="ce24"/>
          <table:table-cell table:style-name="ce21"/>
          <table:table-cell/>
          <table:table-cell table:style-name="ce24" office:value-type="string" calcext:value-type="string">
            <text:p>getAll()</text:p>
          </table:table-cell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 table:number-rows-repeated="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8" office:value-type="string" calcext:value-type="string">
            <text:p>processArchiveDays($idSite, $lastTimestampWebsiteProcessedDay, $shouldArchivePeriods, $timerWebsite)</text:p>
          </table:table-cell>
          <table:table-cell table:style-name="ce39"/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 office:value-type="string" calcext:value-type="string">
            <text:p>info("Archiving process entered processArchiveDays step.")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style-name="ce21"/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 office:value-type="string" calcext:value-type="string">
            <text:p>(Exception) info("Skipped website id $idSite, got: UnexpectedWebsiteFoundException, " . $timerWebsite-&gt;__toString())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7" office:value-type="string" calcext:value-type="string">
            <text:p>To 1A02</text:p>
          </table:table-cell>
          <table:table-cell table:style-name="ce35"/>
          <table:table-cell table:style-name="ce21" office:value-type="string" calcext:value-type="string">
            <text:p>if (!$this-&gt;shouldProcessPeriod("day")) {</text:p>
          </table:table-cell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<text:s text:c="12"/>// skip day archiving and proceed to period processing</text:p>
          </table:table-cell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<text:s text:c="12"/>return true;</text:p>
          </table:table-cell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<text:s text:c="8"/>}</text:p>
          </table:table-cell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table:number-columns-repeated="2"/>
          <table:table-cell table:number-columns-repeated="2"/>
          <table:table-cell table:style-name="ce24" office:value-type="string" calcext:value-type="string">
            <text:p>::set($this-&gt;lastRunKey($idSite, "day"), time())</text:p>
          </table:table-cell>
          <table:table-cell table:style-name="ce21" office:value-type="string" calcext:value-type="string">
            <text:p><text:s text:c="2"/>//fake request already done</text:p>
          </table:table-cell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table:number-columns-repeated="2"/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table:number-columns-repeated="2"/>
          <table:table-cell table:number-columns-repeated="2"/>
          <table:table-cell table:style-name="ce24"/>
          <table:table-cell table:style-name="ce21"/>
          <table:table-cell/>
          <table:table-cell table:style-name="ce24" office:value-type="string" calcext:value-type="string">
            <text:p>__construct()</text:p>
          </table:table-cell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21" office:value-type="string" calcext:value-type="string">
            <text:p>isOldReportInvalidatedForWebsite($idSite) ??</text:p>
          </table:table-cell>
          <table:table-cell table:number-columns-repeated="2"/>
          <table:table-cell table:style-name="ce24"/>
          <table:table-cell table:style-name="ce21"/>
          <table:table-cell/>
          <table:table-cell table:style-name="ce24" office:value-type="string" calcext:value-type="string">
            <text:p>remove($idSite)</text:p>
          </table:table-cell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table:number-columns-repeated="2"/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21" office:value-type="string" calcext:value-type="string">
            <text:p>getApiDateParameter($idSite, "day", $processDaysSince)</text:p>
          </table:table-cell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21" office:value-type="string" calcext:value-type="string">
            <text:p>getVisitsRequestUrl($idSite, "day", $date);</text:p>
          </table:table-cell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table:number-columns-repeated="2"/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40" office:value-type="string" calcext:value-type="string">
            <text:p>logArchiveWebsite($idSite, "day", $date);</text:p>
          </table:table-cell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 office:value-type="string" calcext:value-type="string">
            <text:p>info(“Will pre-process for website id = %s, period = %s, date = %s”)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table:number-columns-repeated="3"/>
          <table:table-cell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 office:value-type="string" calcext:value-type="string">
            <text:p>info('- pre-processing all visits')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 office:value-type="string" calcext:value-type="string">
            <text:p>info("CronArchive built url to calculate day archive: $url")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3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41" office:value-type="string" calcext:value-type="string">
            <text:p>$content = $this-&gt;request($url)</text:p>
          </table:table-cell>
          <table:table-cell table:style-name="ce44"/>
          <table:table-cell table:number-columns-repeated="2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3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##if (empty($content) <text:s text:c="2"/>|| !is_array($daysResponse) <text:s text:c="2"/>|| count($daysResponse) == 0</text:p>
          </table:table-cell>
          <table:table-cell table:number-columns-repeated="3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add site to reprocess list and return false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 office:value-type="string" calcext:value-type="string">
            <text:p>logError("Empty or invalid response '$content' for website id $idSite, " . $timerWebsite-&gt;__toString() . ", skipping")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<text:s text:c="10"/>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33" office:value-type="string" calcext:value-type="string">
            <text:p>$dayResponse</text:p>
          </table:table-cell>
          <table:table-cell table:style-name="ce21"/>
          <table:table-cell table:style-name="ce42" office:value-type="string" calcext:value-type="string">
            <text:p>getVisitsLastPeriodFromApiResponse($daysResponse)</text:p>
          </table:table-cell>
          <table:table-cell table:style-name="ce45" table:number-columns-repeated="2"/>
          <table:table-cell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42" office:value-type="string" calcext:value-type="string">
            <text:p>getVisitsFromApiResponse($daysResponse)</text:p>
          </table:table-cell>
          <table:table-cell table:style-name="ce45" table:number-columns-repeated="2"/>
          <table:table-cell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## <text:s/>if( 0 == $visitsToday <text:s/>&amp;&amp; !$shouldArchivePeriods)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return false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 office:value-type="string" calcext:value-type="string">
            <text:p>info("Skipped website id $idSite, no visit today, " . $timerWebsite-&gt;__toString())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## <text:s/>if (0 == $visitsLastDays <text:s/>&amp;&amp; !$shouldArchivePeriods &amp;&amp; $this→shouldArchiveAllSites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return false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 office:value-type="string" calcext:value-type="string">
            <text:p>info("Skipped website id $idSite, no visits in the $humanReadableDate days, " . $timerWebsite-&gt;__toString())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<text:s text:c="12"/>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archiveReportsFor($idSite, "day", $this-&gt;getApiDateParameter($idSite, "day", $processDaysSince), $archiveSegments = true, $timer, $visitsToday, $visitsLastDays);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return true</text:p>
          </table:table-cell>
          <table:table-cell table:number-columns-repeated="11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11"/>
          <table:table-cell table:style-name="ce21"/>
          <table:table-cell table:number-columns-repeated="1002"/>
        </table:table-row>
        <table:table-row table:style-name="ro3" table:number-rows-repeated="2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39"/>
          <table:table-cell table:number-columns-repeated="11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office:value-type="string" calcext:value-type="string">
            <text:p>##if (!$shouldProceed)</text:p>
          </table:table-cell>
          <table:table-cell table:style-name="ce39"/>
          <table:table-cell table:number-columns-repeated="11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office:value-type="string" calcext:value-type="string">
            <text:p>return false</text:p>
          </table:table-cell>
          <table:table-cell table:number-columns-repeated="12"/>
          <table:table-cell table:style-name="ce21"/>
          <table:table-cell table:number-columns-repeated="1002"/>
        </table:table-row>
        <table:table-row table:style-name="ro3" table:number-rows-repeated="2">
          <table:table-cell table:number-columns-repeated="2"/>
          <table:table-cell table:style-name="ce21"/>
          <table:table-cell table:number-columns-repeated="5"/>
          <table:table-cell table:style-name="ce21"/>
          <table:table-cell table:number-columns-repeated="12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office:value-type="string" calcext:value-type="string">
            <text:p>#if (!$shouldArchivePeriods)</text:p>
          </table:table-cell>
          <table:table-cell table:number-columns-repeated="12"/>
          <table:table-cell table:style-name="ce21" office:value-type="string" calcext:value-type="string">
            <text:p>info("Skipped website id $idSite periods processing, already done "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office:value-type="string" calcext:value-type="string">
            <text:p>return false</text:p>
          </table:table-cell>
          <table:table-cell table:number-columns-repeated="12"/>
          <table:table-cell table:style-name="ce21"/>
          <table:table-cell table:number-columns-repeated="1002"/>
        </table:table-row>
        <table:table-row table:style-name="ro3" table:number-rows-repeated="2">
          <table:table-cell table:number-columns-repeated="2"/>
          <table:table-cell table:style-name="ce21"/>
          <table:table-cell table:number-columns-repeated="5"/>
          <table:table-cell table:style-name="ce21"/>
          <table:table-cell table:number-columns-repeated="12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38" office:value-type="string" calcext:value-type="string">
            <text:p>processArchiveForPeriods($idSite, $lastTimestampWebsiteProcessedPeriods)</text:p>
          </table:table-cell>
          <table:table-cell table:number-columns-repeated="12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21" office:value-type="string" calcext:value-type="string">
            <text:p>process for ‘year’, ‘month’, ‘week’</text:p>
          </table:table-cell>
          <table:table-cell table:number-columns-repeated="11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21" office:value-type="string" calcext:value-type="string">
            <text:p>getApiDateParameter($idSite, $period, $lastTimestampWebsiteProcessedPeriods)</text:p>
          </table:table-cell>
          <table:table-cell table:number-columns-repeated="11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43" office:value-type="string" calcext:value-type="string">
            <text:p>archiveReportsFor($idSite, $period, $date, $archiveSegments = true, $timer);</text:p>
          </table:table-cell>
          <table:table-cell table:number-columns-repeated="11"/>
          <table:table-cell table:style-name="ce21" office:value-type="string" calcext:value-type="string">
            <text:p>info("CronArchive:archiveReportsFor idsite:" . $idSite . " period:" . $period . " date:" . $date)</text:p>
          </table:table-cell>
          <table:table-cell table:number-columns-repeated="1002"/>
        </table:table-row>
        <table:table-row table:style-name="ro3" table:number-rows-repeated="2">
          <table:table-cell table:number-columns-repeated="2"/>
          <table:table-cell table:style-name="ce21"/>
          <table:table-cell table:number-columns-repeated="5"/>
          <table:table-cell table:style-name="ce21" table:number-columns-repeated="2"/>
          <table:table-cell table:number-columns-repeated="11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21" office:value-type="string" calcext:value-type="string">
            <text:p>process for ‘range’ if needed</text:p>
          </table:table-cell>
          <table:table-cell table:number-columns-repeated="11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21" office:value-type="string" calcext:value-type="string">
            <text:p>getCustomDateRangeToPreProcess($idSite)</text:p>
          </table:table-cell>
          <table:table-cell table:number-columns-repeated="11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43" office:value-type="string" calcext:value-type="string">
            <text:p>archiveReportsFor($idSite, 'range', $dateRange, $archiveSegments, $timer)</text:p>
          </table:table-cell>
          <table:table-cell table:number-columns-repeated="11"/>
          <table:table-cell table:style-name="ce21" office:value-type="string" calcext:value-type="string">
            <text:p>info("CronArchive:archiveReportsFor idsite:" . $idSite . " period:" . $period . " date:" . $date)</text:p>
          </table:table-cell>
          <table:table-cell table:number-columns-repeated="1002"/>
        </table:table-row>
        <table:table-row table:style-name="ro3" table:number-rows-repeated="2">
          <table:table-cell table:number-columns-repeated="2"/>
          <table:table-cell table:style-name="ce21"/>
          <table:table-cell table:number-columns-repeated="5"/>
          <table:table-cell table:style-name="ce21"/>
          <table:table-cell table:number-columns-repeated="12"/>
          <table:table-cell table:style-name="ce21"/>
          <table:table-cell table:number-columns-repeated="1002"/>
        </table:table-row>
        <table:table-row table:style-name="ro3" table:number-rows-repeated="3">
          <table:table-cell table:number-columns-repeated="2"/>
          <table:table-cell table:style-name="ce21"/>
          <table:table-cell table:number-columns-repeated="5"/>
          <table:table-cell table:style-name="ce21"/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 calcext:value-type="string">
            <text:p>1A02</text:p>
          </table:table-cell>
          <table:table-cell table:style-name="ce25" office:value-type="string" calcext:value-type="string">
            <text:p>CronArchive init conditional factor, e.g. <text:s/>periods to process, should check archiving, etc. 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table:style-name="ce26" office:value-type="string" calcext:value-type="string" table:number-columns-spanned="2" table:number-rows-spanned="1">
            <text:p>CronArchive</text:p>
          </table:table-cell>
          <table:covered-table-cell table:style-name="ce13"/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 calcext:value-type="string">
            <text:p>getPeriodsToProcess()</text:p>
          </table:table-cell>
          <table:table-cell table:number-columns-repeated="1021"/>
        </table:table-row>
        <table:table-row table:style-name="ro3">
          <table:table-cell/>
          <table:table-cell table:style-name="ce24" office:value-type="string" calcext:value-type="string">
            <text:p>//no init for restrictToPeriods</text:p>
          </table:table-cell>
          <table:table-cell table:style-name="ce14" office:value-type="string" calcext:value-type="string">
            <text:p>$this-&gt;restrictToPeriods = array_intersect($this-&gt;restrictToPeriods, $this-&gt;getDefaultPeriodsToProcess());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 calcext:value-type="string">
            <text:p>$this-&gt;restrictToPeriods = array_intersect($this-&gt;restrictToPeriods, PeriodFactory::getPeriodsEnabledForAPI());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/>
          <table:table-cell table:style-name="ce24"/>
          <table:table-cell table:style-name="ce14" office:value-type="string" calcext:value-type="string">
            <text:p>initStateFromParameters()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style-name="ce14" office:value-type="string" calcext:value-type="string">
            <text:p>$shouldArchiveOnlySpecificPeriods = $this-&gt;getPeriodsToProcess()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24"/>
          <table:table-cell table:style-name="ce14"/>
          <table:table-cell table:number-columns-repeated="1021"/>
        </table:table-row>
        <table:table-row table:style-name="ro3">
          <table:table-cell/>
          <table:table-cell table:style-name="ce27" office:value-type="string" calcext:value-type="string">
            <text:p>@From J37</text:p>
          </table:table-cell>
          <table:table-cell table:style-name="ce14" office:value-type="string" calcext:value-type="string">
            <text:p>shouldProcessPeriod($period)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style-name="ce29" office:value-type="string" calcext:value-type="string">
            <text:p>$shoudArchiveOnlySpecificPeriods</text:p>
          </table:table-cell>
          <table:table-cell table:number-columns-repeated="1021"/>
        </table:table-row>
        <table:table-row table:style-name="ro3">
          <table:table-cell/>
          <table:table-cell table:style-name="ce9"/>
          <table:table-cell table:style-name="ce21"/>
          <table:table-cell table:number-columns-repeated="1021"/>
        </table:table-row>
        <table:table-row table:style-name="ro3">
          <table:table-cell table:number-columns-repeated="2"/>
          <table:table-cell table:style-name="ce30"/>
          <table:table-cell table:number-columns-repeated="1021"/>
        </table:table-row>
        <table:table-row table:style-name="ro3">
          <table:table-cell/>
          <table:table-cell table:style-name="ce10"/>
          <table:table-cell table:style-name="ce17"/>
          <table:table-cell table:number-columns-repeated="1021"/>
        </table:table-row>
        <table:table-row table:style-name="ro3">
          <table:table-cell/>
          <table:table-cell table:style-name="ce11"/>
          <table:table-cell table:style-name="ce14"/>
          <table:table-cell table:number-columns-repeated="1021"/>
        </table:table-row>
        <table:table-row table:style-name="ro3">
          <table:table-cell/>
          <table:table-cell table:style-name="ce12"/>
          <table:table-cell table:style-name="ce14"/>
          <table:table-cell table:number-columns-repeated="1021"/>
        </table:table-row>
        <table:table-row table:style-name="ro3">
          <table:table-cell table:number-columns-repeated="2"/>
          <table:table-cell table:style-name="ce18"/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9"/>
          <table:table-cell table:number-columns-repeated="1021"/>
        </table:table-row>
        <table:table-row table:style-name="ro3" table:number-rows-repeated="10484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B-PluginsAPI-CoreArchive" table:style-name="ta4">
        <office:forms form:automatic-focus="false" form:apply-design-mode="false"/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A-CoreArchive" table:style-name="ta5">
        <office:forms form:automatic-focus="false" form:apply-design-mode="false"/>
        <table:shapes>
          <draw:line draw:z-index="16" draw:style-name="gr1" draw:text-style-name="P1" svg:x1="848.24pt" svg:y1="1220.83pt" svg:x2="1557.86pt" svg:y2="1221.82pt">
            <text:p/>
          </draw:line>
        </table:shapes>
        <table:table-column table:style-name="co2" table:number-columns-repeated="6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number-columns-repeated="1014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7"/>
          <table:table-cell table:style-name="ce23"/>
          <table:table-cell table:number-columns-repeated="3"/>
          <table:table-cell table:style-name="ce23"/>
          <table:table-cell table:number-columns-repeated="1001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Selector</text:p>
          </table:table-cell>
          <table:covered-table-cell table:number-columns-repeated="2" table:style-name="ce52"/>
          <table:table-cell office:value-type="string" calcext:value-type="string">
            <text:p>ArchiveSelector</text:p>
          </table:table-cell>
          <table:table-cell table:style-name="ce52" table:number-columns-repeated="2"/>
          <table:table-cell table:number-columns-repeated="12"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5">
          <table:table-cell table:number-columns-repeated="18"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12" office:value-type="string" calcext:value-type="string">
            <text:p>2A01</text:p>
          </table:table-cell>
          <table:table-cell table:style-name="ce25" office:value-type="string" calcext:value-type="string">
            <text:p>CoreArchive get</text:p>
          </table:table-cell>
          <table:table-cell table:style-name="ce25"/>
          <table:table-cell office:value-type="string" calcext:value-type="string">
            <text:p>Might be called from Plugins’ API or ArchiveProcessor (Archive→getDataTableFormNumeric)</text:p>
          </table:table-cell>
          <table:table-cell table:number-columns-repeated="14"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6">
          <table:table-cell table:number-columns-repeated="18"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6">
          <table:table-cell table:style-name="ce50"/>
          <table:table-cell table:style-name="ce53" office:value-type="string" calcext:value-type="string" table:number-columns-spanned="2" table:number-rows-spanned="1">
            <text:p>CoreArchive</text:p>
          </table:table-cell>
          <table:covered-table-cell table:style-name="ce57"/>
          <table:table-cell table:style-name="ce61" table:number-columns-repeated="3"/>
          <table:table-cell table:style-name="ce50" table:number-columns-repeated="3"/>
          <table:table-cell table:style-name="ce53" office:value-type="string" calcext:value-type="string" table:number-columns-spanned="2" table:number-rows-spanned="1">
            <text:p>CoreArchive\DataCollection</text:p>
          </table:table-cell>
          <table:covered-table-cell table:style-name="ce57"/>
          <table:table-cell table:style-name="ce61" table:number-columns-repeated="3"/>
          <table:table-cell table:style-name="ce50"/>
          <table:table-cell table:style-name="ce53" office:value-type="string" calcext:value-type="string" table:number-columns-spanned="2" table:number-rows-spanned="1">
            <text:p>ArchiveSelector</text:p>
          </table:table-cell>
          <table:covered-table-cell table:style-name="ce57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8" office:value-type="string" calcext:value-type="string">
            <text:p>::build() </text:p>
          </table:table-cell>
          <table:table-cell table:style-name="ce62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 table:number-columns-repeated="2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9" office:value-type="string" calcext:value-type="string">
            <text:p>get($archiveNames, $archiveDataType, $idSubtable = null)</text:p>
          </table:table-cell>
          <table:table-cell table:style-name="ce63" table:number-columns-repeated="3"/>
          <table:table-cell table:style-name="ce67" table:number-columns-repeated="3"/>
          <table:table-cell table:style-name="ce50"/>
          <table:table-cell table:style-name="ce58"/>
          <table:table-cell table:style-name="ce62" table:number-columns-repeated="3"/>
          <table:table-cell table:style-name="ce50" table:number-columns-repeated="2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9" office:value-type="string" calcext:value-type="string">
            <text:p>archiveDataType = 'numeric' or 'blob'</text:p>
          </table:table-cell>
          <table:table-cell table:style-name="ce63" table:number-columns-repeated="3"/>
          <table:table-cell table:style-name="ce67" table:number-columns-repeated="3"/>
          <table:table-cell table:style-name="ce50"/>
          <table:table-cell table:style-name="ce58"/>
          <table:table-cell table:style-name="ce62" table:number-columns-repeated="3"/>
          <table:table-cell table:style-name="ce50" table:number-columns-repeated="2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 table:number-rows-repeated="2">
          <table:table-cell table:style-name="ce50" table:number-columns-repeated="2"/>
          <table:table-cell table:style-name="ce59"/>
          <table:table-cell table:style-name="ce63" table:number-columns-repeated="3"/>
          <table:table-cell table:style-name="ce67" table:number-columns-repeated="3"/>
          <table:table-cell table:style-name="ce50"/>
          <table:table-cell table:style-name="ce58"/>
          <table:table-cell table:style-name="ce62" table:number-columns-repeated="3"/>
          <table:table-cell table:style-name="ce50"/>
          <table:table-cell table:style-name="ce71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8" office:value-type="string" calcext:value-type="string">
            <text:p>## if there's no idSubtable appended to Data</text:p>
          </table:table-cell>
          <table:table-cell table:style-name="ce62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/>
          <table:table-cell table:style-name="ce71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8" office:value-type="string" calcext:value-type="string">
            <text:p>**foreach <text:span text:style-name="T4">$archiveName</text:span></text:p>
          </table:table-cell>
          <table:table-cell table:style-name="ce62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/>
          <table:table-cell table:style-name="ce71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8"/>
          <table:table-cell table:style-name="ce62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/>
          <table:table-cell table:style-name="ce71" office:value-type="string" calcext:value-type="string">
            <text:p>::appendIdsubtable($archiveName, $idSubtable)</text:p>
          </table:table-cell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19" office:value-type="string" calcext:value-type="string">
            <text:p>$dataNames</text:p>
            <draw:custom-shape table:end-cell-address="'2A-CoreArchive'.Q16" table:end-x="2.98pt" table:end-y="0.96pt" draw:z-index="2" draw:name="直線矢印コネクタ 11" draw:style-name="gr6" draw:text-style-name="P2" svg:width="1680.72pt" svg:height="0.31pt" svg:x="0pt" svg:y="0.65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64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/>
          <table:table-cell table:style-name="ce71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8" office:value-type="string" calcext:value-type="string">
            <text:p>## else $<text:span text:style-name="T5">dataNames</text:span><text:span text:style-name="T6"> = $</text:span><text:span text:style-name="T7">archiveNames</text:span></text:p>
          </table:table-cell>
          <table:table-cell table:style-name="ce62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/>
          <table:table-cell table:style-name="ce71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8"/>
          <table:table-cell table:style-name="ce62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/>
          <table:table-cell table:style-name="ce71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8"/>
          <table:table-cell table:style-name="ce62" table:number-columns-repeated="3"/>
          <table:table-cell table:style-name="ce50" table:number-columns-repeated="3"/>
          <table:table-cell table:style-name="ce79" office:value-type="string" calcext:value-type="string">
            <text:p>__construct()</text:p>
          </table:table-cell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/>
          <table:table-cell table:style-name="ce50">
            <draw:custom-shape table:end-cell-address="'2A-CoreArchive'.B32" table:end-x="101.06pt" table:end-y="12.22pt" draw:z-index="5" draw:name="左大かっこ 15" draw:style-name="gr7" draw:text-style-name="P2" svg:width="13.1pt" svg:height="224.02pt" svg:x="88.02pt" svg:y="4.2pt">
              <text:p/>
              <draw:enhanced-geometry draw:mirror-horizontal="true" draw:mirror-vertical="false" svg:viewBox="0 0 0 0" draw:text-areas="?f7 ?f8 ?f10 ?f9" draw:type="ooxml-leftBracket" draw:modifiers="0" draw:enhanced-path="M ?f10 ?f12 L 0 ?f3 Z S N M ?f10 ?f12 L 0 ?f3 F N" drawooo:enhanced-path="M ?f10 ?f12 G ?f13 ?f3 ?f14 ?f15 L 0 ?f3 G ?f13 ?f3 ?f16 ?f17 Z S N M ?f10 ?f12 G ?f13 ?f3 ?f18 ?f19 L 0 ?f3 G ?f13 ?f3 ?f20 ?f21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100000"/>
                <draw:equation draw:name="f4" draw:formula="logheight+0-?f3 "/>
                <draw:equation draw:name="f5" draw:formula="logwidth*cos(pi*(2700000)/10800000)"/>
                <draw:equation draw:name="f6" draw:formula="?f3 *sin(pi*(2700000)/10800000)"/>
                <draw:equation draw:name="f7" draw:formula="logwidth+0-?f5 "/>
                <draw:equation draw:name="f8" draw:formula="?f3 +0-?f6 "/>
                <draw:equation draw:name="f9" draw:formula="logheight+?f6 -?f3 "/>
                <draw:equation draw:name="f10" draw:formula="logwidth"/>
                <draw:equation draw:name="f11" draw:formula="logheight/2"/>
                <draw:equation draw:name="f12" draw:formula="logheight"/>
                <draw:equation draw:name="f13" draw:formula="logwidth"/>
                <draw:equation draw:name="f14" draw:formula="(5400000)/60000.0"/>
                <draw:equation draw:name="f15" draw:formula="(5400000)/60000.0"/>
                <draw:equation draw:name="f16" draw:formula="(1080000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equation draw:name="f20" draw:formula="(10800000)/60000.0"/>
                <draw:equation draw:name="f21" draw:formula="(5400000)/60000.0"/>
                <draw:handle draw:handle-position="0 ?f3" draw:handle-range-y-maximum="?f1" draw:handle-range-y-minimum="0"/>
              </draw:enhanced-geometry>
            </draw:custom-shape>
          </table:table-cell>
          <table:table-cell table:style-name="ce19" office:value-type="string" calcext:value-type="string">
            <text:p>DataCollection: $result</text:p>
            <draw:custom-shape table:end-cell-address="'2A-CoreArchive'.K20" table:end-x="1.98pt" table:end-y="0.06pt" draw:z-index="0" draw:name="直線矢印コネクタ 3" draw:style-name="gr8" draw:text-style-name="P2" svg:width="977.73pt" svg:height="0.03pt" svg:x="0pt" svg:y="0.03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64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/>
          <table:table-cell table:style-name="ce23"/>
          <table:table-cell table:number-columns-repeated="3"/>
          <table:table-cell table:style-name="ce23"/>
          <table:table-cell table:number-columns-repeated="1001"/>
        </table:table-row>
        <table:table-row table:style-name="ro1">
          <table:table-cell table:style-name="ce50" table:number-columns-repeated="2"/>
          <table:table-cell table:style-name="ce19"/>
          <table:table-cell table:style-name="ce64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/>
          <table:table-cell table:style-name="ce23"/>
          <table:table-cell table:number-columns-repeated="3"/>
          <table:table-cell table:style-name="ce23"/>
          <table:table-cell table:number-columns-repeated="1001"/>
        </table:table-row>
        <table:table-row table:style-name="ro1">
          <table:table-cell table:style-name="ce50"/>
          <table:table-cell table:style-name="ce54"/>
          <table:table-cell table:style-name="ce60" office:value-type="string" calcext:value-type="string">
            <text:p>getArchiveIds($archiveNames)</text:p>
          </table:table-cell>
          <table:table-cell table:style-name="ce65"/>
          <table:table-cell table:style-name="ce66" office:value-type="string" calcext:value-type="string">
            <text:p>To @2A02</text:p>
          </table:table-cell>
          <table:table-cell table:style-name="ce65"/>
          <table:table-cell table:style-name="ce68"/>
          <table:table-cell table:style-name="ce50" table:number-columns-repeated="3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/>
          <table:table-cell table:style-name="ce23"/>
          <table:table-cell table:number-columns-repeated="3"/>
          <table:table-cell table:style-name="ce23"/>
          <table:table-cell table:number-columns-repeated="1001"/>
        </table:table-row>
        <table:table-row table:style-name="ro1">
          <table:table-cell table:style-name="ce50" table:number-columns-repeated="2"/>
          <table:table-cell table:style-name="ce19" office:value-type="string" calcext:value-type="string">
            <text:p>$archiveIds</text:p>
          </table:table-cell>
          <table:table-cell table:style-name="ce64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/>
          <table:table-cell table:style-name="ce23"/>
          <table:table-cell table:number-columns-repeated="3"/>
          <table:table-cell table:style-name="ce23"/>
          <table:table-cell table:number-columns-repeated="1001"/>
        </table:table-row>
        <table:table-row table:style-name="ro1">
          <table:table-cell table:style-name="ce50" table:number-columns-repeated="2"/>
          <table:table-cell table:style-name="ce58"/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/>
          <table:table-cell table:style-name="ce23"/>
          <table:table-cell table:number-columns-repeated="3"/>
          <table:table-cell table:style-name="ce23"/>
          <table:table-cell table:number-columns-repeated="1001"/>
        </table:table-row>
        <table:table-row table:style-name="ro1">
          <table:table-cell table:style-name="ce50" table:number-columns-repeated="2"/>
          <table:table-cell table:style-name="ce58"/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 office:value-type="string" calcext:value-type="string">
            <text:p>::getArchiveData($archiveIds, $archiveNames, $archiveDataType, $idSubtable)</text:p>
          </table:table-cell>
          <table:table-cell table:style-name="ce82" office:value-type="string" calcext:value-type="string">
            <text:p><text:a xlink:href="#'4C-ArchiveSelector'.A92" xlink:type="simple">To 4C</text:a></text:p>
          </table:table-cell>
          <table:table-cell/>
          <table:table-cell table:style-name="ce23"/>
          <table:table-cell table:number-columns-repeated="3"/>
          <table:table-cell table:style-name="ce23"/>
          <table:table-cell table:number-columns-repeated="1001"/>
        </table:table-row>
        <table:table-row table:style-name="ro1">
          <table:table-cell table:style-name="ce50" table:number-columns-repeated="2"/>
          <table:table-cell table:style-name="ce19" office:value-type="string" calcext:value-type="string">
            <text:p>array $archiveData</text:p>
            <draw:custom-shape table:end-cell-address="'2A-CoreArchive'.Q26" table:end-x="2.98pt" table:end-y="0.96pt" draw:z-index="3" draw:name="直線矢印コネクタ 13" draw:style-name="gr6" draw:text-style-name="P2" svg:width="1680.72pt" svg:height="0.31pt" svg:x="0pt" svg:y="0.65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64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19"/>
          <table:table-cell table:style-name="ce64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style-name="ce50"/>
          <table:table-cell table:style-name="ce50">
            <draw:custom-shape table:end-cell-address="'2A-CoreArchive'.B36" table:end-x="66.98pt" table:end-y="17.97pt" draw:z-index="7" draw:name="左中かっこ 17" draw:style-name="gr9" draw:text-style-name="P2" svg:width="19.96pt" svg:height="159.31pt" svg:x="47.08pt" svg:y="2.66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58" office:value-type="string" calcext:value-type="string">
            <text:p>** foreach row of $archiveData</text:p>
          </table:table-cell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58" office:value-type="string" calcext:value-type="string">
            <text:p>## check if <text:span text:style-name="T4">$archiveDataType is 'numeric'</text:span></text:p>
          </table:table-cell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58" office:value-type="string" calcext:value-type="string">
            <text:p>$row['value'] = $this-&gt;formatNumericValue($row['value']</text:p>
          </table:table-cell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58" office:value-type="string" calcext:value-type="string">
            <text:p>##else</text:p>
          </table:table-cell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19" office:value-type="string" calcext:value-type="string">
            <text:p>$result</text:p>
          </table:table-cell>
          <table:table-cell table:style-name="ce65" table:number-columns-repeated="3"/>
          <table:table-cell table:style-name="ce68" table:number-columns-repeated="3"/>
          <table:table-cell table:style-name="ce80" office:value-type="string" calcext:value-type="string">
            <text:p>addMetadata($row['idsite'], <text:span text:style-name="T8">$periodStr</text:span><text:span text:style-name="T9">, DataTable::ARCHIVED_DATE_METADATA_NAME, $row['ts_archived'])</text:span></text:p>
          </table:table-cell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58">
            <draw:custom-shape table:end-cell-address="'2A-CoreArchive'.K33" table:end-x="1.98pt" table:end-y="2.07pt" draw:z-index="4" draw:name="直線矢印コネクタ 14" draw:style-name="gr8" draw:text-style-name="P2" svg:width="977.73pt" svg:height="0.03pt" svg:x="0pt" svg:y="2.04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19" office:value-type="string" calcext:value-type="string">
            <text:p>DataCollection $result</text:p>
          </table:table-cell>
          <table:table-cell table:style-name="ce62" table:number-columns-repeated="3"/>
          <table:table-cell table:style-name="ce68" table:number-columns-repeated="3"/>
          <table:table-cell table:style-name="ce80" office:value-type="string" calcext:value-type="string">
            <text:p>set($row['idsite'], $periodStr, $row['name'], $row['value'])</text:p>
          </table:table-cell>
          <table:table-cell table:style-name="ce59" office:value-type="string" calcext:value-type="string">
            <text:p>@TODO: how DataCollection set data</text:p>
          </table:table-cell>
          <table:table-cell table:style-name="ce62" table:number-columns-repeated="3"/>
          <table:table-cell table:style-name="ce50"/>
          <table:table-cell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58">
            <draw:custom-shape table:end-cell-address="'2A-CoreArchive'.K35" table:end-x="1.98pt" table:end-y="2.07pt" draw:z-index="6" draw:name="直線矢印コネクタ 16" draw:style-name="gr8" draw:text-style-name="P2" svg:width="977.73pt" svg:height="0.03pt" svg:x="0pt" svg:y="2.04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58" office:value-type="string" calcext:value-type="string">
            <text:p>**end</text:p>
          </table:table-cell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58"/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/>
          <table:table-cell table:style-name="ce14"/>
          <table:table-cell table:number-columns-repeated="1007"/>
        </table:table-row>
        <table:table-row table:style-name="ro1">
          <table:table-cell table:style-name="ce50"/>
          <table:table-cell table:style-name="ce55" office:value-type="string" calcext:value-type="string">
            <text:p>$DataCollection</text:p>
          </table:table-cell>
          <table:table-cell table:style-name="ce58"/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/>
          <table:table-cell table:style-name="ce14"/>
          <table:table-cell table:number-columns-repeated="1007"/>
        </table:table-row>
        <table:table-row table:style-name="ro1" table:number-rows-repeated="4">
          <table:table-cell table:style-name="ce50" table:number-columns-repeated="2"/>
          <table:table-cell table:style-name="ce58"/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/>
          <table:table-cell table:style-name="ce14"/>
          <table:table-cell table:number-columns-repeated="1007"/>
        </table:table-row>
        <table:table-row table:style-name="ro1" table:number-rows-repeated="4">
          <table:table-cell table:number-columns-repeated="9"/>
          <table:table-cell table:style-name="ce72"/>
          <table:table-cell table:number-columns-repeated="1014"/>
        </table:table-row>
        <table:table-row table:style-name="ro1">
          <table:table-cell table:style-name="ce51" office:value-type="string" calcext:value-type="string">
            <text:p>2A02</text:p>
          </table:table-cell>
          <table:table-cell table:style-name="ce56" office:value-type="string" calcext:value-type="string">
            <text:p>CoreArchive getArchiveIds and cacheArchiveIds (even if launching or not)</text:p>
          </table:table-cell>
          <table:table-cell table:style-name="ce51"/>
          <table:table-cell table:number-columns-repeated="4"/>
          <table:table-cell office:value-type="string" calcext:value-type="string">
            <text:p>Might be called from</text:p>
          </table:table-cell>
          <table:table-cell/>
          <table:table-cell table:style-name="ce81" office:value-type="string" calcext:value-type="string">
            <text:p><text:a xlink:href="#'2C05-PluginsArchiverNewDay'.T21" xlink:type="simple">2C05</text:a></text:p>
          </table:table-cell>
          <table:table-cell table:style-name="ce70" office:value-type="string" calcext:value-type="string">
            <text:p><text:a xlink:href="#'2A-CoreArchive'.A3" xlink:type="simple">2A01</text:a>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53" office:value-type="string" calcext:value-type="string" table:number-columns-spanned="2" table:number-rows-spanned="1">
            <text:p>CoreArchive</text:p>
          </table:table-cell>
          <table:covered-table-cell table:style-name="ce57"/>
          <table:table-cell table:style-name="ce61" table:number-columns-repeated="3"/>
          <table:table-cell table:number-columns-repeated="5"/>
          <table:table-cell table:style-name="ce50"/>
          <table:table-cell table:style-name="ce53" office:value-type="string" calcext:value-type="string" table:number-columns-spanned="2" table:number-rows-spanned="1">
            <text:p>ArchiveProccesor\Loader</text:p>
          </table:table-cell>
          <table:covered-table-cell table:style-name="ce57"/>
          <table:table-cell/>
          <table:table-cell table:style-name="ce53" office:value-type="string" calcext:value-type="string" table:number-columns-spanned="2" table:number-rows-spanned="1">
            <text:p>ArchiveSelector</text:p>
          </table:table-cell>
          <table:covered-table-cell table:style-name="ce57"/>
          <table:table-cell/>
          <table:table-cell table:style-name="ce53" office:value-type="string" calcext:value-type="string" table:number-columns-spanned="2" table:number-rows-spanned="1">
            <text:p>Rule</text:p>
          </table:table-cell>
          <table:covered-table-cell table:style-name="ce57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9" office:value-type="string" calcext:value-type="string">
            <text:p>getArchiveIds($archiveNames)</text:p>
          </table:table-cell>
          <table:table-cell table:style-name="ce63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9"/>
          <table:table-cell table:style-name="ce63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 office:value-type="string" calcext:value-type="string">
            <text:p>cacheArchiveIdsAfterLaunching($archiveGroups, $plugins) /*</text:p>
          </table:table-cell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71"/>
          <table:table-cell table:style-name="ce58"/>
          <table:table-cell/>
          <table:table-cell table:style-name="ce71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 office:value-type="string" calcext:value-type="string">
            <text:p>*/ <text:s/>cacheArchiveIdsWithoutLaunching($plugins)</text:p>
          </table:table-cell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71"/>
          <table:table-cell table:style-name="ce58"/>
          <table:table-cell/>
          <table:table-cell table:style-name="ce71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83"/>
          <table:table-cell table:style-name="ce58"/>
          <table:table-cell/>
          <table:table-cell table:style-name="ce83"/>
          <table:table-cell table:style-name="ce58"/>
          <table:table-cell table:number-columns-repeated="1004"/>
        </table:table-row>
        <table:table-row table:style-name="ro1" table:number-rows-repeated="2">
          <table:table-cell/>
          <table:table-cell table:style-name="ce50"/>
          <table:table-cell table:style-name="ce58"/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 table:style-name="ce69" office:value-type="string" calcext:value-type="string" table:number-columns-spanned="2" table:number-rows-spanned="1">
            <text:p>CoreArchive</text:p>
          </table:table-cell>
          <table:covered-table-cell table:style-name="ce73"/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 table:style-name="ce50"/>
          <table:table-cell table:style-name="ce74"/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>
            <draw:custom-shape table:end-cell-address="'2A-CoreArchive'.H60" table:end-x="1.98pt" table:end-y="1.02pt" draw:z-index="1" draw:name="直線矢印コネクタ 7" draw:style-name="gr10" draw:text-style-name="P2" svg:width="614.21pt" svg:height="0.06pt" svg:x="2.01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62" table:number-columns-repeated="3"/>
          <table:table-cell>
            <draw:custom-shape table:end-cell-address="'2A-CoreArchive'.G71" table:end-x="105.96pt" table:end-y="17.97pt" draw:z-index="9" draw:name="左中かっこ 5" draw:style-name="gr11" draw:text-style-name="P2" svg:width="14.97pt" svg:height="207.61pt" svg:x="90.99pt" svg:y="8.42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59" office:value-type="string" calcext:value-type="string">
            <text:p>cacheArchiveIdsAfterLaunching($archiveGroups, $plugins)</text:p>
          </table:table-cell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9"/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8" office:value-type="string" calcext:value-type="string">
            <text:p>// All other stuff going</text:p>
          </table:table-cell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8" office:value-type="string" calcext:value-type="string">
            <text:p>Get IDs of the archive and store in $this-&gt;idArchives</text:p>
          </table:table-cell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8" office:value-type="string" calcext:value-type="string">
            <text:p>Proceed archiving if archive is missed</text:p>
          </table:table-cell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9"/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 table:style-name="ce70" office:value-type="string" calcext:value-type="string">
            <text:p><text:a xlink:href="#'2A-CoreArchive'.A104" xlink:type="simple">To 2A04</text:a></text:p>
          </table:table-cell>
          <table:table-cell table:style-name="ce75" office:value-type="string" calcext:value-type="string">
            <text:p>prepareArchive($archiveGroups, $site, $period)</text:p>
          </table:table-cell>
          <table:table-cell table:style-name="ce78" table:number-columns-repeated="2"/>
          <table:table-cell/>
          <table:table-cell table:style-name="ce50"/>
          <table:table-cell table:style-name="ce79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8"/>
          <table:table-cell table:number-columns-repeated="3"/>
          <table:table-cell table:style-name="ce50"/>
          <table:table-cell table:style-name="ce79" office:value-type="string" calcext:value-type="string">
            <text:p>__construct()</text:p>
          </table:table-cell>
          <table:table-cell table:style-name="ce58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8"/>
          <table:table-cell table:number-columns-repeated="3"/>
          <table:table-cell table:style-name="ce50"/>
          <table:table-cell table:style-name="ce79" office:value-type="string" calcext:value-type="string">
            <text:p>prepareArchive($plugin)</text:p>
          </table:table-cell>
          <table:table-cell table:style-name="ce14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19" office:value-type="string" calcext:value-type="string">
            <text:p>$idArchive</text:p>
          </table:table-cell>
          <table:table-cell table:number-columns-repeated="3"/>
          <table:table-cell table:style-name="ce50"/>
          <table:table-cell table:style-name="ce79"/>
          <table:table-cell table:style-name="ce19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8" office:value-type="string" calcext:value-type="string">
            <text:p>idarchives[$doneFlag][$periodString][] = $idArchive;</text:p>
          </table:table-cell>
          <table:table-cell table:number-columns-repeated="3"/>
          <table:table-cell table:style-name="ce50"/>
          <table:table-cell table:style-name="ce79"/>
          <table:table-cell table:style-name="ce19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8"/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14"/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>
            <draw:custom-shape table:end-cell-address="'2A-CoreArchive'.G85" table:end-x="104.97pt" table:end-y="15.96pt" draw:z-index="11" draw:name="左中かっこ 20" draw:style-name="gr12" draw:text-style-name="P2" svg:width="11.96pt" svg:height="231.59pt" svg:x="93pt" svg:y="0.43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59" office:value-type="string" calcext:value-type="string">
            <text:p>cacheArchiveIdsWithoutLaunching($plugins)</text:p>
          </table:table-cell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/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/>
          <table:table-cell table:number-columns-repeated="3"/>
          <table:table-cell table:style-name="ce50" table:number-columns-repeated="2"/>
          <table:table-cell table:style-name="ce75"/>
          <table:table-cell table:style-name="ce78"/>
          <table:table-cell table:style-name="ce85" office:value-type="string" calcext:value-type="string">
            <text:p>getArchiveIds(IdSites, Period, Segment $plugins)</text:p>
          </table:table-cell>
          <table:table-cell table:style-name="ce82" office:value-type="string" calcext:value-type="string">
            <text:p><text:a xlink:href="#'4C-ArchiveSelector'.A1" xlink:type="simple">To 4C02</text:a></text:p>
          </table:table-cell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9" office:value-type="string" calcext:value-type="string">
            <text:p>$idarchivesByReport</text:p>
            <draw:custom-shape table:end-cell-address="'2A-CoreArchive'.Q76" table:end-x="2.98pt" table:end-y="1.13pt" draw:z-index="8" draw:name="直線矢印コネクタ 2" draw:style-name="gr13" draw:text-style-name="P2" svg:width="1066.48pt" svg:height="0.06pt" svg:x="0pt" svg:y="1.1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 office:value-type="string" calcext:value-type="string">
            <text:p><text:s text:c="10"/></text:p>
          </table:table-cell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/>
          <table:table-cell table:number-columns-repeated="5"/>
          <table:table-cell table:style-name="ce14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 office:value-type="string" calcext:value-type="string">
            <text:p>** foreach plugins</text:p>
          </table:table-cell>
          <table:table-cell table:number-columns-repeated="5"/>
          <table:table-cell table:style-name="ce14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76" office:value-type="string" calcext:value-type="string">
            <text:p>$doneFlag = getDoneStringForPlugin($plugin, IdSite)</text:p>
          </table:table-cell>
          <table:table-cell table:number-columns-repeated="5"/>
          <table:table-cell table:style-name="ce14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 office:value-type="string" calcext:value-type="string">
            <text:p>initializeArchiveIdCache($doneFlag)</text:p>
          </table:table-cell>
          <table:table-cell table:number-columns-repeated="5"/>
          <table:table-cell table:style-name="ce14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/>
          <table:table-cell table:number-columns-repeated="5"/>
          <table:table-cell table:style-name="ce14"/>
          <table:table-cell/>
          <table:table-cell table:style-name="ce84"/>
          <table:table-cell table:style-name="ce14"/>
          <table:table-cell/>
          <table:table-cell table:style-name="ce72" office:value-type="string" calcext:value-type="string">
            <text:p>::getDoneFlagArchiveContainsAllPlugins(Segment)</text:p>
          </table:table-cell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9" office:value-type="string" calcext:value-type="string">
            <text:p>$globalDoneFlag</text:p>
            <draw:custom-shape table:end-cell-address="'2A-CoreArchive'.T82" table:end-x="1.02pt" table:end-y="1.13pt" draw:z-index="10" draw:name="直線矢印コネクタ 18" draw:style-name="gr14" draw:text-style-name="P2" svg:width="1415.57pt" svg:height="0.06pt" svg:x="0pt" svg:y="1.1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14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 office:value-type="string" calcext:value-type="string">
            <text:p>initializeArchiveIdCache($globalDoneFlag)</text:p>
          </table:table-cell>
          <table:table-cell table:number-columns-repeated="5"/>
          <table:table-cell table:style-name="ce14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/>
          <table:table-cell table:number-columns-repeated="5"/>
          <table:table-cell table:style-name="ce14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77" office:value-type="string" calcext:value-type="string">
            <text:p>idarchives[$doneFlag][$dateRange][] = $idarchive</text:p>
          </table:table-cell>
          <table:table-cell table:style-name="ce78" table:number-columns-repeated="2"/>
          <table:table-cell table:number-columns-repeated="3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/>
          <table:table-cell table:number-columns-repeated="5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7"/>
          <table:table-cell table:style-name="ce14"/>
          <table:table-cell table:number-columns-repeated="5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7"/>
          <table:table-cell table:style-name="ce23"/>
          <table:table-cell table:number-columns-repeated="8"/>
          <table:table-cell table:style-name="ce14"/>
          <table:table-cell table:number-columns-repeated="1007"/>
        </table:table-row>
        <table:table-row table:style-name="ro1">
          <table:table-cell table:style-name="ce51" office:value-type="string" calcext:value-type="string">
            <text:p>2A03</text:p>
          </table:table-cell>
          <table:table-cell table:style-name="ce56" office:value-type="string" calcext:value-type="string">
            <text:p>CoreArchive Archive For 1 day (even if launching or not)</text:p>
          </table:table-cell>
          <table:table-cell table:style-name="ce51"/>
          <table:table-cell table:number-columns-repeated="4"/>
          <table:table-cell table:style-name="ce23"/>
          <table:table-cell table:number-columns-repeated="8"/>
          <table:table-cell table:style-name="ce14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53" office:value-type="string" calcext:value-type="string" table:number-columns-spanned="2" table:number-rows-spanned="1">
            <text:p>CoreArchive</text:p>
          </table:table-cell>
          <table:covered-table-cell table:style-name="ce57"/>
          <table:table-cell table:style-name="ce61" table:number-columns-repeated="3"/>
          <table:table-cell table:number-columns-repeated="5"/>
          <table:table-cell table:style-name="ce50"/>
          <table:table-cell table:style-name="ce53" office:value-type="string" calcext:value-type="string" table:number-columns-spanned="2" table:number-rows-spanned="1">
            <text:p>ArchiveProccesor\Loader</text:p>
          </table:table-cell>
          <table:covered-table-cell table:style-name="ce57"/>
          <table:table-cell/>
          <table:table-cell table:style-name="ce53" office:value-type="string" calcext:value-type="string" table:number-columns-spanned="2" table:number-rows-spanned="1">
            <text:p>ArchiveSelector</text:p>
          </table:table-cell>
          <table:covered-table-cell table:style-name="ce57"/>
          <table:table-cell/>
          <table:table-cell table:style-name="ce53" office:value-type="string" calcext:value-type="string" table:number-columns-spanned="2" table:number-rows-spanned="1">
            <text:p>Rule</text:p>
          </table:table-cell>
          <table:covered-table-cell table:style-name="ce57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9" office:value-type="string" calcext:value-type="string">
            <text:p>::build($isSites, $period='day', $date='somedate')</text:p>
          </table:table-cell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9" office:value-type="string" calcext:value-type="string">
            <text:p>get($archiveNames, $archiveDataType, $idSubtable)</text:p>
          </table:table-cell>
          <table:table-cell table:style-name="ce63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9"/>
          <table:table-cell table:style-name="ce63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 office:value-type="string" calcext:value-type="string">
            <text:p>cacheArchiveIdsAfterLaunching($archiveGroups, $plugins) /*</text:p>
          </table:table-cell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71"/>
          <table:table-cell table:style-name="ce58"/>
          <table:table-cell/>
          <table:table-cell table:style-name="ce71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 office:value-type="string" calcext:value-type="string">
            <text:p>*/ <text:s/>cacheArchiveIdsWithoutLaunching($plugins)</text:p>
          </table:table-cell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71"/>
          <table:table-cell table:style-name="ce58"/>
          <table:table-cell/>
          <table:table-cell table:style-name="ce71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83"/>
          <table:table-cell table:style-name="ce58"/>
          <table:table-cell/>
          <table:table-cell table:style-name="ce83"/>
          <table:table-cell table:style-name="ce58"/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1" office:value-type="string" calcext:value-type="string">
            <text:p>2A04</text:p>
          </table:table-cell>
          <table:table-cell table:style-name="ce56" office:value-type="string" calcext:value-type="string">
            <text:p>CoreArchive PrepareArchive for Day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53" office:value-type="string" calcext:value-type="string" table:number-columns-spanned="2" table:number-rows-spanned="1">
            <text:p>CoreArchive</text:p>
          </table:table-cell>
          <table:covered-table-cell table:style-name="ce57"/>
          <table:table-cell table:style-name="ce61"/>
          <table:table-cell table:number-columns-repeated="2"/>
          <table:table-cell table:style-name="ce53" office:value-type="string" calcext:value-type="string" table:number-columns-spanned="2" table:number-rows-spanned="1">
            <text:p>ArchiveProccesor\Parameters</text:p>
          </table:table-cell>
          <table:covered-table-cell table:style-name="ce57"/>
          <table:table-cell table:number-columns-repeated="2"/>
          <table:table-cell table:style-name="ce53" office:value-type="string" calcext:value-type="string" table:number-columns-spanned="2" table:number-rows-spanned="1">
            <text:p>ArchiveProccesor\Loader</text:p>
          </table:table-cell>
          <table:covered-table-cell table:style-name="ce57"/>
          <table:table-cell table:number-columns-repeated="2"/>
          <table:table-cell table:style-name="ce53" office:value-type="string" calcext:value-type="string" table:number-columns-spanned="2" table:number-rows-spanned="1">
            <text:p>Period</text:p>
          </table:table-cell>
          <table:covered-table-cell table:style-name="ce57"/>
          <table:table-cell table:number-columns-repeated="1008"/>
        </table:table-row>
        <table:table-row table:style-name="ro1">
          <table:table-cell/>
          <table:table-cell table:style-name="ce50"/>
          <table:table-cell table:style-name="ce58"/>
          <table:table-cell table:style-name="ce62"/>
          <table:table-cell table:number-columns-repeated="2"/>
          <table:table-cell table:style-name="ce50"/>
          <table:table-cell table:style-name="ce58"/>
          <table:table-cell table:number-columns-repeated="2"/>
          <table:table-cell table:style-name="ce50"/>
          <table:table-cell table:style-name="ce58"/>
          <table:table-cell table:number-columns-repeated="2"/>
          <table:table-cell table:style-name="ce50"/>
          <table:table-cell table:style-name="ce58"/>
          <table:table-cell table:number-columns-repeated="1008"/>
        </table:table-row>
        <table:table-row table:style-name="ro1">
          <table:table-cell/>
          <table:table-cell table:style-name="ce50"/>
          <table:table-cell table:style-name="ce59" office:value-type="string" calcext:value-type="string">
            <text:p>prepareArchive($archiveGroups, $site, $period)</text:p>
          </table:table-cell>
          <table:table-cell table:style-name="ce62"/>
          <table:table-cell table:number-columns-repeated="2"/>
          <table:table-cell table:style-name="ce50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1"/>
          <table:table-cell table:style-name="ce58"/>
          <table:table-cell table:number-columns-repeated="2"/>
          <table:table-cell table:style-name="ce72"/>
          <table:table-cell table:style-name="ce58"/>
          <table:table-cell table:number-columns-repeated="2"/>
          <table:table-cell table:style-name="ce72"/>
          <table:table-cell table:style-name="ce58"/>
          <table:table-cell table:number-columns-repeated="100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1" office:value-type="string" calcext:value-type="string">
            <text:p>__construct($site, $period, $this-&gt;params-&gt;getSegment())</text:p>
          </table:table-cell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number-columns-repeated="2"/>
          <table:table-cell table:style-name="ce14">
            <draw:custom-shape table:end-cell-address="'2A-CoreArchive'.G111" table:end-x="146.21pt" table:end-y="0.03pt" draw:z-index="12" draw:name="直線矢印コネクタ 21" draw:style-name="gr10" draw:text-style-name="P2" svg:width="614.21pt" svg:height="0.06pt" svg:x="0pt" svg:y="0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71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number-columns-repeated="2"/>
          <table:table-cell table:style-name="ce14">
            <draw:custom-shape table:end-cell-address="'2A-CoreArchive'.K113" table:end-x="110.81pt" table:end-y="1.22pt" draw:z-index="13" draw:name="直線矢印コネクタ 6" draw:style-name="gr15" draw:text-style-name="P2" svg:width="1063.96pt" svg:height="2.38pt" svg:x="22.59pt" svg:y="16.8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71"/>
          <table:table-cell table:style-name="ce58"/>
          <table:table-cell table:number-columns-repeated="2"/>
          <table:table-cell table:style-name="ce71" office:value-type="string" calcext:value-type="string">
            <text:p>__construct($parameters)</text:p>
          </table:table-cell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1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/>
          <table:table-cell>
            <draw:custom-shape table:end-cell-address="'2A-CoreArchive'.P115" table:end-x="2.44pt" table:end-y="1.79pt" draw:z-index="14" draw:name="直線矢印コネクタ 9" draw:style-name="gr16" draw:text-style-name="P2" svg:width="1565.49pt" svg:height="2.95pt" svg:x="114.75pt" svg:y="16.8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14"/>
          <table:table-cell table:number-columns-repeated="3"/>
          <table:table-cell table:style-name="ce71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2"/>
          <table:table-cell table:style-name="ce71" office:value-type="string" calcext:value-type="string">
            <text:p>$period-&gt;getRangeString()</text:p>
          </table:table-cell>
          <table:table-cell table:style-name="ce58"/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calcext:value-type="string">
            <text:p>$periodString - rangeString of Day</text:p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1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ce14" office:value-type="string" calcext:value-type="string">
            <text:p>##foreach ($archiveGroups as $plugin)</text:p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ce14" office:value-type="string" calcext:value-type="string">
            <text:p>…</text:p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2" office:value-type="string" calcext:value-type="string">
            <text:p>prepareArchive($plugin)</text:p>
          </table:table-cell>
          <table:table-cell table:style-name="ce82" office:value-type="string" calcext:value-type="string">
            <text:p><text:a xlink:href="#'3E-ArchiveProcessorLoader'.A12" xlink:type="simple">To 3E01</text:a></text:p>
          </table:table-cell>
          <table:table-cell table:number-columns-repeated="2"/>
          <table:table-cell table:style-name="ce72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ce14">
            <draw:custom-shape table:end-cell-address="'2A-CoreArchive'.L121" table:end-x="4.96pt" table:end-y="2.41pt" draw:z-index="15" draw:name="直線矢印コネクタ 12" draw:style-name="gr17" draw:text-style-name="P2" svg:width="1088.62pt" svg:height="2.04pt" svg:x="9.13pt" svg:y="0.43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08"/>
        </table:table-row>
        <table:table-row table:style-name="ro1" table:number-rows-repeated="9">
          <table:table-cell table:number-columns-repeated="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2"/>
          <table:table-cell table:number-columns-repeated="1013"/>
        </table:table-row>
        <table:table-row table:style-name="ro1">
          <table:table-cell table:number-columns-repeated="6"/>
          <table:table-cell table:style-name="ce72"/>
          <table:table-cell table:number-columns-repeated="3"/>
          <table:table-cell table:style-name="ce71"/>
          <table:table-cell table:number-columns-repeated="1013"/>
        </table:table-row>
        <table:table-row table:style-name="ro1" table:number-rows-repeated="4">
          <table:table-cell table:number-columns-repeated="6"/>
          <table:table-cell table:style-name="ce72"/>
          <table:table-cell table:number-columns-repeated="3"/>
          <table:table-cell table:style-name="ce72"/>
          <table:table-cell table:number-columns-repeated="1013"/>
        </table:table-row>
        <table:table-row table:style-name="ro1" table:number-rows-repeated="8">
          <table:table-cell table:number-columns-repeated="10"/>
          <table:table-cell table:style-name="ce72"/>
          <table:table-cell table:number-columns-repeated="1013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B-ArchiveProcessing" table:style-name="ta6">
        <office:forms form:automatic-focus="false" form:apply-design-mode="false"/>
        <table:shapes>
          <draw:line draw:z-index="21" draw:style-name="gr18" draw:text-style-name="P1" svg:x1="1243.87pt" svg:y1="1318.22pt" svg:x2="3027.8pt" svg:y2="1320.97pt">
            <text:p/>
          </draw:line>
        </table:shapes>
        <table:table-column table:style-name="co16" table:default-cell-style-name="Default"/>
        <table:table-column table:style-name="co17" table:default-cell-style-name="Default"/>
        <table:table-column table:style-name="co2" table:number-columns-repeated="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6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number-columns-repeated="9" table:default-cell-style-name="Default"/>
        <table:table-column table:style-name="co2" table:number-columns-repeated="997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</text:p>
          </table:table-cell>
          <table:covered-table-cell table:number-columns-repeated="2" table:style-name="ce52"/>
          <table:table-cell office:value-type="string" calcext:value-type="string">
            <text:p>CoreArchive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Proccesor</text:p>
          </table:table-cell>
          <table:covered-table-cell table:number-columns-repeated="2" table:style-name="ce52"/>
          <table:table-cell office:value-type="string" calcext:value-type="string">
            <text:p>\ArchiveProcess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<text:s/>\Piwik\Plugin\Manager</text:p>
          </table:table-cell>
          <table:covered-table-cell table:number-columns-repeated="2" table:style-name="ce52"/>
          <table:table-cell office:value-type="string" calcext:value-type="string">
            <text:p>Plugin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Table\Manager</text:p>
          </table:table-cell>
          <table:covered-table-cell table:number-columns-repeated="2" table:style-name="ce52"/>
          <table:table-cell office:value-type="string" calcext:value-type="string">
            <text:p>DataTabManager</text:p>
          </table:table-cell>
          <table:table-cell table:number-columns-repeated="1020"/>
        </table:table-row>
        <table:table-row table:style-name="ro1">
          <table:table-cell table:style-name="ce52" table:number-columns-repeated="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2B01</text:p>
          </table:table-cell>
          <table:table-cell table:style-name="ce25" office:value-type="string" calcext:value-type="string">
            <text:p>ArchiveProcessor prepare Archive trigger PluginsArchiver aggregateDayVisitsMetrics() and aggregateMultipleVisitsMetrics()</text:p>
          </table:table-cell>
          <table:table-cell table:style-name="ce25" table:number-columns-repeated="6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26" office:value-type="string" calcext:value-type="string" table:number-columns-spanned="2" table:number-rows-spanned="1">
            <text:p>ArchiveProcesor\Loader</text:p>
          </table:table-cell>
          <table:covered-table-cell table:style-name="ce13"/>
          <table:table-cell table:style-name="ce22" table:number-columns-repeated="4"/>
          <table:table-cell/>
          <table:table-cell table:style-name="ce48" office:value-type="string" calcext:value-type="string" table:number-columns-spanned="2" table:number-rows-spanned="1">
            <text:p>ArchiveProcessor\PluginsArchiver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LogAggregator</text:p>
          </table:table-cell>
          <table:covered-table-cell table:style-name="ce13"/>
          <table:table-cell table:style-name="ce22" table:number-columns-repeated="2"/>
          <table:table-cell table:style-name="ce48" office:value-type="string" calcext:value-type="string" table:number-columns-spanned="2" table:number-rows-spanned="1">
            <text:p>ArchiveProcessor</text:p>
          </table:table-cell>
          <table:covered-table-cell table:style-name="ce13"/>
          <table:table-cell table:style-name="ce22" table:number-columns-repeated="2"/>
          <table:table-cell table:number-columns-repeated="2"/>
          <table:table-cell table:style-name="ce48" office:value-type="string" calcext:value-type="string" table:number-columns-spanned="2" table:number-rows-spanned="1">
            <text:p>ArchiveProccesor\Parameters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PiwikPlugins' Archiver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ArchiverWriter</text:p>
          </table:table-cell>
          <table:covered-table-cell table:style-name="ce13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 table:style-name="ce9"/>
          <table:table-cell table:style-name="ce28" office:value-type="string" calcext:value-type="string">
            <text:p>prepareArchive($plugin)</text:p>
          </table:table-cell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3">
          <table:table-cell/>
          <table:table-cell table:style-name="ce9"/>
          <table:table-cell table:style-name="ce28" office:value-type="string" calcext:value-type="string">
            <text:p>@@call from CoreArchive prepareArchive 2A04</text:p>
          </table:table-cell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3">
          <table:table-cell table:number-columns-repeated="2"/>
          <table:table-cell table:style-name="ce14"/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3">
          <table:table-cell/>
          <table:table-cell table:style-name="ce10" office:value-type="string" calcext:value-type="string">
            <text:p><text:a xlink:href="#'2B-ArchiveProcessing'.A85" xlink:type="simple">To  2B02</text:a></text:p>
          </table:table-cell>
          <table:table-cell table:style-name="ce17" office:value-type="string" calcext:value-type="string">
            <text:p><text:s/>loadExistingArchiveIdFromDb()</text:p>
          </table:table-cell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list($idArchive, $visits, $visitsConverted)</text:p>
          </table:table-cell>
          <table:table-cell table:style-name="ce14"/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 table:style-name="ce12"/>
          <table:table-cell table:style-name="ce14"/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>
            <draw:custom-shape table:end-cell-address="'2B-ArchiveProcessing'.C33" table:end-x="1.13pt" table:end-y="2.32pt" draw:z-index="8" draw:name="左中かっこ 38" draw:style-name="gr19" draw:text-style-name="P2" svg:width="47.59pt" svg:height="249.25pt" svg:x="64.6pt" svg:y="5.07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8" office:value-type="string" calcext:value-type="string">
            <text:p>prepareCoreMetricsArchive($visits, $visitsConverted)</text:p>
          </table:table-cell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9"/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9"/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 office:value-type="string" calcext:value-type="string">
            <text:p>getRequestedPlugin()</text:p>
          </table:table-cell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/>
          <table:table-cell>
            <draw:custom-shape table:end-cell-address="'2B-ArchiveProcessing'.W29" table:end-x="24.97pt" table:end-y="5.95pt" draw:z-index="5" draw:name="直線矢印コネクタ 20" draw:style-name="gr20" draw:text-style-name="P2" svg:width="70.02pt" svg:height="131.27pt" svg:x="75pt" svg:y="0.6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9" office:value-type="string" calcext:value-type="string">
            <text:p>setRequestedPlugin('VisitsSummary')</text:p>
          </table:table-cell>
          <table:table-cell table:style-name="ce14" office:value-type="string" calcext:value-type="string">
            <text:p>All core Metrics is considered to belong to VisitsSummary plugin</text:p>
          </table:table-cell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>
            <draw:custom-shape table:end-cell-address="'2B-ArchiveProcessing'.X23" table:end-x="2.98pt" table:end-y="0.03pt" draw:z-index="2" draw:name="直線矢印コネクタ 10" draw:style-name="gr21" draw:text-style-name="P2" svg:width="2656.91pt" svg:height="0.03pt" svg:x="4.08pt" svg:y="0.03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/>
          <table:table-cell table:style-name="ce9" office:value-type="string" calcext:value-type="string">
            <text:p>__construct()</text:p>
          </table:table-cell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/>
          <table:table-cell table:style-name="ce90" office:value-type="string" calcext:value-type="string">
            <text:p>callAggregateCoreMetrics()</text:p>
          </table:table-cell>
          <table:table-cell table:style-name="ce76" office:value-type="string" calcext:value-type="string">
            <text:p>To #J42</text:p>
          </table:table-cell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9" office:value-type="string" calcext:value-type="string">
            <text:p>$metrics</text:p>
            <draw:custom-shape table:end-cell-address="'2B-ArchiveProcessing'.J26" table:end-x="0.96pt" table:end-y="2.04pt" draw:z-index="0" draw:name="直線矢印コネクタ 4" draw:style-name="gr22" draw:text-style-name="P2" svg:width="870.41pt" svg:height="0.03pt" svg:x="2.07pt" svg:y="2.04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9"/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 table:style-name="ce11"/>
          <table:table-cell table:style-name="ce14"/>
          <table:table-cell table:style-name="ce23" table:number-columns-repeated="4"/>
          <table:table-cell/>
          <table:table-cell table:style-name="ce90" office:value-type="string" calcext:value-type="string">
            <text:p>finalizeArchive()</text:p>
          </table:table-cell>
          <table:table-cell table:style-name="ce76" office:value-type="string" calcext:value-type="string">
            <text:p>To #J72</text:p>
          </table:table-cell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>
            <draw:custom-shape table:end-cell-address="'2B-ArchiveProcessing'.J29" table:end-x="2.98pt" table:end-y="1.02pt" draw:z-index="3" draw:name="直線矢印コネクタ 12" draw:style-name="gr22" draw:text-style-name="P2" svg:width="870.41pt" svg:height="0.03pt" svg:x="4.08pt" svg:y="1.0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 office:value-type="string" calcext:value-type="string">
            <text:p>setRequestedPlugin($requestedPlugin)</text:p>
          </table:table-cell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 office:value-type="string" calcext:value-type="string">
            <text:p>(Set this back to the Plugin before seting VisitsSummary above)</text:p>
          </table:table-cell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 table:style-name="ce11"/>
          <table:table-cell table:style-name="ce88" office:value-type="string" calcext:value-type="string">
            <text:p><text:s/>$visits = $metrics['nb_visits']</text:p>
          </table:table-cell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 table:style-name="ce11"/>
          <table:table-cell table:style-name="ce88" office:value-type="string" calcext:value-type="string">
            <text:p><text:s/>$visitsConverted = $metrics['nb_visits_converted']</text:p>
          </table:table-cell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list($visits, $visitsConverted)</text:p>
          </table:table-cell>
          <table:table-cell table:style-name="ce14"/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 table:style-name="ce11"/>
          <table:table-cell table:style-name="ce14"/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9" office:value-type="string" calcext:value-type="string">
            <text:p>list($idArchive, $visits) = </text:p>
          </table:table-cell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 office:value-type="string" calcext:value-type="string">
            <text:p><text:s text:c="4"/>prepareAllPluginsArchive($visits, $visitsConverted)</text:p>
          </table:table-cell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3">
          <table:table-cell/>
          <table:table-cell>
            <draw:custom-shape table:end-cell-address="'2B-ArchiveProcessing'.B78" table:end-x="111pt" table:end-y="4.42pt" draw:z-index="19" draw:name="左中かっこ 61" draw:style-name="gr23" draw:text-style-name="P2" svg:width="53.46pt" svg:height="739.02pt" svg:x="57.54pt" svg:y="0.14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3">
          <table:table-cell table:number-columns-repeated="2"/>
          <table:table-cell table:style-name="ce14"/>
          <table:table-cell table:style-name="ce23" table:number-columns-repeated="4"/>
          <table:table-cell/>
          <table:table-cell table:style-name="ce9" office:value-type="string" calcext:value-type="string">
            <text:p>__construct()</text:p>
          </table:table-cell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3">
          <table:table-cell table:number-columns-repeated="2"/>
          <table:table-cell table:style-name="ce14"/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3">
          <table:table-cell table:number-columns-repeated="2"/>
          <table:table-cell table:style-name="ce14"/>
          <table:table-cell table:style-name="ce23" table:number-columns-repeated="4"/>
          <table:table-cell/>
          <table:table-cell table:style-name="ce9" office:value-type="string" calcext:value-type="string">
            <text:p>callAggregateCoreMetrics() /*</text:p>
          </table:table-cell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3">
          <table:table-cell table:number-columns-repeated="2"/>
          <table:table-cell table:style-name="ce14"/>
          <table:table-cell table:style-name="ce23" table:number-columns-repeated="4"/>
          <table:table-cell/>
          <table:table-cell table:style-name="ce9" office:value-type="string" calcext:value-type="string">
            <text:p><text:s/>*/ callAggregateAllPlugins($visits, $visitsConverted)</text:p>
          </table:table-cell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>
            <draw:custom-shape table:end-cell-address="'2B-ArchiveProcessing'.J42" table:end-x="3.26pt" table:end-y="3.57pt" draw:z-index="6" draw:name="直線矢印コネクタ 22" draw:style-name="gr22" draw:text-style-name="P2" svg:width="870.41pt" svg:height="0.03pt" svg:x="4.37pt" svg:y="6.83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 table:number-columns-repeated="4"/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/>
          <table:table-cell>
            <draw:custom-shape table:end-cell-address="'2B-ArchiveProcessing'.I47" table:end-x="105.87pt" table:end-y="17.97pt" draw:z-index="9" draw:name="左中かっこ 39" draw:style-name="gr24" draw:text-style-name="P2" svg:width="9.55pt" svg:height="86.06pt" svg:x="96.38pt" svg:y="7.17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28" office:value-type="string" calcext:value-type="string">
            <text:p>callAggregateCoreMetrics()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72" office:value-type="string" calcext:value-type="string">
            <text:p>setQueryOriginHint($nameOfOrigiin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6"/>
          <table:table-cell table:style-name="ce14">
            <draw:custom-shape table:end-cell-address="'2B-ArchiveProcessing'.N45" table:end-x="3.97pt" table:end-y="1.02pt" draw:z-index="7" draw:name="直線矢印コネクタ 23" draw:style-name="gr25" draw:text-style-name="P2" svg:width="532.52pt" svg:height="0.03pt" svg:x="0.99pt" svg:y="4.2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8">
            <office:annotation draw:style-name="gr36" draw:text-style-name="P4" svg:width="396.77pt" svg:height="58.51pt" svg:x="1087.48pt" svg:y="804.98pt" draw:caption-point-x="-11.54pt" draw:caption-point-y="11.65pt">
              <dc:date>2016-10-27T00:00:00</dc:date>
              <text:p text:style-name="P3"><text:span text:style-name="T1">Nguyen Thang:</text:span></text:p>
              <text:p text:style-name="P3"><text:span text:style-name="T2">These functions are the key to calculate Day archive on Hour</text:span></text:p>
            </office:annotation>
          </table:table-cell>
          <table:table-cell table:style-name="ce70" office:value-type="string" calcext:value-type="string">
            <text:p><text:a xlink:href="#'2C-PluginsAr.aggrMetr.'.A3" xlink:type="simple">To 2C01</text:a></text:p>
          </table:table-cell>
          <table:table-cell table:style-name="ce17" office:value-type="string" calcext:value-type="string">
            <text:p><text:s text:c="4"/>aggregateDayVisitsMetrics() /*</text:p>
          </table:table-cell>
          <table:table-cell table:style-name="ce93"/>
          <table:table-cell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8"/>
          <table:table-cell table:style-name="ce70" office:value-type="string" calcext:value-type="string">
            <text:p><text:a xlink:href="#'2C-PluginsAr.aggrMetr.'.A22" xlink:type="simple">To 2C02</text:a></text:p>
          </table:table-cell>
          <table:table-cell table:style-name="ce17" office:value-type="string" calcext:value-type="string">
            <text:p><text:s text:c="6"/>*/ aggregateMultipleVisitsMetrics()</text:p>
          </table:table-cell>
          <table:table-cell table:style-name="ce93"/>
          <table:table-cell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11" office:value-type="string" calcext:value-type="string">
            <text:p>$metric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88" office:value-type="string" calcext:value-type="string">
            <text:p><text:s/>$visits = $metrics['nb_visits']</text:p>
          </table:table-cell>
          <table:table-cell table:number-columns-repeated="6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88" office:value-type="string" calcext:value-type="string">
            <text:p><text:s/>$visitsConverted = $metrics['nb_visits_converted']</text:p>
          </table:table-cell>
          <table:table-cell table:number-columns-repeated="6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6"/>
          <table:table-cell table:style-name="ce89" office:value-type="string" calcext:value-type="string">
            <text:p>callAggregateAllPlugins($visits, $visitsConverted)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>
            <draw:custom-shape table:end-cell-address="'2B-ArchiveProcessing'.I70" table:end-x="103.52pt" table:end-y="9.38pt" draw:z-index="16" draw:name="左中かっこ 54" draw:style-name="gr26" draw:text-style-name="P2" svg:width="21.32pt" svg:height="328.31pt" svg:x="82.26pt" svg:y="8.33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 office:value-type="string" calcext:value-type="string">
            <text:p>setNumberOfVisits($visits, $visitsConverted)</text:p>
          </table:table-cell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>
            <draw:custom-shape table:end-cell-address="'2B-ArchiveProcessing'.Q53" table:end-x="146.21pt" table:end-y="1.16pt" draw:z-index="10" draw:name="直線矢印コネクタ 40" draw:style-name="gr27" draw:text-style-name="P2" svg:width="1020.81pt" svg:height="0.03pt" svg:x="5.9pt" svg:y="4.4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 office:value-type="string" calcext:value-type="string">
            <text:p>getPluginArchivers()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9" office:value-type="string" calcext:value-type="string">
            <text:p>$archivers //all plugins' archivers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 office:value-type="string" calcext:value-type="string">
            <text:p>** foreach archiver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 office:value-type="string" calcext:value-type="string">
            <text:p>__construct()</text:p>
          </table:table-cell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>
            <draw:custom-shape table:end-cell-address="'2B-ArchiveProcessing'.AB59" table:end-x="3.51pt" table:end-y="2.32pt" draw:z-index="11" draw:name="直線矢印コネクタ 42" draw:style-name="gr28" draw:text-style-name="P2" svg:width="2269.36pt" svg:height="0.03pt" svg:x="0.65pt" svg:y="5.5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 office:value-type="string" calcext:value-type="string">
            <text:p>setQueryOriginHint($pluginName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>
            <draw:custom-shape table:end-cell-address="'2B-ArchiveProcessing'.N62" table:end-x="2.98pt" table:end-y="1.22pt" draw:z-index="12" draw:name="直線矢印コネクタ 44" draw:style-name="gr25" draw:text-style-name="P2" svg:width="532.52pt" svg:height="0.03pt" svg:x="0pt" svg:y="4.4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 office:value-type="string" calcext:value-type="string">
            <text:p>$timer = new Timer();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8">
            <office:annotation draw:style-name="gr37" draw:text-style-name="P4" svg:width="167.27pt" svg:height="72.74pt" svg:x="1087.48pt" svg:y="1128.98pt" draw:caption-point-x="-11.54pt" draw:caption-point-y="11.65pt">
              <dc:date>2016-10-27T00:00:00</dc:date>
              <text:p text:style-name="P3"><text:span text:style-name="T1">Nguyen Thang:</text:span></text:p>
              <text:p text:style-name="P3"><text:span text:style-name="T2">These are important</text:span></text:p>
              <text:p text:style-name="P3"><text:span text:style-name="T2"/></text:p>
            </office:annotation>
          </table:table-cell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/>
          <table:table-cell table:style-name="ce93"/>
          <table:table-cell table:style-name="ce94" office:value-type="string" calcext:value-type="string">
            <text:p>aggregateDayReport() /*</text:p>
          </table:table-cell>
          <table:table-cell table:style-name="ce95" office:value-type="string" calcext:value-type="string">
            <text:p><text:a xlink:href="#'3A01-Plugin''sArchiverAggr'.A1" xlink:type="simple">To 3A01</text:a></text:p>
          </table:table-cell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8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/>
          <table:table-cell table:style-name="ce93"/>
          <table:table-cell table:style-name="ce94" office:value-type="string" calcext:value-type="string">
            <text:p>*/ aggregateMultipleReports();</text:p>
          </table:table-cell>
          <table:table-cell table:style-name="ce95" office:value-type="string" calcext:value-type="string">
            <text:p><text:a xlink:href="#'3A01-Plugin''sArchiverAggr'.A1" xlink:type="simple">To 3A01</text:a></text:p>
          </table:table-cell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8"/>
          <table:table-cell table:style-name="ce72"/>
          <table:table-cell table:style-name="ce14">
            <draw:custom-shape table:end-cell-address="'2B-ArchiveProcessing'.AA66" table:end-x="87.05pt" table:end-y="1.22pt" draw:z-index="14" draw:name="直線矢印コネクタ 47" draw:style-name="gr29" draw:text-style-name="P2" svg:width="2232.37pt" svg:height="0.03pt" svg:x="1.19pt" svg:y="4.4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8"/>
          <table:table-cell table:style-name="ce72"/>
          <table:table-cell table:style-name="ce14"/>
          <table:table-cell table:number-columns-repeated="2"/>
          <table:table-cell table:style-name="ce71" office:value-type="string" calcext:value-type="string">
            <text:p>setQueryOriginHint(''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>
            <draw:custom-shape table:end-cell-address="'2B-ArchiveProcessing'.N68" table:end-x="4.17pt" table:end-y="2.38pt" draw:z-index="13" draw:name="直線矢印コネクタ 45" draw:style-name="gr25" draw:text-style-name="P2" svg:width="532.52pt" svg:height="0.03pt" svg:x="1.19pt" svg:y="5.64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office:value-type="string" calcext:value-type="string">
            <text:p>Log[debug]</text:p>
          </table:table-cell>
          <table:table-cell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>
            <draw:custom-shape table:end-cell-address="'2B-ArchiveProcessing'.K70" table:end-x="35.26pt" table:end-y="1.13pt" draw:z-index="15" draw:name="直線矢印コネクタ 48" draw:style-name="gr30" draw:text-style-name="P2" svg:width="212.34pt" svg:height="0.03pt" svg:x="1.42pt" svg:y="4.3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87" office:value-type="string" calcext:value-type="string">
            <text:p>**$no_return**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87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 office:value-type="string" calcext:value-type="string">
            <text:p>finalizeArchive()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>
            <draw:custom-shape table:end-cell-address="'2B-ArchiveProcessing'.I74" table:end-x="145.22pt" table:end-y="0.57pt" draw:z-index="1" draw:name="直線矢印コネクタ 9" draw:style-name="gr31" draw:text-style-name="P2" svg:width="832.03pt" svg:height="0.03pt" svg:x="15.25pt" svg:y="3.83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72">
            <draw:custom-shape table:end-cell-address="'2B-ArchiveProcessing'.I77" table:end-x="105.85pt" table:end-y="5.87pt" draw:z-index="18" draw:name="左中かっこ 60" draw:style-name="gr32" draw:text-style-name="P2" svg:width="13.07pt" svg:height="48.9pt" svg:x="92.83pt" svg:y="14.23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 office:value-type="string" calcext:value-type="string">
            <text:p>logStatusDebug($this-&gt;archiveWriter-&gt;isArchiveTemporary)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 office:value-type="string" calcext:value-type="string">
            <text:p>finalizeArchive()</text:p>
          </table:table-cell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 office:value-type="string" calcext:value-type="string">
            <text:p>getIdArchive()</text:p>
          </table:table-cell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9"/>
          <table:table-cell table:number-columns-repeated="5"/>
          <table:table-cell table:style-name="ce91" office:value-type="string" calcext:value-type="string">
            <text:p>$ArchiveWriter-&gt;getIdArchive()</text:p>
          </table:table-cell>
          <table:table-cell table:style-name="ce19">
            <draw:custom-shape table:end-cell-address="'2B-ArchiveProcessing'.AE77" table:end-x="116.99pt" table:end-y="0.03pt" draw:z-index="17" draw:name="直線矢印コネクタ 55" draw:style-name="gr33" draw:text-style-name="P2" svg:width="2734.5pt" svg:height="0.03pt" svg:x="0pt" svg:y="3.2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/>
          <table:table-cell table:style-name="ce64" office:value-type="string" calcext:value-type="string">
            <text:p>$idArchive</text:p>
          </table:table-cell>
          <table:table-cell table:style-name="ce14"/>
          <table:table-cell table:number-columns-repeated="5"/>
          <table:table-cell table:style-name="ce87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4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/>
          <table:table-cell table:style-name="ce86" office:value-type="string" calcext:value-type="string">
            <text:p>or false</text:p>
            <draw:custom-shape table:end-cell-address="'2B-ArchiveProcessing'.C79" table:end-x="0.82pt" table:end-y="1.13pt" draw:z-index="4" draw:name="直線矢印コネクタ 16" draw:style-name="gr34" draw:text-style-name="P2" svg:width="107.26pt" svg:height="0.45pt" svg:x="4.62pt" svg:y="3.94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4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 table:number-rows-repeated="4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4"/>
          <table:table-cell table:style-name="ce72"/>
          <table:table-cell table:style-name="ce14"/>
          <table:table-cell table:number-columns-repeated="2"/>
          <table:table-cell table:style-name="ce72"/>
          <table:table-cell table:number-columns-repeated="3"/>
          <table:table-cell table:style-name="ce72"/>
          <table:table-cell table:style-name="ce14"/>
          <table:table-cell table:number-columns-repeated="992"/>
        </table:table-row>
        <table:table-row table:style-name="ro1" table:number-rows-repeated="2">
          <table:table-cell table:number-columns-repeated="22"/>
          <table:table-cell table:style-name="ce72"/>
          <table:table-cell table:number-columns-repeated="1001"/>
        </table:table-row>
        <table:table-row table:style-name="ro1">
          <table:table-cell table:style-name="ce12" office:value-type="string" calcext:value-type="string">
            <text:p>2B02</text:p>
          </table:table-cell>
          <table:table-cell table:style-name="ce25" office:value-type="string" calcext:value-type="string">
            <text:p>ArchiveProcessor/Loader loadExistingArchiveIdFromDb()</text:p>
          </table:table-cell>
          <table:table-cell table:number-columns-repeated="4"/>
          <table:table-cell office:value-type="string" calcext:value-type="string">
            <text:p>Might be called from </text:p>
          </table:table-cell>
          <table:table-cell/>
          <table:table-cell table:style-name="ce70" office:value-type="string" calcext:value-type="string">
            <text:p><text:a xlink:href="#'2B-ArchiveProcessing'!C15" xlink:type="simple">2B01</text:a></text:p>
          </table:table-cell>
          <table:table-cell table:number-columns-repeated="13"/>
          <table:table-cell table:style-name="ce72"/>
          <table:table-cell table:number-columns-repeated="1001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6" office:value-type="string" calcext:value-type="string" table:number-columns-spanned="2" table:number-rows-spanned="1">
            <text:p>ArchiveProcesor\Loader</text:p>
          </table:table-cell>
          <table:covered-table-cell table:style-name="ce13"/>
          <table:table-cell table:number-columns-repeated="5"/>
          <table:table-cell table:style-name="ce26" office:value-type="string" calcext:value-type="string" table:number-columns-spanned="2" table:number-rows-spanned="1">
            <text:p>ArchiveSelector</text:p>
          </table:table-cell>
          <table:covered-table-cell table:style-name="ce13"/>
          <table:table-cell table:number-columns-repeated="1014"/>
        </table:table-row>
        <table:table-row table:style-name="ro1">
          <table:table-cell table:number-columns-repeated="2"/>
          <table:table-cell table:style-name="ce14"/>
          <table:table-cell table:number-columns-repeated="6"/>
          <table:table-cell table:style-name="ce92"/>
          <table:table-cell table:number-columns-repeated="1014"/>
        </table:table-row>
        <table:table-row table:style-name="ro1">
          <table:table-cell/>
          <table:table-cell table:style-name="ce9"/>
          <table:table-cell table:style-name="ce89" office:value-type="string" calcext:value-type="string">
            <text:p><text:s text:c="4"/>prepareAllPluginsArchive($visits, $visitsConverted)</text:p>
          </table:table-cell>
          <table:table-cell table:number-columns-repeated="6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1014"/>
        </table:table-row>
        <table:table-row table:style-name="ro1">
          <table:table-cell/>
          <table:table-cell table:style-name="ce12"/>
          <table:table-cell table:style-name="ce14" office:value-type="string" calcext:value-type="string">
            <text:p>getMinTimeArchiveProcessed()</text:p>
          </table:table-cell>
          <table:table-cell table:number-columns-repeated="6"/>
          <table:table-cell table:style-name="ce14"/>
          <table:table-cell table:number-columns-repeated="1014"/>
        </table:table-row>
        <table:table-row table:style-name="ro1">
          <table:table-cell/>
          <table:table-cell table:style-name="ce11"/>
          <table:table-cell table:style-name="ce19" office:value-type="string" calcext:value-type="string">
            <text:p>$minDatetimeArchiveProcessedUTC</text:p>
          </table:table-cell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14" office:value-type="string" calcext:value-type="string">
            <text:p>## if Archiving is forced to trigger</text:p>
          </table:table-cell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/>
          <table:table-cell table:style-name="ce87" office:value-type="string" calcext:value-type="string">
            <text:p>$noArchiveFound</text:p>
          </table:table-cell>
          <table:table-cell table:style-name="ce14" office:value-type="string" calcext:value-type="string">
            <text:p>return $noArchiveFound</text:p>
          </table:table-cell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14" office:value-type="string" calcext:value-type="string">
            <text:p>## end if</text:p>
          </table:table-cell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 office:value-type="string" calcext:value-type="string">
            <text:p>::getArchiveIdAndVisits($this-&gt;params, $minDatetimeArchiveProcessedUTC)</text:p>
          </table:table-cell>
          <table:table-cell table:style-name="ce82" office:value-type="string" calcext:value-type="string">
            <text:p><text:a xlink:href="#'4C-ArchiveSelector'.A11" xlink:type="simple">To 4C01</text:a>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4" office:value-type="string" calcext:value-type="string">
            <text:p>$idAndVisits</text:p>
            <draw:custom-shape table:end-cell-address="'2B-ArchiveProcessing'.I99" table:end-x="121.27pt" table:end-y="1.22pt" draw:z-index="20" draw:name="直線矢印コネクタ 24" draw:style-name="gr35" draw:text-style-name="P2" svg:width="810.48pt" svg:height="0.06pt" svg:x="12.84pt" svg:y="4.54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/>
          <table:table-cell table:style-name="ce11" office:value-type="string" calcext:value-type="string">
            <text:p>list($idArchive, $visits, $visitsConverted)</text:p>
          </table:table-cell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 table:number-rows-repeated="6">
          <table:table-cell table:number-columns-repeated="2"/>
          <table:table-cell table:style-name="ce23"/>
          <table:table-cell table:number-columns-repeated="5"/>
          <table:table-cell table:style-name="ce72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style-name="ce23"/>
          <table:table-cell table:number-columns-repeated="1021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C-PluginsAr.aggrMetr." table:style-name="ta7">
        <office:forms form:automatic-focus="false" form:apply-design-mode="false"/>
        <table:table-column table:style-name="co2" table:number-columns-repeated="2" table:default-cell-style-name="Default"/>
        <table:table-column table:style-name="co22" table:default-cell-style-name="Default"/>
        <table:table-column table:style-name="co2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78" office:value-type="string" calcext:value-type="string">
            <text:p>!! Note:</text:p>
          </table:table-cell>
          <table:table-cell office:value-type="string" calcext:value-type="string">
            <text:p>We can see that when aggregateDayVisitsMetrics() aggregate data for Day range, it calles LogAggregator to query Raw Log,</text:p>
          </table:table-cell>
          <table:table-cell table:number-columns-repeated="1022"/>
        </table:table-row>
        <table:table-row table:style-name="ro1">
          <table:table-cell table:style-name="ce78"/>
          <table:table-cell office:value-type="string" calcext:value-type="string">
            <text:p>While aggregateMultipleVisitsMetrics() uses ArchiveProcessor to query subperiods' archive data.</text:p>
          </table:table-cell>
          <table:table-cell table:number-columns-repeated="1022"/>
        </table:table-row>
        <table:table-row table:style-name="ro1">
          <table:table-cell table:style-name="ce78"/>
          <table:table-cell office:value-type="string" calcext:value-type="string">
            <text:p>For the new design, Day range will get data on temp archive Table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2C01</text:p>
          </table:table-cell>
          <table:table-cell table:style-name="ce25" office:value-type="string" calcext:value-type="string">
            <text:p>PluginsArchiver aggregateDayVisitsMetrics()</text:p>
          </table:table-cell>
          <table:table-cell table:style-name="ce25" table:number-columns-repeated="2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48" office:value-type="string" calcext:value-type="string" table:number-columns-spanned="2" table:number-rows-spanned="1">
            <text:p>ArchiveProccesor\PluginsArchiver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style-name="ce22" table:number-columns-repeated="2"/>
          <table:table-cell table:style-name="ce48" office:value-type="string" calcext:value-type="string" table:number-columns-spanned="2" table:number-rows-spanned="1">
            <text:p>LogAggregator</text:p>
          </table:table-cell>
          <table:covered-table-cell table:style-name="ce13"/>
          <table:table-cell table:style-name="ce22"/>
          <table:table-cell table:number-columns-repeated="1012"/>
        </table:table-row>
        <table:table-row table:style-name="ro1">
          <table:table-cell table:number-columns-repeated="2"/>
          <table:table-cell table:style-name="ce89" office:value-type="string" calcext:value-type="string">
            <text:p>aggregateDayVisitsMetrics()</text:p>
          </table:table-cell>
          <table:table-cell table:number-columns-repeated="3"/>
          <table:table-cell table:style-name="ce92"/>
          <table:table-cell table:style-name="ce23" table:number-columns-repeated="2"/>
          <table:table-cell table:style-name="ce72"/>
          <table:table-cell table:style-name="ce92"/>
          <table:table-cell table:style-name="ce23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72" office:value-type="string" calcext:value-type="string">
            <text:p>getLogAggregator(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>
            <draw:custom-shape table:end-cell-address="'2C-PluginsAr.aggrMetr.'.G15" table:end-x="0.96pt" table:end-y="0.96pt" draw:z-index="7" draw:name="直線矢印コネクタ 4" draw:style-name="gr38" draw:text-style-name="P2" svg:width="528.21pt" svg:height="0.06pt" svg:x="0pt" svg:y="1.0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94" office:value-type="string" calcext:value-type="string">
            <office:annotation office:display="true" draw:style-name="gr43" draw:text-style-name="P4" svg:width="143.23pt" svg:height="75pt" svg:x="1396.43pt" svg:y="167.9pt" draw:caption-point-x="-167.47pt" draw:caption-point-y="86.37pt">
              <dc:date>2016-10-27T00:00:00</dc:date>
              <text:p text:style-name="P5"><text:span text:style-name="T1">Nguyen Thang:</text:span></text:p>
              <text:p text:style-name="P5"><text:span text:style-name="T2">Make sure that now this method is called for Hour and Day only</text:span></text:p>
            </office:annotation>
            <text:p>queryVisitsByDimension()</text:p>
          </table:table-cell>
          <table:table-cell table:style-name="ce82" office:value-type="string" calcext:value-type="string">
            <text:p><text:a xlink:href="#'3B-LogAggregator'.A1" xlink:type="simple">To 3B01</text:a></text:p>
          </table:table-cell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>
            <draw:custom-shape table:end-cell-address="'2C-PluginsAr.aggrMetr.'.K16" table:end-x="0.99pt" table:end-y="1.02pt" draw:z-index="1" draw:name="直線矢印コネクタ 6" draw:style-name="gr39" draw:text-style-name="P2" svg:width="466.98pt" svg:height="0.06pt" svg:x="2.01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string" calcext:value-type="string">
            <text:p>Zend_Db_Statement $query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>
            <draw:custom-shape table:end-cell-address="'2C-PluginsAr.aggrMetr.'.J18" table:end-x="4.28pt" table:end-y="8.82pt" draw:z-index="2" draw:name="直線矢印コネクタ 8" draw:style-name="gr40" draw:text-style-name="P2" svg:width="706.31pt" svg:height="0.11pt" svg:x="882.54pt" svg:y="8.99pt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 office:value-type="string" calcext:value-type="string">
            <text:p>$data = $query-&gt;fetch()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 office:value-type="string" calcext:value-type="string">
            <text:p>$metrics = $this-&gt;convertMetricsIdToName($data);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72" office:value-type="string" calcext:value-type="string">
            <text:p>insertNumericRecords($metrics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/>
          <table:table-cell table:style-name="ce86" office:value-type="string" calcext:value-type="string">
            <text:p>$metrics</text:p>
          </table:table-cell>
          <table:table-cell table:style-name="ce19" office:value-type="string" calcext:value-type="string">
            <text:p>Array of strings $metrics</text:p>
            <draw:custom-shape table:end-cell-address="'2C-PluginsAr.aggrMetr.'.G23" table:end-x="1.96pt" table:end-y="1.96pt" draw:z-index="3" draw:name="直線矢印コネクタ 10" draw:style-name="gr38" draw:text-style-name="P2" svg:width="528.21pt" svg:height="0.06pt" svg:x="0.99pt" svg:y="2.0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9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5"/>
          <table:table-cell table:style-name="ce72"/>
          <table:table-cell table:number-columns-repeated="3"/>
          <table:table-cell table:style-name="ce72"/>
          <table:table-cell table:number-columns-repeated="1014"/>
        </table:table-row>
        <table:table-row table:style-name="ro1">
          <table:table-cell table:style-name="ce12" office:value-type="string" calcext:value-type="string">
            <text:p>2C02</text:p>
          </table:table-cell>
          <table:table-cell table:style-name="ce25" office:value-type="string" calcext:value-type="string">
            <text:p>PluginsArchiver aggregateMultipleVisitsMetrics()</text:p>
          </table:table-cell>
          <table:table-cell table:style-name="ce25" table:number-columns-repeated="2"/>
          <table:table-cell/>
          <table:table-cell table:style-name="ce72"/>
          <table:table-cell table:number-columns-repeated="3"/>
          <table:table-cell table:style-name="ce72"/>
          <table:table-cell table:number-columns-repeated="1014"/>
        </table:table-row>
        <table:table-row table:style-name="ro6">
          <table:table-cell table:number-columns-repeated="5"/>
          <table:table-cell table:style-name="ce72"/>
          <table:table-cell table:number-columns-repeated="3"/>
          <table:table-cell table:style-name="ce72"/>
          <table:table-cell table:number-columns-repeated="1014"/>
        </table:table-row>
        <table:table-row table:style-name="ro9">
          <table:table-cell/>
          <table:table-cell table:style-name="ce48" office:value-type="string" calcext:value-type="string" table:number-columns-spanned="2" table:number-rows-spanned="1">
            <text:p>ArchiveProccesor\PluginsArchiver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Metric</text:p>
          </table:table-cell>
          <table:covered-table-cell table:style-name="ce13"/>
          <table:table-cell table:style-name="ce22" table:number-columns-repeated="2"/>
          <table:table-cell table:style-name="ce48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number-columns-repeated="1013"/>
        </table:table-row>
        <table:table-row table:style-name="ro1">
          <table:table-cell table:number-columns-repeated="2"/>
          <table:table-cell table:style-name="ce89" office:value-type="string" calcext:value-type="string">
            <text:p>aggregateMultipleVisitsMetrics()</text:p>
          </table:table-cell>
          <table:table-cell table:number-columns-repeated="3"/>
          <table:table-cell table:style-name="ce92"/>
          <table:table-cell table:style-name="ce23" table:number-columns-repeated="2"/>
          <table:table-cell table:style-name="ce72"/>
          <table:table-cell table:style-name="ce92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72" office:value-type="string" calcext:value-type="string">
            <text:p>::getVisitsMetricNames(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3"/>
        </table:table-row>
        <table:table-row table:style-name="ro1">
          <table:table-cell table:number-columns-repeated="2"/>
          <table:table-cell table:style-name="ce19" office:value-type="string" calcext:value-type="string">
            <text:p>names-of-metrics $toSum </text:p>
            <draw:custom-shape table:end-cell-address="'2C-PluginsAr.aggrMetr.'.G34" table:end-x="0.96pt" table:end-y="0.96pt" draw:z-index="4" draw:name="直線矢印コネクタ 13" draw:style-name="gr38" draw:text-style-name="P2" svg:width="528.21pt" svg:height="0.96pt" svg:x="0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94" office:value-type="string" calcext:value-type="string">
            <text:p>aggregateNumericMetrics($toSum)</text:p>
          </table:table-cell>
          <table:table-cell table:style-name="ce82" office:value-type="string" calcext:value-type="string">
            <text:p><text:a xlink:href="#'3C-ArchiveProcessor'.A1" xlink:type="simple">To 3C01</text:a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 office:value-type="string" calcext:value-type="string">
            <text:p>Array of strings $metrics</text:p>
            <draw:custom-shape table:end-cell-address="'2C-PluginsAr.aggrMetr.'.K36" table:end-x="0.96pt" table:end-y="1.96pt" draw:z-index="5" draw:name="直線矢印コネクタ 14" draw:style-name="gr41" draw:text-style-name="P2" svg:width="996.21pt" svg:height="0.96pt" svg:x="0pt" svg:y="0.9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3"/>
        </table:table-row>
        <table:table-row table:style-name="ro1" table:number-rows-repeated="7"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ce23"/>
          <table:table-cell table:number-columns-repeated="2"/>
          <table:table-cell table:style-name="ce72"/>
          <table:table-cell table:number-columns-repeated="1014"/>
        </table:table-row>
        <table:table-row table:style-name="ro1">
          <table:table-cell table:style-name="ce12" office:value-type="string" calcext:value-type="string">
            <text:p>2C03</text:p>
          </table:table-cell>
          <table:table-cell table:style-name="ce25" office:value-type="string" calcext:value-type="string">
            <text:p>PluginsArchiver callAggregateCoreMetrics()</text:p>
          </table:table-cell>
          <table:table-cell table:style-name="ce25"/>
          <table:table-cell/>
          <table:table-cell office:value-type="string" calcext:value-type="string">
            <text:p>Might be called from </text:p>
          </table:table-cell>
          <table:table-cell/>
          <table:table-cell table:style-name="ce70" office:value-type="string" calcext:value-type="string">
            <text:p><text:a xlink:href="#'3E-ArchiveProcessorLoader'.P35" xlink:type="simple">3E01'!P35</text:a></text:p>
          </table:table-cell>
          <table:table-cell table:style-name="ce96" office:value-type="string" calcext:value-type="string">
            <text:p><text:a xlink:href="#'3E-ArchiveProcessorLoader'.P55" xlink:type="simple">3E01</text:a></text:p>
          </table:table-cell>
          <table:table-cell/>
          <table:table-cell table:style-name="ce72"/>
          <table:table-cell table:number-columns-repeated="1014"/>
        </table:table-row>
        <table:table-row table:style-name="ro6">
          <table:table-cell table:number-columns-repeated="9"/>
          <table:table-cell table:style-name="ce72"/>
          <table:table-cell table:number-columns-repeated="1014"/>
        </table:table-row>
        <table:table-row table:style-name="ro10">
          <table:table-cell/>
          <table:table-cell table:style-name="ce48" office:value-type="string" calcext:value-type="string" table:number-columns-spanned="2" table:number-rows-spanned="1">
            <text:p>ArchiveProccesor\PluginsArchiver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LogAggregator</text:p>
          </table:table-cell>
          <table:covered-table-cell table:style-name="ce13"/>
          <table:table-cell table:number-columns-repeated="1017"/>
        </table:table-row>
        <table:table-row table:style-name="ro1">
          <table:table-cell/>
          <table:table-cell table:style-name="ce70" office:value-type="string" calcext:value-type="string">
            <text:p><text:a xlink:href="#'2B-ArchiveProcessing'.J42" xlink:type="simple">To 2B01</text:a></text:p>
          </table:table-cell>
          <table:table-cell table:style-name="ce89" office:value-type="string" calcext:value-type="string">
            <text:p><text:s/>callAggregateCoreMetrics()</text:p>
          </table:table-cell>
          <table:table-cell table:number-columns-repeated="2"/>
          <table:table-cell table:style-name="ce72"/>
          <table:table-cell table:style-name="ce92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17"/>
        </table:table-row>
        <table:table-row table:style-name="ro1">
          <table:table-cell table:number-columns-repeated="2"/>
          <table:table-cell table:style-name="ce14">
            <draw:custom-shape table:end-cell-address="'2C-PluginsAr.aggrMetr.'.F52" table:end-x="116.99pt" table:end-y="0.99pt" draw:z-index="6" draw:name="直線矢印コネクタ 2" draw:style-name="gr42" draw:text-style-name="P2" svg:width="527.24pt" svg:height="1.39pt" svg:x="0pt" svg:y="17.6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 office:value-type="string" calcext:value-type="string">
            <text:p>setQueryOriginHint('Core')</text:p>
          </table:table-cell>
          <table:table-cell table:style-name="ce1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17"/>
        </table:table-row>
        <table:table-row table:style-name="ro1">
          <table:table-cell table:number-columns-repeated="2"/>
          <table:table-cell table:style-name="ce19" office:value-type="string" calcext:value-type="string">
            <text:p>names-of-metrics $toSum </text:p>
          </table:table-cell>
          <table:table-cell table:number-columns-repeated="2"/>
          <table:table-cell table:style-name="ce94"/>
          <table:table-cell table:style-name="ce82"/>
          <table:table-cell table:number-columns-repeated="1017"/>
        </table:table-row>
        <table:table-row table:style-name="ro1">
          <table:table-cell table:number-columns-repeated="2"/>
          <table:table-cell table:style-name="ce19"/>
          <table:table-cell table:number-columns-repeated="2"/>
          <table:table-cell table:style-name="ce72"/>
          <table:table-cell table:style-name="ce14"/>
          <table:table-cell table:number-columns-repeated="1017"/>
        </table:table-row>
        <table:table-row table:style-name="ro1">
          <table:table-cell table:number-columns-repeated="2"/>
          <table:table-cell table:style-name="ce19" office:value-type="string" calcext:value-type="string">
            <text:p>Array of strings $metrics</text:p>
          </table:table-cell>
          <table:table-cell table:number-columns-repeated="2"/>
          <table:table-cell table:style-name="ce72"/>
          <table:table-cell table:style-name="ce14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72"/>
          <table:table-cell table:style-name="ce14"/>
          <table:table-cell table:number-columns-repeated="1017"/>
        </table:table-row>
        <table:table-row table:style-name="ro1">
          <table:table-cell table:number-columns-repeated="5"/>
          <table:table-cell table:style-name="ce72"/>
          <table:table-cell table:number-columns-repeated="1018"/>
        </table:table-row>
        <table:table-row table:style-name="ro1">
          <table:table-cell table:style-name="ce12" office:value-type="string" calcext:value-type="string">
            <text:p>2C04</text:p>
          </table:table-cell>
          <table:table-cell table:style-name="ce25" office:value-type="string" calcext:value-type="string">
            <text:p>PluginsArchiver callAggregateAllPlugins()</text:p>
          </table:table-cell>
          <table:table-cell table:style-name="ce25"/>
          <table:table-cell table:number-columns-repeated="2"/>
          <table:table-cell table:style-name="ce72"/>
          <table:table-cell table:number-columns-repeated="1018"/>
        </table:table-row>
        <table:table-row table:style-name="ro1">
          <table:table-cell/>
          <table:table-cell table:style-name="ce70" office:value-type="string" calcext:value-type="string">
            <text:p><text:a xlink:href="#'2B-ArchiveProcessing'.J50" xlink:type="simple">To 2B01</text:a></text:p>
          </table:table-cell>
          <table:table-cell table:number-columns-repeated="102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C05-PluginsArchiverNewDay" table:style-name="ta8">
        <office:forms form:automatic-focus="false" form:apply-design-mode="false"/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number-columns-repeated="2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97" office:value-type="string" calcext:value-type="string">
            <text:p>2C05</text:p>
          </table:table-cell>
          <table:table-cell table:style-name="ce98" office:value-type="string" calcext:value-type="string">
            <text:p>[New for Day archiving on Hour temp_table] PluginsArchiver aggregateDayVisitsMetrics()</text:p>
          </table:table-cell>
          <table:table-cell table:style-name="ce98" table:number-columns-repeated="4"/>
          <table:table-cell table:style-name="ce102" table:number-columns-repeated="4"/>
          <table:table-cell table:number-columns-repeated="1014"/>
        </table:table-row>
        <table:table-row table:style-name="ro6">
          <table:table-cell table:number-columns-repeated="13"/>
          <table:table-cell table:style-name="ce72"/>
          <table:table-cell table:number-columns-repeated="1010"/>
        </table:table-row>
        <table:table-row table:style-name="ro8">
          <table:table-cell/>
          <table:table-cell table:style-name="ce48" office:value-type="string" calcext:value-type="string" table:number-columns-spanned="2" table:number-rows-spanned="1">
            <text:p>ArchiveProccesor\PluginsArchiver </text:p>
          </table:table-cell>
          <table:covered-table-cell table:style-name="ce13"/>
          <table:table-cell table:number-columns-repeated="5"/>
          <table:table-cell table:style-name="ce48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style-name="ce22" table:number-columns-repeated="2"/>
          <table:table-cell/>
          <table:table-cell table:style-name="ce48" office:value-type="string" calcext:value-type="string" table:number-columns-spanned="2" table:number-rows-spanned="1">
            <text:p>Metric</text:p>
          </table:table-cell>
          <table:covered-table-cell table:style-name="ce13"/>
          <table:table-cell table:style-name="ce22"/>
          <table:table-cell table:style-name="ce48" office:value-type="string" calcext:value-type="string" table:number-columns-spanned="2" table:number-rows-spanned="1">
            <text:p>CoreArchive</text:p>
          </table:table-cell>
          <table:covered-table-cell table:style-name="ce13"/>
          <table:table-cell table:number-columns-repeated="5"/>
          <table:table-cell table:style-name="ce48" office:value-type="string" calcext:value-type="string" table:number-columns-spanned="2" table:number-rows-spanned="1">
            <text:p>ArchiveSelector</text:p>
          </table:table-cell>
          <table:covered-table-cell table:style-name="ce13"/>
          <table:table-cell/>
          <table:table-cell table:style-name="ce53" office:value-type="string" calcext:value-type="string" table:number-columns-spanned="2" table:number-rows-spanned="1">
            <text:p>ArchiveProccesor\Loader</text:p>
          </table:table-cell>
          <table:covered-table-cell table:style-name="ce57"/>
          <table:table-cell/>
          <table:table-cell table:style-name="ce53" office:value-type="string" calcext:value-type="string" table:number-columns-spanned="2" table:number-rows-spanned="1">
            <text:p>CoreArchive\DataCollection</text:p>
          </table:table-cell>
          <table:covered-table-cell table:style-name="ce57"/>
          <table:table-cell table:style-name="ce61" table:number-columns-repeated="2"/>
          <table:table-cell table:number-columns-repeated="11"/>
          <table:table-cell table:style-name="ce53" office:value-type="string" calcext:value-type="string" table:number-columns-spanned="2" table:number-rows-spanned="1">
            <text:p>ArchiveWriter</text:p>
          </table:table-cell>
          <table:covered-table-cell table:style-name="ce57"/>
          <table:table-cell table:number-columns-repeated="978"/>
        </table:table-row>
        <table:table-row table:style-name="ro8">
          <table:table-cell table:number-columns-repeated="2"/>
          <table:table-cell table:style-name="ce89"/>
          <table:table-cell table:number-columns-repeated="6"/>
          <table:table-cell table:style-name="ce92"/>
          <table:table-cell table:style-name="ce23" table:number-columns-repeated="2"/>
          <table:table-cell table:number-columns-repeated="2"/>
          <table:table-cell table:style-name="ce92"/>
          <table:table-cell table:style-name="ce23"/>
          <table:table-cell/>
          <table:table-cell table:style-name="ce92"/>
          <table:table-cell table:number-columns-repeated="6"/>
          <table:table-cell table:style-name="ce92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50"/>
          <table:table-cell table:style-name="ce58"/>
          <table:table-cell table:number-columns-repeated="978"/>
        </table:table-row>
        <table:table-row table:style-name="ro8">
          <table:table-cell table:number-columns-repeated="2"/>
          <table:table-cell table:style-name="ce89" office:value-type="string" calcext:value-type="string">
            <text:p>**@@called from prepareCoreMetricsArchive() of ArchiveLoader // after check that there's no archive for this period, run archiving</text:p>
          </table:table-cell>
          <table:table-cell table:number-columns-repeated="6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number-columns-repeated="6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50"/>
          <table:table-cell table:style-name="ce58"/>
          <table:table-cell table:number-columns-repeated="978"/>
        </table:table-row>
        <table:table-row table:style-name="ro8">
          <table:table-cell table:number-columns-repeated="2"/>
          <table:table-cell table:style-name="ce89" office:value-type="string" calcext:value-type="string">
            <text:p>callAggregateCoreMetrics()</text:p>
          </table:table-cell>
          <table:table-cell table:number-columns-repeated="6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number-columns-repeated="6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50"/>
          <table:table-cell table:style-name="ce58"/>
          <table:table-cell table:number-columns-repeated="978"/>
        </table:table-row>
        <table:table-row table:style-name="ro8">
          <table:table-cell table:number-columns-repeated="2"/>
          <table:table-cell table:style-name="ce18" office:value-type="string" calcext:value-type="string">
            <text:p>$this-&gt;isSingleSiteDayArchive is 0 (now this is 1 for Hour only)</text:p>
          </table:table-cell>
          <table:table-cell table:number-columns-repeated="6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number-columns-repeated="6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50"/>
          <table:table-cell table:style-name="ce58"/>
          <table:table-cell table:number-columns-repeated="978"/>
        </table:table-row>
        <table:table-row table:style-name="ro8" table:number-rows-repeated="3">
          <table:table-cell table:number-columns-repeated="2"/>
          <table:table-cell table:style-name="ce89"/>
          <table:table-cell table:number-columns-repeated="6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number-columns-repeated="6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50"/>
          <table:table-cell table:style-name="ce58"/>
          <table:table-cell table:number-columns-repeated="978"/>
        </table:table-row>
        <table:table-row table:style-name="ro8">
          <table:table-cell table:number-columns-repeated="2"/>
          <table:table-cell table:style-name="ce89" office:value-type="string" calcext:value-type="string">
            <text:p>aggregateMultipleVisitsMetrics()</text:p>
          </table:table-cell>
          <table:table-cell table:number-columns-repeated="6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number-columns-repeated="6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50"/>
          <table:table-cell table:style-name="ce58"/>
          <table:table-cell table:number-columns-repeated="978"/>
        </table:table-row>
        <table:table-row table:style-name="ro6">
          <table:table-cell table:number-columns-repeated="2"/>
          <table:table-cell table:style-name="ce14"/>
          <table:table-cell table:number-columns-repeated="2"/>
          <table:table-cell table:style-name="ce101" office:value-type="string" calcext:value-type="string" table:number-columns-spanned="2" table:number-rows-spanned="1">
            <text:p>ArchiveProccesor\PluginsArchiver </text:p>
          </table:table-cell>
          <table:covered-table-cell table:style-name="ce103"/>
          <table:table-cell table:style-name="ce104"/>
          <table:table-cell table:style-name="ce72"/>
          <table:table-cell table:style-name="ce14"/>
          <table:table-cell table:style-name="ce23" table:number-columns-repeated="2"/>
          <table:table-cell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50"/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14" office:value-type="string" calcext:value-type="string">
            <text:p>No need for this, just to make sure only.</text:p>
          </table:table-cell>
          <table:table-cell table:number-columns-repeated="3"/>
          <table:table-cell table:style-name="ce89"/>
          <table:table-cell table:style-name="ce105"/>
          <table:table-cell table:style-name="ce72"/>
          <table:table-cell table:style-name="ce14"/>
          <table:table-cell table:style-name="ce23" table:number-columns-repeated="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50"/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77" office:value-type="string" calcext:value-type="string">
            <office:annotation office:display="true" draw:style-name="gr66" draw:text-style-name="P4" svg:width="230.17pt" svg:height="58.11pt" svg:x="12.76pt" svg:y="305.01pt" draw:caption-point-x="406.2pt" draw:caption-point-y="-23.73pt">
              <dc:date>2016-12-28T00:00:00</dc:date>
              <text:p text:style-name="P5"><text:span text:style-name="T1">Nguyen Thang:</text:span></text:p>
              <text:p text:style-name="P5"><text:span text:style-name="T2">see aggregateMultipleVisitsMetrics() for reference</text:span></text:p>
              <text:p text:style-name="P5"><text:span text:style-name="T2"/></text:p>
            </office:annotation>
            <text:p>//aggregateDayVisitsMetricsFromHour()</text:p>
          </table:table-cell>
          <table:table-cell table:style-name="ce78" table:number-columns-repeated="2"/>
          <table:table-cell/>
          <table:table-cell table:style-name="ce14"/>
          <table:table-cell table:style-name="ce23"/>
          <table:table-cell table:style-name="ce72"/>
          <table:table-cell table:style-name="ce14"/>
          <table:table-cell table:style-name="ce23" table:number-columns-repeated="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71"/>
          <table:table-cell table:style-name="ce58"/>
          <table:table-cell table:number-columns-repeated="978"/>
        </table:table-row>
        <table:table-row table:style-name="ro8">
          <table:table-cell table:number-columns-repeated="2"/>
          <table:table-cell table:style-name="ce14">
            <draw:custom-shape table:end-cell-address="'2C05-PluginsArchiverNewDay'.G17" table:end-x="2.98pt" table:end-y="0.03pt" draw:z-index="18" draw:name="直線矢印コネクタ 4" draw:style-name="gr44" draw:text-style-name="P2" svg:width="542.15pt" svg:height="0.03pt" svg:x="3.09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14"/>
          <table:table-cell table:style-name="ce23"/>
          <table:table-cell table:style-name="ce72"/>
          <table:table-cell table:style-name="ce14"/>
          <table:table-cell table:style-name="ce23" table:number-columns-repeated="3"/>
          <table:table-cell table:style-name="ce94"/>
          <table:table-cell table:style-name="ce82"/>
          <table:table-cell table:style-name="ce23"/>
          <table:table-cell table:style-name="ce94"/>
          <table:table-cell table:style-name="ce82"/>
          <table:table-cell table:number-columns-repeated="5"/>
          <table:table-cell table:style-name="ce94"/>
          <table:table-cell table:style-name="ce82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71"/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/>
          <table:table-cell table:style-name="ce72"/>
          <table:table-cell table:style-name="ce14"/>
          <table:table-cell table:style-name="ce23" table:number-columns-repeated="3"/>
          <table:table-cell table:style-name="ce72" office:value-type="string" calcext:value-type="string">
            <text:p>::getVisitsMetricNames()</text:p>
          </table:table-cell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3"/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19"/>
          <table:table-cell table:number-columns-repeated="3"/>
          <table:table-cell table:style-name="ce19" office:value-type="string" calcext:value-type="string">
            <text:p>names-of-metrics $toSum </text:p>
            <draw:custom-shape table:end-cell-address="'2C05-PluginsArchiverNewDay'.N19" table:end-x="109.11pt" table:end-y="0.71pt" draw:z-index="25" draw:name="直線矢印コネクタ 1" draw:style-name="gr45" draw:text-style-name="P2" svg:width="964.18pt" svg:height="0.71pt" svg:x="1.47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/>
          <table:table-cell table:style-name="ce72"/>
          <table:table-cell table:style-name="ce14"/>
          <table:table-cell table:style-name="ce23" table:number-columns-repeated="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/>
          <table:table-cell table:style-name="ce72"/>
          <table:table-cell table:style-name="ce14"/>
          <table:table-cell table:style-name="ce23" table:number-columns-repeated="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6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94" office:value-type="string" calcext:value-type="string">
            <text:p>aggregateNumericMetrics($toSum)</text:p>
          </table:table-cell>
          <table:table-cell table:style-name="ce82" office:value-type="string" calcext:value-type="string">
            <text:p><text:a xlink:href="#'3C-ArchiveProcessor'.A5" xlink:type="simple">To 3C01</text:a></text:p>
          </table:table-cell>
          <table:table-cell table:style-name="ce23" table:number-columns-repeated="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9" office:value-type="string" calcext:value-type="string">
            <text:p>Array of strings $metrics</text:p>
            <draw:custom-shape table:end-cell-address="'2C05-PluginsArchiverNewDay'.J22" table:end-x="2.98pt" table:end-y="1.02pt" draw:z-index="3" draw:name="直線矢印コネクタ 2" draw:style-name="gr46" draw:text-style-name="P2" svg:width="388.52pt" svg:height="0.06pt" svg:x="3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/>
          <table:table-cell table:style-name="ce72"/>
          <table:table-cell table:style-name="ce14"/>
          <table:table-cell table:style-name="ce101" office:value-type="string" calcext:value-type="string" table:number-columns-spanned="2" table:number-rows-spanned="1">
            <text:p>ArchiveProccesor</text:p>
          </table:table-cell>
          <table:covered-table-cell table:style-name="ce103"/>
          <table:table-cell table:style-name="ce2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6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7"/>
          <table:table-cell/>
          <table:table-cell table:style-name="ce92"/>
          <table:table-cell table:style-name="ce2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6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7" office:value-type="string" calcext:value-type="string">
            <text:p>getAggregatedNumericMetrics($columns, $operationToApply)</text:p>
          </table:table-cell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/>
          <table:table-cell table:style-name="ce101" office:value-type="string" calcext:value-type="string" table:number-columns-spanned="2" table:number-rows-spanned="1">
            <text:p>CoreArchive</text:p>
          </table:table-cell>
          <table:covered-table-cell table:style-name="ce103"/>
          <table:table-cell table:style-name="ce10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7">
            <draw:custom-shape table:end-cell-address="'2C05-PluginsArchiverNewDay'.L25" table:end-x="2.98pt" table:end-y="1.02pt" draw:z-index="23" draw:name="直線矢印コネクタ 32" draw:style-name="gr47" draw:text-style-name="P2" svg:width="234.96pt" svg:height="0.03pt" svg:x="2.07pt" svg:y="1.0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72">
            <draw:custom-shape table:end-cell-address="'2C05-PluginsArchiverNewDay'.K28" table:end-x="87.99pt" table:end-y="3.97pt" draw:z-index="4" draw:name="左大かっこ 3" draw:style-name="gr48" draw:text-style-name="P2" svg:width="8.99pt" svg:height="42.97pt" svg:x="79pt" svg:y="15pt">
              <text:p/>
              <draw:enhanced-geometry draw:mirror-horizontal="false" draw:mirror-vertical="false" svg:viewBox="0 0 0 0" draw:text-areas="?f7 ?f8 ?f10 ?f9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100000"/>
                <draw:equation draw:name="f4" draw:formula="logheight+0-?f3 "/>
                <draw:equation draw:name="f5" draw:formula="logwidth*cos(pi*(2700000)/10800000)"/>
                <draw:equation draw:name="f6" draw:formula="?f3 *sin(pi*(2700000)/10800000)"/>
                <draw:equation draw:name="f7" draw:formula="logwidth+0-?f5 "/>
                <draw:equation draw:name="f8" draw:formula="?f3 +0-?f6 "/>
                <draw:equation draw:name="f9" draw:formula="logheight+?f6 -?f3 "/>
                <draw:equation draw:name="f10" draw:formula="logwidth"/>
                <draw:equation draw:name="f11" draw:formula="logheight/2"/>
                <draw:equation draw:name="f12" draw:formula="logheight"/>
                <draw:equation draw:name="f13" draw:formula="logwidth"/>
                <draw:equation draw:name="f14" draw:formula="(5400000)/60000.0"/>
                <draw:equation draw:name="f15" draw:formula="(5400000)/60000.0"/>
                <draw:equation draw:name="f16" draw:formula="(1080000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equation draw:name="f20" draw:formula="(10800000)/60000.0"/>
                <draw:equation draw:name="f21" draw:formula="(5400000)/60000.0"/>
                <draw:handle draw:handle-position="0 ?f3" draw:handle-range-y-maximum="?f1" draw:handle-range-y-minimum="0"/>
              </draw:enhanced-geometry>
            </draw:custom-shape>
          </table:table-cell>
          <table:table-cell table:style-name="ce14"/>
          <table:table-cell table:style-name="ce2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2"/>
          <table:table-cell table:style-name="ce92"/>
          <table:table-cell table:style-name="ce10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7"/>
          <table:table-cell table:style-name="ce72"/>
          <table:table-cell table:style-name="ce77" office:value-type="string" calcext:value-type="string">
            <office:annotation office:display="true" draw:style-name="gr67" draw:text-style-name="P4" svg:width="227.25pt" svg:height="87.25pt" svg:x="1470.73pt" svg:y="522.37pt" draw:caption-point-x="72.48pt" draw:caption-point-y="-57.09pt">
              <dc:date>2016-12-28T00:00:00</dc:date>
              <text:p text:style-name="P5"><text:span text:style-name="T1">Nguyen Thang:</text:span></text:p>
              <text:p text:style-name="P5"><text:span text:style-name="T2">!! Actually all of period processings are done in Archive::build(). When Archive calls Period::Factory to create Period object</text:span></text:p>
              <text:p text:style-name="P5"><text:span text:style-name="T2"/></text:p>
              <text:p text:style-name="P5"><text:span text:style-name="T2">Break the period down to sub-periods.</text:span></text:p>
              <text:p text:style-name="P5"><text:span text:style-name="T2">=&gt; Actually this is done by Parameters... </text:span></text:p>
            </office:annotation>
            <text:p>$this-&gt;getArchive()</text:p>
          </table:table-cell>
          <table:table-cell table:style-name="ce109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2"/>
          <table:table-cell table:style-name="ce14"/>
          <table:table-cell table:style-name="ce10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1">
          <table:table-cell/>
          <table:table-cell table:style-name="ce86"/>
          <table:table-cell table:style-name="ce19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style-name="ce23"/>
          <table:table-cell table:style-name="ce72" office:value-type="string" calcext:value-type="string">
            <text:p>getDataTableFromNumeric($columns)</text:p>
          </table:table-cell>
          <table:table-cell table:style-name="ce14"/>
          <table:table-cell table:number-columns-repeated="2"/>
          <table:table-cell table:style-name="ce14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9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 table:style-name="ce72"/>
          <table:table-cell table:style-name="ce14">
            <draw:custom-shape table:end-cell-address="'2C05-PluginsArchiverNewDay'.R28" table:end-x="1.98pt" table:end-y="1.02pt" draw:z-index="15" draw:name="直線矢印コネクタ 14" draw:style-name="gr49" draw:text-style-name="P2" svg:width="702.96pt" svg:height="0.03pt" svg:x="1.08pt" svg:y="1.0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/>
          <table:table-cell table:style-name="ce72"/>
          <table:table-cell table:style-name="ce14"/>
          <table:table-cell table:style-name="ce23"/>
          <table:table-cell table:style-name="ce72"/>
          <table:table-cell table:style-name="ce14" office:value-type="string" calcext:value-type="string">
            <text:p>get($column, 'numeric')</text:p>
          </table:table-cell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12"/>
          <table:table-cell table:style-name="ce14"/>
          <table:table-cell table:number-columns-repeated="978"/>
        </table:table-row>
        <table:table-row table:style-name="ro6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 table:style-name="ce23"/>
          <table:table-cell table:style-name="ce14"/>
          <table:table-cell table:style-name="ce2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12"/>
          <table:table-cell table:style-name="ce14"/>
          <table:table-cell table:number-columns-repeated="978"/>
        </table:table-row>
        <table:table-row table:style-name="ro6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>
            <draw:custom-shape table:end-cell-address="'2C05-PluginsArchiverNewDay'.U30" table:end-x="1.98pt" table:end-y="17.04pt" draw:z-index="20" draw:name="直線矢印コネクタ 17" draw:style-name="gr50" draw:text-style-name="P2" svg:width="349.91pt" svg:height="0.03pt" svg:x="3.09pt" svg:y="17.04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/>
          <table:table-cell table:style-name="ce72" office:value-type="string" calcext:value-type="string">
            <text:p>getArchiveIds($archiveNames)</text:p>
          </table:table-cell>
          <table:table-cell table:style-name="ce82" office:value-type="string" calcext:value-type="string">
            <text:p><text:a xlink:href="#'2A-CoreArchive'.A47" xlink:type="simple">To 2A02</text:a></text:p>
          </table:table-cell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/>
          <table:table-cell table:style-name="ce123" office:value-type="string" calcext:value-type="string" table:number-columns-spanned="2" table:number-rows-spanned="1">
            <text:p>ArchiveSelector</text:p>
          </table:table-cell>
          <table:covered-table-cell table:style-name="ce124">
            <draw:custom-shape table:end-cell-address="'2C05-PluginsArchiverNewDay'.AR44" table:end-x="23.33pt" table:end-y="14.26pt" draw:z-index="1" draw:name="直線矢印コネクタ 8" draw:style-name="gr51" draw:text-style-name="P2" svg:width="842.37pt" svg:height="248.29pt" svg:x="959.36pt" svg:y="267.28pt">
              <text:p/>
              <draw:enhanced-geometry draw:mirror-horizontal="true" draw:mirror-vertical="true" svg:viewBox="0 0 21600 21600" draw:type="mso-spt32" draw:enhanced-path="M 0 0 L 21600 21600 N"/>
            </draw:custom-shape>
          </table:covered-table-cell>
          <table:table-cell table:style-name="ce125"/>
          <table:table-cell table:style-name="ce123" office:value-type="string" calcext:value-type="string" table:number-columns-spanned="2" table:number-rows-spanned="1">
            <text:p>PluginsArchiver</text:p>
          </table:table-cell>
          <table:covered-table-cell table:style-name="ce124"/>
          <table:table-cell table:style-name="ce125" table:number-columns-repeated="2"/>
          <table:table-cell table:style-name="ce123" office:value-type="string" calcext:value-type="string" table:number-columns-spanned="2" table:number-rows-spanned="1">
            <text:p>ArchiverProcessor</text:p>
          </table:table-cell>
          <table:covered-table-cell table:style-name="ce12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77" office:value-type="string" calcext:value-type="string">
            <office:annotation office:display="true" draw:style-name="gr68" draw:text-style-name="P4" svg:width="143.26pt" svg:height="75.51pt" svg:x="2634.72pt" svg:y="415.22pt" draw:caption-point-x="-38.52pt" draw:caption-point-y="142.04pt">
              <dc:date>2016-10-27T00:00:00</dc:date>
              <text:p text:style-name="P5"><text:span text:style-name="T1">For some reason, the 'right' period is decided here</text:span></text:p>
            </office:annotation>
            <text:p>**For each subperiod of this Period</text:p>
          </table:table-cell>
          <table:table-cell table:style-name="ce109"/>
          <table:table-cell table:style-name="ce78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 office:value-type="string" calcext:value-type="string">
            <text:p>*For subperiods</text:p>
          </table:table-cell>
          <table:table-cell table:style-name="ce23"/>
          <table:table-cell/>
          <table:table-cell table:style-name="ce14" office:value-type="string" calcext:value-type="string">
            <text:p>*For subperiods</text:p>
          </table:table-cell>
          <table:table-cell table:style-name="ce23" table:number-columns-repeated="2"/>
          <table:table-cell/>
          <table:table-cell table:style-name="ce14" office:value-type="string" calcext:value-type="string">
            <text:p>*For subperiods</text:p>
          </table:table-cell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77" office:value-type="string" calcext:value-type="string">
            <text:p>cacheArchiveIdsAfterLaunching($archiveGroups, $plugins)</text:p>
          </table:table-cell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style-name="ce23" table:number-columns-repeated="2"/>
          <table:table-cell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 office:value-type="string" calcext:value-type="string">
            <text:p>To 2A04</text:p>
          </table:table-cell>
          <table:table-cell table:style-name="ce117" office:value-type="string" calcext:value-type="string">
            <text:p><text:s text:c="3"/>|- prepareArchive($archiveGroups, $site, $period)</text:p>
            <draw:custom-shape table:end-cell-address="'2C05-PluginsArchiverNewDay'.AB34" table:end-x="1.96pt" table:end-y="0.99pt" draw:z-index="17" draw:name="直線矢印コネクタ 35" draw:style-name="gr52" draw:text-style-name="P2" svg:width="820.01pt" svg:height="0.99pt" svg:x="0.99pt" svg:y="18.06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/>
          <table:table-cell/>
          <table:table-cell table:style-name="ce72"/>
          <table:table-cell table:style-name="ce14"/>
          <table:table-cell table:style-name="ce119"/>
          <table:table-cell table:style-name="ce120" office:value-type="string" calcext:value-type="string">
            <text:p>prepareArchive($pluginName)</text:p>
          </table:table-cell>
          <table:table-cell table:style-name="ce121" office:value-type="string" calcext:value-type="string">
            <text:p>3E01</text:p>
          </table:table-cell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style-name="ce23" table:number-columns-repeated="2"/>
          <table:table-cell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style-name="ce23" table:number-columns-repeated="2"/>
          <table:table-cell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 office:value-type="string" calcext:value-type="string">
            <text:p>loadExistingArchiveIdFromDb()</text:p>
          </table:table-cell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style-name="ce23" table:number-columns-repeated="2"/>
          <table:table-cell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 office:value-type="string" calcext:value-type="string">
            <text:p><text:s text:c="2"/>$this-&gt;getMinTimeArchiveProcessed()</text:p>
          </table:table-cell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style-name="ce23" table:number-columns-repeated="2"/>
          <table:table-cell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/>
          <table:table-cell table:style-name="ce72" office:value-type="string" calcext:value-type="string">
            <text:p>::getArchiveIdAndVisits($this-&gt;params, $minDatetimeArchiveProcessedUTC)</text:p>
          </table:table-cell>
          <table:table-cell table:style-name="ce14"/>
          <table:table-cell table:style-name="ce23" table:number-columns-repeated="2"/>
          <table:table-cell table:style-name="ce14"/>
          <table:table-cell table:style-name="ce23" table:number-columns-repeated="3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>
            <draw:custom-shape table:end-cell-address="'2C05-PluginsArchiverNewDay'.AJ38" table:end-x="1.98pt" table:end-y="0.96pt" draw:z-index="19" draw:name="直線矢印コネクタ 6" draw:style-name="gr53" draw:text-style-name="P2" svg:width="933.96pt" svg:height="0.06pt" svg:x="4.08pt" svg:y="1.0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77" office:value-type="string" calcext:value-type="string">
            <text:p>prepareCoreMetricsArchive($visits, $visitsConverted)</text:p>
          </table:table-cell>
          <table:table-cell table:style-name="ce78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3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77" office:value-type="string" calcext:value-type="string">
            <text:p>prepareAllPluginsArchive($visits, $visitsConverted)</text:p>
          </table:table-cell>
          <table:table-cell table:style-name="ce78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17"/>
          <table:table-cell table:style-name="ce12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17"/>
          <table:table-cell table:style-name="ce12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 office:value-type="string" calcext:value-type="string">
            <text:p>callAggregateCoreMetrics()</text:p>
          </table:table-cell>
          <table:table-cell table:style-name="ce14"/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17">
            <draw:custom-shape table:end-cell-address="'2C05-PluginsArchiverNewDay'.AM43" table:end-x="3.97pt" table:end-y="0.03pt" draw:z-index="21" draw:name="直線矢印コネクタ 30" draw:style-name="gr54" draw:text-style-name="P2" svg:width="1289.91pt" svg:height="0.06pt" svg:x="1.08pt" svg:y="0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12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 office:value-type="string" calcext:value-type="string">
            <text:p>aggregateDayVisitsMetrics()</text:p>
          </table:table-cell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17"/>
          <table:table-cell table:style-name="ce12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 office:value-type="string" calcext:value-type="string">
            <text:p>aggregateMultipleVisitsMetrics()</text:p>
          </table:table-cell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17"/>
          <table:table-cell table:style-name="ce12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2"/>
          <table:table-cell table:style-name="ce126" office:value-type="string" calcext:value-type="string">
            <text:p>aggregateNumericMetrics()</text:p>
          </table:table-cell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17"/>
          <table:table-cell table:style-name="ce12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>
            <draw:custom-shape table:end-cell-address="'2C05-PluginsArchiverNewDay'.AQ46" table:end-x="0.96pt" table:end-y="0.96pt" draw:z-index="22" draw:name="直線矢印コネクタ 31" draw:style-name="gr55" draw:text-style-name="P2" svg:width="468.96pt" svg:height="0.06pt" svg:x="0pt" svg:y="1.0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 table:number-columns-repeated="2"/>
          <table:table-cell table:style-name="ce126"/>
          <table:table-cell table:style-name="ce14" office:value-type="string" calcext:value-type="string">
            <text:p>getArchive()-&gt;getDataTableFromNumeric()</text:p>
          </table:table-cell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17"/>
          <table:table-cell table:style-name="ce12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94"/>
          <table:table-cell table:style-name="ce118" office:value-type="string" calcext:value-type="string">
            <text:p>cacheArchiveIdsWithoutLaunching($plugins)</text:p>
          </table:table-cell>
          <table:table-cell table:style-name="ce70"/>
          <table:table-cell/>
          <table:table-cell table:style-name="ce72"/>
          <table:table-cell table:style-name="ce82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116"/>
          <table:table-cell table:style-name="ce14"/>
          <table:table-cell table:style-name="ce23"/>
          <table:table-cell/>
          <table:table-cell table:style-name="ce72" office:value-type="string" calcext:value-type="string">
            <text:p>::getArchiveData($archiveIds, $archiveNames, $archiveDataType, $idSubtable)</text:p>
          </table:table-cell>
          <table:table-cell table:style-name="ce82" office:value-type="string" calcext:value-type="string">
            <text:p><text:a xlink:href="#'4C-ArchiveSelector'.A92" xlink:type="simple">To 4C03</text:a></text:p>
          </table:table-cell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/>
          <table:table-cell>
            <draw:custom-shape table:end-cell-address="'2C05-PluginsArchiverNewDay'.Y51" table:end-x="1.96pt" table:end-y="1.96pt" draw:z-index="5" draw:name="直線矢印コネクタ 19" draw:style-name="gr56" draw:text-style-name="P2" svg:width="850.96pt" svg:height="0.06pt" svg:x="87pt" svg:y="2.0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 table:number-columns-repeated="2"/>
          <table:table-cell table:style-name="ce14"/>
          <table:table-cell table:style-name="ce23" table:number-columns-repeated="3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number-columns-repeated="3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 table:number-columns-repeated="2"/>
          <table:table-cell table:style-name="ce14"/>
          <table:table-cell table:style-name="ce23" table:number-columns-repeated="3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 table:number-rows-repeated="4">
          <table:table-cell table:number-columns-repeated="23"/>
          <table:table-cell table:style-name="ce72"/>
          <table:table-cell table:number-columns-repeated="1000"/>
        </table:table-row>
        <table:table-row table:style-name="ro1">
          <table:table-cell table:style-name="ce78" table:number-columns-repeated="12"/>
          <table:table-cell table:number-columns-repeated="11"/>
          <table:table-cell table:style-name="ce7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ce72"/>
          <table:table-cell table:number-columns-repeated="1000"/>
        </table:table-row>
        <table:table-row table:style-name="ro1">
          <table:table-cell/>
          <table:table-cell table:style-name="ce12" office:value-type="string" calcext:value-type="string">
            <text:p>2C02</text:p>
          </table:table-cell>
          <table:table-cell table:style-name="ce25" office:value-type="string" calcext:value-type="string">
            <text:p>PluginsArchiver aggregateMultipleVisitsMetrics()</text:p>
          </table:table-cell>
          <table:table-cell table:style-name="ce25" table:number-columns-repeated="2"/>
          <table:table-cell/>
          <table:table-cell table:style-name="ce72"/>
          <table:table-cell table:number-columns-repeated="3"/>
          <table:table-cell table:style-name="ce72"/>
          <table:table-cell table:number-columns-repeated="1013"/>
        </table:table-row>
        <table:table-row table:style-name="ro6">
          <table:table-cell table:number-columns-repeated="6"/>
          <table:table-cell table:style-name="ce72"/>
          <table:table-cell table:number-columns-repeated="3"/>
          <table:table-cell table:style-name="ce72"/>
          <table:table-cell table:number-columns-repeated="1013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2" table:number-rows-spanned="1">
            <text:p>ArchiveProccesor\PluginsArchiver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Metric</text:p>
          </table:table-cell>
          <table:covered-table-cell table:style-name="ce13"/>
          <table:table-cell table:style-name="ce22" table:number-columns-repeated="2"/>
          <table:table-cell table:style-name="ce48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number-columns-repeated="1012"/>
        </table:table-row>
        <table:table-row table:style-name="ro1">
          <table:table-cell table:number-columns-repeated="3"/>
          <table:table-cell table:style-name="ce89" office:value-type="string" calcext:value-type="string">
            <text:p>aggregateMultipleVisitsMetrics()</text:p>
          </table:table-cell>
          <table:table-cell table:number-columns-repeated="3"/>
          <table:table-cell table:style-name="ce92"/>
          <table:table-cell table:style-name="ce23" table:number-columns-repeated="2"/>
          <table:table-cell table:style-name="ce72"/>
          <table:table-cell table:style-name="ce92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2"/>
          <table:table-cell table:style-name="ce72" office:value-type="string" calcext:value-type="string">
            <text:p>::getVisitsMetricNames(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2"/>
        </table:table-row>
        <table:table-row table:style-name="ro1">
          <table:table-cell table:number-columns-repeated="3"/>
          <table:table-cell table:style-name="ce19" office:value-type="string" calcext:value-type="string">
            <text:p>names-of-metrics $toSum </text:p>
            <draw:custom-shape table:end-cell-address="'2C05-PluginsArchiverNewDay'.H67" table:end-x="0.96pt" table:end-y="0.96pt" draw:z-index="6" draw:name="直線矢印コネクタ 21" draw:style-name="gr57" draw:text-style-name="P2" svg:width="521.46pt" svg:height="0.06pt" svg:x="0pt" svg:y="1.0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2"/>
        </table:table-row>
        <table:table-row table:style-name="ro1">
          <table:table-cell table:number-columns-repeated="3"/>
          <table:table-cell table:style-name="ce19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94" office:value-type="string" calcext:value-type="string">
            <text:p>aggregateNumericMetrics($toSum)</text:p>
          </table:table-cell>
          <table:table-cell table:style-name="ce82" office:value-type="string" calcext:value-type="string">
            <text:p><text:a xlink:href="#'3C-ArchiveProcessor'.A1" xlink:type="simple">To 3C01</text:a>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9" office:value-type="string" calcext:value-type="string">
            <text:p>Array of strings $metrics</text:p>
            <draw:custom-shape table:end-cell-address="'2C05-PluginsArchiverNewDay'.L69" table:end-x="0.96pt" table:end-y="1.96pt" draw:z-index="7" draw:name="直線矢印コネクタ 22" draw:style-name="gr58" draw:text-style-name="P2" svg:width="1008.26pt" svg:height="0.06pt" svg:x="0pt" svg:y="2.0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2"/>
        </table:table-row>
        <table:table-row table:style-name="ro1" table:number-rows-repeated="7"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3C01</text:p>
          </table:table-cell>
          <table:table-cell table:style-name="ce25" office:value-type="string" calcext:value-type="string">
            <text:p>ArchiveProcessor aggregateNumericMetrics()</text:p>
          </table:table-cell>
          <table:table-cell table:number-columns-repeated="3"/>
          <table:table-cell office:value-type="string" calcext:value-type="string">
            <text:p>Might be called from </text:p>
          </table:table-cell>
          <table:table-cell/>
          <table:table-cell table:style-name="ce70" office:value-type="string" calcext:value-type="string">
            <text:p><text:a xlink:href="#'2C-PluginsAr.aggrMetr.'.J35" xlink:type="simple">2C02</text:a></text:p>
          </table:table-cell>
          <table:table-cell table:style-name="ce70" office:value-type="string" calcext:value-type="string">
            <text:p><text:a xlink:href="#'2C05-PluginsArchiverNewDay'.I14" xlink:type="simple">2C05</text:a></text:p>
          </table:table-cell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11">
          <table:table-cell table:number-columns-repeated="2"/>
          <table:table-cell table:style-name="ce26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number-columns-repeated="5"/>
          <table:table-cell table:style-name="ce26" office:value-type="string" calcext:value-type="string" table:number-columns-spanned="2" table:number-rows-spanned="1">
            <text:p>Common</text:p>
          </table:table-cell>
          <table:covered-table-cell table:style-name="ce13"/>
          <table:table-cell table:style-name="ce22"/>
          <table:table-cell/>
          <table:table-cell table:style-name="ce26" office:value-type="string" calcext:value-type="string" table:number-columns-spanned="2" table:number-rows-spanned="1">
            <text:p>ArchiveWriter</text:p>
          </table:table-cell>
          <table:covered-table-cell table:style-name="ce13"/>
          <table:table-cell table:style-name="ce22"/>
          <table:table-cell/>
          <table:table-cell table:style-name="ce48" office:value-type="string" calcext:value-type="string" table:number-columns-spanned="2" table:number-rows-spanned="1">
            <text:p>Model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ArchiveTableCreator</text:p>
          </table:table-cell>
          <table:covered-table-cell table:style-name="ce13"/>
          <table:table-cell table:style-name="ce22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92"/>
          <table:table-cell table:number-columns-repeated="6"/>
          <table:table-cell table:style-name="ce14"/>
          <table:table-cell table:style-name="ce23"/>
          <table:table-cell/>
          <table:table-cell table:style-name="ce72"/>
          <table:table-cell table:style-name="ce92"/>
          <table:table-cell table:style-name="ce23"/>
          <table:table-cell table:number-columns-repeated="2"/>
          <table:table-cell table:style-name="ce92"/>
          <table:table-cell table:number-columns-repeated="3"/>
          <table:table-cell table:style-name="ce92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2"/>
          <table:table-cell>
            <draw:custom-shape table:end-cell-address="'2C05-PluginsArchiverNewDay'.C95" table:end-x="80.99pt" table:end-y="0.96pt" draw:z-index="12" draw:name="左中かっこ 27" draw:style-name="gr59" draw:text-style-name="P2" svg:width="23.95pt" svg:height="250.84pt" svg:x="57.09pt" svg:y="2.18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89" office:value-type="string" calcext:value-type="string">
            <text:p>aggregateNumericMetrics($columns, $operationToApply = false)</text:p>
          </table:table-cell>
          <table:table-cell table:style-name="ce25" table:number-columns-repeated="5"/>
          <table:table-cell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89"/>
          <table:table-cell table:style-name="ce25"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7" office:value-type="string" calcext:value-type="string">
            <text:p>getAggregatedNumericMetrics($columns, $operationToApply)</text:p>
          </table:table-cell>
          <table:table-cell table:number-columns-repeated="3"/>
          <table:table-cell table:style-name="ce54" office:value-type="string" calcext:value-type="string">
            <text:p>To 3C02</text:p>
          </table:table-cell>
          <table:table-cell/>
          <table:table-cell table:style-name="ce106"/>
          <table:table-cell table:style-name="ce107"/>
          <table:table-cell table:style-name="ce108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99" office:value-type="string" calcext:value-type="string">
            <text:p>$metrics</text:p>
          </table:table-cell>
          <table:table-cell table:style-name="ce100" table:number-columns-repeated="5"/>
          <table:table-cell table:style-name="ce72"/>
          <table:table-cell table:style-name="ce14"/>
          <table:table-cell table:style-name="ce23"/>
          <table:table-cell table:style-name="ce100"/>
          <table:table-cell table:style-name="ce106"/>
          <table:table-cell table:style-name="ce111"/>
          <table:table-cell table:style-name="ce108"/>
          <table:table-cell table:style-name="ce100"/>
          <table:table-cell table:style-name="ce106"/>
          <table:table-cell table:style-name="ce107"/>
          <table:table-cell table:style-name="ce100" table:number-columns-repeated="3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 office:value-type="string" calcext:value-type="string">
            <text:p>** foreach $metric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 office:value-type="string" calcext:value-type="string">
            <text:p>forceDotAsSeparatorForDecimalPoint($value of $column)</text:p>
          </table:table-cell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9" office:value-type="string" calcext:value-type="string">
            <text:p>$value</text:p>
            <draw:custom-shape table:end-cell-address="'2C05-PluginsArchiverNewDay'.K88" table:end-x="0.96pt" table:end-y="1.96pt" draw:z-index="8" draw:name="直線矢印コネクタ 23" draw:style-name="gr60" draw:text-style-name="P2" svg:width="891.21pt" svg:height="0.06pt" svg:x="0pt" svg:y="2.0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 office:value-type="string" calcext:value-type="string">
            <text:p>insertRecord($column, $value)</text:p>
          </table:table-cell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9" office:value-type="string" calcext:value-type="string">
            <text:p>bool true</text:p>
            <draw:custom-shape table:end-cell-address="'2C05-PluginsArchiverNewDay'.O90" table:end-x="0.99pt" table:end-y="1.02pt" draw:z-index="9" draw:name="直線矢印コネクタ 24" draw:style-name="gr61" draw:text-style-name="P2" svg:width="1357.23pt" svg:height="0.06pt" svg:x="2.01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>
            <draw:custom-shape table:end-cell-address="'2C05-PluginsArchiverNewDay'.N107" table:end-x="84.98pt" table:end-y="0.96pt" draw:z-index="13" draw:name="左中かっこ 28" draw:style-name="gr62" draw:text-style-name="P2" svg:width="16.95pt" svg:height="300.84pt" svg:x="68.09pt" svg:y="6.18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12" office:value-type="string" calcext:value-type="string">
            <text:p>insertRecord($name, $value)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 office:value-type="string" calcext:value-type="string">
            <text:p>**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return false if value is RecordZero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 office:value-type="string" calcext:value-type="string">
            <text:p>## if only 1 $metric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 office:value-type="string" calcext:value-type="string">
            <text:p>return <text:span text:style-name="T4">reset($metrics)</text:span>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$tableName = $this-&gt;getTableNameToInsert($value);</text:p>
          </table:table-cell>
          <table:table-cell table:number-columns-repeated="2"/>
          <table:table-cell table:style-name="ce72"/>
          <table:table-cell table:style-name="ce14"/>
          <table:table-cell table:style-name="ce78" table:number-columns-repeated="2"/>
          <table:table-cell table:style-name="ce85" office:value-type="string" calcext:value-type="string">
            <text:p>::getNumericTable($dateStart) /*</text:p>
          </table:table-cell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2"/>
          <table:table-cell table:style-name="ce86" office:value-type="string" calcext:value-type="string">
            <text:p>$metrics</text:p>
          </table:table-cell>
          <table:table-cell table:style-name="ce14" office:value-type="string" calcext:value-type="string">
            <text:p>## else return <text:span text:style-name="T4">$metrics</text:span>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style-name="ce78" table:number-columns-repeated="2"/>
          <table:table-cell table:style-name="ce85" office:value-type="string" calcext:value-type="string">
            <text:p>*/ ::getBlobTable($dateStart)</text:p>
          </table:table-cell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3">
            <draw:custom-shape table:end-cell-address="'2C05-PluginsArchiverNewDay'.W96" table:end-x="1.98pt" table:end-y="0.03pt" draw:z-index="11" draw:name="直線矢印コネクタ 26" draw:style-name="gr63" draw:text-style-name="P2" svg:width="937.98pt" svg:height="0.06pt" svg:x="0pt" svg:y="0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<text:s/>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 office:value-type="string" calcext:value-type="string">
            <text:p>getTable($date, self::BLOB_TABLE <text:span text:style-name="T10">or </text:span><text:span text:style-name="T11">self:NUMERIC_TABLE)</text:span></text:p>
          </table:table-cell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77" office:value-type="string" calcext:value-type="string">
            <text:p><text:s/>|- ::createArchiveTablesIfAbsent($tableName, $tableNamePrefix)</text:p>
          </table:table-cell>
          <table:table-cell table:style-name="ce109" table:number-columns-repeated="3"/>
          <table:table-cell table:style-name="ce23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>
            <draw:custom-shape table:end-cell-address="'2C05-PluginsArchiverNewDay'.V100" table:end-x="116.99pt" table:end-y="0.96pt" draw:z-index="14" draw:name="直線矢印コネクタ 29" draw:style-name="gr64" draw:text-style-name="P2" svg:width="947.96pt" svg:height="0.06pt" svg:x="105.05pt" svg:y="1.02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113" office:value-type="string" calcext:value-type="string">
            <text:p>string $tableName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$fields <text:s text:c="3"/>= $this-&gt;getInsertFields();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4" office:value-type="string" calcext:value-type="string">
            <office:annotation draw:style-name="gr69" draw:text-style-name="P4" svg:width="143.26pt" svg:height="79.51pt" svg:x="1905.73pt" svg:y="1841.98pt" draw:caption-point-x="-11.54pt" draw:caption-point-y="25.03pt">
              <dc:date>2016-10-27T00:00:00</dc:date>
              <text:p text:style-name="P3"><text:span text:style-name="T1">Nguyen Thang:</text:span></text:p>
              <text:p text:style-name="P3"><text:span text:style-name="T2">09-20: Fixed this to return dateStart and dateEnd for Hour in H:i:s format</text:span></text:p>
              <text:p text:style-name="P3"><text:span text:style-name="T2"><text:s/></text:span></text:p>
            </office:annotation>
            <text:p>$record <text:s text:c="3"/>= $this-&gt;getInsertRecordBind();</text:p>
          </table:table-cell>
          <table:table-cell table:style-name="ce78"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 office:value-type="string" calcext:value-type="string">
            <text:p>__construct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 office:value-type="string" calcext:value-type="string">
            <text:p>insertRecord($tableName, $fields, $record, $name, $value)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3">
            <draw:custom-shape table:end-cell-address="'2C05-PluginsArchiverNewDay'.S106" table:end-x="1.98pt" table:end-y="2.04pt" draw:z-index="10" draw:name="直線矢印コネクタ 25" draw:style-name="gr65" draw:text-style-name="P2" svg:width="469.98pt" svg:height="0.06pt" svg:x="0pt" svg:y="2.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9"/>
          <table:table-cell table:style-name="ce72"/>
          <table:table-cell table:number-columns-repeated="3"/>
          <table:table-cell table:style-name="ce87" office:value-type="string" calcext:value-type="string">
            <text:p>bool true</text:p>
          </table:table-cell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01"/>
        </table:table-row>
        <table:table-row table:style-name="ro6">
          <table:table-cell table:number-columns-repeated="9"/>
          <table:table-cell table:style-name="ce72"/>
          <table:table-cell table:number-columns-repeated="3"/>
          <table:table-cell table:style-name="ce72"/>
          <table:table-cell table:style-name="ce115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1001"/>
        </table:table-row>
        <table:table-row table:style-name="ro6">
          <table:table-cell table:number-columns-repeated="2"/>
          <table:table-cell table:style-name="ce26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number-columns-repeated="5"/>
          <table:table-cell table:style-name="ce26" office:value-type="string" calcext:value-type="string" table:number-columns-spanned="2" table:number-rows-spanned="1">
            <text:p>CoreArchive</text:p>
          </table:table-cell>
          <table:covered-table-cell table:style-name="ce13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92"/>
          <table:table-cell table:number-columns-repeated="6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89" office:value-type="string" calcext:value-type="string">
            <text:p>getAggregatedNumericMetrics($columns, $operationToApply)</text:p>
          </table:table-cell>
          <table:table-cell table:number-columns-repeated="6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89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4" office:value-type="string" calcext:value-type="string">
            <text:p>getOperationForColumns($columns, $operationToApply)</text:p>
          </table:table-cell>
          <table:table-cell table:number-columns-repeated="5"/>
          <table:table-cell table:style-name="ce106"/>
          <table:table-cell table:style-name="ce107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99" office:value-type="string" calcext:value-type="string">
            <text:p><text:s/>$operationForColumn</text:p>
          </table:table-cell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4" office:value-type="string" calcext:value-type="string">
            <text:p>getArchive() <text:span text:style-name="T4">//this create a new Archive when this attr. is empty</text:span></text:p>
          </table:table-cell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 office:value-type="string" calcext:value-type="string">
            <text:p>getDataTableFromNumeric($columns)</text:p>
          </table:table-cell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9" office:value-type="string" calcext:value-type="string">
            <text:p>$DataTable</text:p>
            <draw:custom-shape table:end-cell-address="'2C05-PluginsArchiverNewDay'.K119" table:end-x="2.98pt" table:end-y="0.96pt" draw:z-index="16" draw:name="直線矢印コネクタ 33" draw:style-name="gr60" draw:text-style-name="P2" svg:width="891.21pt" svg:height="0.03pt" svg:x="2.01pt" svg:y="0.96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72"/>
          <table:table-cell table:style-name="ce17" office:value-type="string" calcext:value-type="string">
            <text:p>$data = get($columns, 'numeric')</text:p>
          </table:table-cell>
          <table:table-cell table:number-columns-repeated="2"/>
          <table:table-cell table:style-name="ce81" office:value-type="string" calcext:value-type="string">
            <text:p><text:a xlink:href="#'2A-CoreArchive'.A1" xlink:type="simple">To 2A01</text:a></text:p>
          </table:table-cell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 office:value-type="string" calcext:value-type="string">
            <text:p>return $data-&gt;getDataTable(ResultIndices)</text:p>
          </table:table-cell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4" office:value-type="string" calcext:value-type="string">
            <text:p>getAggregatedDataTableMap($dataTable, $operationForColumn)</text:p>
          </table:table-cell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9" office:value-type="string" calcext:value-type="string">
            <text:p>$aggregatedDataTable</text:p>
          </table:table-cell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number-columns-repeated="1010"/>
        </table:table-row>
        <table:table-row table:style-name="ro1">
          <table:table-cell table:number-columns-repeated="3"/>
          <table:table-cell table:style-name="ce14" office:value-type="string" calcext:value-type="string">
            <text:p>[] enrich and rename columns in $aggregatedDataTable</text:p>
          </table:table-cell>
          <table:table-cell table:number-columns-repeated="5"/>
          <table:table-cell table:style-name="ce72"/>
          <table:table-cell table:style-name="ce14"/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return $metrics of columns' names</text:p>
          </table:table-cell>
          <table:table-cell table:number-columns-repeated="5"/>
          <table:table-cell table:style-name="ce72"/>
          <table:table-cell table:style-name="ce14"/>
          <table:table-cell table:number-columns-repeated="1013"/>
        </table:table-row>
        <table:table-row table:style-name="ro1">
          <table:table-cell table:number-columns-repeated="2"/>
          <table:table-cell table:style-name="ce86" office:value-type="string" calcext:value-type="string">
            <text:p>$metrics</text:p>
          </table:table-cell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1013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1013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A-Plugin'sArchiverAggr" table:style-name="ta9">
        <table:shapes>
          <draw:line draw:z-index="0" draw:style-name="gr1" draw:text-style-name="P1" svg:x1="234pt" svg:y1="179.43pt" svg:x2="700.75pt" svg:y2="178.5pt">
            <text:p/>
          </draw:line>
          <draw:line draw:z-index="1" draw:style-name="gr1" draw:text-style-name="P1" svg:x1="702.51pt" svg:y1="231.17pt" svg:x2="1169.26pt" svg:y2="230.23pt">
            <text:p/>
          </draw:line>
          <draw:line draw:z-index="2" draw:style-name="gr1" draw:text-style-name="P1" svg:x1="1284.15pt" svg:y1="316.83pt" svg:x2="1636.16pt" svg:y2="316.86pt">
            <text:p/>
          </draw:line>
          <draw:line draw:z-index="3" draw:style-name="gr1" draw:text-style-name="P1" svg:x1="234pt" svg:y1="371.08pt" svg:x2="700.75pt" svg:y2="370.15pt">
            <text:p/>
          </draw:line>
          <draw:line draw:z-index="4" draw:style-name="gr1" draw:text-style-name="P1" svg:x1="236.98pt" svg:y1="772.98pt" svg:x2="703.73pt" svg:y2="772.04pt">
            <text:p/>
          </draw:line>
          <draw:line draw:z-index="5" draw:style-name="gr1" draw:text-style-name="P1" svg:x1="702pt" svg:y1="860.63pt" svg:x2="1400.03pt" svg:y2="858.64pt">
            <text:p/>
          </draw:line>
          <draw:line draw:z-index="6" draw:style-name="gr1" draw:text-style-name="P1" svg:x1="1404.06pt" svg:y1="901.81pt" svg:x2="1873.33pt" svg:y2="899.83pt">
            <text:p/>
          </draw:line>
          <draw:line draw:z-index="7" draw:style-name="gr1" draw:text-style-name="P1" svg:x1="1872.06pt" svg:y1="919.42pt" svg:x2="2223.01pt" svg:y2="918.79pt">
            <text:p/>
          </draw:line>
          <draw:line draw:z-index="8" draw:style-name="gr1" draw:text-style-name="P1" svg:x1="2228.34pt" svg:y1="990.23pt" svg:x2="2918.38pt" svg:y2="989.6pt">
            <text:p/>
          </draw:line>
        </table:shapes>
        <table:table-column table:style-name="co2" table:number-columns-repeated="1024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 calcext:value-type="string">
            <text:p>3A01</text:p>
          </table:table-cell>
          <table:table-cell table:style-name="ce25" office:value-type="string" calcext:value-type="string">
            <text:p>PiwikPlugins' Archiver aggregateDayReport() </text:p>
          </table:table-cell>
          <table:table-cell table:style-name="ce25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6" office:value-type="string" calcext:value-type="string" table:number-columns-spanned="2" table:number-rows-spanned="1">
            <text:p>A Plugin's Archive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LogAggergator</text:p>
          </table:table-cell>
          <table:covered-table-cell table:style-name="ce13"/>
          <table:table-cell table:style-name="ce22" table:number-columns-repeated="2"/>
          <table:table-cell table:style-name="ce48" office:value-type="string" calcext:value-type="string" table:number-columns-spanned="2" table:number-rows-spanned="1">
            <text:p>LogAggregator</text:p>
          </table:table-cell>
          <table:covered-table-cell table:style-name="ce13"/>
          <table:table-cell table:style-name="ce22"/>
          <table:table-cell/>
          <table:table-cell table:style-name="ce48" office:value-type="string" calcext:value-type="string" table:number-columns-spanned="2" table:number-rows-spanned="1">
            <text:p>Segment</text:p>
          </table:table-cell>
          <table:covered-table-cell table:style-name="ce13"/>
          <table:table-cell table:number-columns-repeated="1009"/>
        </table:table-row>
        <table:table-row table:style-name="ro3">
          <table:table-cell table:number-columns-repeated="2"/>
          <table:table-cell table:style-name="ce92" office:value-type="string" calcext:value-type="string">
            <text:p>** For Example VisitTime</text:p>
          </table:table-cell>
          <table:table-cell table:number-columns-repeated="3"/>
          <table:table-cell table:style-name="ce92"/>
          <table:table-cell table:style-name="ce23" table:number-columns-repeated="2"/>
          <table:table-cell/>
          <table:table-cell table:style-name="ce92"/>
          <table:table-cell table:style-name="ce23"/>
          <table:table-cell table:number-columns-repeated="2"/>
          <table:table-cell table:style-name="ce92"/>
          <table:table-cell table:number-columns-repeated="1009"/>
        </table:table-row>
        <table:table-row table:style-name="ro3">
          <table:table-cell table:number-columns-repeated="2"/>
          <table:table-cell table:style-name="ce89" office:value-type="string" calcext:value-type="string">
            <text:p>AggregateDayReport</text:p>
          </table:table-cell>
          <table:table-cell table:style-name="ce25"/>
          <table:table-cell table:number-columns-repeated="2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89" office:value-type="string" calcext:value-type="string">
            <text:p>(aggregateByServerTime or aggregateByLocalTime)</text:p>
          </table:table-cell>
          <table:table-cell table:style-name="ce25"/>
          <table:table-cell table:number-columns-repeated="2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30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127" office:value-type="string" calcext:value-type="string">
            <text:p>getAggregator</text:p>
          </table:table-cell>
          <table:table-cell table:style-name="ce100" table:number-columns-repeated="2"/>
          <table:table-cell table:style-name="ce129" office:value-type="string" calcext:value-type="string">
            <text:p>getMetricsFromVisitByDimension</text:p>
          </table:table-cell>
          <table:table-cell table:style-name="ce14"/>
          <table:table-cell table:style-name="ce23" table:number-columns-repeated="2"/>
          <table:table-cell table:style-name="ce100"/>
          <table:table-cell table:style-name="ce14"/>
          <table:table-cell table:style-name="ce23"/>
          <table:table-cell/>
          <table:table-cell table:style-name="ce100"/>
          <table:table-cell table:style-name="ce14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30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30"/>
          <table:table-cell table:number-columns-repeated="2"/>
          <table:table-cell table:style-name="ce24"/>
          <table:table-cell table:style-name="ce14" office:value-type="string" calcext:value-type="string">
            <text:p>queryVisitsByDimension($dimension)</text:p>
          </table:table-cell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30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 office:value-type="string" calcext:value-type="string">
            <text:p>$availableMetrics = $this-&gt;getVisitsMetricFields();</text:p>
          </table:table-cell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32" office:value-type="string" calcext:value-type="string">
            <text:p>generateQuery($select, $from, $where, $groupBy, $orderBy);</text:p>
          </table:table-cell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133" office:value-type="string" calcext:value-type="string">
            <text:p>$bind = $this-&gt;getGeneralQueryBindParams();</text:p>
          </table:table-cell>
          <table:table-cell table:style-name="ce135"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office:value-type="string" calcext:value-type="string">
            <text:p>$this→segment</text:p>
          </table:table-cell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134" office:value-type="string" calcext:value-type="string">
            <text:p>$query</text:p>
          </table:table-cell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 office:value-type="string" calcext:value-type="string">
            <text:p>getSelectQuery($select, $from, $where, $bind, $orderBy, $groupBy);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 office:value-type="string" calcext:value-type="string">
            <text:p>queryConversionsByDimension</text:p>
          </table:table-cell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32" office:value-type="string" calcext:value-type="string">
            <text:p>generateQuery($select, $from, $where, $groupBy, $orderBy)</text:p>
          </table:table-cell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 table:number-rows-repeated="6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 table:number-rows-repeated="4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09"/>
        </table:table-row>
        <table:table-row table:style-name="ro5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4"/>
          <table:table-cell table:number-columns-repeated="1018"/>
        </table:table-row>
        <table:table-row table:style-name="ro3">
          <table:table-cell table:style-name="ce12" office:value-type="string" calcext:value-type="string">
            <text:p>3A02</text:p>
          </table:table-cell>
          <table:table-cell table:style-name="ce25" office:value-type="string" calcext:value-type="string">
            <text:p>PiwikPlugins' Archiver <text:s/>aggregateMultipleReports()</text:p>
          </table:table-cell>
          <table:table-cell table:style-name="ce25" table:number-columns-repeated="2"/>
          <table:table-cell/>
          <table:table-cell table:style-name="ce24"/>
          <table:table-cell table:number-columns-repeated="1018"/>
        </table:table-row>
        <table:table-row table:style-name="ro3">
          <table:table-cell table:number-columns-repeated="5"/>
          <table:table-cell table:style-name="ce24"/>
          <table:table-cell table:number-columns-repeated="1018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Plugin's Archive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number-columns-repeated="4"/>
          <table:table-cell table:style-name="ce48" office:value-type="string" calcext:value-type="string" table:number-columns-spanned="2" table:number-rows-spanned="1">
            <text:p>Archive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DataCollection</text:p>
          </table:table-cell>
          <table:covered-table-cell table:style-name="ce13"/>
          <table:table-cell/>
          <table:table-cell table:style-name="ce48" office:value-type="string" calcext:value-type="string" table:number-columns-spanned="2" table:number-rows-spanned="1">
            <text:p><text:s/>DataTableFactory</text:p>
          </table:table-cell>
          <table:covered-table-cell table:style-name="ce13"/>
          <table:table-cell table:number-columns-repeated="1004"/>
        </table:table-row>
        <table:table-row table:style-name="ro3">
          <table:table-cell table:number-columns-repeated="2"/>
          <table:table-cell table:style-name="ce92"/>
          <table:table-cell table:number-columns-repeated="3"/>
          <table:table-cell table:style-name="ce92"/>
          <table:table-cell table:number-columns-repeated="5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 table:number-columns-repeated="1004"/>
        </table:table-row>
        <table:table-row table:style-name="ro3">
          <table:table-cell table:number-columns-repeated="2"/>
          <table:table-cell table:style-name="ce89" office:value-type="string" calcext:value-type="string">
            <text:p>aggregateMultipleReports</text:p>
          </table:table-cell>
          <table:table-cell table:style-name="ce25"/>
          <table:table-cell/>
          <table:table-cell table:style-name="ce6"/>
          <table:table-cell table:style-name="ce14"/>
          <table:table-cell table:number-columns-repeated="4"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/>
          <table:table-cell table:style-name="ce6"/>
          <table:table-cell table:style-name="ce14"/>
          <table:table-cell table:number-columns-repeated="1004"/>
        </table:table-row>
        <table:table-row table:style-name="ro3">
          <table:table-cell table:number-columns-repeated="2"/>
          <table:table-cell table:style-name="ce89"/>
          <table:table-cell table:style-name="ce25"/>
          <table:table-cell/>
          <table:table-cell table:style-name="ce6"/>
          <table:table-cell table:style-name="ce14"/>
          <table:table-cell table:number-columns-repeated="5"/>
          <table:table-cell table:style-name="ce21"/>
          <table:table-cell table:number-columns-repeated="3"/>
          <table:table-cell table:style-name="ce35"/>
          <table:table-cell table:number-columns-repeated="2"/>
          <table:table-cell table:style-name="ce35"/>
          <table:table-cell table:number-columns-repeated="1004"/>
        </table:table-row>
        <table:table-row table:style-name="ro3">
          <table:table-cell table:number-columns-repeated="2"/>
          <table:table-cell table:style-name="ce128" office:value-type="string" calcext:value-type="string">
            <text:p>getProccessor</text:p>
          </table:table-cell>
          <table:table-cell table:number-columns-repeated="2"/>
          <table:table-cell table:style-name="ce130" office:value-type="string" calcext:value-type="string">
            <text:p>aggregateDataTableRecords</text:p>
          </table:table-cell>
          <table:table-cell table:style-name="ce14"/>
          <table:table-cell table:number-columns-repeated="5"/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1004"/>
        </table:table-row>
        <table:table-row table:style-name="ro3">
          <table:table-cell table:number-columns-repeated="2"/>
          <table:table-cell table:style-name="ce107"/>
          <table:table-cell table:style-name="ce100" table:number-columns-repeated="2"/>
          <table:table-cell table:style-name="ce131"/>
          <table:table-cell table:style-name="ce14"/>
          <table:table-cell table:number-columns-repeated="4"/>
          <table:table-cell table:style-name="ce24"/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1004"/>
        </table:table-row>
        <table:table-row table:style-name="ro3">
          <table:table-cell table:number-columns-repeated="2"/>
          <table:table-cell table:style-name="ce14"/>
          <table:table-cell table:number-columns-repeated="2"/>
          <table:table-cell table:style-name="ce6"/>
          <table:table-cell table:style-name="ce14" office:value-type="string" calcext:value-type="string">
            <text:p>aggregateDataTableRecord($recordName, $columnsAggregationOperation, $columnsToRenameAfterAggregation)</text:p>
          </table:table-cell>
          <table:table-cell table:number-columns-repeated="4"/>
          <table:table-cell table:style-name="ce24"/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1004"/>
        </table:table-row>
        <table:table-row table:style-name="ro3" table:number-rows-repeated="2">
          <table:table-cell table:number-columns-repeated="2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/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1004"/>
        </table:table-row>
        <table:table-row table:style-name="ro3">
          <table:table-cell table:number-columns-repeated="2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 office:value-type="string" calcext:value-type="string">
            <text:p>getDataTableExpanded</text:p>
          </table:table-cell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1004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/>
          <table:table-cell table:style-name="ce136" office:value-type="string" calcext:value-type="string">
            <text:p>getDataTableExpanded</text:p>
          </table:table-cell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4"/>
          <table:table-cell table:style-name="ce137" office:value-type="string" calcext:value-type="string" table:number-columns-spanned="2" table:number-rows-spanned="1">
            <text:p><text:s/>DataTableFactory</text:p>
          </table:table-cell>
          <table:covered-table-cell table:style-name="ce13"/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/>
          <table:table-cell table:style-name="ce35"/>
          <table:table-cell table:number-columns-repeated="2"/>
          <table:table-cell table:style-name="ce24" office:value-type="string" calcext:value-type="string">
            <text:p>getExpandedDataTable</text:p>
          </table:table-cell>
          <table:table-cell table:style-name="ce35"/>
          <table:table-cell/>
          <table:table-cell table:style-name="ce24"/>
          <table:table-cell table:style-name="ce35"/>
          <table:table-cell table:number-columns-repeated="5"/>
          <table:table-cell table:style-name="ce92"/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/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 office:value-type="string" calcext:value-type="string">
            <text:p>__construct</text:p>
          </table:table-cell>
          <table:table-cell table:style-name="ce35"/>
          <table:table-cell table:number-columns-repeated="4"/>
          <table:table-cell table:style-name="ce6"/>
          <table:table-cell table:style-name="ce14"/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/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5"/>
          <table:table-cell table:style-name="ce35"/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/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 office:value-type="string" calcext:value-type="string">
            <text:p>make($index, $resultIndices)</text:p>
          </table:table-cell>
          <table:table-cell table:number-columns-repeated="4"/>
          <table:table-cell table:style-name="ce24"/>
          <table:table-cell table:style-name="ce35"/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 office:value-type="string" calcext:value-type="string">
            <text:p><text:s/></text:p>
          </table:table-cell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4"/>
          <table:table-cell table:style-name="ce24"/>
          <table:table-cell table:style-name="ce35"/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 office:value-type="string" calcext:value-type="string">
            <text:p><text:s/></text:p>
          </table:table-cell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 office:value-type="string" calcext:value-type="string">
            <text:p>getDefaultMetadata()</text:p>
          </table:table-cell>
          <table:table-cell table:number-columns-repeated="4"/>
          <table:table-cell table:style-name="ce24"/>
          <table:table-cell table:style-name="ce35"/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 office:value-type="string" calcext:value-type="string">
            <text:p><text:s/></text:p>
          </table:table-cell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 office:value-type="string" calcext:value-type="string">
            <text:p>createDataTable($index, $keyMetadata)</text:p>
          </table:table-cell>
          <table:table-cell table:number-columns-repeated="4"/>
          <table:table-cell table:style-name="ce24"/>
          <table:table-cell table:style-name="ce35"/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 office:value-type="string" calcext:value-type="string">
            <text:p><text:s/></text:p>
          </table:table-cell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4"/>
          <table:table-cell table:style-name="ce24"/>
          <table:table-cell table:style-name="ce35" office:value-type="string" calcext:value-type="string">
            <text:p>makeDataTableFromSingleBlob($blobRow, $keyMetadata)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3"/>
          <table:table-cell table:style-name="ce14"/>
          <table:table-cell table:number-columns-repeated="4"/>
          <table:table-cell table:style-name="ce24" office:value-type="string" calcext:value-type="string">
            <text:p><text:s/></text:p>
          </table:table-cell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4"/>
          <table:table-cell table:style-name="ce24"/>
          <table:table-cell table:style-name="ce35" office:value-type="string" calcext:value-type="string">
            <text:p>makeIndexedByRecordNameDataTable($blobRow, $keyMetadata)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3"/>
          <table:table-cell table:style-name="ce14"/>
          <table:table-cell table:number-columns-repeated="4"/>
          <table:table-cell table:style-name="ce24" office:value-type="string" calcext:value-type="string">
            <text:p><text:s/></text:p>
          </table:table-cell>
          <table:table-cell table:style-name="ce21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4"/>
          <table:table-cell table:style-name="ce24"/>
          <table:table-cell table:style-name="ce35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  <table:table-cell table:style-name="ce24"/>
          <table:table-cell table:style-name="ce136"/>
          <table:table-cell/>
          <table:table-cell table:style-name="ce24"/>
          <table:table-cell table:style-name="ce35"/>
          <table:table-cell table:number-columns-repeated="4"/>
          <table:table-cell table:style-name="ce24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  <table:table-cell table:style-name="ce24"/>
          <table:table-cell table:style-name="ce136"/>
          <table:table-cell/>
          <table:table-cell table:style-name="ce24"/>
          <table:table-cell table:style-name="ce35"/>
          <table:table-cell table:number-columns-repeated="5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  <table:table-cell table:style-name="ce24"/>
          <table:table-cell table:number-columns-repeated="2"/>
          <table:table-cell table:style-name="ce24"/>
          <table:table-cell table:style-name="ce35"/>
          <table:table-cell table:number-columns-repeated="5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  <table:table-cell table:style-name="ce24"/>
          <table:table-cell table:number-columns-repeated="2"/>
          <table:table-cell table:style-name="ce24"/>
          <table:table-cell table:style-name="ce35"/>
          <table:table-cell table:number-columns-repeated="5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  <table:table-cell table:style-name="ce24"/>
          <table:table-cell table:number-columns-repeated="3"/>
          <table:table-cell table:style-name="ce35"/>
          <table:table-cell table:number-columns-repeated="5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  <table:table-cell table:style-name="ce24"/>
          <table:table-cell table:number-columns-repeated="3"/>
          <table:table-cell table:style-name="ce35"/>
          <table:table-cell table:number-columns-repeated="5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7"/>
          <table:table-cell table:style-name="ce21"/>
          <table:table-cell table:number-columns-repeated="5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7"/>
          <table:table-cell table:style-name="ce21"/>
          <table:table-cell table:number-columns-repeated="5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7"/>
          <table:table-cell table:style-name="ce35" office:value-type="string" calcext:value-type="string">
            <text:p>createDataTableMapFromIndex($index, $resultIndices, $keyMetadata);</text:p>
          </table:table-cell>
          <table:table-cell table:number-columns-repeated="5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3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B-LogAggregator" table:style-name="ta10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3B01</text:p>
          </table:table-cell>
          <table:table-cell table:style-name="ce25" office:value-type="string" calcext:value-type="string">
            <text:p>LogAggregator queryVisitsByDimension()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48" office:value-type="string" calcext:value-type="string" table:number-columns-spanned="2" table:number-rows-spanned="1">
            <text:p>LogAggregator</text:p>
          </table:table-cell>
          <table:covered-table-cell table:style-name="ce13"/>
          <table:table-cell table:style-name="ce22"/>
          <table:table-cell/>
          <table:table-cell table:style-name="ce48" office:value-type="string" calcext:value-type="string" table:number-columns-spanned="2" table:number-rows-spanned="1">
            <text:p>ArchiveProccesor\Parameters</text:p>
          </table:table-cell>
          <table:covered-table-cell table:style-name="ce13"/>
          <table:table-cell table:number-columns-repeated="1017"/>
        </table:table-row>
        <table:table-row table:style-name="ro1">
          <table:table-cell table:number-columns-repeated="2"/>
          <table:table-cell table:style-name="ce92"/>
          <table:table-cell table:style-name="ce23"/>
          <table:table-cell table:number-columns-repeated="2"/>
          <table:table-cell table:style-name="ce92"/>
          <table:table-cell table:number-columns-repeated="1017"/>
        </table:table-row>
        <table:table-row table:style-name="ro1">
          <table:table-cell table:number-columns-repeated="2"/>
          <table:table-cell table:style-name="ce89" office:value-type="string" calcext:value-type="string">
            <text:p>queryVisitsByDimension()</text:p>
          </table:table-cell>
          <table:table-cell table:style-name="ce23"/>
          <table:table-cell table:number-columns-repeated="2"/>
          <table:table-cell table:style-name="ce14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17"/>
        </table:table-row>
        <table:table-row table:style-name="ro1">
          <table:table-cell/>
          <table:table-cell table:style-name="ce100"/>
          <table:table-cell table:style-name="ce14" office:value-type="string" calcext:value-type="string">
            <text:p>generateQuery($select, $from, $where, $groupBy, $orderBy)</text:p>
          </table:table-cell>
          <table:table-cell table:style-name="ce23"/>
          <table:table-cell/>
          <table:table-cell table:style-name="ce100"/>
          <table:table-cell table:style-name="ce14"/>
          <table:table-cell table:number-columns-repeated="1017"/>
        </table:table-row>
        <table:table-row table:style-name="ro1" table:number-rows-repeated="10">
          <table:table-cell table:number-columns-repeated="2"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17"/>
        </table:table-row>
        <table:table-row table:style-name="ro1">
          <table:table-cell table:number-columns-repeated="22"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99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C-ArchiveProcessor" table:style-name="ta11">
        <office:forms form:automatic-focus="false" form:apply-design-mode="false"/>
        <table:table-column table:style-name="co2" table:number-columns-repeated="5" table:default-cell-style-name="Default"/>
        <table:table-column table:style-name="co27" table:default-cell-style-name="Default"/>
        <table:table-column table:style-name="co2" table:number-columns-repeated="6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" table:number-columns-repeated="1006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Model</text:p>
          </table:table-cell>
          <table:covered-table-cell table:number-columns-repeated="2" table:style-name="ce52"/>
          <table:table-cell office:value-type="string" calcext:value-type="string">
            <text:p>Model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3C01</text:p>
          </table:table-cell>
          <table:table-cell table:style-name="ce25" office:value-type="string" calcext:value-type="string">
            <text:p>ArchiveProcessor aggregateNumericMetrics()</text:p>
          </table:table-cell>
          <table:table-cell table:number-columns-repeated="3"/>
          <table:table-cell office:value-type="string" calcext:value-type="string">
            <text:p>Might be called from </text:p>
          </table:table-cell>
          <table:table-cell/>
          <table:table-cell table:style-name="ce70" office:value-type="string" calcext:value-type="string">
            <text:p><text:a xlink:href="#'2C-PluginsAr.aggrMetr.'.J35" xlink:type="simple">2C02</text:a></text:p>
          </table:table-cell>
          <table:table-cell table:style-name="ce70" office:value-type="string" calcext:value-type="string">
            <text:p><text:a xlink:href="#'2C05-PluginsArchiverNewDay'.I14" xlink:type="simple">2C05</text:a>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26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number-columns-repeated="5"/>
          <table:table-cell table:style-name="ce26" office:value-type="string" calcext:value-type="string" table:number-columns-spanned="2" table:number-rows-spanned="1">
            <text:p>Common</text:p>
          </table:table-cell>
          <table:covered-table-cell table:style-name="ce13"/>
          <table:table-cell table:style-name="ce22"/>
          <table:table-cell/>
          <table:table-cell table:style-name="ce26" office:value-type="string" calcext:value-type="string" table:number-columns-spanned="2" table:number-rows-spanned="1">
            <text:p>ArchiveWriter</text:p>
          </table:table-cell>
          <table:covered-table-cell table:style-name="ce13"/>
          <table:table-cell table:style-name="ce22"/>
          <table:table-cell/>
          <table:table-cell table:style-name="ce48" office:value-type="string" calcext:value-type="string" table:number-columns-spanned="2" table:number-rows-spanned="1">
            <text:p>Model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ArchiveTableCreator</text:p>
          </table:table-cell>
          <table:covered-table-cell table:style-name="ce13"/>
          <table:table-cell table:style-name="ce22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92"/>
          <table:table-cell table:number-columns-repeated="6"/>
          <table:table-cell table:style-name="ce14"/>
          <table:table-cell table:style-name="ce23"/>
          <table:table-cell/>
          <table:table-cell table:style-name="ce72"/>
          <table:table-cell table:style-name="ce92"/>
          <table:table-cell table:style-name="ce23"/>
          <table:table-cell table:number-columns-repeated="2"/>
          <table:table-cell table:style-name="ce92"/>
          <table:table-cell table:number-columns-repeated="3"/>
          <table:table-cell table:style-name="ce92"/>
          <table:table-cell table:style-name="ce23" table:number-columns-repeated="5"/>
          <table:table-cell table:number-columns-repeated="997"/>
        </table:table-row>
        <table:table-row table:style-name="ro1">
          <table:table-cell/>
          <table:table-cell>
            <draw:custom-shape table:end-cell-address="'3C-ArchiveProcessor'.B23" table:end-x="80.99pt" table:end-y="0.96pt" draw:z-index="4" draw:name="左中かっこ 11" draw:style-name="gr70" draw:text-style-name="P2" svg:width="23.95pt" svg:height="250.95pt" svg:x="57.09pt" svg:y="2.07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89" office:value-type="string" calcext:value-type="string">
            <text:p>aggregateNumericMetrics($columns, $operationToApply = false)</text:p>
          </table:table-cell>
          <table:table-cell table:style-name="ce25" table:number-columns-repeated="5"/>
          <table:table-cell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89"/>
          <table:table-cell table:style-name="ce25"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7" office:value-type="string" calcext:value-type="string">
            <text:p>getAggregatedNumericMetrics($columns, $operationToApply)</text:p>
          </table:table-cell>
          <table:table-cell table:number-columns-repeated="3"/>
          <table:table-cell table:style-name="ce54" office:value-type="string" calcext:value-type="string">
            <text:p>To 3C02</text:p>
          </table:table-cell>
          <table:table-cell/>
          <table:table-cell table:style-name="ce106"/>
          <table:table-cell table:style-name="ce107"/>
          <table:table-cell table:style-name="ce108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99" office:value-type="string" calcext:value-type="string">
            <text:p>$metrics</text:p>
          </table:table-cell>
          <table:table-cell table:style-name="ce100" table:number-columns-repeated="5"/>
          <table:table-cell table:style-name="ce72"/>
          <table:table-cell table:style-name="ce14"/>
          <table:table-cell table:style-name="ce23"/>
          <table:table-cell table:style-name="ce100"/>
          <table:table-cell table:style-name="ce106"/>
          <table:table-cell table:style-name="ce111"/>
          <table:table-cell table:style-name="ce108"/>
          <table:table-cell table:style-name="ce100"/>
          <table:table-cell table:style-name="ce106"/>
          <table:table-cell table:style-name="ce107"/>
          <table:table-cell table:style-name="ce100" table:number-columns-repeated="3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 office:value-type="string" calcext:value-type="string">
            <text:p>** foreach $metric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 office:value-type="string" calcext:value-type="string">
            <text:p>forceDotAsSeparatorForDecimalPoint($value of $column)</text:p>
          </table:table-cell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9" office:value-type="string" calcext:value-type="string">
            <text:p>$value</text:p>
            <draw:custom-shape table:end-cell-address="'3C-ArchiveProcessor'.J16" table:end-x="0.96pt" table:end-y="1.96pt" draw:z-index="0" draw:name="直線矢印コネクタ 3" draw:style-name="gr71" draw:text-style-name="P2" svg:width="846.26pt" svg:height="0.06pt" svg:x="0pt" svg:y="2.0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 office:value-type="string" calcext:value-type="string">
            <text:p>insertRecord($column, $value)</text:p>
          </table:table-cell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9" office:value-type="string" calcext:value-type="string">
            <text:p>bool true</text:p>
            <draw:custom-shape table:end-cell-address="'3C-ArchiveProcessor'.N18" table:end-x="0.99pt" table:end-y="1.02pt" draw:z-index="1" draw:name="直線矢印コネクタ 4" draw:style-name="gr72" draw:text-style-name="P2" svg:width="1336.22pt" svg:height="0.06pt" svg:x="2.01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>
            <draw:custom-shape table:end-cell-address="'3C-ArchiveProcessor'.M35" table:end-x="84.98pt" table:end-y="0.96pt" draw:z-index="5" draw:name="左中かっこ 12" draw:style-name="gr73" draw:text-style-name="P2" svg:width="17.97pt" svg:height="300.95pt" svg:x="67.01pt" svg:y="6.07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12" office:value-type="string" calcext:value-type="string">
            <text:p>insertRecord($name, $value)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 office:value-type="string" calcext:value-type="string">
            <text:p>**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return false if value is RecordZero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 office:value-type="string" calcext:value-type="string">
            <text:p>## if only 1 $metric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 office:value-type="string" calcext:value-type="string">
            <text:p>return <text:span text:style-name="T4">reset($metrics)</text:span>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$tableName = $this-&gt;getTableNameToInsert($value);</text:p>
          </table:table-cell>
          <table:table-cell table:number-columns-repeated="2"/>
          <table:table-cell table:style-name="ce72"/>
          <table:table-cell table:style-name="ce14"/>
          <table:table-cell table:style-name="ce78" table:number-columns-repeated="2"/>
          <table:table-cell table:style-name="ce85" office:value-type="string" calcext:value-type="string">
            <text:p>::getNumericTable($dateStart) /*</text:p>
          </table:table-cell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/>
          <table:table-cell table:style-name="ce86" office:value-type="string" calcext:value-type="string">
            <text:p>$metrics</text:p>
          </table:table-cell>
          <table:table-cell table:style-name="ce14" office:value-type="string" calcext:value-type="string">
            <text:p>## else return <text:span text:style-name="T4">$metrics</text:span>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style-name="ce78" table:number-columns-repeated="2"/>
          <table:table-cell table:style-name="ce85" office:value-type="string" calcext:value-type="string">
            <text:p>*/ ::getBlobTable($dateStart)</text:p>
          </table:table-cell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3">
            <draw:custom-shape table:end-cell-address="'3C-ArchiveProcessor'.V24" table:end-x="1.98pt" table:end-y="0.03pt" draw:z-index="3" draw:name="直線矢印コネクタ 9" draw:style-name="gr74" draw:text-style-name="P2" svg:width="960.52pt" svg:height="0.06pt" svg:x="0pt" svg:y="0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<text:s/>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 office:value-type="string" calcext:value-type="string">
            <text:p>getTable($date, self::BLOB_TABLE <text:span text:style-name="T10">or </text:span><text:span text:style-name="T11">self:NUMERIC_TABLE)</text:span></text:p>
          </table:table-cell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77" office:value-type="string" calcext:value-type="string">
            <text:p><text:s/>|- ::createArchiveTablesIfAbsent($tableName, $tableNamePrefix)</text:p>
          </table:table-cell>
          <table:table-cell table:style-name="ce109" table:number-columns-repeated="3"/>
          <table:table-cell table:style-name="ce23" table:number-columns-repeated="2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3" office:value-type="string" calcext:value-type="string">
            <text:p>string $tableName</text:p>
            <draw:custom-shape table:end-cell-address="'3C-ArchiveProcessor'.U28" table:end-x="116.93pt" table:end-y="1.05pt" draw:z-index="6" draw:name="直線矢印コネクタ 13" draw:style-name="gr75" draw:text-style-name="P2" svg:width="957.43pt" svg:height="0.03pt" svg:x="0.99pt" svg:y="1.02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$fields <text:s text:c="3"/>= $this-&gt;getInsertFields();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4" office:value-type="string" calcext:value-type="string">
            <office:annotation draw:style-name="gr43" draw:text-style-name="P4" svg:width="143.26pt" svg:height="75pt" svg:x="1702.49pt" svg:y="529.99pt" draw:caption-point-x="-11.54pt" draw:caption-point-y="12.27pt">
              <dc:date>2016-10-27T00:00:00</dc:date>
              <text:p text:style-name="P3"><text:span text:style-name="T1">Nguyen Thang:</text:span></text:p>
              <text:p text:style-name="P3"><text:span text:style-name="T2">09-20: Fixed this to return dateStart and dateEnd for Hour in H:i:s format</text:span></text:p>
              <text:p text:style-name="P3"><text:span text:style-name="T2"><text:s/></text:span></text:p>
            </office:annotation>
            <text:p>$record <text:s text:c="3"/>= $this-&gt;getInsertRecordBind();</text:p>
          </table:table-cell>
          <table:table-cell table:style-name="ce78"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 office:value-type="string" calcext:value-type="string">
            <text:p>__construct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 office:value-type="string" calcext:value-type="string">
            <text:p>insertRecord($tableName, $fields, $record, $name, $value)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3">
            <draw:custom-shape table:end-cell-address="'3C-ArchiveProcessor'.R34" table:end-x="1.98pt" table:end-y="2.04pt" draw:z-index="2" draw:name="直線矢印コネクタ 7" draw:style-name="gr76" draw:text-style-name="P2" svg:width="482.03pt" svg:height="0.06pt" svg:x="0pt" svg:y="2.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8"/>
          <table:table-cell table:style-name="ce72"/>
          <table:table-cell table:number-columns-repeated="3"/>
          <table:table-cell table:style-name="ce87" office:value-type="string" calcext:value-type="string">
            <text:p>bool true</text:p>
          </table:table-cell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02"/>
        </table:table-row>
        <table:table-row table:style-name="ro1" table:number-rows-repeated="3">
          <table:table-cell table:number-columns-repeated="8"/>
          <table:table-cell table:style-name="ce72"/>
          <table:table-cell table:number-columns-repeated="3"/>
          <table:table-cell table:style-name="ce72"/>
          <table:table-cell table:style-name="ce115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1002"/>
        </table:table-row>
        <table:table-row table:style-name="ro1" table:number-rows-repeated="2">
          <table:table-cell table:number-columns-repeated="8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1002"/>
        </table:table-row>
        <table:table-row table:style-name="ro1">
          <table:table-cell table:style-name="ce12" office:value-type="string" calcext:value-type="string">
            <text:p>3C02</text:p>
          </table:table-cell>
          <table:table-cell table:style-name="ce25" office:value-type="string" calcext:value-type="string">
            <text:p>ArchiveProcessor getAggregatedNumericMetrics()</text:p>
          </table:table-cell>
          <table:table-cell table:number-columns-repeated="6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3"/>
          <table:table-cell table:style-name="ce23"/>
          <table:table-cell table:number-columns-repeated="1002"/>
        </table:table-row>
        <table:table-row table:style-name="ro6">
          <table:table-cell table:number-columns-repeated="8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3"/>
          <table:table-cell table:style-name="ce23"/>
          <table:table-cell table:number-columns-repeated="1002"/>
        </table:table-row>
        <table:table-row table:style-name="ro6">
          <table:table-cell/>
          <table:table-cell table:style-name="ce26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number-columns-repeated="5"/>
          <table:table-cell table:style-name="ce26" office:value-type="string" calcext:value-type="string" table:number-columns-spanned="2" table:number-rows-spanned="1">
            <text:p>CoreArchive</text:p>
          </table:table-cell>
          <table:covered-table-cell table:style-name="ce13"/>
          <table:table-cell table:number-columns-repeated="2"/>
          <table:table-cell table:style-name="ce72"/>
          <table:table-cell table:style-name="ce23"/>
          <table:table-cell table:number-columns-repeated="7"/>
          <table:table-cell table:style-name="ce23"/>
          <table:table-cell table:number-columns-repeated="1002"/>
        </table:table-row>
        <table:table-row table:style-name="ro1">
          <table:table-cell table:number-columns-repeated="2"/>
          <table:table-cell table:style-name="ce92"/>
          <table:table-cell table:number-columns-repeated="6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7"/>
          <table:table-cell table:style-name="ce23"/>
          <table:table-cell table:number-columns-repeated="1002"/>
        </table:table-row>
        <table:table-row table:style-name="ro1">
          <table:table-cell table:number-columns-repeated="2"/>
          <table:table-cell table:style-name="ce89" office:value-type="string" calcext:value-type="string">
            <text:p>getAggregatedNumericMetrics($columns, $operationToApply)</text:p>
          </table:table-cell>
          <table:table-cell table:number-columns-repeated="6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7"/>
          <table:table-cell table:style-name="ce23"/>
          <table:table-cell table:number-columns-repeated="1002"/>
        </table:table-row>
        <table:table-row table:style-name="ro1">
          <table:table-cell table:number-columns-repeated="2"/>
          <table:table-cell table:style-name="ce89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7"/>
          <table:table-cell table:style-name="ce23"/>
          <table:table-cell table:number-columns-repeated="1002"/>
        </table:table-row>
        <table:table-row table:style-name="ro1">
          <table:table-cell table:number-columns-repeated="2"/>
          <table:table-cell table:style-name="ce14" office:value-type="string" calcext:value-type="string">
            <text:p>getOperationForColumns($columns, $operationToApply)</text:p>
          </table:table-cell>
          <table:table-cell table:number-columns-repeated="5"/>
          <table:table-cell table:style-name="ce106"/>
          <table:table-cell table:style-name="ce107"/>
          <table:table-cell table:number-columns-repeated="2"/>
          <table:table-cell table:style-name="ce72"/>
          <table:table-cell table:style-name="ce23"/>
          <table:table-cell table:number-columns-repeated="7"/>
          <table:table-cell table:style-name="ce23"/>
          <table:table-cell table:number-columns-repeated="1002"/>
        </table:table-row>
        <table:table-row table:style-name="ro1">
          <table:table-cell table:number-columns-repeated="2"/>
          <table:table-cell table:style-name="ce99" office:value-type="string" calcext:value-type="string">
            <text:p><text:s/>$operationForColumn</text:p>
          </table:table-cell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7"/>
          <table:table-cell table:style-name="ce23"/>
          <table:table-cell table:number-columns-repeated="100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14" office:value-type="string" calcext:value-type="string">
            <text:p>getArchive() <text:span text:style-name="T4">//this create a new Archive when this attr. is empty</text:span></text:p>
          </table:table-cell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 office:value-type="string" calcext:value-type="string">
            <text:p>getDataTableFromNumeric($columns)</text:p>
          </table:table-cell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19" office:value-type="string" calcext:value-type="string">
            <text:p>$DataTable</text:p>
            <draw:custom-shape table:end-cell-address="'3C-ArchiveProcessor'.J53" table:end-x="2.98pt" table:end-y="0.96pt" draw:z-index="7" draw:name="直線矢印コネクタ 17" draw:style-name="gr71" draw:text-style-name="P2" svg:width="846.26pt" svg:height="0.96pt" svg:x="2.01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72"/>
          <table:table-cell table:style-name="ce17" office:value-type="string" calcext:value-type="string">
            <text:p>$data = get($columns, 'numeric')</text:p>
          </table:table-cell>
          <table:table-cell table:number-columns-repeated="2"/>
          <table:table-cell table:style-name="ce81" office:value-type="string" calcext:value-type="string">
            <text:p><text:a xlink:href="#'2A-CoreArchive'.A1" xlink:type="simple">To 2A01</text:a>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 office:value-type="string" calcext:value-type="string">
            <text:p>return $data-&gt;getDataTable(ResultIndices)</text:p>
          </table:table-cell>
          <table:table-cell table:number-columns-repeated="2"/>
          <table:table-cell table:style-name="ce72"/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14" office:value-type="string" calcext:value-type="string">
            <text:p>getAggregatedDataTableMap($dataTable, $operationForColumn)</text:p>
          </table:table-cell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19" office:value-type="string" calcext:value-type="string">
            <text:p>$aggregatedDataTable</text:p>
          </table:table-cell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number-columns-repeated="1011"/>
        </table:table-row>
        <table:table-row table:style-name="ro1">
          <table:table-cell table:number-columns-repeated="2"/>
          <table:table-cell table:style-name="ce14" office:value-type="string" calcext:value-type="string">
            <text:p>[] enrich and rename columns in $aggregatedDataTable</text:p>
          </table:table-cell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14" office:value-type="string" calcext:value-type="string">
            <text:p>return $metrics of columns' names</text:p>
          </table:table-cell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/>
          <table:table-cell table:style-name="ce86" office:value-type="string" calcext:value-type="string">
            <text:p>$metrics</text:p>
          </table:table-cell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D-ArchiveInvalidator" table:style-name="ta12" table:print-ranges="'3D-ArchiveInvalidator'.G40:'3D-ArchiveInvalidator'.G40">
        <table:shapes>
          <draw:line draw:z-index="7" draw:style-name="gr18" draw:text-style-name="P1" svg:x1="234pt" svg:y1="322.33pt" svg:x2="1272.98pt" svg:y2="323.35pt">
            <text:p/>
          </draw:line>
          <draw:line draw:z-index="8" draw:style-name="gr18" draw:text-style-name="P1" svg:x1="234.03pt" svg:y1="828.68pt" svg:x2="788.17pt" svg:y2="827.66pt">
            <text:p/>
          </draw:line>
          <draw:line draw:z-index="9" draw:style-name="gr18" draw:text-style-name="P1" svg:x1="234pt" svg:y1="933.42pt" svg:x2="788.14pt" svg:y2="932.4pt">
            <text:p/>
          </draw:line>
          <draw:line draw:z-index="10" draw:style-name="gr18" draw:text-style-name="P1" svg:x1="790.19pt" svg:y1="844.95pt" svg:x2="1582.87pt" svg:y2="844.13pt">
            <text:p/>
          </draw:line>
          <draw:line draw:z-index="11" draw:style-name="gr18" draw:text-style-name="P1" svg:x1="790.16pt" svg:y1="861.22pt" svg:x2="1964.64pt" svg:y2="857.57pt">
            <text:p/>
          </draw:line>
          <draw:line draw:z-index="12" draw:style-name="gr18" draw:text-style-name="P1" svg:x1="234pt" svg:y1="1228.31pt" svg:x2="788.14pt" svg:y2="1227.29pt">
            <text:p/>
          </draw:line>
          <draw:line draw:z-index="13" draw:style-name="gr18" draw:text-style-name="P1" svg:x1="234.14pt" svg:y1="1296.77pt" svg:x2="1272.95pt" svg:y2="1294.41pt">
            <text:p/>
          </draw:line>
        </table:shapes>
        <table:table-column table:style-name="co2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" table:number-columns-repeated="1011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</text:p>
          </table:table-cell>
          <table:covered-table-cell table:number-columns-repeated="2" table:style-name="ce52"/>
          <table:table-cell office:value-type="string" calcext:value-type="string">
            <text:p>CoreArchive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Proccesor</text:p>
          </table:table-cell>
          <table:covered-table-cell table:number-columns-repeated="2" table:style-name="ce52"/>
          <table:table-cell office:value-type="string" calcext:value-type="string">
            <text:p>\ArchiveProcess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<text:s/>\Piwik\Plugin\Manager</text:p>
          </table:table-cell>
          <table:covered-table-cell table:number-columns-repeated="2" table:style-name="ce52"/>
          <table:table-cell office:value-type="string" calcext:value-type="string">
            <text:p>Plugin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Table\Manager</text:p>
          </table:table-cell>
          <table:covered-table-cell table:number-columns-repeated="2" table:style-name="ce52"/>
          <table:table-cell office:value-type="string" calcext:value-type="string">
            <text:p>DataTab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TableCreator</text:p>
          </table:table-cell>
          <table:covered-table-cell table:number-columns-repeated="2" table:style-name="ce52"/>
          <table:table-cell office:value-type="string" calcext:value-type="string">
            <text:p>ArchiveTableCreat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Model</text:p>
          </table:table-cell>
          <table:covered-table-cell table:number-columns-repeated="2" table:style-name="ce52"/>
          <table:table-cell office:value-type="string" calcext:value-type="string">
            <text:p>Model</text:p>
          </table:table-cell>
          <table:table-cell table:number-columns-repeated="1020"/>
        </table:table-row>
        <table:table-row table:style-name="ro1">
          <table:table-cell table:style-name="ce138" office:value-type="string" calcext:value-type="string" table:number-columns-spanned="3" table:number-rows-spanned="1">
            <text:p>Piwik\Sequence</text:p>
          </table:table-cell>
          <table:covered-table-cell table:number-columns-repeated="2" table:style-name="ce139"/>
          <table:table-cell office:value-type="string" calcext:value-type="string">
            <text:p>Sequence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\ArchiveInvalidator</text:p>
          </table:table-cell>
          <table:covered-table-cell table:number-columns-repeated="2" table:style-name="ce52"/>
          <table:table-cell office:value-type="string" calcext:value-type="string">
            <text:p>ArchiveInvalida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3D01</text:p>
          </table:table-cell>
          <table:table-cell table:style-name="ce25" office:value-type="string" calcext:value-type="string">
            <text:p>ArchiveInvalidator markArchiveAsInvalidate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2">
          <table:table-cell/>
          <table:table-cell table:style-name="ce26" office:value-type="string" calcext:value-type="string" table:number-columns-spanned="2" table:number-rows-spanned="1">
            <text:p>ArchiveInvalidator</text:p>
          </table:table-cell>
          <table:covered-table-cell table:style-name="ce13"/>
          <table:table-cell table:number-columns-repeated="6"/>
          <table:table-cell table:style-name="ce26" office:value-type="string" calcext:value-type="string" table:number-columns-spanned="2" table:number-rows-spanned="1">
            <text:p>ArchiveInvalidator/InvalidationResult</text:p>
          </table:table-cell>
          <table:covered-table-cell table:style-name="ce13"/>
          <table:table-cell table:style-name="ce22"/>
          <table: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style-name="ce22"/>
          <table:table-cell/>
          <table:table-cell table:style-name="ce48" office:value-type="string" calcext:value-type="string" table:number-columns-spanned="2" table:number-rows-spanned="1">
            <text:p>ArchiveProccesor\Parameters</text:p>
          </table:table-cell>
          <table:covered-table-cell table:style-name="ce13"/>
          <table:table-cell table:number-columns-repeated="997"/>
        </table:table-row>
        <table:table-row table:style-name="ro3">
          <table:table-cell table:number-columns-repeated="2"/>
          <table:table-cell table:style-name="ce92"/>
          <table:table-cell table:number-columns-repeated="7"/>
          <table:table-cell table:style-name="ce92"/>
          <table:table-cell table:style-name="ce23"/>
          <table:table-cell table:number-columns-repeated="11"/>
          <table:table-cell table:style-name="ce23"/>
          <table:table-cell table:number-columns-repeated="2"/>
          <table:table-cell table:style-name="ce92"/>
          <table:table-cell table:number-columns-repeated="997"/>
        </table:table-row>
        <table:table-row table:style-name="ro3">
          <table:table-cell table:number-columns-repeated="2"/>
          <table:table-cell table:style-name="ce89" office:value-type="string" calcext:value-type="string">
            <text:p>markArchivesAsInvalidated</text:p>
          </table:table-cell>
          <table:table-cell table:style-name="ce25" table:number-columns-repeated="3"/>
          <table:table-cell table:number-columns-repeated="3"/>
          <table:table-cell table:style-name="ce24"/>
          <table:table-cell table:style-name="ce14"/>
          <table:table-cell table:style-name="ce23"/>
          <table:table-cell table:number-columns-repeated="11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89"/>
          <table:table-cell table:style-name="ce25" table:number-columns-repeated="3"/>
          <table:table-cell table:number-columns-repeated="3"/>
          <table:table-cell table:style-name="ce24"/>
          <table:table-cell table:style-name="ce14"/>
          <table:table-cell table:style-name="ce23"/>
          <table:table-cell table:number-columns-repeated="11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>
            <draw:custom-shape table:end-cell-address="'3D-ArchiveInvalidator'.A18" table:end-x="-2624.4pt" table:end-y="3.43pt" draw:z-index="1" draw:name="直線矢印コネクタ 1" draw:style-name="gr77" draw:text-style-name="P2" svg:width="0.03pt" svg:height="3.43pt" svg:x="-2624.37pt" svg:y="20.75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/>
          <table:table-cell table:style-name="ce89"/>
          <table:table-cell table:style-name="ce25" table:number-columns-repeated="3"/>
          <table:table-cell table:number-columns-repeated="3"/>
          <table:table-cell table:style-name="ce24"/>
          <table:table-cell table:style-name="ce14"/>
          <table:table-cell table:style-name="ce23"/>
          <table:table-cell table:number-columns-repeated="11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>
            <draw:custom-shape table:end-cell-address="'3D-ArchiveInvalidator'.A18" table:end-x="-713.88pt" table:end-y="15.68pt" draw:z-index="4" draw:name="直線矢印コネクタ 1" draw:style-name="gr77" draw:text-style-name="P2" svg:width="0.03pt" svg:height="0.03pt" svg:x="-713.85pt" svg:y="15.65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/>
          <table:table-cell table:style-name="ce89"/>
          <table:table-cell table:style-name="ce25" table:number-columns-repeated="3"/>
          <table:table-cell table:number-columns-repeated="3"/>
          <table:table-cell table:style-name="ce24" office:value-type="string" calcext:value-type="string">
            <text:p>__construct</text:p>
          </table:table-cell>
          <table:table-cell table:style-name="ce14"/>
          <table:table-cell table:style-name="ce23"/>
          <table:table-cell table:number-columns-repeated="11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0" office:value-type="string" calcext:value-type="string">
            <text:p>$invalidationInfo</text:p>
          </table:table-cell>
          <table:table-cell table:style-name="ce25" table:number-columns-repeated="3"/>
          <table:table-cell table:number-columns-repeated="3"/>
          <table:table-cell table:style-name="ce24"/>
          <table:table-cell table:style-name="ce14"/>
          <table:table-cell table:style-name="ce23"/>
          <table:table-cell table:number-columns-repeated="11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 table:number-rows-repeated="2">
          <table:table-cell table:number-columns-repeated="2"/>
          <table:table-cell table:style-name="ce89"/>
          <table:table-cell table:style-name="ce25" table:number-columns-repeated="3"/>
          <table:table-cell table:number-columns-repeated="3"/>
          <table:table-cell table:style-name="ce24"/>
          <table:table-cell table:style-name="ce14"/>
          <table:table-cell table:style-name="ce23"/>
          <table:table-cell table:number-columns-repeated="11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"/>
          <table:table-cell table:number-columns-repeated="2"/>
          <table:table-cell table:style-name="ce146" office:value-type="string" calcext:value-type="string" table:number-columns-spanned="2" table:number-rows-spanned="1">
            <text:p>ArchiveInvalidator</text:p>
          </table:table-cell>
          <table:covered-table-cell table:style-name="ce13"/>
          <table:table-cell table:number-columns-repeated="2"/>
          <table:table-cell table:style-name="ce24"/>
          <table:table-cell table:style-name="ce14"/>
          <table:table-cell table:style-name="ce26" office:value-type="string" calcext:value-type="string" table:number-columns-spanned="2" table:number-rows-spanned="1">
            <text:p>SitesToReprocessDistributedList</text:p>
          </table:table-cell>
          <table:covered-table-cell/>
          <table:table-cell/>
          <table:table-cell table:style-name="ce26" office:value-type="string" calcext:value-type="string" table:number-columns-spanned="2" table:number-rows-spanned="1">
            <text:p>ArchivesToPurgeDistributedList</text:p>
          </table:table-cell>
          <table:covered-table-cell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"/>
          <table:table-cell table:number-columns-repeated="3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"/>
          <table:table-cell table:number-columns-repeated="2"/>
          <table:table-cell table:style-name="ce24" office:value-type="string" calcext:value-type="string">
            <text:p>removeDatesThatHaveBeenPurged($dates, $invalidationInfo)</text:p>
          </table:table-cell>
          <table:table-cell table:style-name="ce21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6" office:value-type="string" calcext:value-type="string">
            <text:p>$datesToInvalidate</text:p>
            <draw:custom-shape table:end-cell-address="'3D-ArchiveInvalidator'.F25" table:end-x="116.99pt" table:end-y="2.72pt" draw:z-index="3" draw:name="直線矢印コネクタ 1" draw:style-name="gr78" draw:text-style-name="P2" svg:width="552.95pt" svg:height="0.6pt" svg:x="2.98pt" svg:y="2.1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 table:number-rows-repeated="2">
          <table:table-cell table:number-columns-repeated="2"/>
          <table:table-cell table:style-name="ce14"/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"/>
          <table:table-cell table:number-columns-repeated="3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07" office:value-type="string" calcext:value-type="string">
            <text:p>##if $period is empty</text:p>
          </table:table-cell>
          <table:table-cell table:style-name="ce100" table:number-columns-repeated="2"/>
          <table:table-cell/>
          <table:table-cell table:style-name="ce30"/>
          <table:table-cell/>
          <table:table-cell table:style-name="ce100"/>
          <table:table-cell table:style-name="ce129"/>
          <table:table-cell table:style-name="ce107"/>
          <table:table-cell table:style-name="ce108"/>
          <table:table-cell table:style-name="ce127"/>
          <table:table-cell/>
          <table:table-cell table:style-name="ce108"/>
          <table:table-cell table:style-name="ce127"/>
          <table:table-cell table:number-columns-repeated="7"/>
          <table:table-cell table:style-name="ce23"/>
          <table:table-cell/>
          <table:table-cell table:style-name="ce100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"/>
          <table:table-cell table:number-columns-repeated="2"/>
          <table:table-cell table:style-name="ce24" office:value-type="string" calcext:value-type="string">
            <text:p>removeDatesThatHaveBeenPurged($dates, $invalidationInfo)</text:p>
          </table:table-cell>
          <table:table-cell table:style-name="ce30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6" office:value-type="string" calcext:value-type="string">
            <text:p>$periodDates</text:p>
            <draw:custom-shape table:end-cell-address="'3D-ArchiveInvalidator'.F31" table:end-x="116.99pt" table:end-y="2.27pt" draw:z-index="0" draw:name="直線矢印コネクタ 1" draw:style-name="gr78" draw:text-style-name="P2" svg:width="552.95pt" svg:height="1.67pt" svg:x="2.98pt" svg:y="0.6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24"/>
          <table:table-cell table:style-name="ce30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6"/>
          <table:table-cell table:number-columns-repeated="2"/>
          <table:table-cell table:style-name="ce24"/>
          <table:table-cell table:style-name="ce30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" office:value-type="string" calcext:value-type="string">
            <text:p>##else</text:p>
          </table:table-cell>
          <table:table-cell table:number-columns-repeated="2"/>
          <table:table-cell table:style-name="ce129"/>
          <table:table-cell table:style-name="ce150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"/>
          <table:table-cell table:number-columns-repeated="2"/>
          <table:table-cell table:style-name="ce9" office:value-type="string" calcext:value-type="string">
            <text:p>getPeriodsToInvalidate($datesToInvalidate, $period, $cascadeDown)</text:p>
          </table:table-cell>
          <table:table-cell table:style-name="ce30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>
            <draw:custom-shape table:end-cell-address="'3D-ArchiveInvalidator'.F35" table:end-x="116.19pt" table:end-y="16.64pt" draw:z-index="2" draw:name="直線矢印コネクタ 1" draw:style-name="gr79" draw:text-style-name="P2" svg:width="553.12pt" svg:height="0.71pt" svg:x="2.01pt" svg:y="15.9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24" office:value-type="string" calcext:value-type="string">
            <text:p>getPeriodDatesByYearMonthAndPeriodType($periods)</text:p>
          </table:table-cell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6" office:value-type="string" calcext:value-type="string">
            <text:p>$periodDates</text:p>
          </table:table-cell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 office:value-type="string" calcext:value-type="string">
            <text:p>##end</text:p>
          </table:table-cell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 office:value-type="string" calcext:value-type="string">
            <text:p>getUniqueDates($periodDates)</text:p>
          </table:table-cell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1" office:value-type="string" calcext:value-type="string">
            <text:p><text:s/>$periodDates</text:p>
            <draw:custom-shape table:end-cell-address="'3D-ArchiveInvalidator'.F40" table:end-x="114.21pt" table:end-y="4.82pt" draw:z-index="5" draw:name="直線矢印コネクタ 1" draw:style-name="gr79" draw:text-style-name="P2" svg:width="553.12pt" svg:height="0.74pt" svg:x="0.03pt" svg:y="4.14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/>
          <table:table-cell table:style-name="ce9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/>
          <table:table-cell table:style-name="ce144" table:number-columns-repeated="2"/>
          <table:table-cell table:style-name="ce147" office:value-type="string" calcext:value-type="string">
            <text:p>markArchivesInvalidated($idSites, $periodDates, $segment)</text:p>
          </table:table-cell>
          <table:table-cell table:style-name="ce151" office:value-type="string" calcext:value-type="string">
            <text:p>To 3D02</text:p>
          </table:table-cell>
          <table:table-cell table:number-columns-repeated="5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/>
          <table:table-cell table:style-name="ce9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>
            <draw:custom-shape table:end-cell-address="'3D-ArchiveInvalidator'.F44" table:end-x="114.21pt" table:end-y="4.45pt" draw:z-index="6" draw:name="直線矢印コネクタ 1" draw:style-name="gr79" draw:text-style-name="P2" svg:width="553.12pt" svg:height="1.64pt" svg:x="0.03pt" svg:y="2.8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24"/>
          <table:table-cell table:style-name="ce21"/>
          <table:table-cell table:number-columns-repeated="5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/>
          <table:table-cell table:style-name="ce9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5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/>
          <table:table-cell table:style-name="ce9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 office:value-type="string" calcext:value-type="string">
            <text:p>$yearMonths = array_keys($periodDates);</text:p>
          </table:table-cell>
          <table:table-cell table:number-columns-repeated="2"/>
          <table:table-cell table:style-name="ce24"/>
          <table:table-cell table:style-name="ce21"/>
          <table:table-cell table:number-columns-repeated="5"/>
          <table:table-cell table:style-name="ce21"/>
          <table:table-cell table:number-columns-repeated="2"/>
          <table:table-cell table:style-name="ce21"/>
          <table:table-cell table:number-columns-repeated="2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/>
          <table:table-cell table:style-name="ce145" table:number-columns-repeated="2"/>
          <table:table-cell table:style-name="ce148" office:value-type="string" calcext:value-type="string">
            <text:p>markInvalidatedArchivesForReprocessAndPurge($idSites, $yearMonths)</text:p>
          </table:table-cell>
          <table:table-cell table:style-name="ce21"/>
          <table:table-cell table:number-columns-repeated="5"/>
          <table:table-cell table:style-name="ce21"/>
          <table:table-cell table:number-columns-repeated="2"/>
          <table:table-cell table:style-name="ce21"/>
          <table:table-cell table:number-columns-repeated="100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4"/>
          <table:table-cell table:style-name="ce24" office:value-type="string" calcext:value-type="string">
            <text:p>new</text:p>
          </table:table-cell>
          <table:table-cell table:style-name="ce21"/>
          <table:table-cell table:number-columns-repeated="2"/>
          <table:table-cell table:style-name="ce21"/>
          <table:table-cell table:number-columns-repeated="100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5"/>
          <table:table-cell table:style-name="ce21"/>
          <table:table-cell/>
          <table:table-cell table:style-name="ce24" office:value-type="string" calcext:value-type="string">
            <text:p>new</text:p>
          </table:table-cell>
          <table:table-cell table:style-name="ce21"/>
          <table:table-cell table:number-columns-repeated="100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<text:s/>foreach ($idSites as $idSite) {</text:p>
          </table:table-cell>
          <table:table-cell table:number-columns-repeated="2"/>
          <table:table-cell table:style-name="ce24"/>
          <table:table-cell table:style-name="ce21"/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<text:s text:c="12"/>foreach ($dates as $date) {</text:p>
          </table:table-cell>
          <table:table-cell table:number-columns-repeated="2"/>
          <table:table-cell table:style-name="ce24"/>
          <table:table-cell table:style-name="ce21"/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<text:s text:c="16"/>$this-&gt;forgetRememberedArchivedReportsToInvalidate($idSite, $date);</text:p>
          </table:table-cell>
          <table:table-cell table:number-columns-repeated="2"/>
          <table:table-cell table:style-name="ce24"/>
          <table:table-cell table:style-name="ce21"/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<text:s text:c="12"/>}</text:p>
          </table:table-cell>
          <table:table-cell table:number-columns-repeated="2"/>
          <table:table-cell table:style-name="ce24"/>
          <table:table-cell table:style-name="ce21"/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<text:s text:c="8"/>}</text:p>
          </table:table-cell>
          <table:table-cell table:number-columns-repeated="2"/>
          <table:table-cell table:style-name="ce24"/>
          <table:table-cell table:style-name="ce21"/>
          <table:table-cell table:number-columns-repeated="1017"/>
        </table:table-row>
        <table:table-row table:style-name="ro3" table:number-rows-repeated="6">
          <table:table-cell table:number-columns-repeated="2"/>
          <table:table-cell table:style-name="ce21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12" office:value-type="string" calcext:value-type="string">
            <text:p>3D01</text:p>
          </table:table-cell>
          <table:table-cell table:style-name="ce25" office:value-type="string" calcext:value-type="string">
            <text:p>ArchiveInvalidator markArchiveInvalidated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26" office:value-type="string" calcext:value-type="string" table:number-columns-spanned="2" table:number-rows-spanned="1">
            <text:p>ArchiveInvalidator</text:p>
          </table:table-cell>
          <table:covered-table-cell table:style-name="ce13"/>
          <table:table-cell table:number-columns-repeated="2"/>
          <table:table-cell table:style-name="ce26" office:value-type="string" calcext:value-type="string" table:number-columns-spanned="2" table:number-rows-spanned="1">
            <text:p>ArchiveTableCreator</text:p>
          </table:table-cell>
          <table:covered-table-cell/>
          <table:table-cell table:number-columns-repeated="2"/>
          <table:table-cell table:style-name="ce26" office:value-type="string" calcext:value-type="string" table:number-columns-spanned="2" table:number-rows-spanned="1">
            <text:p>Model</text:p>
          </table:table-cell>
          <table:covered-table-cell/>
          <table:table-cell table:number-columns-repeated="1013"/>
        </table:table-row>
        <table:table-row table:style-name="ro3">
          <table:table-cell table:number-columns-repeated="2"/>
          <table:table-cell table:style-name="ce92"/>
          <table:table-cell table:number-columns-repeated="2"/>
          <table:table-cell table:style-name="ce23"/>
          <table:table-cell table:style-name="ce21"/>
          <table:table-cell table:number-columns-repeated="2"/>
          <table:table-cell table:style-name="ce23"/>
          <table:table-cell table:style-name="ce21"/>
          <table:table-cell table:number-columns-repeated="1013"/>
        </table:table-row>
        <table:table-row table:style-name="ro3">
          <table:table-cell table:number-columns-repeated="2"/>
          <table:table-cell table:style-name="ce89" office:value-type="string" calcext:value-type="string">
            <text:p>markArchivesInvalidated</text:p>
          </table:table-cell>
          <table:table-cell table:number-columns-repeated="2"/>
          <table:table-cell table:style-name="ce23"/>
          <table:table-cell table:style-name="ce21"/>
          <table:table-cell table:number-columns-repeated="2"/>
          <table:table-cell table:style-name="ce23"/>
          <table:table-cell table:style-name="ce21"/>
          <table:table-cell table:number-columns-repeated="1013"/>
        </table:table-row>
        <table:table-row table:style-name="ro3">
          <table:table-cell table:number-columns-repeated="2"/>
          <table:table-cell table:style-name="ce89"/>
          <table:table-cell table:number-columns-repeated="2"/>
          <table:table-cell table:style-name="ce31"/>
          <table:table-cell table:style-name="ce21"/>
          <table:table-cell table:number-columns-repeated="2"/>
          <table:table-cell table:style-name="ce31"/>
          <table:table-cell table:style-name="ce21"/>
          <table:table-cell table:number-columns-repeated="1013"/>
        </table:table-row>
        <table:table-row table:style-name="ro3">
          <table:table-cell table:number-columns-repeated="2"/>
          <table:table-cell table:style-name="ce18"/>
          <table:table-cell table:number-columns-repeated="2"/>
          <table:table-cell table:style-name="ce31" office:value-type="string" calcext:value-type="string">
            <text:p>::getTablesArchivesInstalled($type = ArchiveTableCreator::NUMERIC_TABLE)</text:p>
          </table:table-cell>
          <table:table-cell table:style-name="ce21"/>
          <table:table-cell table:number-columns-repeated="3"/>
          <table:table-cell table:style-name="ce21"/>
          <table:table-cell table:number-columns-repeated="1013"/>
        </table:table-row>
        <table:table-row table:style-name="ro3">
          <table:table-cell table:number-columns-repeated="2"/>
          <table:table-cell table:style-name="ce142" office:value-type="string" calcext:value-type="string">
            <text:p><text:s/>$archiveNumericTables</text:p>
          </table:table-cell>
          <table:table-cell table:number-columns-repeated="2"/>
          <table:table-cell table:style-name="ce31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1013"/>
        </table:table-row>
        <table:table-row table:style-name="ro3">
          <table:table-cell table:number-columns-repeated="2"/>
          <table:table-cell table:style-name="ce143"/>
          <table:table-cell table:number-columns-repeated="2"/>
          <table:table-cell table:style-name="ce31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1013"/>
        </table:table-row>
        <table:table-row table:style-name="ro3">
          <table:table-cell table:number-columns-repeated="2"/>
          <table:table-cell table:style-name="ce143"/>
          <table:table-cell table:number-columns-repeated="2"/>
          <table:table-cell table:style-name="ce149"/>
          <table:table-cell table:style-name="ce127"/>
          <table:table-cell table:number-columns-repeated="2"/>
          <table:table-cell table:style-name="ce24"/>
          <table:table-cell table:style-name="ce21"/>
          <table:table-cell table:number-columns-repeated="1013"/>
        </table:table-row>
        <table:table-row table:style-name="ro3">
          <table:table-cell table:number-columns-repeated="2"/>
          <table:table-cell table:style-name="ce143"/>
          <table:table-cell table:number-columns-repeated="2"/>
          <table:table-cell table:style-name="ce31"/>
          <table:table-cell table:style-name="ce21"/>
          <table:table-cell table:number-columns-repeated="2"/>
          <table:table-cell table:style-name="ce24" office:value-type="string" calcext:value-type="string">
            <text:p>updateArchiveAsInvalidated($table, $idSites, $dates[$tableDate], $segment)</text:p>
          </table:table-cell>
          <table:table-cell table:style-name="ce21"/>
          <table:table-cell table:number-columns-repeated="1013"/>
        </table:table-row>
        <table:table-row table:style-name="ro3" table:number-rows-repeated="4">
          <table:table-cell table:number-columns-repeated="2"/>
          <table:table-cell table:style-name="ce143"/>
          <table:table-cell table:number-columns-repeated="2"/>
          <table:table-cell table:style-name="ce31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1013"/>
        </table:table-row>
        <table:table-row table:style-name="ro3" table:number-rows-repeated="2">
          <table:table-cell table:number-columns-repeated="2"/>
          <table:table-cell table:style-name="ce143"/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1013"/>
        </table:table-row>
        <table:table-row table:style-name="ro3" table:number-rows-repeated="2">
          <table:table-cell table:number-columns-repeated="2"/>
          <table:table-cell table:style-name="ce143"/>
          <table:table-cell table:number-columns-repeated="2"/>
          <table:table-cell table:style-name="ce24"/>
          <table:table-cell table:number-columns-repeated="1018"/>
        </table:table-row>
        <table:table-row table:style-name="ro3" table:number-rows-repeated="3">
          <table:table-cell table:number-columns-repeated="5"/>
          <table:table-cell table:style-name="ce24"/>
          <table:table-cell table:number-columns-repeated="1018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E-ArchiveProcessorLoader" table:style-name="ta13">
        <table:table-column table:style-name="co2" table:number-columns-repeated="16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36" table:default-cell-style-name="Default"/>
        <table:table-column table:style-name="co2" table:number-columns-repeated="1004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</text:p>
          </table:table-cell>
          <table:covered-table-cell table:number-columns-repeated="2" table:style-name="ce52"/>
          <table:table-cell table:style-name="ce52"/>
          <table:table-cell office:value-type="string" calcext:value-type="string">
            <text:p>CoreArchive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Proccesor</text:p>
          </table:table-cell>
          <table:covered-table-cell table:number-columns-repeated="2" table:style-name="ce52"/>
          <table:table-cell table:style-name="ce52"/>
          <table:table-cell office:value-type="string" calcext:value-type="string">
            <text:p>ArchiveProcessor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 table:number-columns-spanned="3" table:number-rows-spanned="1">
            <text:p><text:s/>\Piwik\Plugin\Manager</text:p>
          </table:table-cell>
          <table:covered-table-cell table:number-columns-repeated="2" table:style-name="ce52"/>
          <table:table-cell table:style-name="ce52"/>
          <table:table-cell office:value-type="string" calcext:value-type="string">
            <text:p>PluginManager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Table\Manager</text:p>
          </table:table-cell>
          <table:covered-table-cell table:number-columns-repeated="2" table:style-name="ce52"/>
          <table:table-cell table:style-name="ce52"/>
          <table:table-cell office:value-type="string" calcext:value-type="string">
            <text:p>DataTabManager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TableCreator</text:p>
          </table:table-cell>
          <table:covered-table-cell table:number-columns-repeated="2" table:style-name="ce52"/>
          <table:table-cell table:style-name="ce52"/>
          <table:table-cell office:value-type="string" calcext:value-type="string">
            <text:p>ArchiveTableCreator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Model</text:p>
          </table:table-cell>
          <table:covered-table-cell table:number-columns-repeated="2" table:style-name="ce52"/>
          <table:table-cell table:style-name="ce52"/>
          <table:table-cell office:value-type="string" calcext:value-type="string">
            <text:p>Model</text:p>
          </table:table-cell>
          <table:table-cell table:number-columns-repeated="1019"/>
        </table:table-row>
        <table:table-row table:style-name="ro1">
          <table:table-cell table:style-name="ce138" office:value-type="string" calcext:value-type="string" table:number-columns-spanned="3" table:number-rows-spanned="1">
            <text:p>Piwik\Sequence</text:p>
          </table:table-cell>
          <table:covered-table-cell table:number-columns-repeated="2" table:style-name="ce139"/>
          <table:table-cell table:style-name="ce139"/>
          <table:table-cell office:value-type="string" calcext:value-type="string">
            <text:p>Sequence</text:p>
          </table:table-cell>
          <table:table-cell table:number-columns-repeated="1019"/>
        </table:table-row>
        <table:table-row table:style-name="ro1">
          <table:table-cell table:style-name="ce152" office:value-type="string" calcext:value-type="string" table:number-columns-spanned="3" table:number-rows-spanned="1">
            <text:p>Piwik\DBHelper</text:p>
          </table:table-cell>
          <table:covered-table-cell table:number-columns-repeated="2" table:style-name="ce154"/>
          <table:table-cell table:style-name="ce154"/>
          <table:table-cell office:value-type="string" calcext:value-type="string">
            <text:p>DBHelper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 table:number-columns-spanned="3" table:number-rows-spanned="1">
            <text:p>Piwik\DB</text:p>
          </table:table-cell>
          <table:covered-table-cell table:number-columns-repeated="2" table:style-name="ce52"/>
          <table:table-cell table:style-name="ce52"/>
          <table:table-cell office:value-type="string" calcext:value-type="string">
            <text:p>D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53" office:value-type="string" calcext:value-type="string">
            <text:p>3E01</text:p>
          </table:table-cell>
          <table:table-cell table:style-name="ce25" office:value-type="string" calcext:value-type="string">
            <text:p>Loader prepareArchive</text:p>
          </table:table-cell>
          <table:table-cell table:number-columns-repeated="2"/>
          <table:table-cell office:value-type="string" calcext:value-type="string">
            <text:p>Might be called from</text:p>
          </table:table-cell>
          <table:table-cell/>
          <table:table-cell table:style-name="ce70" office:value-type="string" calcext:value-type="string">
            <text:p><text:a xlink:href="#'2A-CoreArchive'.K120" xlink:type="simple">2A04</text:a>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48" office:value-type="string" calcext:value-type="string" table:number-columns-spanned="2" table:number-rows-spanned="1">
            <text:p>ArchiveProccesor/Loader</text:p>
          </table:table-cell>
          <table:covered-table-cell table:style-name="ce13"/>
          <table:table-cell table:style-name="ce22"/>
          <table:table-cell/>
          <table:table-cell table:style-name="ce48" office:value-type="string" calcext:value-type="string" table:number-columns-spanned="2" table:number-rows-spanned="1">
            <text:p>ArchiveProccesor\Parameters</text:p>
          </table:table-cell>
          <table:covered-table-cell table:style-name="ce13"/>
          <table:table-cell table:style-name="ce22"/>
          <table:table-cell table:number-columns-repeated="7"/>
          <table:table-cell table:style-name="ce48" office:value-type="string" calcext:value-type="string" table:number-columns-spanned="2" table:number-rows-spanned="1">
            <text:p>ArchiveProccesor\PluginsArchiver </text:p>
          </table:table-cell>
          <table:covered-table-cell table:style-name="ce13"/>
          <table:table-cell table:number-columns-repeated="1007"/>
        </table:table-row>
        <table:table-row table:style-name="ro1">
          <table:table-cell table:number-columns-repeated="2"/>
          <table:table-cell table:style-name="ce92"/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8"/>
          <table:table-cell table:style-name="ce92"/>
          <table:table-cell table:number-columns-repeated="1007"/>
        </table:table-row>
        <table:table-row table:style-name="ro1">
          <table:table-cell table:number-columns-repeated="2"/>
          <table:table-cell table:style-name="ce89" office:value-type="string" calcext:value-type="string">
            <text:p>prepareArchive($pluginName)</text:p>
          </table:table-cell>
          <table:table-cell table:style-name="ce105"/>
          <table:table-cell table:style-name="ce25"/>
          <table:table-cell/>
          <table:table-cell table:style-name="ce14"/>
          <table:table-cell table:style-name="ce23"/>
          <table:table-cell table:number-columns-repeated="8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89"/>
          <table:table-cell table:style-name="ce105"/>
          <table:table-cell table:style-name="ce25"/>
          <table:table-cell/>
          <table:table-cell table:style-name="ce14"/>
          <table:table-cell table:style-name="ce23"/>
          <table:table-cell table:number-columns-repeated="8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07"/>
          <table:table-cell table:style-name="ce108"/>
          <table:table-cell table:style-name="ce100"/>
          <table:table-cell table:style-name="ce9" office:value-type="string" calcext:value-type="string">
            <text:p>setRequestedPlugin($pluginName)</text:p>
          </table:table-cell>
          <table:table-cell table:style-name="ce14"/>
          <table:table-cell table:style-name="ce23"/>
          <table:table-cell table:style-name="ce100"/>
          <table:table-cell table:number-columns-repeated="5"/>
          <table:table-cell table:style-name="ce100" table:number-columns-repeated="2"/>
          <table:table-cell table:style-name="ce107"/>
          <table:table-cell table:style-name="ce100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14">
            <draw:custom-shape table:end-cell-address="'3E-ArchiveProcessorLoader'.G19" table:end-x="1.98pt" table:end-y="1.02pt" draw:z-index="0" draw:name="直線矢印コネクタ 1" draw:style-name="gr65" draw:text-style-name="P2" svg:width="469.98pt" svg:height="0.06pt" svg:x="0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8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style-name="ce23"/>
          <table:table-cell table:number-columns-repeated="2"/>
          <table:table-cell table:style-name="ce19"/>
          <table:table-cell table:style-name="ce64"/>
          <table:table-cell table:number-columns-repeated="8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77" office:value-type="string" calcext:value-type="string">
            <text:p>loadExistingArchiveIdFromDb()</text:p>
          </table:table-cell>
          <table:table-cell table:style-name="ce109"/>
          <table:table-cell table:style-name="ce78"/>
          <table:table-cell/>
          <table:table-cell table:style-name="ce14"/>
          <table:table-cell table:style-name="ce23"/>
          <table:table-cell table:number-columns-repeated="8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9" office:value-type="string" calcext:value-type="string">
            <text:p>list($idArchive, $visits, $visitsConverted)</text:p>
          </table:table-cell>
          <table:table-cell table:style-name="ce64"/>
          <table:table-cell table:number-columns-repeated="2"/>
          <table:table-cell table:style-name="ce14"/>
          <table:table-cell table:style-name="ce23"/>
          <table:table-cell table:number-columns-repeated="8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8"/>
          <table:table-cell table:style-name="ce14"/>
          <table:table-cell table:number-columns-repeated="1007"/>
        </table:table-row>
        <table:table-row table:style-name="ro6">
          <table:table-cell/>
          <table:table-cell table:style-name="ce72"/>
          <table:table-cell table:style-name="ce14" office:value-type="string" calcext:value-type="string">
            <text:p>##if (!empty($idArchive))</text:p>
          </table:table-cell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7"/>
          <table:table-cell table:style-name="ce72"/>
          <table:table-cell table:style-name="ce14"/>
          <table:table-cell table:number-columns-repeated="1007"/>
        </table:table-row>
        <table:table-row table:style-name="ro8">
          <table:table-cell/>
          <table:table-cell table:style-name="ce72"/>
          <table:table-cell table:style-name="ce14" office:value-type="string" calcext:value-type="string">
            <text:p>return $idArchive</text:p>
          </table:table-cell>
          <table:table-cell table:style-name="ce23"/>
          <table:table-cell table:number-columns-repeated="2"/>
          <table:table-cell table:style-name="ce14"/>
          <table:table-cell table:style-name="ce23"/>
          <table:table-cell/>
          <table:table-cell table:style-name="ce101" office:value-type="string" calcext:value-type="string" table:number-columns-spanned="2" table:number-rows-spanned="1">
            <text:p>ArchiveProccesor/Loader</text:p>
          </table:table-cell>
          <table:covered-table-cell table:style-name="ce103"/>
          <table:table-cell table:style-name="ce104"/>
          <table:table-cell table:style-name="ce155" table:number-columns-repeated="2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87" office:value-type="string" calcext:value-type="string">
            <text:p>$idArchive</text:p>
          </table:table-cell>
          <table:table-cell table:style-name="ce14"/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2"/>
          <table:table-cell table:style-name="ce92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>
            <draw:custom-shape table:end-cell-address="'3E-ArchiveProcessorLoader'.C27" table:end-x="0.94pt" table:end-y="0.03pt" draw:z-index="2" draw:name="直線矢印コネクタ 4" draw:style-name="gr80" draw:text-style-name="P2" svg:width="147pt" svg:height="0.03pt" svg:x="87.93pt" svg:y="0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>
            <draw:custom-shape table:end-cell-address="'3E-ArchiveProcessorLoader'.B46" table:end-x="83.96pt" table:end-y="17.97pt" draw:z-index="17" draw:name="左中かっこ 3" draw:style-name="gr81" draw:text-style-name="P2" svg:width="21.94pt" svg:height="340.98pt" svg:x="62.08pt" svg:y="0.99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office:value-type="string" calcext:value-type="string">
            <text:p>prepareCoreMetricsArchive($visits, $visitsConverted)</text:p>
          </table:table-cell>
          <table:table-cell table:style-name="ce23"/>
          <table:table-cell table:number-columns-repeated="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9" office:value-type="string" calcext:value-type="string">
            <text:p>list($visits, $visitsConverted)</text:p>
            <draw:custom-shape table:end-cell-address="'3E-ArchiveProcessorLoader'.K29" table:end-x="1.98pt" table:end-y="0.96pt" draw:z-index="1" draw:name="直線矢印コネクタ 2" draw:style-name="gr82" draw:text-style-name="P2" svg:width="935.97pt" svg:height="0.96pt" svg:x="2.01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/>
          <table:table-cell table:number-columns-repeated="2"/>
          <table:table-cell table:style-name="ce14"/>
          <table:table-cell table:style-name="ce23"/>
          <table:table-cell/>
          <table:table-cell table:style-name="ce72"/>
          <table:table-cell table:style-name="ce14" office:value-type="string" calcext:value-type="string">
            <text:p>## if ($this-&gt;mustProcessVisitCount($visits) &amp;&amp; !$this-&gt;doesRequestedPluginIncludeVisitsSummary())</text:p>
          </table:table-cell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 office:value-type="string" calcext:value-type="string">
            <text:p>getRequestedPlugin()</text:p>
            <draw:custom-shape table:end-cell-address="'3E-ArchiveProcessorLoader'.K30" table:end-x="0.99pt" table:end-y="17.97pt" draw:z-index="5" draw:name="直線矢印コネクタ 12" draw:style-name="gr39" draw:text-style-name="P2" svg:width="466.98pt" svg:height="0.96pt" svg:x="2.01pt" svg:y="17.01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23"/>
          <table:table-cell/>
          <table:table-cell table:style-name="ce72"/>
          <table:table-cell table:style-name="ce14" office:value-type="string" calcext:value-type="string">
            <text:p><text:s text:c="31"/></text:p>
          </table:table-cell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style-name="ce23">
            <draw:custom-shape table:end-cell-address="'3E-ArchiveProcessorLoader'.J40" table:end-x="51.93pt" table:end-y="3.97pt" draw:z-index="9" draw:name="直線矢印コネクタ 20" draw:style-name="gr83" draw:text-style-name="P2" svg:width="208.97pt" svg:height="150.97pt" svg:x="77.02pt" svg:y="15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/>
          <table:table-cell table:style-name="ce87" office:value-type="string" calcext:value-type="string">
            <text:p>$originalRequestPlugin</text:p>
          </table:table-cell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 office:value-type="string" calcext:value-type="string">
            <text:p>setRequestedPlugin('VisitsSummary')</text:p>
          </table:table-cell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>
            <draw:custom-shape table:end-cell-address="'3E-ArchiveProcessorLoader'.O33" table:end-x="29.96pt" table:end-y="1.93pt" draw:z-index="4" draw:name="直線矢印コネクタ 10" draw:style-name="gr84" draw:text-style-name="P2" svg:width="380.95pt" svg:height="0.03pt" svg:x="497.93pt" svg:y="1.93pt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3" table:number-columns-repeated="3"/>
          <table:table-cell/>
          <table:table-cell table:style-name="ce72" office:value-type="string" calcext:value-type="string">
            <text:p>_construct($this-&gt;params, $this-&gt;isArchiveTemporary())</text:p>
          </table:table-cell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>
            <draw:custom-shape table:end-cell-address="'3E-ArchiveProcessorLoader'.Q34" table:end-x="0.99pt" table:end-y="2.04pt" draw:z-index="6" draw:name="直線矢印コネクタ 14" draw:style-name="gr85" draw:text-style-name="P2" svg:width="700.98pt" svg:height="0.03pt" svg:x="2.01pt" svg:y="2.0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 table:style-name="ce78"/>
          <table:table-cell table:style-name="ce85" office:value-type="string" calcext:value-type="string">
            <text:p>callAggregateCoreMetrics()</text:p>
          </table:table-cell>
          <table:table-cell table:style-name="ce82" office:value-type="string" calcext:value-type="string">
            <text:p><text:a xlink:href="#'2C-PluginsAr.aggrMetr.'.A41" xlink:type="simple">To 2C03</text:a></text:p>
          </table:table-cell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9" office:value-type="string" calcext:value-type="string">
            <text:p>$metrics</text:p>
          </table:table-cell>
          <table:table-cell table:style-name="ce64"/>
          <table:table-cell table:style-name="ce23" table:number-columns-repeated="2"/>
          <table:table-cell/>
          <table:table-cell table:style-name="ce72">
            <draw:custom-shape table:end-cell-address="'3E-ArchiveProcessorLoader'.U36" table:end-x="115.65pt" table:end-y="1.93pt" draw:z-index="7" draw:name="直線矢印コネクタ 16" draw:style-name="gr86" draw:text-style-name="P2" svg:width="642.9pt" svg:height="0.03pt" svg:x="759.91pt" svg:y="1.93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 office:value-type="string" calcext:value-type="string">
            <text:p>finalizeArchive()</text:p>
          </table:table-cell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>
            <draw:custom-shape table:end-cell-address="'3E-ArchiveProcessorLoader'.U39" table:end-x="114.66pt" table:end-y="1.93pt" draw:z-index="8" draw:name="直線矢印コネクタ 18" draw:style-name="gr87" draw:text-style-name="P2" svg:width="641.91pt" svg:height="0.03pt" svg:x="758.92pt" svg:y="1.93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14" office:value-type="string" calcext:value-type="string">
            <text:p>setRequestedPlugin($originalRequestedPlugin)</text:p>
          </table:table-cell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>
            <draw:custom-shape table:end-cell-address="'3E-ArchiveProcessorLoader'.K41" table:end-x="1.96pt" table:end-y="1.02pt" draw:z-index="10" draw:name="直線矢印コネクタ 22" draw:style-name="gr88" draw:text-style-name="P2" svg:width="498.9pt" svg:height="0.03pt" svg:x="88.07pt" svg:y="0.99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>
            <draw:custom-shape table:end-cell-address="'3E-ArchiveProcessorLoader'.K42" table:end-x="1.96pt" table:end-y="17.04pt" draw:z-index="11" draw:name="直線矢印コネクタ 26" draw:style-name="gr89" draw:text-style-name="P2" svg:width="966.9pt" svg:height="0.03pt" svg:x="88.07pt" svg:y="17.01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##</text:p>
          </table:table-cell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9" office:value-type="string" calcext:value-type="string">
            <text:p>$visits = $metrics['nb_visits'];</text:p>
          </table:table-cell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9" office:value-type="string" calcext:value-type="string">
            <text:p>$visitsConverted = $metrics['nb_visits_converted']</text:p>
          </table:table-cell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>
            <draw:custom-shape table:end-cell-address="'3E-ArchiveProcessorLoader'.Q50" table:end-x="58.11pt" table:end-y="15.93pt" draw:z-index="12" draw:name="カギ線コネクタ 31" draw:style-name="gr90" draw:text-style-name="P2" svg:width="643.1pt" svg:height="105.93pt" svg:x="760.11pt" svg:y="123.9pt">
              <text:p/>
              <draw:enhanced-geometry draw:mirror-horizontal="false" draw:mirror-vertical="true" svg:viewBox="0 0 0 0" draw:text-areas="0 0 ?f2 ?f3" draw:type="ooxml-bentConnector3" draw:modifiers="-88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>
            <draw:custom-shape table:end-cell-address="'3E-ArchiveProcessorLoader'.J45" table:end-x="86.94pt" table:end-y="17.04pt" draw:z-index="14" draw:name="直線矢印コネクタ 35" draw:style-name="gr91" draw:text-style-name="P2" svg:width="934.98pt" svg:height="0.03pt" svg:x="88.02pt" svg:y="17.01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 office:value-type="string" calcext:value-type="string">
            <text:p>##else</text:p>
          </table:table-cell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9" office:value-type="string" calcext:value-type="string">
            <text:p>return ($visit, $visitConverted) without changing</text:p>
          </table:table-cell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>
            <draw:custom-shape table:end-cell-address="'3E-ArchiveProcessorLoader'.B63" table:end-x="79.97pt" table:end-y="4.96pt" draw:z-index="18" draw:name="左中かっこ 5" draw:style-name="gr92" draw:text-style-name="P2" svg:width="13.95pt" svg:height="255.97pt" svg:x="66.08pt" svg:y="0.99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office:value-type="string" calcext:value-type="string">
            <text:p>prepareAllPluginsArchive($visits, $visitsConverted)</text:p>
          </table:table-cell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>
            <draw:custom-shape table:end-cell-address="'3E-ArchiveProcessorLoader'.K50" table:end-x="2.98pt" table:end-y="0.03pt" draw:z-index="3" draw:name="直線矢印コネクタ 8" draw:style-name="gr82" draw:text-style-name="P2" svg:width="935.97pt" svg:height="0.03pt" svg:x="3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/>
          <table:table-cell table:number-columns-repeated="3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>
            <draw:custom-shape table:end-cell-address="'3E-ArchiveProcessorLoader'.Q51" table:end-x="0.96pt" table:end-y="17.04pt" draw:z-index="13" draw:name="直線矢印コネクタ 34" draw:style-name="gr93" draw:text-style-name="P2" svg:width="701.97pt" svg:height="0.03pt" svg:x="0.99pt" svg:y="17.0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/>
          <table:table-cell table:number-columns-repeated="3"/>
          <table:table-cell table:style-name="ce72" office:value-type="string" calcext:value-type="string">
            <text:p>_construct($this-&gt;params, $this-&gt;isArchiveTemporary())</text:p>
          </table:table-cell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/>
          <table:table-cell table:number-columns-repeated="3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 office:value-type="string" calcext:value-type="string">
            <text:p>##if ($this-&gt;mustProcessVisitCount($visits) <text:s/>|| $this-&gt;doesRequestedPluginIncludeVisitsSummary()</text:p>
          </table:table-cell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 office:value-type="string" calcext:value-type="string">
            <text:p><text:s text:c="11"/></text:p>
          </table:table-cell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/>
          <table:table-cell table:number-columns-repeated="2"/>
          <table:table-cell table:style-name="ce78"/>
          <table:table-cell table:style-name="ce156" office:value-type="string" calcext:value-type="string">
            <text:p>callAggregateCoreMetrics()</text:p>
          </table:table-cell>
          <table:table-cell table:style-name="ce82" office:value-type="string" calcext:value-type="string">
            <text:p><text:a xlink:href="#'2C-PluginsAr.aggrMetr.'.A41" xlink:type="simple">To 2C03</text:a>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>
            <draw:custom-shape table:end-cell-address="'3E-ArchiveProcessorLoader'.Q56" table:end-x="2.98pt" table:end-y="1.02pt" draw:z-index="15" draw:name="直線矢印コネクタ 41" draw:style-name="gr93" draw:text-style-name="P2" svg:width="701.97pt" svg:height="0.03pt" svg:x="3pt" svg:y="0.9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 office:value-type="string" calcext:value-type="string">
            <text:p>##Endif</text:p>
          </table:table-cell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 office:value-type="string" calcext:value-type="string">
            <text:p><text:s text:c="2"/>##if ($this-&gt;isThereSomeVisits($visits) <text:s/>|| $this-&gt;shouldArchiveForSiteEvenWhenNoVisits())</text:p>
          </table:table-cell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 office:value-type="string" calcext:value-type="string">
            <text:p><text:s text:c="11"/></text:p>
          </table:table-cell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8" table:number-columns-repeated="2"/>
          <table:table-cell table:style-name="ce156" office:value-type="string" calcext:value-type="string">
            <text:p>callAggregateAllPlugins($visits, $visitsConverted)</text:p>
          </table:table-cell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"/>
          <table:table-cell>
            <draw:custom-shape table:end-cell-address="'3E-ArchiveProcessorLoader'.P63" table:end-x="87.96pt" table:end-y="1.02pt" draw:z-index="16" draw:name="直線矢印コネクタ 42" draw:style-name="gr94" draw:text-style-name="P2" svg:width="700.95pt" svg:height="0.03pt" svg:x="89.06pt" svg:y="0.9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14"/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/>
          <table:table-cell table:number-columns-repeated="4"/>
          <table:table-cell table:style-name="ce14"/>
          <table:table-cell table:number-columns-repeated="1007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A-ArchiveTableCreator" table:style-name="ta14">
        <table:table-column table:style-name="co37" table:default-cell-style-name="Default"/>
        <table:table-column table:style-name="co2" table:number-columns-repeated="2" table:default-cell-style-name="Default"/>
        <table:table-column table:style-name="co38" table:default-cell-style-name="Default"/>
        <table:table-column table:style-name="co2" table:number-columns-repeated="1020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TableCreator</text:p>
          </table:table-cell>
          <table:covered-table-cell table:number-columns-repeated="2" table:style-name="ce52"/>
          <table:table-cell office:value-type="string" calcext:value-type="string">
            <text:p>ArchiveTableCreato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4A01</text:p>
          </table:table-cell>
          <table:table-cell table:style-name="ce25" office:value-type="string" calcext:value-type="string">
            <text:p>ArchiveTableCreator getTable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26" office:value-type="string" calcext:value-type="string" table:number-columns-spanned="2" table:number-rows-spanned="1">
            <text:p>ArchiveTableCreator</text:p>
          </table:table-cell>
          <table:covered-table-cell table:style-name="ce13"/>
          <table:table-cell table:number-columns-repeated="3"/>
          <table:table-cell table:style-name="ce26" office:value-type="string" calcext:value-type="string" table:number-columns-spanned="2" table:number-rows-spanned="1">
            <text:p>Common</text:p>
          </table:table-cell>
          <table:covered-table-cell table:style-name="ce13"/>
          <table:table-cell table:style-name="ce22"/>
          <table:table-cell/>
          <table:table-cell table:style-name="ce26" office:value-type="string" calcext:value-type="string" table:number-columns-spanned="2" table:number-rows-spanned="1">
            <text:p>Model</text:p>
          </table:table-cell>
          <table:covered-table-cell table:style-name="ce13"/>
          <table:table-cell table:style-name="ce22"/>
          <table:table-cell table:number-columns-repeated="1011"/>
        </table:table-row>
        <table:table-row table:style-name="ro1">
          <table:table-cell/>
          <table:table-cell table:style-name="ce72"/>
          <table:table-cell table:style-name="ce92"/>
          <table:table-cell table:number-columns-repeated="3"/>
          <table:table-cell table:style-name="ce72"/>
          <table:table-cell table:style-name="ce14"/>
          <table:table-cell table:style-name="ce23"/>
          <table:table-cell table:number-columns-repeated="2"/>
          <table:table-cell table:style-name="ce9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2"/>
          <table:table-cell table:style-name="ce89" office:value-type="string" calcext:value-type="string">
            <text:p>getTable</text:p>
          </table:table-cell>
          <table:table-cell table:style-name="ce25" table:number-columns-repeated="3"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2"/>
          <table:table-cell table:style-name="ce89"/>
          <table:table-cell table:style-name="ce25" table:number-columns-repeated="3"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1011"/>
        </table:table-row>
        <table:table-row table:style-name="ro1">
          <table:table-cell/>
          <table:table-cell table:style-name="ce51" office:value-type="string" calcext:value-type="string">
            <text:p>@TODO: need <text:s/>table Day as well </text:p>
          </table:table-cell>
          <table:table-cell table:style-name="ce77" office:value-type="string" calcext:value-type="string">
            <text:p>getTableMonthFromDate(Date $date)</text:p>
          </table:table-cell>
          <table:table-cell table:style-name="ce78"/>
          <table:table-cell table:number-columns-repeated="2"/>
          <table:table-cell table:style-name="ce106"/>
          <table:table-cell table:style-name="ce107"/>
          <table:table-cell table:style-name="ce108"/>
          <table:table-cell table:number-columns-repeated="2"/>
          <table:table-cell table:style-name="ce14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2"/>
          <table:table-cell table:style-name="ce107"/>
          <table:table-cell table:style-name="ce100" table:number-columns-repeated="3"/>
          <table:table-cell table:style-name="ce72"/>
          <table:table-cell table:style-name="ce14"/>
          <table:table-cell table:style-name="ce23"/>
          <table:table-cell table:style-name="ce100" table:number-columns-repeated="2"/>
          <table:table-cell table:style-name="ce107"/>
          <table:table-cell table:style-name="ce108"/>
          <table:table-cell table:style-name="ce100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 office:value-type="string" calcext:value-type="string">
            <text:p>::prefixTable($table)</text:p>
          </table:table-cell>
          <table:table-cell table:style-name="ce14"/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2"/>
          <table:table-cell table:style-name="ce19" office:value-type="string" calcext:value-type="string">
            <text:p>$tableName //name of archived table: 'piwik_archive_blob_2016-09'</text:p>
            <draw:custom-shape table:end-cell-address="'4A-ArchiveTableCreator'.H14" table:end-x="1.98pt" table:end-y="0.03pt" draw:z-index="0" draw:name="直線矢印コネクタ 1" draw:style-name="gr95" draw:text-style-name="P2" svg:width="649.67pt" svg:height="0.06pt" svg:x="1.08pt" svg:y="0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/>
          <table:table-cell table:number-columns-repeated="1011"/>
        </table:table-row>
        <table:table-row table:style-name="ro3">
          <table:table-cell/>
          <table:table-cell table:style-name="ce157" office:value-type="string" calcext:value-type="string">
            <text:p>To 4A02</text:p>
            <draw:custom-shape table:end-cell-address="'4A-ArchiveTableCreator'.B23" table:end-x="116.96pt" table:end-y="0.62pt" draw:z-index="2" draw:name="左中かっこ 4" draw:style-name="gr96" draw:text-style-name="P2" svg:width="41.95pt" svg:height="122.94pt" svg:x="75pt" svg:y="3.09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office:value-type="string" calcext:value-type="string">
            <text:p>::createArchiveTablesIfAbsent($tableName, $tableNamePrefix)</text:p>
          </table:table-cell>
          <table:table-cell table:number-columns-repeated="3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<text:s/>|- refresh Installed table List</text:p>
          </table:table-cell>
          <table:table-cell table:number-columns-repeated="3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1012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<text:s/>|- ##if $tableName is not in InstalledList</text:p>
          </table:table-cell>
          <table:table-cell table:number-columns-repeated="3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1012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style-name="ce23"/>
          <table:table-cell/>
          <table:table-cell table:style-name="ce72" office:value-type="string" calcext:value-type="string">
            <text:p>__construct</text:p>
          </table:table-cell>
          <table:table-cell table:style-name="ce14"/>
          <table:table-cell table:number-columns-repeated="1012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style-name="ce109"/>
          <table:table-cell table:style-name="ce78"/>
          <table:table-cell table:style-name="ce85" office:value-type="string" calcext:value-type="string">
            <text:p>createArchiveTable($tableName, $tableNamePrefix)</text:p>
          </table:table-cell>
          <table:table-cell table:style-name="ce82" office:value-type="string" calcext:value-type="string">
            <text:p><text:a xlink:href="#'4B-Model'.A1" xlink:type="simple">To 4B01</text:a></text:p>
          </table:table-cell>
          <table:table-cell table:number-columns-repeated="1012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style-name="ce158"/>
          <table:table-cell table:style-name="ce122"/>
          <table:table-cell table:style-name="ce159"/>
          <table:table-cell table:style-name="ce82">
            <draw:custom-shape table:end-cell-address="'4A-ArchiveTableCreator'.U21" table:end-x="65.74pt" table:end-y="1.59pt" draw:z-index="1" draw:name="直線矢印コネクタ 2" draw:style-name="gr97" draw:text-style-name="P2" svg:width="1001.76pt" svg:height="1.02pt" svg:x="1118.78pt" svg:y="2.66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1012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<text:s/>|- update$tableName to InstalledList</text:p>
          </table:table-cell>
          <table:table-cell table:number-columns-repeated="3"/>
          <table:table-cell table:style-name="ce72"/>
          <table:table-cell table:style-name="ce14"/>
          <table:table-cell table:style-name="ce158"/>
          <table:table-cell table:style-name="ce122"/>
          <table:table-cell table:style-name="ce159"/>
          <table:table-cell table:style-name="ce82"/>
          <table:table-cell table:number-columns-repeated="1012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1012"/>
        </table:table-row>
        <table:table-row table:style-name="ro1">
          <table:table-cell/>
          <table:table-cell table:style-name="ce87" office:value-type="string" calcext:value-type="string">
            <text:p>$tableName</text:p>
          </table:table-cell>
          <table:table-cell table:style-name="ce14"/>
          <table:table-cell table:number-columns-repeated="3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1012"/>
        </table:table-row>
        <table:table-row table:style-name="ro1" table:number-rows-repeated="4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1012"/>
        </table:table-row>
        <table:table-row table:style-name="ro3" table:number-rows-repeated="4">
          <table:table-cell/>
          <table:table-cell table:style-name="ce72"/>
          <table:table-cell table:number-columns-repeated="1022"/>
        </table:table-row>
        <table:table-row table:style-name="ro3">
          <table:table-cell table:style-name="ce12" office:value-type="string" calcext:value-type="string">
            <text:p>4A01</text:p>
          </table:table-cell>
          <table:table-cell table:style-name="ce25" office:value-type="string" calcext:value-type="string">
            <text:p>ArchiveTableCreator ::createArchiveTablesIfAbsent</text:p>
          </table:table-cell>
          <table:table-cell table:number-columns-repeated="1022"/>
        </table:table-row>
        <table:table-row table:style-name="ro3">
          <table:table-cell/>
          <table:table-cell table:style-name="ce72"/>
          <table:table-cell table:number-columns-repeated="1022"/>
        </table:table-row>
        <table:table-row table:style-name="ro3">
          <table:table-cell/>
          <table:table-cell table:style-name="ce26" office:value-type="string" calcext:value-type="string" table:number-columns-spanned="2" table:number-rows-spanned="1">
            <text:p>ArchiveTableCreator</text:p>
          </table:table-cell>
          <table:covered-table-cell table:style-name="ce13"/>
          <table:table-cell table:number-columns-repeated="3"/>
          <table:table-cell table:style-name="ce26" office:value-type="string" calcext:value-type="string" table:number-columns-spanned="2" table:number-rows-spanned="1">
            <text:p>Model</text:p>
          </table:table-cell>
          <table:covered-table-cell table:style-name="ce13"/>
          <table:table-cell table:number-columns-repeated="5"/>
          <table:table-cell table:style-name="ce26" office:value-type="string" calcext:value-type="string" table:number-columns-spanned="2" table:number-rows-spanned="1">
            <text:p>Common</text:p>
          </table:table-cell>
          <table:covered-table-cell table:style-name="ce13"/>
          <table:table-cell table:number-columns-repeated="1009"/>
        </table:table-row>
        <table:table-row table:style-name="ro3">
          <table:table-cell/>
          <table:table-cell table:style-name="ce72"/>
          <table:table-cell table:style-name="ce92"/>
          <table:table-cell table:number-columns-repeated="4"/>
          <table:table-cell table:style-name="ce92"/>
          <table:table-cell table:number-columns-repeated="5"/>
          <table:table-cell table:style-name="ce72"/>
          <table:table-cell table:style-name="ce14"/>
          <table:table-cell table:number-columns-repeated="1009"/>
        </table:table-row>
        <table:table-row table:style-name="ro3">
          <table:table-cell/>
          <table:table-cell table:style-name="ce72"/>
          <table:table-cell table:style-name="ce18" office:value-type="string" calcext:value-type="string">
            <text:p>createArchiveTableIfAbsent()</text:p>
          </table:table-cell>
          <table:table-cell table:number-columns-repeated="3"/>
          <table:table-cell table:style-name="ce24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1009"/>
        </table:table-row>
        <table:table-row table:style-name="ro3">
          <table:table-cell/>
          <table:table-cell table:style-name="ce72"/>
          <table:table-cell table:style-name="ce89"/>
          <table:table-cell table:number-columns-repeated="3"/>
          <table:table-cell table:style-name="ce24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1009"/>
        </table:table-row>
        <table:table-row table:style-name="ro3">
          <table:table-cell/>
          <table:table-cell table:style-name="ce72"/>
          <table:table-cell table:style-name="ce21" office:value-type="string" calcext:value-type="string">
            <text:p>::getModel</text:p>
          </table:table-cell>
          <table:table-cell table:number-columns-repeated="3"/>
          <table:table-cell table:style-name="ce24"/>
          <table:table-cell table:style-name="ce14"/>
          <table:table-cell table:number-columns-repeated="5"/>
          <table:table-cell table:style-name="ce106"/>
          <table:table-cell table:style-name="ce107"/>
          <table:table-cell table:number-columns-repeated="1009"/>
        </table:table-row>
        <table:table-row table:style-name="ro3">
          <table:table-cell/>
          <table:table-cell table:style-name="ce72">
            <draw:custom-shape table:end-cell-address="'4A-ArchiveTableCreator'.G40" table:end-x="115.37pt" table:end-y="16.47pt" draw:z-index="3" draw:name="直線矢印コネクタ 2" draw:style-name="gr98" draw:text-style-name="P2" svg:width="653.02pt" svg:height="0.03pt" svg:x="111.15pt" svg:y="16.44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1"/>
          <table:table-cell table:number-columns-repeated="3"/>
          <table:table-cell table:style-name="ce129" office:value-type="string" calcext:value-type="string">
            <text:p>createArchiveTable($tableName, $tableNamePrefix)</text:p>
          </table:table-cell>
          <table:table-cell table:style-name="ce107"/>
          <table:table-cell table:number-columns-repeated="5"/>
          <table:table-cell table:style-name="ce24"/>
          <table:table-cell table:style-name="ce21"/>
          <table:table-cell table:number-columns-repeated="1009"/>
        </table:table-row>
        <table:table-row table:style-name="ro3">
          <table:table-cell/>
          <table:table-cell table:style-name="ce72"/>
          <table:table-cell table:style-name="ce21"/>
          <table:table-cell table:number-columns-repeated="3"/>
          <table:table-cell table:style-name="ce24"/>
          <table:table-cell table:style-name="ce14">
            <draw:custom-shape table:end-cell-address="'4A-ArchiveTableCreator'.O41" table:end-x="0.51pt" table:end-y="15.93pt" draw:z-index="4" draw:name="直線矢印コネクタ 2" draw:style-name="gr99" draw:text-style-name="P2" svg:width="818.48pt" svg:height="3.49pt" svg:x="1.08pt" svg:y="12.44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24" office:value-type="string" calcext:value-type="string">
            <office:annotation draw:style-name="gr100" draw:text-style-name="P7" svg:width="82.18pt" svg:height="70.89pt" svg:x="1732.2pt" svg:y="713.82pt" draw:caption-point-x="0pt" draw:caption-point-y="0pt">
              <dc:date>2016-10-27T00:00:00</dc:date>
              <text:p text:style-name="P6"><text:span text:style-name="T3">Replace prefix table with real name</text:span></text:p>
            </office:annotation>
            <text:p>prefixTable($tableNamePrefix)</text:p>
          </table:table-cell>
          <table:table-cell table:style-name="ce21"/>
          <table:table-cell table:number-columns-repeated="1009"/>
        </table:table-row>
        <table:table-row table:style-name="ro3">
          <table:table-cell/>
          <table:table-cell table:style-name="ce72"/>
          <table:table-cell table:style-name="ce21"/>
          <table:table-cell table:number-columns-repeated="3"/>
          <table:table-cell table:style-name="ce24"/>
          <table:table-cell table:style-name="ce14" office:value-type="string" calcext:value-type="string">
            <text:p>$tableNamePrefix</text:p>
          </table:table-cell>
          <table:table-cell table:number-columns-repeated="5"/>
          <table:table-cell table:style-name="ce24"/>
          <table:table-cell table:style-name="ce21"/>
          <table:table-cell table:number-columns-repeated="1009"/>
        </table:table-row>
        <table:table-row table:style-name="ro3" table:number-rows-repeated="3">
          <table:table-cell/>
          <table:table-cell table:style-name="ce72"/>
          <table:table-cell table:style-name="ce21"/>
          <table:table-cell table:number-columns-repeated="3"/>
          <table:table-cell table:style-name="ce72"/>
          <table:table-cell table:style-name="ce14"/>
          <table:table-cell table:number-columns-repeated="5"/>
          <table:table-cell table:style-name="ce24"/>
          <table:table-cell table:style-name="ce21"/>
          <table:table-cell table:number-columns-repeated="1009"/>
        </table:table-row>
        <table:table-row table:style-name="ro3">
          <table:table-cell/>
          <table:table-cell table:style-name="ce72"/>
          <table:table-cell table:style-name="ce21"/>
          <table:table-cell table:number-columns-repeated="3"/>
          <table:table-cell table:style-name="ce72"/>
          <table:table-cell table:number-columns-repeated="6"/>
          <table:table-cell table:style-name="ce24"/>
          <table:table-cell table:style-name="ce21"/>
          <table:table-cell table:number-columns-repeated="1009"/>
        </table:table-row>
        <table:table-row table:style-name="ro3" table:number-rows-repeated="2">
          <table:table-cell/>
          <table:table-cell table:style-name="ce72"/>
          <table:table-cell table:number-columns-repeated="4"/>
          <table:table-cell table:style-name="ce72"/>
          <table:table-cell table:number-columns-repeated="6"/>
          <table:table-cell table:style-name="ce24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6"/>
          <table:table-cell table:style-name="ce24"/>
          <table:table-cell table:number-columns-repeated="6"/>
          <table:table-cell table:style-name="ce24"/>
          <table:table-cell table:style-name="ce21"/>
          <table:table-cell table:number-columns-repeated="1009"/>
        </table:table-row>
        <table:table-row table:style-name="ro3" table:number-rows-repeated="8">
          <table:table-cell table:number-columns-repeated="6"/>
          <table:table-cell table:style-name="ce24"/>
          <table:table-cell table:number-columns-repeated="2"/>
          <table:table-cell table:style-name="ce24"/>
          <table:table-cell table:number-columns-repeated="1014"/>
        </table:table-row>
        <table:table-row table:style-name="ro3" table:number-rows-repeated="12">
          <table:table-cell table:number-columns-repeated="9"/>
          <table:table-cell table:style-name="ce24"/>
          <table:table-cell table:number-columns-repeated="101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B-Model" table:style-name="ta15">
        <table:table-column table:style-name="co2" table:number-columns-repeated="1024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Model</text:p>
          </table:table-cell>
          <table:covered-table-cell table:number-columns-repeated="2" table:style-name="ce52"/>
          <table:table-cell office:value-type="string" calcext:value-type="string">
            <text:p>Model</text:p>
          </table:table-cell>
          <table:table-cell table:number-columns-repeated="1020"/>
        </table:table-row>
        <table:table-row table:style-name="ro1">
          <table:table-cell table:style-name="ce138" office:value-type="string" calcext:value-type="string" table:number-columns-spanned="3" table:number-rows-spanned="1">
            <text:p>Piwik\Sequence</text:p>
          </table:table-cell>
          <table:covered-table-cell table:number-columns-repeated="2" table:style-name="ce139"/>
          <table:table-cell office:value-type="string" calcext:value-type="string">
            <text:p>Sequence</text:p>
          </table:table-cell>
          <table:table-cell office:value-type="string" calcext:value-type="string">
            <text:p>Class used to create auto-increment ids.</text:p>
          </table:table-cell>
          <table:table-cell table:number-columns-repeated="1019"/>
        </table:table-row>
        <table:table-row table:style-name="ro1">
          <table:table-cell table:style-name="ce25"/>
          <table:table-cell table:number-columns-repeated="1023"/>
        </table:table-row>
        <table:table-row table:style-name="ro1">
          <table:table-cell table:style-name="ce12" office:value-type="string" calcext:value-type="string">
            <text:p>4B01</text:p>
          </table:table-cell>
          <table:table-cell table:style-name="ce25" office:value-type="string" calcext:value-type="string">
            <text:p>Model createArchiveTable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26" office:value-type="string" calcext:value-type="string" table:number-columns-spanned="2" table:number-rows-spanned="1">
            <text:p>Model</text:p>
          </table:table-cell>
          <table:covered-table-cell table:style-name="ce13"/>
          <table:table-cell table:number-columns-repeated="3"/>
          <table:table-cell table:style-name="ce26" office:value-type="string" calcext:value-type="string" table:number-columns-spanned="2" table:number-rows-spanned="1">
            <text:p>Common</text:p>
          </table:table-cell>
          <table:covered-table-cell table:style-name="ce13"/>
          <table:table-cell/>
          <table:table-cell table:style-name="ce26" office:value-type="string" calcext:value-type="string" table:number-columns-spanned="2" table:number-rows-spanned="1">
            <text:p>DB</text:p>
          </table:table-cell>
          <table:covered-table-cell table:style-name="ce13"/>
          <table:table-cell/>
          <table:table-cell table:style-name="ce48" office:value-type="string" calcext:value-type="string" table:number-columns-spanned="2" table:number-rows-spanned="1">
            <text:p>DBHelper</text:p>
          </table:table-cell>
          <table:covered-table-cell table:style-name="ce13"/>
          <table:table-cell/>
          <table:table-cell table:style-name="ce48" office:value-type="string" calcext:value-type="string" table:number-columns-spanned="2" table:number-rows-spanned="1">
            <text:p>ArchiveTableCreator</text:p>
          </table:table-cell>
          <table:covered-table-cell table:style-name="ce13"/>
          <table:table-cell table:style-name="ce22"/>
          <table:table-cell table:style-name="ce48" office:value-type="string" calcext:value-type="string" table:number-columns-spanned="2" table:number-rows-spanned="1">
            <text:p>Sequence</text:p>
          </table:table-cell>
          <table:covered-table-cell table:style-name="ce13"/>
          <table:table-cell table:style-name="ce22"/>
          <table:table-cell table:number-columns-repeated="1003"/>
        </table:table-row>
        <table:table-row table:style-name="ro1">
          <table:table-cell table:number-columns-repeated="2"/>
          <table:table-cell table:style-name="ce92"/>
          <table:table-cell table:number-columns-repeated="3"/>
          <table:table-cell table:style-name="ce84"/>
          <table:table-cell table:style-name="ce14"/>
          <table:table-cell table:number-columns-repeated="2"/>
          <table:table-cell table:style-name="ce92"/>
          <table:table-cell table:number-columns-repeated="2"/>
          <table:table-cell table:style-name="ce92"/>
          <table:table-cell table:number-columns-repeated="2"/>
          <table:table-cell table:style-name="ce92"/>
          <table:table-cell table:style-name="ce23"/>
          <table:table-cell/>
          <table:table-cell table:style-name="ce92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89" office:value-type="string" calcext:value-type="string">
            <text:p>createArchiveTable($tableName, $tableNamePrefix)</text:p>
          </table:table-cell>
          <table:table-cell table:style-name="ce25"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89"/>
          <table:table-cell table:style-name="ce25"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 office:value-type="string" calcext:value-type="string">
            <text:p>::getTableCreateSql($tableNamePrefix)</text:p>
          </table:table-cell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9" office:value-type="string" calcext:value-type="string">
            <text:p>string query $sql</text:p>
          </table:table-cell>
          <table:table-cell table:style-name="ce25"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>
            <draw:custom-shape table:end-cell-address="'4B-Model'.Y11" table:end-x="1.93pt" table:end-y="3.97pt" draw:z-index="1" draw:name="直線矢印コネクタ 2" draw:style-name="gr101" draw:text-style-name="P2" svg:width="1171.93pt" svg:height="1.02pt" svg:x="1288.94pt" svg:y="5.05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/>
          <table:table-cell table:style-name="ce72"/>
          <table:table-cell table:style-name="ce14"/>
          <table:table-cell table:style-name="ce23"/>
          <table:table-cell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89"/>
          <table:table-cell table:style-name="ce25"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 office:value-type="string" calcext:value-type="string">
            <text:p>::prefixTable($tableNamePrefix)</text:p>
          </table:table-cell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9" office:value-type="string" calcext:value-type="string">
            <text:p>$tableNamePrefix //name of archived table: 'piwik_archive_blob_2016-09'</text:p>
            <draw:custom-shape table:end-cell-address="'4B-Model'.H14" table:end-x="1.98pt" table:end-y="2.04pt" draw:z-index="0" draw:name="直線矢印コネクタ 1" draw:style-name="gr102" draw:text-style-name="P2" svg:width="587.03pt" svg:height="0.06pt" svg:x="0pt" svg:y="2.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100" table:number-columns-repeated="3"/>
          <table:table-cell table:style-name="ce84"/>
          <table:table-cell table:style-name="ce14"/>
          <table:table-cell table:style-name="ce100"/>
          <table:table-cell table:style-name="ce106"/>
          <table:table-cell table:style-name="ce107"/>
          <table:table-cell table:style-name="ce100"/>
          <table:table-cell table:style-name="ce106"/>
          <table:table-cell table:style-name="ce107"/>
          <table:table-cell table:style-name="ce100"/>
          <table:table-cell table:style-name="ce106"/>
          <table:table-cell table:style-name="ce14"/>
          <table:table-cell table:style-name="ce23"/>
          <table:table-cell table:style-name="ce100"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 office:value-type="string" calcext:value-type="string">
            <text:p>$sql = str_replace($tableNamePrefix, $tableName, $sql);</text:p>
          </table:table-cell>
          <table:table-cell table:number-columns-repeated="3"/>
          <table:table-cell table:style-name="ce84"/>
          <table:table-cell table:style-name="ce14"/>
          <table:table-cell/>
          <table:table-cell table:style-name="ce72" office:value-type="string" calcext:value-type="string">
            <text:p>::get()</text:p>
          </table:table-cell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84"/>
          <table:table-cell table:style-name="ce14"/>
          <table:table-cell/>
          <table:table-cell table:style-name="ce72" office:value-type="string" calcext:value-type="string">
            <text:p>query($sql)</text:p>
          </table:table-cell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>
            <draw:custom-shape table:end-cell-address="'4B-Model'.S17" table:end-x="5.95pt" table:end-y="1.93pt" draw:z-index="2" draw:name="直線矢印コネクタ 6" draw:style-name="gr103" draw:text-style-name="P2" svg:width="824.94pt" svg:height="1.02pt" svg:x="941.95pt" svg:y="3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 office:value-type="string" calcext:value-type="string">
            <text:p>::getTypeFromTableName($tableName)</text:p>
          </table:table-cell>
          <table:table-cell table:style-name="ce14"/>
          <table:table-cell table:style-name="ce23"/>
          <table:table-cell table:style-name="ce72"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 office:value-type="string" calcext:value-type="string">
            <text:p>##if type of $tableName is NUMERIC_TABLE</text:p>
          </table:table-cell>
          <table:table-cell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>
            <draw:custom-shape table:end-cell-address="'4B-Model'.AE19" table:end-x="1.93pt" table:end-y="1.93pt" draw:z-index="3" draw:name="直線矢印コネクタ 8" draw:style-name="gr104" draw:text-style-name="P2" svg:width="1522.91pt" svg:height="1.02pt" svg:x="1639.93pt" svg:y="3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style-name="ce23"/>
          <table:table-cell table:style-name="ce72"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 table:style-name="ce72" office:value-type="string" calcext:value-type="string">
            <text:p>__construct($tableName)</text:p>
          </table:table-cell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 table:style-name="ce72" office:value-type="string" calcext:value-type="string">
            <text:p>create()</text:p>
          </table:table-cell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 office:value-type="string" calcext:value-type="string">
            <text:p>##end if</text:p>
          </table:table-cell>
          <table:table-cell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 table:style-name="ce72"/>
          <table:table-cell table:style-name="ce14">
            <draw:custom-shape table:end-cell-address="'4B-Model'.AK22" table:end-x="1.9pt" table:end-y="1.93pt" draw:z-index="4" draw:name="直線矢印コネクタ 10" draw:style-name="gr105" draw:text-style-name="P2" svg:width="1873.9pt" svg:height="1.02pt" svg:x="1990.91pt" svg:y="3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style-name="ce23"/>
          <table:table-cell table:number-columns-repeated="1003"/>
        </table:table-row>
        <table:table-row table:style-name="ro1" table:number-rows-repeated="3">
          <table:table-cell table:number-columns-repeated="2"/>
          <table:table-cell table:style-name="ce14"/>
          <table:table-cell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6"/>
          <table:table-cell table:style-name="ce72"/>
          <table:table-cell table:number-columns-repeated="2"/>
          <table:table-cell table:style-name="ce72"/>
          <table:table-cell table:number-columns-repeated="2"/>
          <table:table-cell table:style-name="ce72"/>
          <table:table-cell table:number-columns-repeated="2"/>
          <table:table-cell table:style-name="ce72"/>
          <table:table-cell table:number-columns-repeated="2"/>
          <table:table-cell table:style-name="ce72"/>
          <table:table-cell table:number-columns-repeated="1005"/>
        </table:table-row>
        <table:table-row table:style-name="ro1">
          <table:table-cell table:number-columns-repeated="6"/>
          <table:table-cell table:style-name="ce72"/>
          <table:table-cell table:number-columns-repeated="5"/>
          <table:table-cell table:style-name="ce72"/>
          <table:table-cell table:number-columns-repeated="2"/>
          <table:table-cell table:style-name="ce72"/>
          <table:table-cell table:number-columns-repeated="1008"/>
        </table:table-row>
        <table:table-row table:style-name="ro1" table:number-rows-repeated="2">
          <table:table-cell table:number-columns-repeated="12"/>
          <table:table-cell table:style-name="ce72"/>
          <table:table-cell table:number-columns-repeated="2"/>
          <table:table-cell table:style-name="ce72"/>
          <table:table-cell table:number-columns-repeated="1008"/>
        </table:table-row>
        <table:table-row table:style-name="ro1">
          <table:table-cell table:style-name="ce12" office:value-type="string" calcext:value-type="string">
            <text:p>4B02</text:p>
          </table:table-cell>
          <table:table-cell table:style-name="ce160" office:value-type="string" calcext:value-type="string">
            <text:p>Model getArchiveIdAndVisits() <text:s/>//called from ArchiveSelector getArchiveIdAndVisits)</text:p>
          </table:table-cell>
          <table:table-cell table:style-name="ce161" table:number-columns-repeated="5"/>
          <table:table-cell table:number-columns-repeated="8"/>
          <table:table-cell table:style-name="ce72"/>
          <table:table-cell table:number-columns-repeated="1008"/>
        </table:table-row>
        <table:table-row table:style-name="ro6">
          <table:table-cell table:number-columns-repeated="15"/>
          <table:table-cell table:style-name="ce72"/>
          <table:table-cell table:number-columns-repeated="1008"/>
        </table:table-row>
        <table:table-row table:style-name="ro6">
          <table:table-cell/>
          <table:table-cell table:style-name="ce26" office:value-type="string" calcext:value-type="string" table:number-columns-spanned="2" table:number-rows-spanned="1">
            <text:p>Model</text:p>
          </table:table-cell>
          <table:covered-table-cell table:style-name="ce13"/>
          <table:table-cell table:number-columns-repeated="12"/>
          <table:table-cell table:style-name="ce72"/>
          <table:table-cell table:number-columns-repeated="1008"/>
        </table:table-row>
        <table:table-row table:style-name="ro1">
          <table:table-cell table:number-columns-repeated="2"/>
          <table:table-cell table:style-name="ce92"/>
          <table:table-cell table:number-columns-repeated="12"/>
          <table:table-cell table:style-name="ce72"/>
          <table:table-cell table:number-columns-repeated="1008"/>
        </table:table-row>
        <table:table-row table:style-name="ro1">
          <table:table-cell table:number-columns-repeated="2"/>
          <table:table-cell table:style-name="ce89" office:value-type="string" calcext:value-type="string">
            <text:p>getArchiveIdAndVisits($numericTable, $idSite, $period, $dateStartIso, $dateEndIso, $minDatetimeIsoArchiveProcessedUTC, $doneFlags, $doneFlagValues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9"/>
          <table:table-cell table:number-columns-repeated="1021"/>
        </table:table-row>
        <table:table-row table:style-name="ro1">
          <table:table-cell table:number-columns-repeated="2"/>
          <table:table-cell table:style-name="ce19"/>
          <table:table-cell table:number-columns-repeated="1021"/>
        </table:table-row>
        <table:table-row table:style-name="ro1">
          <table:table-cell table:number-columns-repeated="2"/>
          <table:table-cell table:style-name="ce18" office:value-type="string" calcext:value-type="string">
            <text:p>$bindSQL = array($idSite, $dateStartIso, <text:s/>$dateEndIso, <text:s text:c="3"/>$period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8" office:value-type="string" calcext:value-type="string">
            <text:p>::getNameCondition($doneFlags, $doneFlagValues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calcext:value-type="string">
            <text:p>$sqlWhereArchiveNam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build SQL query</text:p>
          </table:table-cell>
          <table:table-cell table:number-columns-repeated="1021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Query DB with $sqlQuery, $bindSQL and return $results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array of fetch row $results</text:p>
          </table:table-cell>
          <table:table-cell table:style-name="ce14"/>
          <table:table-cell table:number-columns-repeated="1021"/>
        </table:table-row>
        <table:table-row table:style-name="ro1" table:number-rows-repeated="2">
          <table:table-cell/>
          <table:table-cell table:style-name="ce72"/>
          <table:table-cell table:style-name="ce14"/>
          <table:table-cell table:number-columns-repeated="1021"/>
        </table:table-row>
        <table:table-row table:style-name="ro1">
          <table:table-cell/>
          <table:table-cell table:style-name="ce72"/>
          <table:table-cell table:style-name="ce23"/>
          <table:table-cell table:number-columns-repeated="1021"/>
        </table:table-row>
        <table:table-row table:style-name="ro1">
          <table:table-cell table:style-name="ce12" office:value-type="string" calcext:value-type="string">
            <text:p>4B03</text:p>
          </table:table-cell>
          <table:table-cell table:style-name="ce160" office:value-type="string" calcext:value-type="string">
            <text:p>Model updateArchiveAsInvalidated()</text:p>
          </table:table-cell>
          <table:table-cell table:style-name="ce23"/>
          <table:table-cell table:number-columns-repeated="1021"/>
        </table:table-row>
        <table:table-row table:style-name="ro6">
          <table:table-cell table:number-columns-repeated="2"/>
          <table:table-cell table:style-name="ce23"/>
          <table:table-cell table:number-columns-repeated="1021"/>
        </table:table-row>
        <table:table-row table:style-name="ro6">
          <table:table-cell/>
          <table:table-cell table:style-name="ce26" office:value-type="string" calcext:value-type="string" table:number-columns-spanned="2" table:number-rows-spanned="1">
            <text:p>Model</text:p>
          </table:table-cell>
          <table:covered-table-cell table:style-name="ce13"/>
          <table:table-cell table:number-columns-repeated="6"/>
          <table:table-cell table:style-name="ce26" office:value-type="string" calcext:value-type="string" table:number-columns-spanned="2" table:number-rows-spanned="1">
            <text:p>Period\Day</text:p>
          </table:table-cell>
          <table:covered-table-cell table:style-name="ce13"/>
          <table:table-cell table:number-columns-repeated="1013"/>
        </table:table-row>
        <table:table-row table:style-name="ro1">
          <table:table-cell table:number-columns-repeated="2"/>
          <table:table-cell table:style-name="ce92"/>
          <table:table-cell table:number-columns-repeated="7"/>
          <table:table-cell table:style-name="ce92"/>
          <table:table-cell table:number-columns-repeated="1013"/>
        </table:table-row>
        <table:table-row table:style-name="ro1">
          <table:table-cell table:number-columns-repeated="2"/>
          <table:table-cell table:style-name="ce89" office:value-type="string" calcext:value-type="string">
            <text:p>updateArchiveAsInvalidated($archiveTable, $idSites, $datesByPeriodType, Segment $segment = null)</text:p>
          </table:table-cell>
          <table:table-cell table:number-columns-repeated="6"/>
          <table:table-cell table:style-name="ce72"/>
          <table:table-cell table:style-name="ce14"/>
          <table:table-cell table:number-columns-repeated="1013"/>
        </table:table-row>
        <table:table-row table:style-name="ro1">
          <table:table-cell table:number-columns-repeated="2"/>
          <table:table-cell table:style-name="ce89"/>
          <table:table-cell table:number-columns-repeated="6"/>
          <table:table-cell table:style-name="ce72"/>
          <table:table-cell table:style-name="ce14"/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number-columns-repeated="6"/>
          <table:table-cell table:style-name="ce72"/>
          <table:table-cell table:style-name="ce14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6"/>
          <table:table-cell table:style-name="ce72"/>
          <table:table-cell table:style-name="ce14"/>
          <table:table-cell table:number-columns-repeated="1013"/>
        </table:table-row>
        <table:table-row table:style-name="ro1" table:number-rows-repeated="9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C-ArchiveSelector" table:style-name="ta16">
        <table:table-column table:style-name="co39" table:default-cell-style-name="Default"/>
        <table:table-column table:style-name="co25" table:default-cell-style-name="Default"/>
        <table:table-column table:style-name="co2" table:number-columns-repeated="1022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</text:p>
          </table:table-cell>
          <table:covered-table-cell table:number-columns-repeated="2" table:style-name="ce52"/>
          <table:table-cell office:value-type="string" calcext:value-type="string">
            <text:p>CoreArchive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Proccesor</text:p>
          </table:table-cell>
          <table:covered-table-cell table:number-columns-repeated="2" table:style-name="ce52"/>
          <table:table-cell office:value-type="string" calcext:value-type="string">
            <text:p>ArchiveProcess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<text:s/>\Piwik\Plugin\Manager</text:p>
          </table:table-cell>
          <table:covered-table-cell table:number-columns-repeated="2" table:style-name="ce52"/>
          <table:table-cell office:value-type="string" calcext:value-type="string">
            <text:p>Plugin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Table\Manager</text:p>
          </table:table-cell>
          <table:covered-table-cell table:number-columns-repeated="2" table:style-name="ce52"/>
          <table:table-cell office:value-type="string" calcext:value-type="string">
            <text:p>DataTab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TableCreator</text:p>
          </table:table-cell>
          <table:covered-table-cell table:number-columns-repeated="2" table:style-name="ce52"/>
          <table:table-cell office:value-type="string" calcext:value-type="string">
            <text:p>ArchiveTableCreat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Model</text:p>
          </table:table-cell>
          <table:covered-table-cell table:number-columns-repeated="2" table:style-name="ce52"/>
          <table:table-cell office:value-type="string" calcext:value-type="string">
            <text:p>Model</text:p>
          </table:table-cell>
          <table:table-cell table:number-columns-repeated="1020"/>
        </table:table-row>
        <table:table-row table:style-name="ro1">
          <table:table-cell table:style-name="ce138" office:value-type="string" calcext:value-type="string" table:number-columns-spanned="3" table:number-rows-spanned="1">
            <text:p>Piwik\Sequence</text:p>
          </table:table-cell>
          <table:covered-table-cell table:number-columns-repeated="2" table:style-name="ce139"/>
          <table:table-cell office:value-type="string" calcext:value-type="string">
            <text:p>Sequence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Selector</text:p>
          </table:table-cell>
          <table:covered-table-cell table:number-columns-repeated="2" table:style-name="ce52"/>
          <table:table-cell office:value-type="string" calcext:value-type="string">
            <text:p>ArchiveSelec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4C01</text:p>
          </table:table-cell>
          <table:table-cell table:style-name="ce25" office:value-type="string" calcext:value-type="string">
            <text:p>ArchiveSelector getArchiveIdAndVisits</text:p>
          </table:table-cell>
          <table:table-cell table:number-columns-repeated="2"/>
          <table:table-cell office:value-type="string" calcext:value-type="string">
            <text:p>Might be called from </text:p>
          </table:table-cell>
          <table:table-cell/>
          <table:table-cell table:style-name="ce70" office:value-type="string" calcext:value-type="string">
            <text:p><text:a xlink:href="#'2B-ArchiveProcessing'.I97" xlink:type="simple">2B02</text:a>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26" office:value-type="string" calcext:value-type="string" table:number-columns-spanned="2" table:number-rows-spanned="1">
            <text:p>ArchiveSelector</text:p>
          </table:table-cell>
          <table:covered-table-cell table:style-name="ce13"/>
          <table:table-cell table:number-columns-repeated="4"/>
          <table:table-cell table:style-name="ce164" office:value-type="string" calcext:value-type="string" table:number-columns-spanned="2" table:number-rows-spanned="1">
            <text:p>ArchiveProccesor\Parameters</text:p>
          </table:table-cell>
          <table:covered-table-cell table:style-name="ce165"/>
          <table:table-cell/>
          <table:table-cell table:style-name="ce26" office:value-type="string" calcext:value-type="string" table:number-columns-spanned="2" table:number-rows-spanned="1">
            <text:p>ArchiveTableCreator</text:p>
          </table:table-cell>
          <table:covered-table-cell table:style-name="ce13"/>
          <table:table-cell table:style-name="ce22"/>
          <table:table-cell/>
          <table:table-cell table:style-name="ce164" office:value-type="string" calcext:value-type="string" table:number-columns-spanned="2" table:number-rows-spanned="1">
            <text:p>Date</text:p>
          </table:table-cell>
          <table:covered-table-cell table:style-name="ce165"/>
          <table:table-cell table:number-columns-repeated="2"/>
          <table:table-cell table:style-name="ce48" office:value-type="string" calcext:value-type="string" table:number-columns-spanned="2" table:number-rows-spanned="1">
            <text:p>Rules</text:p>
          </table:table-cell>
          <table:covered-table-cell table:style-name="ce13"/>
          <table:table-cell table:style-name="ce22" table:number-columns-repeated="2"/>
          <table:table-cell table:style-name="ce48" office:value-type="string" calcext:value-type="string" table:number-columns-spanned="2" table:number-rows-spanned="1">
            <text:p>Model</text:p>
          </table:table-cell>
          <table:covered-table-cell table:style-name="ce13"/>
          <table:table-cell table:style-name="ce22"/>
          <table:table-cell table:number-columns-repeated="999"/>
        </table:table-row>
        <table:table-row table:style-name="ro1">
          <table:table-cell table:number-columns-repeated="2"/>
          <table:table-cell table:style-name="ce92"/>
          <table:table-cell table:number-columns-repeated="5"/>
          <table:table-cell table:style-name="ce14"/>
          <table:table-cell/>
          <table:table-cell table:style-name="ce72"/>
          <table:table-cell table:style-name="ce92"/>
          <table:table-cell table:style-name="ce23"/>
          <table:table-cell table:number-columns-repeated="2"/>
          <table:table-cell table:style-name="ce92"/>
          <table:table-cell table:number-columns-repeated="3"/>
          <table:table-cell table:style-name="ce92"/>
          <table:table-cell table:style-name="ce23" table:number-columns-repeated="2"/>
          <table:table-cell/>
          <table:table-cell table:style-name="ce92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89" office:value-type="string" calcext:value-type="string">
            <office:annotation draw:style-name="gr116" draw:text-style-name="P4" svg:width="143.26pt" svg:height="75.49pt" svg:x="500.23pt" svg:y="172.49pt" draw:caption-point-x="-39.29pt" draw:caption-point-y="81.78pt">
              <dc:date>2016-10-27T00:00:00</dc:date>
              <text:p text:style-name="P3"><text:span text:style-name="T1">Nguyen Thang:</text:span></text:p>
              <text:p text:style-name="P3"><text:span text:style-name="T2">Might need to fix this function as dateStart and dateEnd is hardcoded</text:span></text:p>
              <text:p text:style-name="P3"><text:span text:style-name="T2"/></text:p>
            </office:annotation>
            <text:p>getArchiveIdAndVisits($params, $minDatetimeArchiveProcessedUTC)</text:p>
          </table:table-cell>
          <table:table-cell table:style-name="ce25" table:number-columns-repeated="4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89"/>
          <table:table-cell table:style-name="ce25" table:number-columns-repeated="4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06" office:value-type="string" calcext:value-type="string">
            <text:p>getSite()</text:p>
          </table:table-cell>
          <table:table-cell table:style-name="ce107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07"/>
          <table:table-cell table:style-name="ce100" table:number-columns-repeated="4"/>
          <table:table-cell table:style-name="ce72" office:value-type="string" calcext:value-type="string">
            <text:p>getPeriod</text:p>
          </table:table-cell>
          <table:table-cell table:style-name="ce14"/>
          <table:table-cell table:style-name="ce100"/>
          <table:table-cell table:style-name="ce106"/>
          <table:table-cell table:style-name="ce107"/>
          <table:table-cell table:style-name="ce108"/>
          <table:table-cell table:style-name="ce100"/>
          <table:table-cell table:style-name="ce106"/>
          <table:table-cell table:style-name="ce107"/>
          <table:table-cell table:style-name="ce100" table:number-columns-repeated="3"/>
          <table:table-cell table:style-name="ce14"/>
          <table:table-cell table:style-name="ce23" table:number-columns-repeated="2"/>
          <table:table-cell table:style-name="ce106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 office:value-type="string" calcext:value-type="string">
            <text:p>getPeriodDateStart</text:p>
          </table:table-cell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 office:value-type="string" calcext:value-type="string">
            <text:p>getPeriodDateEnd</text:p>
          </table:table-cell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>
            <draw:custom-shape table:end-cell-address="'4C-ArchiveSelector'.I21" table:end-x="1.98pt" table:end-y="0.03pt" draw:z-index="1" draw:name="直線矢印コネクタ 1" draw:style-name="gr106" draw:text-style-name="P2" svg:width="703.98pt" svg:height="0.06pt" svg:x="0pt" svg:y="0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4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style-name="ce14"/>
          <table:table-cell table:style-name="ce78"/>
          <table:table-cell table:style-name="ce85" office:value-type="string" calcext:value-type="string">
            <text:p>::getNumericTable($dateStart)</text:p>
          </table:table-cell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9" office:value-type="string" calcext:value-type="string">
            <text:p>DataTable $numericTable</text:p>
            <draw:custom-shape table:end-cell-address="'4C-ArchiveSelector'.L23" table:end-x="0.96pt" table:end-y="0.96pt" draw:z-index="13" draw:name="直線矢印コネクタ 2" draw:style-name="gr107" draw:text-style-name="P2" svg:width="1054.01pt" svg:height="0.06pt" svg:x="0pt" svg:y="1.0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4"/>
          <table:table-cell table:style-name="ce72"/>
          <table:table-cell table:style-name="ce14"/>
          <table:table-cell/>
          <table:table-cell table:style-name="ce72"/>
          <table:table-cell table:style-name="ce14" office:value-type="string" calcext:value-type="string">
            <text:p>getTable()</text:p>
          </table:table-cell>
          <table:table-cell table:style-name="ce70" office:value-type="string" calcext:value-type="string">
            <text:p><text:a xlink:href="#'4A-ArchiveTableCreator'.A1" xlink:type="simple">To 4A01</text:a></text:p>
          </table:table-cell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167" table:number-columns-repeated="2"/>
          <table:table-cell table:style-name="ce168" office:value-type="string" calcext:value-type="string">
            <office:annotation office:display="true" draw:style-name="gr117" draw:text-style-name="P4" svg:width="258.01pt" svg:height="87.76pt" svg:x="1876.48pt" svg:y="400.99pt" draw:caption-point-x="-11.54pt" draw:caption-point-y="33.28pt">
              <dc:date>2016-10-27T00:00:00</dc:date>
              <text:p text:style-name="P5"><text:span text:style-name="T1">Nguyen Thang:</text:span></text:p>
              <text:p text:style-name="P5"><text:span text:style-name="T2">This is ts_archive in archive table, which is the time when that archive record was calculated and inserted into archive tables.</text:span></text:p>
            </office:annotation>
            <text:p>::factory($minDatetimeArchiveProcessedUTC)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9" office:value-type="string" calcext:value-type="string">
            <text:p>Date $minDatetimeIsoArchiveProcessedUTC</text:p>
            <draw:custom-shape table:end-cell-address="'4C-ArchiveSelector'.O26" table:end-x="86.97pt" table:end-y="1.02pt" draw:z-index="3" draw:name="直線矢印コネクタ 4" draw:style-name="gr108" draw:text-style-name="P2" svg:width="1485.98pt" svg:height="0.06pt" svg:x="4.99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4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89"/>
          <table:table-cell table:number-columns-repeated="4"/>
          <table:table-cell table:style-name="ce72" office:value-type="string" calcext:value-type="string">
            <text:p>getRequestedPlugin()</text:p>
          </table:table-cell>
          <table:table-cell table:style-name="ce14"/>
          <table:table-cell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 office:value-type="string" calcext:value-type="string">
            <text:p>getSegment()</text:p>
          </table:table-cell>
          <table:table-cell table:style-name="ce14"/>
          <table:table-cell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9" office:value-type="string" calcext:value-type="string">
            <text:p>$requestedPlugin and $segment</text:p>
            <draw:custom-shape table:end-cell-address="'4C-ArchiveSelector'.I30" table:end-x="1.98pt" table:end-y="1.02pt" draw:z-index="2" draw:name="直線矢印コネクタ 6" draw:style-name="gr106" draw:text-style-name="P2" svg:width="703.98pt" svg:height="0.06pt" svg:x="0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4"/>
          <table:table-cell table:style-name="ce72"/>
          <table:table-cell table:style-name="ce14"/>
          <table:table-cell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 office:value-type="string" calcext:value-type="string">
            <text:p>$plugin = array("VisitsSummary", $requestedPlugin)</text:p>
          </table:table-cell>
          <table:table-cell table:number-columns-repeated="4"/>
          <table:table-cell table:style-name="ce72"/>
          <table:table-cell table:style-name="ce23"/>
          <table:table-cell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style-name="ce23"/>
          <table:table-cell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 office:value-type="string" calcext:value-type="string">
            <text:p>::getDoneFlags($plugins, $segment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>
            <draw:custom-shape table:end-cell-address="'4C-ArchiveSelector'.T33" table:end-x="1.98pt" table:end-y="17.97pt" draw:z-index="5" draw:name="直線矢印コネクタ 7" draw:style-name="gr109" draw:text-style-name="P2" svg:width="1988.02pt" svg:height="0.03pt" svg:x="3pt" svg:y="18.03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4"/>
          <table:table-cell table:style-name="ce72"/>
          <table:table-cell table:style-name="ce23"/>
          <table:table-cell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 office:value-type="string" calcext:value-type="string">
            <text:p>::getSelectableDoneFlagValues(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9" office:value-type="string" calcext:value-type="string">
            <text:p>$doneFlags and $doneFlagValues</text:p>
          </table:table-cell>
          <table:table-cell table:number-columns-repeated="4"/>
          <table:table-cell table:style-name="ce72"/>
          <table:table-cell table:style-name="ce23"/>
          <table:table-cell/>
          <table:table-cell table:style-name="ce72"/>
          <table:table-cell table:style-name="ce23"/>
          <table:table-cell table:number-columns-repeated="2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style-name="ce23"/>
          <table:table-cell/>
          <table:table-cell table:style-name="ce72"/>
          <table:table-cell table:style-name="ce23"/>
          <table:table-cell/>
          <table:table-cell table:style-name="ce78"/>
          <table:table-cell table:style-name="ce85"/>
          <table:table-cell table:style-name="ce78" table:number-columns-repeated="3"/>
          <table:table-cell table:style-name="ce85"/>
          <table:table-cell table:style-name="ce109"/>
          <table:table-cell table:style-name="ce78" table:number-columns-repeated="2"/>
          <table:table-cell table:style-name="ce85" office:value-type="string" calcext:value-type="string">
            <text:p>getArchiveIdAndVisits($numericTable, $idSite, $period, $dateStartIso, $dateEndIso, $minDatetimeIsoArchiveProcessedUTC, $doneFlags, $doneFlagValues</text:p>
          </table:table-cell>
          <table:table-cell table:style-name="ce82" office:value-type="string" calcext:value-type="string">
            <text:p><text:a xlink:href="#'4B-Model'.A1" xlink:type="simple">To 4B02</text:a>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9" office:value-type="string" calcext:value-type="string">
            <text:p>Model $result</text:p>
            <draw:custom-shape table:end-cell-address="'4C-ArchiveSelector'.X36" table:end-x="3.97pt" table:end-y="0.03pt" draw:z-index="4" draw:name="直線矢印コネクタ 10" draw:style-name="gr110" draw:text-style-name="P2" svg:width="2461.01pt" svg:height="0.06pt" svg:x="0pt" svg:y="0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4"/>
          <table:table-cell table:style-name="ce72"/>
          <table:table-cell table:style-name="ce23"/>
          <table:table-cell/>
          <table:table-cell table:style-name="ce72"/>
          <table:table-cell table:style-name="ce23"/>
          <table:table-cell table:number-columns-repeated="2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 office:value-type="string" calcext:value-type="string">
            <text:p>::getMostRecentIdArchiveFromResults($segment, $requestedPlugin, $results)</text:p>
          </table:table-cell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9" office:value-type="string" calcext:value-type="string">
            <text:p>$idArchive</text:p>
          </table:table-cell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 office:value-type="string" calcext:value-type="string">
            <text:p>::getMostRecentIdArchiveFromResults($segment, "VisitsSummary", $results)</text:p>
          </table:table-cell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9" office:value-type="string" calcext:value-type="string">
            <text:p>$idArchiveVisitsSummary</text:p>
          </table:table-cell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 office:value-type="string" calcext:value-type="string">
            <text:p>::getVisitsMetricsFromResults($idArchive, $idArchiveVisitsSummary, $results)</text:p>
          </table:table-cell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9" office:value-type="string" calcext:value-type="string">
            <text:p>list($visits, $visitsConverted)</text:p>
          </table:table-cell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 office:value-type="string" calcext:value-type="string">
            <text:p>return array($idArchive, $visits, $visitsConverted)</text:p>
          </table:table-cell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/>
          <table:table-cell table:style-name="ce87" office:value-type="string" calcext:value-type="string">
            <text:p>array($idArchive, $visits, $visitsConverted)</text:p>
          </table:table-cell>
          <table:table-cell table:style-name="ce14"/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>
            <draw:custom-shape table:end-cell-address="'4C-ArchiveSelector'.C47" table:end-x="1.96pt" table:end-y="0.96pt" draw:z-index="6" draw:name="直線矢印コネクタ 21" draw:style-name="gr111" draw:text-style-name="P2" svg:width="250.24pt" svg:height="0.06pt" svg:x="95.95pt" svg:y="1.02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number-columns-repeated="13"/>
          <table:table-cell table:style-name="ce7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4C02</text:p>
          </table:table-cell>
          <table:table-cell table:style-name="ce162" office:value-type="string" calcext:value-type="string">
            <text:p>ArchiveSelector getArchiveIds(IdSites, Period, Segment, $plugins)</text:p>
          </table:table-cell>
          <table:table-cell table:style-name="ce78" table:number-columns-repeated="3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6" office:value-type="string" calcext:value-type="string" table:number-columns-spanned="2" table:number-rows-spanned="1">
            <text:p>ArchiveSelector</text:p>
          </table:table-cell>
          <table:covered-table-cell table:style-name="ce13"/>
          <table:table-cell table:number-columns-repeated="3"/>
          <table:table-cell table:style-name="ce26" office:value-type="string" calcext:value-type="string" table:number-columns-spanned="2" table:number-rows-spanned="1">
            <text:p>ArchiveTableCreator</text:p>
          </table:table-cell>
          <table:covered-table-cell table:style-name="ce13"/>
          <table:table-cell/>
          <table:table-cell table:style-name="ce166" office:value-type="string" calcext:value-type="string" table:number-columns-spanned="2" table:number-rows-spanned="1">
            <text:p>Range</text:p>
          </table:table-cell>
          <table:covered-table-cell table:style-name="ce165"/>
          <table:table-cell/>
          <table:table-cell table:style-name="ce166" office:value-type="string" calcext:value-type="string" table:number-columns-spanned="2" table:number-rows-spanned="1">
            <text:p>Period</text:p>
          </table:table-cell>
          <table:covered-table-cell table:style-name="ce165"/>
          <table:table-cell table:number-columns-repeated="1010"/>
        </table:table-row>
        <table:table-row table:style-name="ro1">
          <table:table-cell/>
          <table:table-cell table:style-name="ce72"/>
          <table:table-cell table:style-name="ce92"/>
          <table:table-cell table:number-columns-repeated="3"/>
          <table:table-cell table:style-name="ce72"/>
          <table:table-cell table:style-name="ce92"/>
          <table:table-cell/>
          <table:table-cell table:style-name="ce72"/>
          <table:table-cell table:style-name="ce92"/>
          <table:table-cell/>
          <table:table-cell table:style-name="ce72"/>
          <table:table-cell table:style-name="ce92"/>
          <table:table-cell table:number-columns-repeated="1010"/>
        </table:table-row>
        <table:table-row table:style-name="ro1">
          <table:table-cell/>
          <table:table-cell table:style-name="ce72"/>
          <table:table-cell table:style-name="ce89" office:value-type="string" calcext:value-type="string">
            <text:p>getArchiveIds(IdSites, Periods, Segment, $plugins)</text:p>
          </table:table-cell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89"/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[] convert IdSites to int</text:p>
          </table:table-cell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07" office:value-type="string" calcext:value-type="string">
            <text:p>[] generate $getArchiveIdsSql</text:p>
          </table:table-cell>
          <table:table-cell table:number-columns-repeated="3"/>
          <table:table-cell table:style-name="ce106"/>
          <table:table-cell table:style-name="ce107"/>
          <table:table-cell/>
          <table:table-cell table:style-name="ce106"/>
          <table:table-cell table:style-name="ce107"/>
          <table:table-cell/>
          <table:table-cell table:style-name="ce106"/>
          <table:table-cell table:style-name="ce107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** foreach $period</text:p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 office:value-type="string" calcext:value-type="string">
            <text:p>::getNumericTable($period-&gt;getDateStart())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9" office:value-type="string" calcext:value-type="string">
            <text:p>DataTable $table</text:p>
            <draw:custom-shape table:end-cell-address="'4C-ArchiveSelector'.H60" table:end-x="0.96pt" table:end-y="0.96pt" draw:z-index="9" draw:name="直線矢印コネクタ 13" draw:style-name="gr112" draw:text-style-name="P2" svg:width="586.01pt" svg:height="0.96pt" svg:x="0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72"/>
          <table:table-cell table:style-name="ce14" office:value-type="string" calcext:value-type="string">
            <text:p>getTable()</text:p>
          </table:table-cell>
          <table:table-cell table:style-name="ce70" office:value-type="string" calcext:value-type="string">
            <text:p><text:a xlink:href="#'4A-ArchiveTableCreator'.A1" xlink:type="simple">To 4A01</text:a></text:p>
          </table:table-cell>
          <table:table-cell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create array <text:span text:style-name="T4">$mothToPeriods[$table][$period]</text:span></text:p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** end</text:p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**foreacch $mothToPeriods</text:p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9" office:value-type="string" calcext:value-type="string">
            <text:p>$firstPeriod = reset($periods)</text:p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## if $firstPeriod is a Range</text:p>
          </table:table-cell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9" office:value-type="string" calcext:value-type="string">
            <text:p>$dateCondition = "period = ? AND date1 = ? AND date2 = ?"</text:p>
          </table:table-cell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/>
          <table:table-cell table:style-name="ce72" office:value-type="string" calcext:value-type="string">
            <text:p>getId()</text:p>
          </table:table-cell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/>
          <table:table-cell table:style-name="ce72" office:value-type="string" calcext:value-type="string">
            <text:p>getDateStart-&gt;toString('Y-m-d')</text:p>
          </table:table-cell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/>
          <table:table-cell table:style-name="ce72" office:value-type="string" calcext:value-type="string">
            <text:p>getDateEnd-&gt;toString('Y-m-d')</text:p>
          </table:table-cell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9" office:value-type="string" calcext:value-type="string">
            <text:p>array $bind[]</text:p>
            <draw:custom-shape table:end-cell-address="'4C-ArchiveSelector'.K73" table:end-x="0.96pt" table:end-y="1.98pt" draw:z-index="12" draw:name="直線矢印コネクタ 16" draw:style-name="gr113" draw:text-style-name="P2" svg:width="936.96pt" svg:height="1.98pt" svg:x="0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 office:value-type="string" calcext:value-type="string">
            <text:p>##else</text:p>
          </table:table-cell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9" office:value-type="string" calcext:value-type="string">
            <office:annotation office:display="true" draw:style-name="gr118" draw:text-style-name="P4" svg:width="143.26pt" svg:height="110.55pt" svg:x="472.48pt" svg:y="1324.23pt" draw:caption-point-x="-11.54pt" draw:caption-point-y="30.05pt">
              <dc:date>2016-10-27T00:00:00</dc:date>
              <text:p text:style-name="P5"><text:span text:style-name="T1">Nguyen Thang:</text:span></text:p>
              <text:p text:style-name="P5"><text:span text:style-name="T2"><text:s/></text:span><text:span text:style-name="T2">foreach ($periods as $period) {</text:span></text:p>
              <text:p text:style-name="P5"><text:span text:style-name="T2"><text:s text:c="20"/></text:span><text:span text:style-name="T2">if (strlen($dateCondition) &gt; 1) {</text:span></text:p>
              <text:p text:style-name="P5"><text:span text:style-name="T2"><text:s text:c="24"/></text:span><text:span text:style-name="T2">$dateCondition .= ' OR ';</text:span></text:p>
              <text:p text:style-name="P5"><text:span text:style-name="T2"><text:s text:c="20"/></text:span><text:span text:style-name="T2">}</text:span></text:p>
            </office:annotation>
            <text:p>$dateCondition = '('</text:p>
          </table:table-cell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 office:value-type="string" calcext:value-type="string">
            <text:p>$dateCondition .= "(period = ? AND date1 = ? AND date2 = ?)"</text:p>
          </table:table-cell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/>
          <table:table-cell table:style-name="ce72" office:value-type="string" calcext:value-type="string">
            <text:p>getId()</text:p>
          </table:table-cell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/>
          <table:table-cell table:style-name="ce72" office:value-type="string" calcext:value-type="string">
            <text:p>getDateStart-&gt;toString('Y-m-d')</text:p>
          </table:table-cell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/>
          <table:table-cell table:style-name="ce72" office:value-type="string" calcext:value-type="string">
            <text:p>getDateEnd-&gt;toString('Y-m-d')</text:p>
          </table:table-cell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9" office:value-type="string" calcext:value-type="string">
            <text:p>array $bind[]</text:p>
            <draw:custom-shape table:end-cell-address="'4C-ArchiveSelector'.N82" table:end-x="1.96pt" table:end-y="0.96pt" draw:z-index="8" draw:name="直線矢印コネクタ 18" draw:style-name="gr114" draw:text-style-name="P2" svg:width="1288.01pt" svg:height="0.96pt" svg:x="0.99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 office:value-type="string" calcext:value-type="string">
            <text:p>##end if</text:p>
          </table:table-cell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 office:value-type="string" calcext:value-type="string">
            <text:p>$sql = sprintf($getArchiveIdsSql, $table, $dateCondition)</text:p>
          </table:table-cell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 office:value-type="string" calcext:value-type="string">
            <text:p>return result after query DB</text:p>
          </table:table-cell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11" office:value-type="string" calcext:value-type="string">
            <text:p>array of dateString and idArchive</text:p>
          </table:table-cell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>
            <draw:custom-shape table:end-cell-address="'4C-ArchiveSelector'.C90" table:end-x="0.96pt" table:end-y="0.03pt" draw:z-index="10" draw:name="直線矢印コネクタ 23" draw:style-name="gr115" draw:text-style-name="P2" svg:width="228.25pt" svg:height="0.03pt" svg:x="116.96pt" svg:y="0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4C03</text:p>
          </table:table-cell>
          <table:table-cell table:style-name="ce163" office:value-type="string" calcext:value-type="string">
            <text:p>ArchiveSelector ::getArchiveData($archiveIds, $recordNames, $archiveDataType, $idSubtable)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6" office:value-type="string" calcext:value-type="string" table:number-columns-spanned="2" table:number-rows-spanned="1">
            <text:p>ArchiveSelector</text:p>
          </table:table-cell>
          <table:covered-table-cell table:style-name="ce13"/>
          <table:table-cell table:number-columns-repeated="3"/>
          <table:table-cell table:style-name="ce26" office:value-type="string" calcext:value-type="string" table:number-columns-spanned="2" table:number-rows-spanned="1">
            <text:p>Archive\Chunk</text:p>
          </table:table-cell>
          <table:covered-table-cell table:style-name="ce13"/>
          <table:table-cell/>
          <table:table-cell table:style-name="ce166" office:value-type="string" calcext:value-type="string" table:number-columns-spanned="2" table:number-rows-spanned="1">
            <text:p>Range</text:p>
          </table:table-cell>
          <table:covered-table-cell table:style-name="ce165"/>
          <table:table-cell/>
          <table:table-cell table:style-name="ce166" office:value-type="string" calcext:value-type="string" table:number-columns-spanned="2" table:number-rows-spanned="1">
            <text:p>Period</text:p>
          </table:table-cell>
          <table:covered-table-cell table:style-name="ce165"/>
          <table:table-cell table:number-columns-repeated="1010"/>
        </table:table-row>
        <table:table-row table:style-name="ro1">
          <table:table-cell/>
          <table:table-cell table:style-name="ce72"/>
          <table:table-cell table:style-name="ce92"/>
          <table:table-cell table:number-columns-repeated="3"/>
          <table:table-cell table:style-name="ce72"/>
          <table:table-cell table:style-name="ce92"/>
          <table:table-cell/>
          <table:table-cell table:style-name="ce72"/>
          <table:table-cell table:style-name="ce92"/>
          <table:table-cell/>
          <table:table-cell table:style-name="ce72"/>
          <table:table-cell table:style-name="ce92"/>
          <table:table-cell table:number-columns-repeated="1010"/>
        </table:table-row>
        <table:table-row table:style-name="ro1">
          <table:table-cell/>
          <table:table-cell table:style-name="ce72"/>
          <table:table-cell table:style-name="ce89" office:value-type="string" calcext:value-type="string">
            <text:p>::getArchiveData($archiveIds, $recordNames, $archiveDataType, $idSubtable)</text:p>
          </table:table-cell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89"/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07"/>
          <table:table-cell table:number-columns-repeated="3"/>
          <table:table-cell table:style-name="ce106"/>
          <table:table-cell table:style-name="ce107"/>
          <table:table-cell/>
          <table:table-cell table:style-name="ce106"/>
          <table:table-cell table:style-name="ce107"/>
          <table:table-cell/>
          <table:table-cell table:style-name="ce106"/>
          <table:table-cell table:style-name="ce107"/>
          <table:table-cell table:number-columns-repeated="1010"/>
        </table:table-row>
        <table:table-row table:style-name="ro1" table:number-rows-repeated="3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9">
            <draw:custom-shape table:end-cell-address="'4C-ArchiveSelector'.H103" table:end-x="0.96pt" table:end-y="0.96pt" draw:z-index="11" draw:name="直線矢印コネクタ 12" draw:style-name="gr112" draw:text-style-name="P2" svg:width="586.01pt" svg:height="0.06pt" svg:x="0pt" svg:y="1.0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72"/>
          <table:table-cell table:style-name="ce14"/>
          <table:table-cell table:style-name="ce70"/>
          <table:table-cell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 table:number-rows-repeated="5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9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D-ArchiveWriter" table:style-name="ta17">
        <table:table-column table:style-name="co2" table:number-columns-repeated="1024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</text:p>
          </table:table-cell>
          <table:covered-table-cell table:number-columns-repeated="2" table:style-name="ce52"/>
          <table:table-cell office:value-type="string" calcext:value-type="string">
            <text:p>CoreArchive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Proccesor</text:p>
          </table:table-cell>
          <table:covered-table-cell table:number-columns-repeated="2" table:style-name="ce52"/>
          <table:table-cell office:value-type="string" calcext:value-type="string">
            <text:p>\ArchiveProcess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<text:s/>\Piwik\Plugin\Manager</text:p>
          </table:table-cell>
          <table:covered-table-cell table:number-columns-repeated="2" table:style-name="ce52"/>
          <table:table-cell office:value-type="string" calcext:value-type="string">
            <text:p>Plugin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Table\Manager</text:p>
          </table:table-cell>
          <table:covered-table-cell table:number-columns-repeated="2" table:style-name="ce52"/>
          <table:table-cell office:value-type="string" calcext:value-type="string">
            <text:p>DataTab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TableCreator</text:p>
          </table:table-cell>
          <table:covered-table-cell table:number-columns-repeated="2" table:style-name="ce52"/>
          <table:table-cell office:value-type="string" calcext:value-type="string">
            <text:p>ArchiveTableCreator</text:p>
          </table:table-cell>
          <table:table-cell table:number-columns-repeated="2"/>
          <table:table-cell table:style-name="ce170" office:value-type="string" calcext:value-type="string">
            <text:p>Problem:Temp Archive is not inserted successfully to DB, no error fired.</text:p>
          </table:table-cell>
          <table:table-cell table:number-columns-repeated="1017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Model</text:p>
          </table:table-cell>
          <table:covered-table-cell table:number-columns-repeated="2" table:style-name="ce52"/>
          <table:table-cell office:value-type="string" calcext:value-type="string">
            <text:p>Model</text:p>
          </table:table-cell>
          <table:table-cell table:number-columns-repeated="1020"/>
        </table:table-row>
        <table:table-row table:style-name="ro1">
          <table:table-cell table:style-name="ce138" office:value-type="string" calcext:value-type="string" table:number-columns-spanned="3" table:number-rows-spanned="1">
            <text:p>Piwik\Sequence</text:p>
          </table:table-cell>
          <table:covered-table-cell table:number-columns-repeated="2" table:style-name="ce139"/>
          <table:table-cell office:value-type="string" calcext:value-type="string">
            <text:p>Sequence</text:p>
          </table:table-cell>
          <table:table-cell table:number-columns-repeated="1020"/>
        </table:table-row>
        <table:table-row table:style-name="ro1">
          <table:table-cell table:style-name="ce49" table:number-columns-spanned="3" table:number-rows-spanned="1"/>
          <table:covered-table-cell table:number-columns-repeated="2" table:style-name="ce5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0A00</text:p>
          </table:table-cell>
          <table:table-cell table:style-name="ce25" office:value-type="string" calcext:value-type="string">
            <text:p>Name of diagram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26" office:value-type="string" calcext:value-type="string" table:number-columns-spanned="2" table:number-rows-spanned="1">
            <text:p>ArchiveWriter</text:p>
          </table:table-cell>
          <table:covered-table-cell table:style-name="ce13"/>
          <table:table-cell table:number-columns-repeated="3"/>
          <table:table-cell table:style-name="ce26" office:value-type="string" calcext:value-type="string" table:number-columns-spanned="2" table:number-rows-spanned="1">
            <text:p>Archive\Chunk</text:p>
          </table:table-cell>
          <table:covered-table-cell table:style-name="ce13"/>
          <table:table-cell table:number-columns-repeated="1016"/>
        </table:table-row>
        <table:table-row table:style-name="ro1">
          <table:table-cell table:number-columns-repeated="2"/>
          <table:table-cell table:style-name="ce92"/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89" office:value-type="string" calcext:value-type="string">
            <text:p>insertBlobRecord($name, $values)</text:p>
          </table:table-cell>
          <table:table-cell table:style-name="ce25" table:number-columns-repeated="3"/>
          <table:table-cell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89"/>
          <table:table-cell table:style-name="ce25" table:number-columns-repeated="3"/>
          <table:table-cell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## if $values is array</text:p>
          </table:table-cell>
          <table:table-cell table:number-columns-repeated="3"/>
          <table:table-cell table:style-name="ce100"/>
          <table:table-cell table:style-name="ce107">
            <draw:custom-shape table:end-cell-address="'4D-ArchiveWriter'.H32" table:end-x="76.99pt" table:end-y="13.97pt" draw:z-index="1" draw:name="右中かっこ 2" draw:style-name="gr119" draw:text-style-name="P2" svg:width="25.97pt" svg:height="282.95pt" svg:x="51.08pt" svg:y="1.08pt">
              <text:p/>
    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0-?f7 "/>
                <draw:equation draw:name="f10" draw:formula="logheight+0-?f7 "/>
                <draw:equation draw:name="f11" draw:formula="logwidth/2"/>
                <draw:equation draw:name="f12" draw:formula="?f11 *cos(pi*(2700000)/10800000)"/>
                <draw:equation draw:name="f13" draw:formula="?f7 *sin(pi*(2700000)/10800000)"/>
                <draw:equation draw:name="f14" draw:formula="0+?f12 -0"/>
                <draw:equation draw:name="f15" draw:formula="?f7 +0-?f13 "/>
                <draw:equation draw:name="f16" draw:formula="logheight+?f13 -?f7 "/>
                <draw:equation draw:name="f17" draw:formula="logwidth/2"/>
                <draw:equation draw:name="f18" draw:formula="logwidth"/>
                <draw:equation draw:name="f19" draw:formula="logheight"/>
                <draw:equation draw:name="f20" draw:formula="(16200000)/60000.0"/>
                <draw:equation draw:name="f21" draw:formula="(5400000)/60000.0"/>
                <draw:equation draw:name="f22" draw:formula="(10800000)/60000.0"/>
                <draw:equation draw:name="f23" draw:formula="(-5400000)/60000.0"/>
                <draw:equation draw:name="f24" draw:formula="(16200000)/60000.0"/>
                <draw:equation draw:name="f25" draw:formula="(-5400000)/60000.0"/>
                <draw:equation draw:name="f26" draw:formula="(0)/60000.0"/>
                <draw:equation draw:name="f27" draw:formula="(5400000)/60000.0"/>
                <draw:equation draw:name="f28" draw:formula="(16200000)/60000.0"/>
                <draw:equation draw:name="f29" draw:formula="(5400000)/60000.0"/>
                <draw:equation draw:name="f30" draw:formula="(10800000)/60000.0"/>
                <draw:equation draw:name="f31" draw:formula="(-5400000)/60000.0"/>
                <draw:equation draw:name="f32" draw:formula="(16200000)/60000.0"/>
                <draw:equation draw:name="f33" draw:formula="(-5400000)/60000.0"/>
                <draw:equation draw:name="f34" draw:formula="(0)/60000.0"/>
                <draw:equation draw:name="f35" draw:formula="(5400000)/60000.0"/>
                <draw:handle draw:handle-position="?f17 ?f7" draw:handle-range-y-maximum="?f5" draw:handle-range-y-minimum="0"/>
                <draw:handle draw:handle-position="?f18 ?f8" draw:handle-range-y-maximum="100000" draw:handle-range-y-minimum="0"/>
              </draw:enhanced-geometry>
            </draw:custom-shape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7" office:value-type="string" calcext:value-type="string">
            <text:p><text:s text:c="2"/>##if values[0]!=null</text:p>
          </table:table-cell>
          <table:table-cell table:style-name="ce100" table:number-columns-repeated="3"/>
          <table:table-cell table:style-name="ce9"/>
          <table:table-cell table:style-name="ce14"/>
          <table:table-cell table:style-name="ce100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 calcext:value-type="string">
            <text:p><text:s text:c="5"/>[] compress values[0] to store in a single blob and unset it</text:p>
          </table:table-cell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<text:s text:c="2"/>##endif</text:p>
          </table:table-cell>
          <table:table-cell table:number-columns-repeated="3"/>
          <table:table-cell table:style-name="ce72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<text:s text:c="2"/>##if $values still has set elements</text:p>
          </table:table-cell>
          <table:table-cell table:number-columns-repeated="3"/>
          <table:table-cell table:style-name="ce72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 office:value-type="string" calcext:value-type="string">
            <text:p>__construct </text:p>
          </table:table-cell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 office:value-type="string" calcext:value-type="string">
            <text:p>moveArchiveBlobsIntoChunks($name, $values)</text:p>
          </table:table-cell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69" office:value-type="string" calcext:value-type="string">
            <text:p>array $chunks</text:p>
            <draw:custom-shape table:end-cell-address="'4D-ArchiveWriter'.H24" table:end-x="1.98pt" table:end-y="2.04pt" draw:z-index="0" draw:name="直線矢印コネクタ 1" draw:style-name="gr102" draw:text-style-name="P2" svg:width="587.03pt" svg:height="0.06pt" svg:x="0pt" svg:y="2.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72"/>
          <table:table-cell table:style-name="ce14"/>
          <table:table-cell office:value-type="string" calcext:value-type="string">
            <text:p>make sure that first element in the array will be inserted with the '$name'. Others will be splitted into chunks.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<text:s text:c="5"/>**foreach ($chunks as $index =&gt; $subtables)</text:p>
          </table:table-cell>
          <table:table-cell table:number-columns-repeated="3"/>
          <table:table-cell table:style-name="ce72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<text:s text:c="8"/>$clean[] = array($index, $this-&gt;compress(serialize($subtables)))</text:p>
          </table:table-cell>
          <table:table-cell table:number-columns-repeated="3"/>
          <table:table-cell table:style-name="ce72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<text:s text:c="5"/>**end</text:p>
          </table:table-cell>
          <table:table-cell table:number-columns-repeated="3"/>
          <table:table-cell table:style-name="ce72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<text:s text:c="2"/>##endif</text:p>
          </table:table-cell>
          <table:table-cell table:number-columns-repeated="3"/>
          <table:table-cell table:style-name="ce72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insertBulkRecords($clean)</text:p>
          </table:table-cell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##end if </text:p>
          </table:table-cell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##else</text:p>
          </table:table-cell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insertRecord($name, $this-&gt;compress($values));</text:p>
          </table:table-cell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A-ArchiveTableSQLschema" table:style-name="ta18">
        <table:table-column table:style-name="co2" table:number-columns-repeated="1024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</text:p>
          </table:table-cell>
          <table:covered-table-cell table:number-columns-repeated="2" table:style-name="ce52"/>
          <table:table-cell office:value-type="string" calcext:value-type="string">
            <text:p>CoreArchive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Proccesor</text:p>
          </table:table-cell>
          <table:covered-table-cell table:number-columns-repeated="2" table:style-name="ce52"/>
          <table:table-cell office:value-type="string" calcext:value-type="string">
            <text:p>\ArchiveProcess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<text:s/>\Piwik\Plugin\Manager</text:p>
          </table:table-cell>
          <table:covered-table-cell table:number-columns-repeated="2" table:style-name="ce52"/>
          <table:table-cell office:value-type="string" calcext:value-type="string">
            <text:p>Plugin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Table\Manager</text:p>
          </table:table-cell>
          <table:covered-table-cell table:number-columns-repeated="2" table:style-name="ce52"/>
          <table:table-cell office:value-type="string" calcext:value-type="string">
            <text:p>DataTab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TableCreator</text:p>
          </table:table-cell>
          <table:covered-table-cell table:number-columns-repeated="2" table:style-name="ce52"/>
          <table:table-cell office:value-type="string" calcext:value-type="string">
            <text:p>ArchiveTableCreat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Model</text:p>
          </table:table-cell>
          <table:covered-table-cell table:number-columns-repeated="2" table:style-name="ce52"/>
          <table:table-cell office:value-type="string" calcext:value-type="string">
            <text:p>Model</text:p>
          </table:table-cell>
          <table:table-cell table:number-columns-repeated="1020"/>
        </table:table-row>
        <table:table-row table:style-name="ro1">
          <table:table-cell table:style-name="ce138" office:value-type="string" calcext:value-type="string" table:number-columns-spanned="3" table:number-rows-spanned="1">
            <text:p>Piwik\Sequence</text:p>
          </table:table-cell>
          <table:covered-table-cell table:number-columns-repeated="2" table:style-name="ce139"/>
          <table:table-cell office:value-type="string" calcext:value-type="string">
            <text:p>Sequence</text:p>
          </table:table-cell>
          <table:table-cell table:number-columns-repeated="1020"/>
        </table:table-row>
        <table:table-row table:style-name="ro1">
          <table:table-cell table:style-name="ce152" office:value-type="string" calcext:value-type="string" table:number-columns-spanned="3" table:number-rows-spanned="1">
            <text:p>Piwik\DBHelper</text:p>
          </table:table-cell>
          <table:covered-table-cell table:number-columns-repeated="2" table:style-name="ce154"/>
          <table:table-cell office:value-type="string" calcext:value-type="string">
            <text:p>DBHelp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B</text:p>
          </table:table-cell>
          <table:covered-table-cell table:number-columns-repeated="2" table:style-name="ce52"/>
          <table:table-cell office:value-type="string" calcext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0A00</text:p>
          </table:table-cell>
          <table:table-cell table:style-name="ce25" office:value-type="string" calcext:value-type="string">
            <text:p>Name of diagram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6" office:value-type="string" calcext:value-type="string" table:number-columns-spanned="2" table:number-rows-spanned="1">
            <text:p>DB\Schema</text:p>
          </table:table-cell>
          <table:covered-table-cell table:style-name="ce13"/>
          <table:table-cell/>
          <table:table-cell table:style-name="ce26" office:value-type="string" calcext:value-type="string" table:number-columns-spanned="2" table:number-rows-spanned="1">
            <text:p>DB\Schema\Mysql</text:p>
          </table:table-cell>
          <table:covered-table-cell table:style-name="ce13"/>
          <table:table-cell/>
          <table:table-cell table:style-name="ce26" office:value-type="string" calcext:value-type="string" table:number-columns-spanned="2" table:number-rows-spanned="1">
            <text:p>DBHelper</text:p>
          </table:table-cell>
          <table:covered-table-cell table:style-name="ce13"/>
          <table:table-cell/>
          <table:table-cell table:style-name="ce48" office:value-type="string" calcext:value-type="string" table:number-columns-spanned="2" table:number-rows-spanned="1">
            <text:p>ArchiveProccesor\PluginsArchiver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ArchiveProccesor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</table:table-cell>
          <table:covered-table-cell table:style-name="ce13"/>
          <table:table-cell table:style-name="ce22" table:number-columns-repeated="2"/>
          <table:table-cell table:style-name="ce48" office:value-type="string" calcext:value-type="string" table:number-columns-spanned="2" table:number-rows-spanned="1">
            <text:p>LogAggregator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</table:table-cell>
          <table:covered-table-cell table:style-name="ce13"/>
          <table:table-cell table:style-name="ce22"/>
          <table:table-cell/>
          <table:table-cell table:style-name="ce48" office:value-type="string" calcext:value-type="string" table:number-columns-spanned="2" table:number-rows-spanned="1">
            <text:p>ArchiveProccesor\Parameters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</table:table-cell>
          <table:covered-table-cell table:style-name="ce13"/>
          <table:table-cell table:number-columns-repeated="1000"/>
        </table:table-row>
        <table:table-row table:style-name="ro1">
          <table:table-cell table:number-columns-repeated="2"/>
          <table:table-cell table:style-name="ce92"/>
          <table:table-cell table:number-columns-repeated="2"/>
          <table:table-cell table:style-name="ce14"/>
          <table:table-cell table:number-columns-repeated="2"/>
          <table:table-cell table:style-name="ce92"/>
          <table:table-cell table:number-columns-repeated="2"/>
          <table:table-cell table:style-name="ce92"/>
          <table:table-cell table:number-columns-repeated="3"/>
          <table:table-cell table:style-name="ce92"/>
          <table:table-cell table:style-name="ce23" table:number-columns-repeated="2"/>
          <table:table-cell/>
          <table:table-cell table:style-name="ce92"/>
          <table:table-cell table:style-name="ce23"/>
          <table:table-cell table:number-columns-repeated="2"/>
          <table:table-cell table:style-name="ce92"/>
          <table:table-cell table:number-columns-repeated="1000"/>
        </table:table-row>
        <table:table-row table:style-name="ro1">
          <table:table-cell table:number-columns-repeated="2"/>
          <table:table-cell table:style-name="ce89" office:value-type="string" calcext:value-type="string">
            <text:p>getTableCreateSql($tableName)</text:p>
          </table:table-cell>
          <table:table-cell table:style-name="ce25"/>
          <table:table-cell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89"/>
          <table:table-cell table:style-name="ce25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07"/>
          <table:table-cell table:style-name="ce100"/>
          <table:table-cell table:style-name="ce9" office:value-type="string" calcext:value-type="string">
            <text:p>getTablesCreateSql()</text:p>
          </table:table-cell>
          <table:table-cell table:style-name="ce14"/>
          <table:table-cell table:style-name="ce100"/>
          <table:table-cell table:style-name="ce106"/>
          <table:table-cell table:style-name="ce107"/>
          <table:table-cell table:style-name="ce100" table:number-columns-repeated="2"/>
          <table:table-cell table:style-name="ce107"/>
          <table:table-cell table:style-name="ce100" table:number-columns-repeated="3"/>
          <table:table-cell table:style-name="ce14"/>
          <table:table-cell table:style-name="ce23" table:number-columns-repeated="2"/>
          <table:table-cell table:style-name="ce100"/>
          <table:table-cell table:style-name="ce14"/>
          <table:table-cell table:style-name="ce23"/>
          <table:table-cell/>
          <table:table-cell table:style-name="ce100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>
            <draw:custom-shape table:end-cell-address="'5A-ArchiveTableSQLschema'.F19" table:end-x="1.98pt" table:end-y="1.02pt" draw:z-index="0" draw:name="直線矢印コネクタ 1" draw:style-name="gr120" draw:text-style-name="P2" svg:width="353.03pt" svg:height="0.06pt" svg:x="0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14"/>
          <table:table-cell/>
          <table:table-cell table:style-name="ce72" office:value-type="string" calcext:value-type="string">
            <text:p>getTablesCreateSql()</text:p>
          </table:table-cell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9" office:value-type="string" calcext:value-type="string">
            <text:p>array $tables</text:p>
            <draw:custom-shape table:end-cell-address="'5A-ArchiveTableSQLschema'.I20" table:end-x="1.98pt" table:end-y="0.03pt" draw:z-index="1" draw:name="直線矢印コネクタ 2" draw:style-name="gr121" draw:text-style-name="P2" svg:width="351.92pt" svg:height="0.06pt" svg:x="1.08pt" svg:y="0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 table:number-rows-repeated="8"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 table:number-rows-repeated="3"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00"/>
        </table:table-row>
        <table:table-row table:style-name="ro1">
          <table:table-cell table:number-columns-repeated="7"/>
          <table:table-cell table:style-name="ce7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00"/>
        </table:table-row>
        <table:table-row table:style-name="ro1" table:number-rows-repeated="4">
          <table:table-cell table:number-columns-repeated="7"/>
          <table:table-cell table:style-name="ce72"/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bugCallStack" table:style-name="ta19">
        <table:table-column table:style-name="co2" table:default-cell-style-name="Default"/>
        <table:table-column table:style-name="co40" table:default-cell-style-name="Default"/>
        <table:table-column table:style-name="co2" table:number-columns-repeated="12" table:default-cell-style-name="Default"/>
        <table:table-column table:style-name="co41" table:default-cell-style-name="Default"/>
        <table:table-column table:style-name="co2" table:number-columns-repeated="100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From ArchiveProcessor constructor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@@CallStack: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#0 /Users/ThangNguyen/www/piwikDev/core/ArchiveProcessor/PluginsArchiver.php(89): Piwik\ArchiveProcessor-&gt;__construct(Object(Piwik\ArchiveProcessor\Parameters), Object(Piwik\DataAccess\ArchiveWriter), Object(Piwik\DataAccess\LogAggregator)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#1 /Users/ThangNguyen/www/piwikDev/core/ArchiveProcessor/Loader.php(122): Piwik\ArchiveProcessor\PluginsArchiver-&gt;__construct(Object(Piwik\ArchiveProcessor\Parameters), fals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#2 /Users/ThangNguyen/www/piwikDev/core/ArchiveProcessor/Loader.php(83): Piwik\ArchiveProcessor\Loader-&gt;prepareAllPluginsArchive(false, false)</text:p>
          </table:table-cell>
          <table:table-cell table:number-columns-repeated="4"/>
          <table:table-cell table:style-name="ce167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#3 /Users/ThangNguyen/www/piwikDev/core/Archive.php(1057): Piwik\ArchiveProcessor\Loader-&gt;prepareArchive('Actions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4 /Users/ThangNguyen/www/piwikDev/core/Archive.php(833): Piwik\Archive-&gt;prepareArchive(Array, Object(Piwik\Site), Object(Piwik\Period\Hour))</text:p>
          </table:table-cell>
          <table:table-cell table:number-columns-repeated="3"/>
          <table:table-cell table:style-name="ce167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#5 /Users/ThangNguyen/www/piwikDev/core/Archive.php(761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6 /Users/ThangNguyen/www/piwikDev/core/Archive.php(665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7 /Users/ThangNguyen/www/piwikDev/tests/PHPUnit/Integration/ArchiveTest.php(37): Piwik\Archive-&gt;get(Array, 'blob', 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8 /Users/ThangNguyen/www/piwikDev/tests/PHPUnit/Integration/ArchiveTest.php(187): Piwik\Tests\Integration\Archive-&gt;get(Array, 'blob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9 [internal function]: Piwik\Tests\Integration\ArchiveTest-&gt;test_TempArchiveBlob_ShouldBeAbleToLoadFirstLevelDataArray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0 /Users/ThangNguyen/www/piwikDev/vendor/phpunit/phpunit/src/Framework/TestCase.php(909): ReflectionMethod-&gt;invokeArgs(Object(Piwik\Tests\Integration\ArchiveTest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1 /Users/ThangNguyen/www/piwikDev/vendor/phpunit/phpunit/src/Framework/TestCase.php(768): PHPUnit_Framework_TestCase-&gt;runTes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2 /Users/ThangNguyen/www/piwikDev/vendor/phpunit/phpunit/src/Framework/TestResult.php(612): PHPUnit_Framework_TestCase-&gt;runBar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3 /Users/ThangNguyen/www/piwikDev/vendor/phpunit/phpunit/src/Framework/TestCase.php(724): PHPUnit_Framework_TestResult-&gt;run(Object(Piwik\Tests\Integration\ArchiveTes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4 /Users/ThangNguyen/www/piwikDev/vendor/phpunit/phpunit/src/Framework/TestSuite.php(747): PHPUnit_Framework_TestCas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5 /Users/ThangNguyen/www/piwikDev/vendor/phpunit/phpunit/src/TextUI/TestRunner.php(440): PHPUnit_Framework_TestSuit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6 /Users/ThangNguyen/www/piwikDev/vendor/phpunit/phpunit/src/TextUI/Command.php(149): PHPUnit_TextUI_TestRunner-&gt;doRun(Object(PHPUnit_Framework_TestSuite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7 /Users/ThangNguyen/www/piwikDev/vendor/phpunit/phpunit/src/TextUI/Command.php(100): PHPUnit_TextUI_Command-&gt;run(Array, tru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8 /Users/ThangNguyen/www/piwikDev/vendor/phpunit/phpunit/phpunit(47): PHPUnit_TextUI_Command::main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9 {main} From getArchive in ArchiveProcessor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chive-&gt;prepareArchiv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$archiveLoader-&gt;prepareArchive($plugi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ader 88</text:p>
          </table:table-cell>
          <table:table-cell office:value-type="string" calcext:value-type="string">
            <text:p>Loader-&gt;prepareAllPluginsArchive($visits, $visitsConverted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ader 140</text:p>
          </table:table-cell>
          <table:table-cell office:value-type="string" calcext:value-type="string">
            <text:p>$pluginsArchiver-&gt;callAggregateCoreMetrics(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luginArchiver 105</text:p>
          </table:table-cell>
          <table:table-cell office:value-type="string" calcext:value-type="string">
            <text:p>callAggregateCoreMetrics()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0 /Users/ThangNguyen/www/piwikDev/core/Archive.php(869): Piwik\Archive-&gt;getPeriodLabel()</text:p>
          </table:table-cell>
          <table:table-cell table:number-columns-repeated="1022"/>
        </table:table-row>
        <table:table-row table:style-name="ro1">
          <table:table-cell/>
          <table:table-cell table:style-name="ce171" office:value-type="string" calcext:value-type="string">
            <text:p>#1 /Users/ThangNguyen/www/piwikDev/core/Archive.php(721): Piwik\Archive-&gt;getDoneStringForPlugin('Actions', Array)</text:p>
          </table:table-cell>
          <table:table-cell table:number-columns-repeated="1022"/>
        </table:table-row>
        <table:table-row table:style-name="ro1">
          <table:table-cell/>
          <table:table-cell table:style-name="ce172" office:value-type="string" calcext:value-type="string">
            <text:p>#2 /Users/ThangNguyen/www/piwikDev/core/Archive.php(661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3 /Users/ThangNguyen/www/piwikDev/tests/PHPUnit/Integration/ArchiveTest.php(36): Piwik\Archive-&gt;get(Array, 'blob', NULL)</text:p>
          </table:table-cell>
          <table:table-cell table:number-columns-repeated="2"/>
          <table:table-cell>
            <draw:custom-shape table:end-cell-address="DebugCallStack.G39" table:end-x="2.95pt" table:end-y="15.96pt" draw:z-index="0" draw:name="正方形/長方形 1" draw:style-name="gr122" draw:text-style-name="P2" svg:width="183.94pt" svg:height="33.96pt" svg:x="53.06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#4 /Users/ThangNguyen/www/piwikDev/tests/PHPUnit/Integration/ArchiveTest.php(183): Piwik\Tests\Integration\Archive-&gt;get(Array, 'blob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5 [internal function]: Piwik\Tests\Integration\ArchiveTest-&gt;test_TempArchiveBlob_ShouldBeAbleToLoadFirstLevelDataArray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6 /Users/ThangNguyen/www/piwikDev/vendor/phpunit/phpunit/src/Framework/TestCase.php(909): ReflectionMethod-&gt;invokeArgs(Object(Piwik\Tests\Integration\ArchiveTest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7 /Users/ThangNguyen/www/piwikDev/vendor/phpunit/phpunit/src/Framework/TestCase.php(768): PHPUnit_Framework_TestCase-&gt;runTes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8 /Users/ThangNguyen/www/piwikDev/vendor/phpunit/phpunit/src/Framework/TestResult.php(612): PHPUnit_Framework_TestCase-&gt;runBar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9 /Users/ThangNguyen/www/piwikDev/vendor/phpunit/phpunit/src/Framework/TestCase.php(724): PHPUnit_Framework_TestResult-&gt;run(Object(Piwik\Tests\Integration\ArchiveTes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0 /Users/ThangNguyen/www/piwikDev/vendor/phpunit/phpunit/src/Framework/TestSuite.php(747): PHPUnit_Framework_TestCas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1 /Users/ThangNguyen/www/piwikDev/vendor/phpunit/phpunit/src/TextUI/TestRunner.php(440): PHPUnit_Framework_TestSuit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2 /Users/ThangNguyen/www/piwikDev/vendor/phpunit/phpunit/src/TextUI/Command.php(149): PHPUnit_TextUI_TestRunner-&gt;doRun(Object(PHPUnit_Framework_TestSuite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3 /Users/ThangNguyen/www/piwikDev/vendor/phpunit/phpunit/src/TextUI/Command.php(100): PHPUnit_TextUI_Command-&gt;run(Array, tru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4 /Users/ThangNguyen/www/piwikDev/vendor/phpunit/phpunit/phpunit(47): PHPUnit_TextUI_Command::main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5 {main}"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0 /Users/ThangNguyen/www/piwikDev/core/Archive.php(750): Piwik\Archive-&gt;getPeriodLabel()</text:p>
          </table:table-cell>
          <table:table-cell table:number-columns-repeated="1022"/>
        </table:table-row>
        <table:table-row table:style-name="ro1">
          <table:table-cell/>
          <table:table-cell table:style-name="ce172" office:value-type="string" calcext:value-type="string">
            <text:p>#1 /Users/ThangNguyen/www/piwikDev/core/Archive.php(661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 /Users/ThangNguyen/www/piwikDev/tests/PHPUnit/Integration/ArchiveTest.php(36): Piwik\Archive-&gt;get(Array, 'blob', NULL)</text:p>
          </table:table-cell>
          <table:table-cell table:number-columns-repeated="2"/>
          <table:table-cell>
            <draw:custom-shape table:end-cell-address="DebugCallStack.G56" table:end-x="5.95pt" table:end-y="16.95pt" draw:z-index="1" draw:name="正方形/長方形 2" draw:style-name="gr122" draw:text-style-name="P2" svg:width="183.94pt" svg:height="33.96pt" svg:x="56.07pt" svg:y="0.99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#3 /Users/ThangNguyen/www/piwikDev/tests/PHPUnit/Integration/ArchiveTest.php(183): Piwik\Tests\Integration\Archive-&gt;get(Array, 'blob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4 [internal function]: Piwik\Tests\Integration\ArchiveTest-&gt;test_TempArchiveBlob_ShouldBeAbleToLoadFirstLevelDataArray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5 /Users/ThangNguyen/www/piwikDev/vendor/phpunit/phpunit/src/Framework/TestCase.php(909): ReflectionMethod-&gt;invokeArgs(Object(Piwik\Tests\Integration\ArchiveTest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6 /Users/ThangNguyen/www/piwikDev/vendor/phpunit/phpunit/src/Framework/TestCase.php(768): PHPUnit_Framework_TestCase-&gt;runTes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7 /Users/ThangNguyen/www/piwikDev/vendor/phpunit/phpunit/src/Framework/TestResult.php(612): PHPUnit_Framework_TestCase-&gt;runBar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8 /Users/ThangNguyen/www/piwikDev/vendor/phpunit/phpunit/src/Framework/TestCase.php(724): PHPUnit_Framework_TestResult-&gt;run(Object(Piwik\Tests\Integration\ArchiveTest))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#9 /Users/ThangNguyen/www/piwikDev/vendor/phpunit/phpunit/src/Framework/TestSuite.php(747): PHPUnit_Framework_TestCase-&gt;run(Object(PHPUnit_Framework_TestResult))</text:p>
          </table:table-cell>
          <table:table-cell table:number-columns-repeated="12"/>
          <table:table-cell table:style-name="ce102" office:value-type="string" calcext:value-type="string">
            <text:p>Who call getPeriodLabel()</text:p>
          </table:table-cell>
          <table:table-cell table:style-name="ce10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#10 /Users/ThangNguyen/www/piwikDev/vendor/phpunit/phpunit/src/TextUI/TestRunner.php(440): PHPUnit_Framework_TestSuite-&gt;run(Object(PHPUnit_Framework_TestResult))</text:p>
          </table:table-cell>
          <table:table-cell table:number-columns-repeated="18"/>
          <table:table-cell table:style-name="ce175" office:value-type="string" calcext:value-type="string">
            <text:p>Archive.php</text:p>
          </table:table-cell>
          <table:table-cell table:style-name="ce178" table:number-columns-repeated="2"/>
          <table:table-cell table:style-name="ce180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#11 /Users/ThangNguyen/www/piwikDev/vendor/phpunit/phpunit/src/TextUI/Command.php(149): PHPUnit_TextUI_TestRunner-&gt;doRun(Object(PHPUnit_Framework_TestSuite), Array)</text:p>
          </table:table-cell>
          <table:table-cell table:number-columns-repeated="12"/>
          <table:table-cell office:value-type="string" calcext:value-type="string">
            <text:p>0. All in getArchiveIds</text:p>
          </table:table-cell>
          <table:table-cell table:number-columns-repeated="5"/>
          <table:table-cell table:style-name="ce176" office:value-type="float" office:value="661" calcext:value-type="float">
            <text:p>661</text:p>
          </table:table-cell>
          <table:table-cell table:style-name="ce23" office:value-type="string" calcext:value-type="string">
            <text:p>721</text:p>
          </table:table-cell>
          <table:table-cell table:style-name="ce23"/>
          <table:table-cell table:style-name="ce181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#12 /Users/ThangNguyen/www/piwikDev/vendor/phpunit/phpunit/src/TextUI/Command.php(100): PHPUnit_TextUI_Command-&gt;run(Array, true)</text:p>
          </table:table-cell>
          <table:table-cell table:number-columns-repeated="13"/>
          <table:table-cell office:value-type="string" calcext:value-type="string">
            <text:p>1. Rules::getDoneStringFlagFor() requires Period Label as parameter</text:p>
          </table:table-cell>
          <table:table-cell table:number-columns-repeated="4"/>
          <table:table-cell table:style-name="ce176"/>
          <table:table-cell table:style-name="ce23" office:value-type="string" calcext:value-type="string">
            <text:p>750</text:p>
          </table:table-cell>
          <table:table-cell table:style-name="ce23"/>
          <table:table-cell table:style-name="ce181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#13 /Users/ThangNguyen/www/piwikDev/vendor/phpunit/phpunit/phpunit(47): PHPUnit_TextUI_Command::main()</text:p>
          </table:table-cell>
          <table:table-cell table:number-columns-repeated="13"/>
          <table:table-cell office:value-type="string" calcext:value-type="string">
            <text:p>2. Rules::isArchivingDisabledFor() also</text:p>
          </table:table-cell>
          <table:table-cell table:number-columns-repeated="4"/>
          <table:table-cell table:style-name="ce176"/>
          <table:table-cell table:style-name="ce23" office:value-type="string" calcext:value-type="string">
            <text:p>751</text:p>
          </table:table-cell>
          <table:table-cell table:style-name="ce23" office:value-type="string" calcext:value-type="string">
            <text:p>823</text:p>
          </table:table-cell>
          <table:table-cell table:style-name="ce181" office:value-type="string" calcext:value-type="string">
            <text:p>1038</text:p>
          </table:table-cell>
          <table:table-cell table:number-columns-repeated="1000"/>
        </table:table-row>
        <table:table-row table:style-name="ro6">
          <table:table-cell/>
          <table:table-cell office:value-type="string" calcext:value-type="string">
            <text:p>#14 {main}"</text:p>
          </table:table-cell>
          <table:table-cell table:number-columns-repeated="18"/>
          <table:table-cell table:style-name="ce177"/>
          <table:table-cell table:style-name="ce179" table:number-columns-repeated="2"/>
          <table:table-cell table:style-name="ce182" office:value-type="string" calcext:value-type="string">
            <text:p>1049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0 /Users/ThangNguyen/www/piwikDev/core/Archive.php(869): Piwik\Archive-&gt;getPeriodLabe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 /Users/ThangNguyen/www/piwikDev/core/Archive.php(1034): Piwik\Archive-&gt;getDoneStringForPlugin('Actions', Array)</text:p>
          </table:table-cell>
          <table:table-cell table:number-columns-repeated="1022"/>
        </table:table-row>
        <table:table-row table:style-name="ro1">
          <table:table-cell/>
          <table:table-cell table:style-name="ce173" office:value-type="string" calcext:value-type="string">
            <text:p>#2 /Users/ThangNguyen/www/piwikDev/core/Archive.php(821): Piwik\Archive-&gt;prepareArchive(Array, Object(Piwik\Site), Object(Piwik\Period\Hour))</text:p>
          </table:table-cell>
          <table:table-cell table:style-name="ce173" table:number-columns-repeated="9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#3 /Users/ThangNguyen/www/piwikDev/core/Archive.php(751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table:style-name="ce172" office:value-type="string" calcext:value-type="string">
            <text:p>#4 /Users/ThangNguyen/www/piwikDev/core/Archive.php(661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5 /Users/ThangNguyen/www/piwikDev/tests/PHPUnit/Integration/ArchiveTest.php(36): Piwik\Archive-&gt;get(Array, 'blob', 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6 /Users/ThangNguyen/www/piwikDev/tests/PHPUnit/Integration/ArchiveTest.php(183): Piwik\Tests\Integration\Archive-&gt;get(Array, 'blob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7 [internal function]: Piwik\Tests\Integration\ArchiveTest-&gt;test_TempArchiveBlob_ShouldBeAbleToLoadFirstLevelDataArray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8 /Users/ThangNguyen/www/piwikDev/vendor/phpunit/phpunit/src/Framework/TestCase.php(909): ReflectionMethod-&gt;invokeArgs(Object(Piwik\Tests\Integration\ArchiveTest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9 /Users/ThangNguyen/www/piwikDev/vendor/phpunit/phpunit/src/Framework/TestCase.php(768): PHPUnit_Framework_TestCase-&gt;runTes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0 /Users/ThangNguyen/www/piwikDev/vendor/phpunit/phpunit/src/Framework/TestResult.php(612): PHPUnit_Framework_TestCase-&gt;runBar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1 /Users/ThangNguyen/www/piwikDev/vendor/phpunit/phpunit/src/Framework/TestCase.php(724): PHPUnit_Framework_TestResult-&gt;run(Object(Piwik\Tests\Integration\ArchiveTes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2 /Users/ThangNguyen/www/piwikDev/vendor/phpunit/phpunit/src/Framework/TestSuite.php(747): PHPUnit_Framework_TestCas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3 /Users/ThangNguyen/www/piwikDev/vendor/phpunit/phpunit/src/TextUI/TestRunner.php(440): PHPUnit_Framework_TestSuit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4 /Users/ThangNguyen/www/piwikDev/vendor/phpunit/phpunit/src/TextUI/Command.php(149): PHPUnit_TextUI_TestRunner-&gt;doRun(Object(PHPUnit_Framework_TestSuite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5 /Users/ThangNguyen/www/piwikDev/vendor/phpunit/phpunit/src/TextUI/Command.php(100): PHPUnit_TextUI_Command-&gt;run(Array, tru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6 /Users/ThangNguyen/www/piwikDev/vendor/phpunit/phpunit/phpunit(47): PHPUnit_TextUI_Command::main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7 {main}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8" office:value-type="string" calcext:value-type="string">
            <text:p>Error </text:p>
          </table:table-cell>
          <table:table-cell table:style-name="ce170" office:value-type="string" calcext:value-type="string">
            <text:p>#0 /Users/ThangNguyen/www/piwikDev/core/Archive.php(869): Piwik\Archive-&gt;getPeriodLabe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 /Users/ThangNguyen/www/piwikDev/core/Archive.php(721): Piwik\Archive-&gt;getDoneStringForPlugin('VisitsSummary', Array)</text:p>
          </table:table-cell>
          <table:table-cell table:number-columns-repeated="1022"/>
        </table:table-row>
        <table:table-row table:style-name="ro1">
          <table:table-cell/>
          <table:table-cell table:style-name="ce172" office:value-type="string" calcext:value-type="string">
            <text:p>#2 /Users/ThangNguyen/www/piwikDev/core/Archive.php(661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3 /Users/ThangNguyen/www/piwikDev/core/Archive.php(369): Piwik\Archive-&gt;get(Array, 'numeric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4 /Users/ThangNguyen/www/piwikDev/core/ArchiveProcessor.php(619): Piwik\Archive-&gt;getDataTableFromNumeric(Array)</text:p>
          </table:table-cell>
          <table:table-cell table:number-columns-repeated="4"/>
          <table:table-cell table:style-name="ce167" table:number-columns-repeated="3"/>
          <table:table-cell>
            <draw:custom-shape table:end-cell-address="DebugCallStack.N93" table:end-x="3.97pt" table:end-y="7.97pt" draw:z-index="2" draw:name="直線矢印コネクタ 4" draw:style-name="gr123" draw:text-style-name="P2" svg:width="409.97pt" svg:height="14.94pt" svg:x="61.99pt" svg:y="1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#5 /Users/ThangNguyen/www/piwikDev/core/ArchiveProcessor.php(299): Piwik\ArchiveProcessor-&gt;getAggregatedNumericMetrics(Array, false)</text:p>
          </table:table-cell>
          <table:table-cell table:number-columns-repeated="4"/>
          <table:table-cell table:style-name="ce167" table:number-columns-repeated="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#6 /Users/ThangNguyen/www/piwikDev/core/ArchiveProcessor/PluginsArchiver.php(307): Piwik\ArchiveProcessor-&gt;aggregateNumericMetric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7 /Users/ThangNguyen/www/piwikDev/core/ArchiveProcessor/PluginsArchiver.php(106): Piwik\ArchiveProcessor\PluginsArchiver-&gt;aggregateMultipleVisits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8 /Users/ThangNguyen/www/piwikDev/core/ArchiveProcessor/Loader.php(118): Piwik\ArchiveProcessor\PluginsArchiver-&gt;callAggregateCore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9 /Users/ThangNguyen/www/piwikDev/core/ArchiveProcessor/Loader.php(74): Piwik\ArchiveProcessor\Loader-&gt;prepareAllPluginsArchive(false, false)</text:p>
          </table:table-cell>
          <table:table-cell table:number-columns-repeated="1022"/>
        </table:table-row>
        <table:table-row table:style-name="ro1">
          <table:table-cell/>
          <table:table-cell table:style-name="ce173" office:value-type="string" calcext:value-type="string">
            <text:p>#10 /Users/ThangNguyen/www/piwikDev/core/Archive.php(1037): Piwik\ArchiveProcessor\Loader-&gt;prepareArchive('Actions')</text:p>
          </table:table-cell>
          <table:table-cell table:style-name="ce173" table:number-columns-repeated="7"/>
          <table:table-cell/>
          <table:table-cell table:style-name="ce174"/>
          <table:table-cell table:number-columns-repeated="1013"/>
        </table:table-row>
        <table:table-row table:style-name="ro1">
          <table:table-cell/>
          <table:table-cell table:style-name="ce173" office:value-type="string" calcext:value-type="string">
            <text:p>#11 /Users/ThangNguyen/www/piwikDev/core/Archive.php(821): Piwik\Archive-&gt;prepareArchive(Array, Object(Piwik\Site), Object(Piwik\Period\Hour))</text:p>
          </table:table-cell>
          <table:table-cell table:style-name="ce173" table:number-columns-repeated="9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#12 /Users/ThangNguyen/www/piwikDev/core/Archive.php(751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table:style-name="ce172" office:value-type="string" calcext:value-type="string">
            <text:p>#13 /Users/ThangNguyen/www/piwikDev/core/Archive.php(661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table:style-name="ce172" office:value-type="string" calcext:value-type="string">
            <text:p>#14 /Users/ThangNguyen/www/piwikDev/tests/PHPUnit/Integration/ArchiveTest.php(36): Piwik\Archive-&gt;get(Array, 'blob', 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5 /Users/ThangNguyen/www/piwikDev/tests/PHPUnit/Integration/ArchiveTest.php(183): Piwik\Tests\Integration\Archive-&gt;get(Array, 'blob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6 [internal function]: Piwik\Tests\Integration\ArchiveTest-&gt;test_TempArchiveBlob_ShouldBeAbleToLoadFirstLevelDataArray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7 /Users/ThangNguyen/www/piwikDev/vendor/phpunit/phpunit/src/Framework/TestCase.php(909): ReflectionMethod-&gt;invokeArgs(Object(Piwik\Tests\Integration\ArchiveTest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8 /Users/ThangNguyen/www/piwikDev/vendor/phpunit/phpunit/src/Framework/TestCase.php(768): PHPUnit_Framework_TestCase-&gt;runTes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9 /Users/ThangNguyen/www/piwikDev/vendor/phpunit/phpunit/src/Framework/TestResult.php(612): PHPUnit_Framework_TestCase-&gt;runBar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0 /Users/ThangNguyen/www/piwikDev/vendor/phpunit/phpunit/src/Framework/TestCase.php(724): PHPUnit_Framework_TestResult-&gt;run(Object(Piwik\Tests\Integration\ArchiveTes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1 /Users/ThangNguyen/www/piwikDev/vendor/phpunit/phpunit/src/Framework/TestSuite.php(747): PHPUnit_Framework_TestCas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2 /Users/ThangNguyen/www/piwikDev/vendor/phpunit/phpunit/src/TextUI/TestRunner.php(440): PHPUnit_Framework_TestSuit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3 /Users/ThangNguyen/www/piwikDev/vendor/phpunit/phpunit/src/TextUI/Command.php(149): PHPUnit_TextUI_TestRunner-&gt;doRun(Object(PHPUnit_Framework_TestSuite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4 /Users/ThangNguyen/www/piwikDev/vendor/phpunit/phpunit/src/TextUI/Command.php(100): PHPUnit_TextUI_Command-&gt;run(Array, tru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5 /Users/ThangNguyen/www/piwikDev/vendor/phpunit/phpunit/phpunit(47): PHPUnit_TextUI_Command::main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6 {main}</text:p>
          </table:table-cell>
          <table:table-cell table:number-columns-repeated="102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periodCallStack" table:style-name="ta20">
        <table:shapes>
          <draw:line draw:z-index="1" draw:style-name="gr124" draw:text-style-name="P1" svg:x1="55.84pt" svg:y1="2682.09pt" svg:x2="50.51pt" svg:y2="3436.58pt">
            <text:p/>
          </draw:line>
          <draw:line draw:z-index="2" draw:style-name="gr125" draw:text-style-name="P1" svg:x1="111.69pt" svg:y1="3257.43pt" svg:x2="115.68pt" svg:y2="3254.66pt">
            <text:p/>
          </draw:line>
        </table:shapes>
        <table:table-column table:style-name="co2" table:number-columns-repeated="1024" table:default-cell-style-name="Default"/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0 /Users/ThangNguyen/www/piwikDev/core/ArchiveProcessor.php(672): Piwik\ArchiveProcessor-&gt;getArchiv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 /Users/ThangNguyen/www/piwikDev/core/ArchiveProcessor.php(343): Piwik\ArchiveProcessor-&gt;getAggregatedNumericMetrics(Array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 /Users/ThangNguyen/www/piwikDev/core/ArchiveProcessor/PluginsArchiver.php(378): Piwik\ArchiveProcessor-&gt;aggregateNumericMetric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3 /Users/ThangNguyen/www/piwikDev/core/ArchiveProcessor/PluginsArchiver.php(326): Piwik\ArchiveProcessor\PluginsArchiver-&gt;aggregateDayVisitsMetricsFromHour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4 /Users/ThangNguyen/www/piwikDev/core/ArchiveProcessor/PluginsArchiver.php(127): Piwik\ArchiveProcessor\PluginsArchiver-&gt;aggregateDayVisits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5 /Users/ThangNguyen/www/piwikDev/core/ArchiveProcessor/Loader.php(146): Piwik\ArchiveProcessor\PluginsArchiver-&gt;callAggregateCore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6 /Users/ThangNguyen/www/piwikDev/core/ArchiveProcessor/Loader.php(91): Piwik\ArchiveProcessor\Loader-&gt;prepareAllPluginsArchive(false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7 /Users/ThangNguyen/www/piwikDev/core/Archive.php(1097): Piwik\ArchiveProcessor\Loader-&gt;prepareArchive('VisitsSummary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8 /Users/ThangNguyen/www/piwikDev/core/Archive.php(861): Piwik\Archive-&gt;prepareArchive(Array, Object(Piwik\Site), Object(Piwik\Period\Day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9 /Users/ThangNguyen/www/piwikDev/core/Archive.php(789): Piwik\Archive-&gt;cacheArchiveIdsAfterLaunching(Array, Array)</text:p>
          </table:table-cell>
          <table:table-cell table:number-columns-repeated="3"/>
          <table:table-cell table:style-name="ce78" table:number-columns-repeated="3"/>
          <table:table-cell table:number-columns-repeated="3"/>
          <table:table-cell>
            <draw:custom-shape table:end-cell-address="SubperiodCallStack.P18" table:end-x="112.93pt" table:end-y="17.94pt" draw:z-index="0" draw:name="直線矢印コネクタ 2" draw:style-name="gr126" draw:text-style-name="P2" svg:width="463.97pt" svg:height="0.03pt" svg:x="580.99pt" svg:y="17.94pt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102" office:value-type="string" calcext:value-type="string">
            <text:p>I'm her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#10 /Users/ThangNguyen/www/piwikDev/core/Archive.php(680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1 /Users/ThangNguyen/www/piwikDev/core/Archive.php(384): Piwik\Archive-&gt;get(Array, 'numeric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2 /Users/ThangNguyen/www/piwikDev/core/ArchiveProcessor.php(672): Piwik\Archive-&gt;getDataTableFromNumeric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3 /Users/ThangNguyen/www/piwikDev/core/ArchiveProcessor.php(343): Piwik\ArchiveProcessor-&gt;getAggregatedNumericMetrics(Array, false)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>
            <text:p>Week period call this stack 7 times as it creates 7 subperiod Day =&gt; so for Day, it needs to create 23 sub Hou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0 /Users/ThangNguyen/www/piwikDev/core/ArchiveProcessor/PluginsArchiver.php(126): Piwik\ArchiveProcessor\PluginsArchiver-&gt;aggregateDayVisits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 /Users/ThangNguyen/www/piwikDev/core/ArchiveProcessor/Loader.php(141): Piwik\ArchiveProcessor\PluginsArchiver-&gt;callAggregateCore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 /Users/ThangNguyen/www/piwikDev/core/ArchiveProcessor/Loader.php(89): Piwik\ArchiveProcessor\Loader-&gt;prepareAllPluginsArchive(false, false)</text:p>
          </table:table-cell>
          <table:table-cell table:style-name="ce102" table:number-columns-repeated="9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#3 /Users/ThangNguyen/www/piwikDev/core/Archive.php(1066): Piwik\ArchiveProcessor\Loader-&gt;prepareArchive('VisitsSummary')</text:p>
          </table:table-cell>
          <table:table-cell table:number-columns-repeated="1022"/>
        </table:table-row>
        <table:table-row table:style-name="ro1">
          <table:table-cell/>
          <table:table-cell table:style-name="ce102" office:value-type="string" calcext:value-type="string">
            <text:p>#4 /Users/ThangNguyen/www/piwikDev/core/Archive.php(833): Piwik\Archive-&gt;prepareArchive(Array, Object(Piwik\Site), Object(Piwik\Period\Day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5 /Users/ThangNguyen/www/piwikDev/core/Archive.php(761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6 /Users/ThangNguyen/www/piwikDev/core/Archive.php(665): Piwik\Archive-&gt;getArchiveIds(Array)</text:p>
          </table:table-cell>
          <table:table-cell table:style-name="ce170" table:number-columns-repeated="7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#7 /Users/ThangNguyen/www/piwikDev/core/Archive.php(369): Piwik\Archive-&gt;get(Array, 'numeric')</text:p>
          </table:table-cell>
          <table:table-cell table:number-columns-repeated="1022"/>
        </table:table-row>
        <table:table-row table:style-name="ro1">
          <table:table-cell/>
          <table:table-cell table:style-name="ce170" office:value-type="string" calcext:value-type="string">
            <text:p>#8 /Users/ThangNguyen/www/piwikDev/core/ArchiveProcessor.php(659): Piwik\Archive-&gt;getDataTableFromNumeric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9 /Users/ThangNguyen/www/piwikDev/core/ArchiveProcessor.php(330): Piwik\ArchiveProcessor-&gt;getAggregatedNumericMetrics(Array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0 /Users/ThangNguyen/www/piwikDev/core/ArchiveProcessor/PluginsArchiver.php(350): Piwik\ArchiveProcessor-&gt;aggregateNumericMetric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1 /Users/ThangNguyen/www/piwikDev/core/ArchiveProcessor/PluginsArchiver.php(128): Piwik\ArchiveProcessor\PluginsArchiver-&gt;aggregateMultipleVisits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2 /Users/ThangNguyen/www/piwikDev/core/ArchiveProcessor/Loader.php(141): Piwik\ArchiveProcessor\PluginsArchiver-&gt;callAggregateCore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3 /Users/ThangNguyen/www/piwikDev/core/ArchiveProcessor/Loader.php(89): Piwik\ArchiveProcessor\Loader-&gt;prepareAllPluginsArchive(false, false)</text:p>
          </table:table-cell>
          <table:table-cell table:style-name="ce102" table:number-columns-repeated="9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#14 /Users/ThangNguyen/www/piwikDev/core/Archive.php(1066): Piwik\ArchiveProcessor\Loader-&gt;prepareArchive('VisitsSummary')</text:p>
          </table:table-cell>
          <table:table-cell table:number-columns-repeated="1022"/>
        </table:table-row>
        <table:table-row table:style-name="ro1">
          <table:table-cell/>
          <table:table-cell table:style-name="ce102" office:value-type="string" calcext:value-type="string">
            <text:p>#15 /Users/ThangNguyen/www/piwikDev/core/Archive.php(833): Piwik\Archive-&gt;prepareArchive(Array, Object(Piwik\Site), Object(Piwik\Period\Week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6 /Users/ThangNguyen/www/piwikDev/core/Archive.php(761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7 /Users/ThangNguyen/www/piwikDev/core/Archive.php(665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8 /Users/ThangNguyen/www/piwikDev/tests/PHPUnit/Integration/ArchiveTest.php(37): Piwik\Archive-&gt;get('nb_visits', 'numeric', 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9 /Users/ThangNguyen/www/piwikDev/core/Archive.php(330): Piwik\Tests\Integration\Archive-&gt;get('nb_visits', 'numeric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0 /Users/ThangNguyen/www/piwikDev/tests/PHPUnit/Integration/ArchiveTest.php(547): Piwik\Archive-&gt;getNumeric('nb_visits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1 /Users/ThangNguyen/www/piwikDev/tests/PHPUnit/Integration/ArchiveTest.php(169): Piwik\Tests\Integration\ArchiveTest-&gt;initiateArchivingForWeek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2 [internal function]: Piwik\Tests\Integration\ArchiveTest-&gt;test_WeekArchiveIsLaunched_WhenForceOnBrowserRequest_IsFalse_AndArchivePhpTriggered(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3 /Users/ThangNguyen/www/piwikDev/vendor/phpunit/phpunit/src/Framework/TestCase.php(909): ReflectionMethod-&gt;invokeArgs(Object(Piwik\Tests\Integration\ArchiveTest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4 /Users/ThangNguyen/www/piwikDev/vendor/phpunit/phpunit/src/Framework/TestCase.php(768): PHPUnit_Framework_TestCase-&gt;runTes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5 /Users/ThangNguyen/www/piwikDev/vendor/phpunit/phpunit/src/Framework/TestResult.php(612): PHPUnit_Framework_TestCase-&gt;runBar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6 /Users/ThangNguyen/www/piwikDev/vendor/phpunit/phpunit/src/Framework/TestCase.php(724): PHPUnit_Framework_TestResult-&gt;run(Object(Piwik\Tests\Integration\ArchiveTes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7 /Users/ThangNguyen/www/piwikDev/vendor/phpunit/phpunit/src/Framework/TestSuite.php(747): PHPUnit_Framework_TestCas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8 /Users/ThangNguyen/www/piwikDev/vendor/phpunit/phpunit/src/Framework/TestSuite.php(747): PHPUnit_Framework_TestSuit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9 /Users/ThangNguyen/www/piwikDev/vendor/phpunit/phpunit/src/TextUI/TestRunner.php(440): PHPUnit_Framework_TestSuit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30 /Users/ThangNguyen/www/piwikDev/vendor/phpunit/phpunit/src/TextUI/Command.php(149): PHPUnit_TextUI_TestRunner-&gt;doRun(Object(PHPUnit_Framework_TestSuite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31 /Users/ThangNguyen/www/piwikDev/vendor/phpunit/phpunit/src/TextUI/Command.php(100): PHPUnit_TextUI_Command-&gt;run(Array, tru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32 /Users/ThangNguyen/www/piwikDev/vendor/phpunit/phpunit/phpunit(47): PHPUnit_TextUI_Command::main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33 {main}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ll with Day -&gt; Hour</text:p>
          </table:table-cell>
          <table:table-cell/>
          <table:table-cell office:value-type="string" calcext:value-type="string">
            <text:p>!! Trace down to PluginsArchiv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0 /Users/ThangNguyen/www/piwikDev/core/Archive.php(686): Piwik\DataAccess\ArchiveSelector::getArchiveData(Array, Array, 'numeric', 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 /Users/ThangNguyen/www/piwikDev/tests/PHPUnit/Integration/ArchiveTest.php(37): Piwik\Archive-&gt;get('nb_visits', 'numeric', 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 /Users/ThangNguyen/www/piwikDev/core/Archive.php(342): Piwik\Tests\Integration\Archive-&gt;get('nb_visits', 'numeric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3 /Users/ThangNguyen/www/piwikDev/tests/PHPUnit/Integration/ArchiveTest.php(575): Piwik\Archive-&gt;getNumeric('nb_visits')</text:p>
          </table:table-cell>
          <table:table-cell table:number-columns-repeated="1022"/>
        </table:table-row>
        <table:table-row table:style-name="ro1">
          <table:table-cell/>
          <table:table-cell table:style-name="ce102" office:value-type="string" calcext:value-type="string">
            <text:p>#4 /Users/ThangNguyen/www/piwikDev/tests/PHPUnit/Integration/ArchiveTest.php(177): Piwik\Tests\Integration\ArchiveTest-&gt;archiveDataFor1Day()</text:p>
          </table:table-cell>
          <table:table-cell table:style-name="ce102" table:number-columns-repeated="9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#5 [internal function]: Piwik\Tests\Integration\ArchiveTest-&gt;test_DayArchiveIsLaunched_WhenForceOnBrowserRequest_IsFalse_AndArchivePhpTriggered(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6 /Users/ThangNguyen/www/piwikDev/vendor/phpunit/phpunit/src/Framework/TestCase.php(909): ReflectionMethod-&gt;invokeArgs(Object(Piwik\Tests\Integration\ArchiveTest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7 /Users/ThangNguyen/www/piwikDev/vendor/phpunit/phpunit/src/Framework/TestCase.php(768): PHPUnit_Framework_TestCase-&gt;runTes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8 /Users/ThangNguyen/www/piwikDev/vendor/phpunit/phpunit/src/Framework/TestResult.php(612): PHPUnit_Framework_TestCase-&gt;runBar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9 /Users/ThangNguyen/www/piwikDev/vendor/phpunit/phpunit/src/Framework/TestCase.php(724): PHPUnit_Framework_TestResult-&gt;run(Object(Piwik\Tests\Integration\ArchiveTes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0 /Users/ThangNguyen/www/piwikDev/vendor/phpunit/phpunit/src/Framework/TestSuite.php(747): PHPUnit_Framework_TestCas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1 /Users/ThangNguyen/www/piwikDev/vendor/phpunit/phpunit/src/Framework/TestSuite.php(747): PHPUnit_Framework_TestSuit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2 /Users/ThangNguyen/www/piwikDev/vendor/phpunit/phpunit/src/TextUI/TestRunner.php(440): PHPUnit_Framework_TestSuit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3 /Users/ThangNguyen/www/piwikDev/vendor/phpunit/phpunit/src/TextUI/Command.php(149): PHPUnit_TextUI_TestRunner-&gt;doRun(Object(PHPUnit_Framework_TestSuite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4 /Users/ThangNguyen/www/piwikDev/vendor/phpunit/phpunit/src/TextUI/Command.php(100): PHPUnit_TextUI_Command-&gt;run(Array, tru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5 /Users/ThangNguyen/www/piwikDev/vendor/phpunit/phpunit/phpunit(47): PHPUnit_TextUI_Command::main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6 {main}"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0 /Users/ThangNguyen/www/piwikDev/core/ArchiveProcessor.php(672): Piwik\ArchiveProcessor-&gt;getArchive()</text:p>
          </table:table-cell>
          <table:table-cell table:number-columns-repeated="12"/>
          <table:table-cell office:value-type="string" calcext:value-type="string">
            <text:p>#0 /Users/ThangNguyen/www/piwikDev/core/ArchiveProcessor.php(672): Piwik\ArchiveProcessor-&gt;getArchive()</text:p>
          </table:table-cell>
          <table:table-cell table:number-columns-repeated="12"/>
          <table:table-cell office:value-type="string" calcext:value-type="string">
            <text:p>#0 /Users/ThangNguyen/www/piwikDev/core/ArchiveProcessor.php(672): Piwik\ArchiveProcessor-&gt;getArchive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 /Users/ThangNguyen/www/piwikDev/core/ArchiveProcessor.php(343): Piwik\ArchiveProcessor-&gt;getAggregatedNumericMetrics(Array, false)</text:p>
          </table:table-cell>
          <table:table-cell table:number-columns-repeated="12"/>
          <table:table-cell office:value-type="string" calcext:value-type="string">
            <text:p>#1 /Users/ThangNguyen/www/piwikDev/core/ArchiveProcessor.php(343): Piwik\ArchiveProcessor-&gt;getAggregatedNumericMetrics(Array, false)</text:p>
          </table:table-cell>
          <table:table-cell table:number-columns-repeated="12"/>
          <table:table-cell office:value-type="string" calcext:value-type="string">
            <text:p>#1 /Users/ThangNguyen/www/piwikDev/core/ArchiveProcessor.php(343): Piwik\ArchiveProcessor-&gt;getAggregatedNumericMetrics(Array, fal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 /Users/ThangNguyen/www/piwikDev/core/ArchiveProcessor/PluginsArchiver.php(378): Piwik\ArchiveProcessor-&gt;aggregateNumericMetrics(Array)</text:p>
          </table:table-cell>
          <table:table-cell table:number-columns-repeated="12"/>
          <table:table-cell office:value-type="string" calcext:value-type="string">
            <text:p>#2 /Users/ThangNguyen/www/piwikDev/core/ArchiveProcessor/PluginsArchiver.php(378): Piwik\ArchiveProcessor-&gt;aggregateNumericMetrics(Array)</text:p>
          </table:table-cell>
          <table:table-cell table:number-columns-repeated="12"/>
          <table:table-cell office:value-type="string" calcext:value-type="string">
            <text:p>#2 /Users/ThangNguyen/www/piwikDev/core/ArchiveProcessor/PluginsArchiver.php(378): Piwik\ArchiveProcessor-&gt;aggregateNumericMetrics(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3 /Users/ThangNguyen/www/piwikDev/core/ArchiveProcessor/PluginsArchiver.php(326): Piwik\ArchiveProcessor\PluginsArchiver-&gt;aggregateDayVisitsMetricsFromHour()</text:p>
          </table:table-cell>
          <table:table-cell table:number-columns-repeated="12"/>
          <table:table-cell office:value-type="string" calcext:value-type="string">
            <text:p>#3 /Users/ThangNguyen/www/piwikDev/core/ArchiveProcessor/PluginsArchiver.php(326): Piwik\ArchiveProcessor\PluginsArchiver-&gt;aggregateDayVisitsMetricsFromHour()</text:p>
          </table:table-cell>
          <table:table-cell table:number-columns-repeated="12"/>
          <table:table-cell office:value-type="string" calcext:value-type="string">
            <text:p>#3 /Users/ThangNguyen/www/piwikDev/core/ArchiveProcessor/PluginsArchiver.php(326): Piwik\ArchiveProcessor\PluginsArchiver-&gt;aggregateDayVisitsMetricsFromHour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4 /Users/ThangNguyen/www/piwikDev/core/ArchiveProcessor/PluginsArchiver.php(127): Piwik\ArchiveProcessor\PluginsArchiver-&gt;aggregateDayVisitsMetrics()</text:p>
          </table:table-cell>
          <table:table-cell table:number-columns-repeated="12"/>
          <table:table-cell office:value-type="string" calcext:value-type="string">
            <text:p>#4 /Users/ThangNguyen/www/piwikDev/core/ArchiveProcessor/PluginsArchiver.php(127): Piwik\ArchiveProcessor\PluginsArchiver-&gt;aggregateDayVisitsMetrics()</text:p>
          </table:table-cell>
          <table:table-cell table:number-columns-repeated="12"/>
          <table:table-cell office:value-type="string" calcext:value-type="string">
            <text:p>#4 /Users/ThangNguyen/www/piwikDev/core/ArchiveProcessor/PluginsArchiver.php(127): Piwik\ArchiveProcessor\PluginsArchiver-&gt;aggregateDayVisitsMetrics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5 /Users/ThangNguyen/www/piwikDev/core/ArchiveProcessor/Loader.php(146): Piwik\ArchiveProcessor\PluginsArchiver-&gt;callAggregateCoreMetrics()</text:p>
          </table:table-cell>
          <table:table-cell table:number-columns-repeated="12"/>
          <table:table-cell office:value-type="string" calcext:value-type="string">
            <text:p>#5 /Users/ThangNguyen/www/piwikDev/core/ArchiveProcessor/Loader.php(146): Piwik\ArchiveProcessor\PluginsArchiver-&gt;callAggregateCoreMetrics()</text:p>
          </table:table-cell>
          <table:table-cell table:number-columns-repeated="12"/>
          <table:table-cell office:value-type="string" calcext:value-type="string">
            <text:p>#5 /Users/ThangNguyen/www/piwikDev/core/ArchiveProcessor/Loader.php(146): Piwik\ArchiveProcessor\PluginsArchiver-&gt;callAggregateCoreMetrics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6 /Users/ThangNguyen/www/piwikDev/core/ArchiveProcessor/Loader.php(91): Piwik\ArchiveProcessor\Loader-&gt;prepareAllPluginsArchive(false, false)</text:p>
          </table:table-cell>
          <table:table-cell table:number-columns-repeated="12"/>
          <table:table-cell office:value-type="string" calcext:value-type="string">
            <text:p>#6 /Users/ThangNguyen/www/piwikDev/core/ArchiveProcessor/Loader.php(91): Piwik\ArchiveProcessor\Loader-&gt;prepareAllPluginsArchive(false, false)</text:p>
          </table:table-cell>
          <table:table-cell table:number-columns-repeated="12"/>
          <table:table-cell office:value-type="string" calcext:value-type="string">
            <text:p>#6 /Users/ThangNguyen/www/piwikDev/core/ArchiveProcessor/Loader.php(91): Piwik\ArchiveProcessor\Loader-&gt;prepareAllPluginsArchive(false, fal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7 /Users/ThangNguyen/www/piwikDev/core/Archive.php(1097): Piwik\ArchiveProcessor\Loader-&gt;prepareArchive('VisitsSummary')</text:p>
          </table:table-cell>
          <table:table-cell table:number-columns-repeated="12"/>
          <table:table-cell office:value-type="string" calcext:value-type="string">
            <text:p>#7 /Users/ThangNguyen/www/piwikDev/core/Archive.php(1097): Piwik\ArchiveProcessor\Loader-&gt;prepareArchive('VisitsSummary')</text:p>
          </table:table-cell>
          <table:table-cell table:number-columns-repeated="12"/>
          <table:table-cell office:value-type="string" calcext:value-type="string">
            <text:p>#7 /Users/ThangNguyen/www/piwikDev/core/Archive.php(1097): Piwik\ArchiveProcessor\Loader-&gt;prepareArchive('VisitsSummary'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8 /Users/ThangNguyen/www/piwikDev/core/Archive.php(861): Piwik\Archive-&gt;prepareArchive(Array, Object(Piwik\Site), Object(Piwik\Period\Day))</text:p>
          </table:table-cell>
          <table:table-cell table:number-columns-repeated="12"/>
          <table:table-cell office:value-type="string" calcext:value-type="string">
            <text:p>#8 /Users/ThangNguyen/www/piwikDev/core/Archive.php(861): Piwik\Archive-&gt;prepareArchive(Array, Object(Piwik\Site), Object(Piwik\Period\Day))</text:p>
          </table:table-cell>
          <table:table-cell table:number-columns-repeated="12"/>
          <table:table-cell office:value-type="string" calcext:value-type="string">
            <text:p>#8 /Users/ThangNguyen/www/piwikDev/core/Archive.php(861): Piwik\Archive-&gt;prepareArchive(Array, Object(Piwik\Site), Object(Piwik\Period\Day)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9 /Users/ThangNguyen/www/piwikDev/core/Archive.php(789): Piwik\Archive-&gt;cacheArchiveIdsAfterLaunching(Array, Array)</text:p>
          </table:table-cell>
          <table:table-cell table:number-columns-repeated="12"/>
          <table:table-cell office:value-type="string" calcext:value-type="string">
            <text:p>#9 /Users/ThangNguyen/www/piwikDev/core/Archive.php(789): Piwik\Archive-&gt;cacheArchiveIdsAfterLaunching(Array, Array)</text:p>
          </table:table-cell>
          <table:table-cell table:number-columns-repeated="12"/>
          <table:table-cell office:value-type="string" calcext:value-type="string">
            <text:p>#9 /Users/ThangNguyen/www/piwikDev/core/Archive.php(789): Piwik\Archive-&gt;cacheArchiveIdsAfterLaunching(Array, 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0 /Users/ThangNguyen/www/piwikDev/core/Archive.php(680): Piwik\Archive-&gt;getArchiveIds(Array)</text:p>
          </table:table-cell>
          <table:table-cell table:number-columns-repeated="12"/>
          <table:table-cell office:value-type="string" calcext:value-type="string">
            <text:p>#10 /Users/ThangNguyen/www/piwikDev/core/Archive.php(680): Piwik\Archive-&gt;getArchiveIds(Array)</text:p>
          </table:table-cell>
          <table:table-cell table:number-columns-repeated="12"/>
          <table:table-cell office:value-type="string" calcext:value-type="string">
            <text:p>#10 /Users/ThangNguyen/www/piwikDev/core/Archive.php(680): Piwik\Archive-&gt;getArchiveIds(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1 /Users/ThangNguyen/www/piwikDev/core/Archive.php(384): Piwik\Archive-&gt;get(Array, 'numeric')</text:p>
          </table:table-cell>
          <table:table-cell table:number-columns-repeated="12"/>
          <table:table-cell office:value-type="string" calcext:value-type="string">
            <text:p>#11 /Users/ThangNguyen/www/piwikDev/core/Archive.php(384): Piwik\Archive-&gt;get(Array, 'numeric')</text:p>
          </table:table-cell>
          <table:table-cell table:number-columns-repeated="12"/>
          <table:table-cell office:value-type="string" calcext:value-type="string">
            <text:p>#11 /Users/ThangNguyen/www/piwikDev/core/Archive.php(384): Piwik\Archive-&gt;get(Array, 'numeric'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2 /Users/ThangNguyen/www/piwikDev/core/ArchiveProcessor.php(672): Piwik\Archive-&gt;getDataTableFromNumeric(Array)</text:p>
          </table:table-cell>
          <table:table-cell table:number-columns-repeated="12"/>
          <table:table-cell office:value-type="string" calcext:value-type="string">
            <text:p>#12 /Users/ThangNguyen/www/piwikDev/core/ArchiveProcessor.php(672): Piwik\Archive-&gt;getDataTableFromNumeric(Array)</text:p>
          </table:table-cell>
          <table:table-cell table:number-columns-repeated="12"/>
          <table:table-cell office:value-type="string" calcext:value-type="string">
            <text:p>#12 /Users/ThangNguyen/www/piwikDev/core/ArchiveProcessor.php(672): Piwik\Archive-&gt;getDataTableFromNumeric(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3 /Users/ThangNguyen/www/piwikDev/core/ArchiveProcessor.php(343): Piwik\ArchiveProcessor-&gt;getAggregatedNumericMetrics(Array, false)</text:p>
          </table:table-cell>
          <table:table-cell table:number-columns-repeated="12"/>
          <table:table-cell office:value-type="string" calcext:value-type="string">
            <text:p>#13 /Users/ThangNguyen/www/piwikDev/core/ArchiveProcessor.php(343): Piwik\ArchiveProcessor-&gt;getAggregatedNumericMetrics(Array, false)</text:p>
          </table:table-cell>
          <table:table-cell table:number-columns-repeated="12"/>
          <table:table-cell office:value-type="string" calcext:value-type="string">
            <text:p>#13 /Users/ThangNguyen/www/piwikDev/core/ArchiveProcessor.php(343): Piwik\ArchiveProcessor-&gt;getAggregatedNumericMetrics(Array, fal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4 /Users/ThangNguyen/www/piwikDev/core/ArchiveProcessor/PluginsArchiver.php(364): Piwik\ArchiveProcessor-&gt;aggregateNumericMetrics(Array)</text:p>
          </table:table-cell>
          <table:table-cell table:number-columns-repeated="12"/>
          <table:table-cell office:value-type="string" calcext:value-type="string">
            <text:p>#14 /Users/ThangNguyen/www/piwikDev/core/ArchiveProcessor/PluginsArchiver.php(364): Piwik\ArchiveProcessor-&gt;aggregateNumericMetrics(Array)</text:p>
          </table:table-cell>
          <table:table-cell table:number-columns-repeated="12"/>
          <table:table-cell office:value-type="string" calcext:value-type="string">
            <text:p>#14 /Users/ThangNguyen/www/piwikDev/core/ArchiveProcessor/PluginsArchiver.php(364): Piwik\ArchiveProcessor-&gt;aggregateNumericMetrics(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5 /Users/ThangNguyen/www/piwikDev/core/ArchiveProcessor/PluginsArchiver.php(129): Piwik\ArchiveProcessor\PluginsArchiver-&gt;aggregateMultipleVisitsMetrics()</text:p>
          </table:table-cell>
          <table:table-cell table:number-columns-repeated="12"/>
          <table:table-cell office:value-type="string" calcext:value-type="string">
            <text:p>#15 /Users/ThangNguyen/www/piwikDev/core/ArchiveProcessor/PluginsArchiver.php(129): Piwik\ArchiveProcessor\PluginsArchiver-&gt;aggregateMultipleVisitsMetrics()</text:p>
          </table:table-cell>
          <table:table-cell table:number-columns-repeated="12"/>
          <table:table-cell office:value-type="string" calcext:value-type="string">
            <text:p>#15 /Users/ThangNguyen/www/piwikDev/core/ArchiveProcessor/PluginsArchiver.php(129): Piwik\ArchiveProcessor\PluginsArchiver-&gt;aggregateMultipleVisitsMetrics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6 /Users/ThangNguyen/www/piwikDev/core/ArchiveProcessor/Loader.php(146): Piwik\ArchiveProcessor\PluginsArchiver-&gt;callAggregateCoreMetrics()</text:p>
          </table:table-cell>
          <table:table-cell table:number-columns-repeated="12"/>
          <table:table-cell office:value-type="string" calcext:value-type="string">
            <text:p>#16 /Users/ThangNguyen/www/piwikDev/core/ArchiveProcessor/Loader.php(146): Piwik\ArchiveProcessor\PluginsArchiver-&gt;callAggregateCoreMetrics()</text:p>
          </table:table-cell>
          <table:table-cell table:number-columns-repeated="12"/>
          <table:table-cell office:value-type="string" calcext:value-type="string">
            <text:p>#16 /Users/ThangNguyen/www/piwikDev/core/ArchiveProcessor/Loader.php(146): Piwik\ArchiveProcessor\PluginsArchiver-&gt;callAggregateCoreMetrics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7 /Users/ThangNguyen/www/piwikDev/core/ArchiveProcessor/Loader.php(91): Piwik\ArchiveProcessor\Loader-&gt;prepareAllPluginsArchive(false, false)</text:p>
          </table:table-cell>
          <table:table-cell table:number-columns-repeated="12"/>
          <table:table-cell office:value-type="string" calcext:value-type="string">
            <text:p>#17 /Users/ThangNguyen/www/piwikDev/core/ArchiveProcessor/Loader.php(91): Piwik\ArchiveProcessor\Loader-&gt;prepareAllPluginsArchive(false, false)</text:p>
          </table:table-cell>
          <table:table-cell table:number-columns-repeated="12"/>
          <table:table-cell office:value-type="string" calcext:value-type="string">
            <text:p>#17 /Users/ThangNguyen/www/piwikDev/core/ArchiveProcessor/Loader.php(91): Piwik\ArchiveProcessor\Loader-&gt;prepareAllPluginsArchive(false, fal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8 /Users/ThangNguyen/www/piwikDev/core/Archive.php(1097): Piwik\ArchiveProcessor\Loader-&gt;prepareArchive('VisitsSummary')</text:p>
          </table:table-cell>
          <table:table-cell table:number-columns-repeated="12"/>
          <table:table-cell office:value-type="string" calcext:value-type="string">
            <text:p>#18 /Users/ThangNguyen/www/piwikDev/core/Archive.php(1097): Piwik\ArchiveProcessor\Loader-&gt;prepareArchive('VisitsSummary')</text:p>
          </table:table-cell>
          <table:table-cell table:number-columns-repeated="12"/>
          <table:table-cell office:value-type="string" calcext:value-type="string">
            <text:p>#18 /Users/ThangNguyen/www/piwikDev/core/Archive.php(1097): Piwik\ArchiveProcessor\Loader-&gt;prepareArchive('VisitsSummary'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9 /Users/ThangNguyen/www/piwikDev/core/Archive.php(861): Piwik\Archive-&gt;prepareArchive(Array, Object(Piwik\Site), Object(Piwik\Period\Week))</text:p>
          </table:table-cell>
          <table:table-cell table:number-columns-repeated="12"/>
          <table:table-cell office:value-type="string" calcext:value-type="string">
            <text:p>#19 /Users/ThangNguyen/www/piwikDev/core/Archive.php(861): Piwik\Archive-&gt;prepareArchive(Array, Object(Piwik\Site), Object(Piwik\Period\Week))</text:p>
          </table:table-cell>
          <table:table-cell table:number-columns-repeated="12"/>
          <table:table-cell office:value-type="string" calcext:value-type="string">
            <text:p>#19 /Users/ThangNguyen/www/piwikDev/core/Archive.php(861): Piwik\Archive-&gt;prepareArchive(Array, Object(Piwik\Site), Object(Piwik\Period\Week)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0 /Users/ThangNguyen/www/piwikDev/core/Archive.php(789): Piwik\Archive-&gt;cacheArchiveIdsAfterLaunching(Array, Array)</text:p>
          </table:table-cell>
          <table:table-cell table:number-columns-repeated="12"/>
          <table:table-cell office:value-type="string" calcext:value-type="string">
            <text:p>#20 /Users/ThangNguyen/www/piwikDev/core/Archive.php(789): Piwik\Archive-&gt;cacheArchiveIdsAfterLaunching(Array, Array)</text:p>
          </table:table-cell>
          <table:table-cell table:number-columns-repeated="12"/>
          <table:table-cell office:value-type="string" calcext:value-type="string">
            <text:p>#20 /Users/ThangNguyen/www/piwikDev/core/Archive.php(789): Piwik\Archive-&gt;cacheArchiveIdsAfterLaunching(Array, 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1 /Users/ThangNguyen/www/piwikDev/core/Archive.php(680): Piwik\Archive-&gt;getArchiveIds(Array)</text:p>
          </table:table-cell>
          <table:table-cell table:number-columns-repeated="12"/>
          <table:table-cell office:value-type="string" calcext:value-type="string">
            <text:p>#21 /Users/ThangNguyen/www/piwikDev/core/Archive.php(680): Piwik\Archive-&gt;getArchiveIds(Array)</text:p>
          </table:table-cell>
          <table:table-cell table:number-columns-repeated="12"/>
          <table:table-cell office:value-type="string" calcext:value-type="string">
            <text:p>#21 /Users/ThangNguyen/www/piwikDev/core/Archive.php(680): Piwik\Archive-&gt;getArchiveIds(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2 /Users/ThangNguyen/www/piwikDev/tests/PHPUnit/Integration/ArchiveTestInvalidation.php(38): Piwik\Archive-&gt;get('nb_visits', 'numeric', NULL)</text:p>
          </table:table-cell>
          <table:table-cell table:number-columns-repeated="12"/>
          <table:table-cell office:value-type="string" calcext:value-type="string">
            <text:p>#22 /Users/ThangNguyen/www/piwikDev/tests/PHPUnit/Integration/ArchiveTestInvalidation.php(38): Piwik\Archive-&gt;get('nb_visits', 'numeric', NULL)</text:p>
          </table:table-cell>
          <table:table-cell table:number-columns-repeated="12"/>
          <table:table-cell office:value-type="string" calcext:value-type="string">
            <text:p>#22 /Users/ThangNguyen/www/piwikDev/tests/PHPUnit/Integration/ArchiveTestInvalidation.php(38): Piwik\Archive-&gt;get('nb_visits', 'numeric', NULL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3 /Users/ThangNguyen/www/piwikDev/core/Archive.php(345): Piwik\Tests\Integration\Archive-&gt;get('nb_visits', 'numeric')</text:p>
          </table:table-cell>
          <table:table-cell table:number-columns-repeated="12"/>
          <table:table-cell office:value-type="string" calcext:value-type="string">
            <text:p>#23 /Users/ThangNguyen/www/piwikDev/core/Archive.php(345): Piwik\Tests\Integration\Archive-&gt;get('nb_visits', 'numeric')</text:p>
          </table:table-cell>
          <table:table-cell table:number-columns-repeated="12"/>
          <table:table-cell office:value-type="string" calcext:value-type="string">
            <text:p>#23 /Users/ThangNguyen/www/piwikDev/core/Archive.php(345): Piwik\Tests\Integration\Archive-&gt;get('nb_visits', 'numeric'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4 /Users/ThangNguyen/www/piwikDev/tests/PHPUnit/Integration/ArchiveTestInvalidation.php(93): Piwik\Archive-&gt;getNumeric('nb_visits')</text:p>
          </table:table-cell>
          <table:table-cell table:number-columns-repeated="12"/>
          <table:table-cell office:value-type="string" calcext:value-type="string">
            <text:p>#24 /Users/ThangNguyen/www/piwikDev/tests/PHPUnit/Integration/ArchiveTestInvalidation.php(93): Piwik\Archive-&gt;getNumeric('nb_visits')</text:p>
          </table:table-cell>
          <table:table-cell table:number-columns-repeated="12"/>
          <table:table-cell office:value-type="string" calcext:value-type="string">
            <text:p>#24 /Users/ThangNguyen/www/piwikDev/tests/PHPUnit/Integration/ArchiveTestInvalidation.php(93): Piwik\Archive-&gt;getNumeric('nb_visits'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5 /Users/ThangNguyen/www/piwikDev/tests/PHPUnit/Integration/ArchiveTestInvalidation.php(86): Piwik\Tests\Integration\ArchiveTest-&gt;initiateArchivingForWeek()</text:p>
          </table:table-cell>
          <table:table-cell table:number-columns-repeated="12"/>
          <table:table-cell office:value-type="string" calcext:value-type="string">
            <text:p>#25 /Users/ThangNguyen/www/piwikDev/tests/PHPUnit/Integration/ArchiveTestInvalidation.php(86): Piwik\Tests\Integration\ArchiveTest-&gt;initiateArchivingForWeek()</text:p>
          </table:table-cell>
          <table:table-cell table:number-columns-repeated="12"/>
          <table:table-cell office:value-type="string" calcext:value-type="string">
            <text:p>#25 /Users/ThangNguyen/www/piwikDev/tests/PHPUnit/Integration/ArchiveTestInvalidation.php(86): Piwik\Tests\Integration\ArchiveTest-&gt;initiateArchivingForWeek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6 [internal function]: Piwik\Tests\Integration\ArchiveTest-&gt;testFuturePeriodDoneFlag()</text:p>
          </table:table-cell>
          <table:table-cell table:number-columns-repeated="12"/>
          <table:table-cell office:value-type="string" calcext:value-type="string">
            <text:p>#26 [internal function]: Piwik\Tests\Integration\ArchiveTest-&gt;testFuturePeriodDoneFlag()</text:p>
          </table:table-cell>
          <table:table-cell table:number-columns-repeated="12"/>
          <table:table-cell office:value-type="string" calcext:value-type="string">
            <text:p>#26 [internal function]: Piwik\Tests\Integration\ArchiveTest-&gt;testFuturePeriodDoneFlag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7 /Users/ThangNguyen/www/piwikDev/vendor/phpunit/phpunit/src/Framework/TestCase.php(909): ReflectionMethod-&gt;invokeArgs(Object(Piwik\Tests\Integration\ArchiveTest), Array)</text:p>
          </table:table-cell>
          <table:table-cell table:number-columns-repeated="12"/>
          <table:table-cell office:value-type="string" calcext:value-type="string">
            <text:p>#27 /Users/ThangNguyen/www/piwikDev/vendor/phpunit/phpunit/src/Framework/TestCase.php(909): ReflectionMethod-&gt;invokeArgs(Object(Piwik\Tests\Integration\ArchiveTest), Array)</text:p>
          </table:table-cell>
          <table:table-cell table:number-columns-repeated="12"/>
          <table:table-cell office:value-type="string" calcext:value-type="string">
            <text:p>#27 /Users/ThangNguyen/www/piwikDev/vendor/phpunit/phpunit/src/Framework/TestCase.php(909): ReflectionMethod-&gt;invokeArgs(Object(Piwik\Tests\Integration\ArchiveTest), 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8 /Users/ThangNguyen/www/piwikDev/vendor/phpunit/phpunit/src/Framework/TestCase.php(768): PHPUnit_Framework_TestCase-&gt;runTest()</text:p>
          </table:table-cell>
          <table:table-cell table:number-columns-repeated="12"/>
          <table:table-cell office:value-type="string" calcext:value-type="string">
            <text:p>#28 /Users/ThangNguyen/www/piwikDev/vendor/phpunit/phpunit/src/Framework/TestCase.php(768): PHPUnit_Framework_TestCase-&gt;runTest()</text:p>
          </table:table-cell>
          <table:table-cell table:number-columns-repeated="12"/>
          <table:table-cell office:value-type="string" calcext:value-type="string">
            <text:p>#28 /Users/ThangNguyen/www/piwikDev/vendor/phpunit/phpunit/src/Framework/TestCase.php(768): PHPUnit_Framework_TestCase-&gt;runTest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9 /Users/ThangNguyen/www/piwikDev/vendor/phpunit/phpunit/src/Framework/TestResult.php(612): PHPUnit_Framework_TestCase-&gt;runBare()</text:p>
          </table:table-cell>
          <table:table-cell table:number-columns-repeated="12"/>
          <table:table-cell office:value-type="string" calcext:value-type="string">
            <text:p>#29 /Users/ThangNguyen/www/piwikDev/vendor/phpunit/phpunit/src/Framework/TestResult.php(612): PHPUnit_Framework_TestCase-&gt;runBare()</text:p>
          </table:table-cell>
          <table:table-cell table:number-columns-repeated="12"/>
          <table:table-cell office:value-type="string" calcext:value-type="string">
            <text:p>#29 /Users/ThangNguyen/www/piwikDev/vendor/phpunit/phpunit/src/Framework/TestResult.php(612): PHPUnit_Framework_TestCase-&gt;runBare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30 /Users/ThangNguyen/www/piwikDev/vendor/phpunit/phpunit/src/Framework/TestCase.php(724): PHPUnit_Framework_TestResult-&gt;run(Object(Piwik\Tests\Integration\ArchiveTest))</text:p>
          </table:table-cell>
          <table:table-cell table:number-columns-repeated="12"/>
          <table:table-cell office:value-type="string" calcext:value-type="string">
            <text:p>#30 /Users/ThangNguyen/www/piwikDev/vendor/phpunit/phpunit/src/Framework/TestCase.php(724): PHPUnit_Framework_TestResult-&gt;run(Object(Piwik\Tests\Integration\ArchiveTest))</text:p>
          </table:table-cell>
          <table:table-cell table:number-columns-repeated="12"/>
          <table:table-cell office:value-type="string" calcext:value-type="string">
            <text:p>#30 /Users/ThangNguyen/www/piwikDev/vendor/phpunit/phpunit/src/Framework/TestCase.php(724): PHPUnit_Framework_TestResult-&gt;run(Object(Piwik\Tests\Integration\ArchiveTest)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31 /Users/ThangNguyen/www/piwikDev/vendor/phpunit/phpunit/src/Framework/TestSuite.php(747): PHPUnit_Framework_TestCase-&gt;run(Object(PHPUnit_Framework_TestResult))</text:p>
          </table:table-cell>
          <table:table-cell table:number-columns-repeated="12"/>
          <table:table-cell office:value-type="string" calcext:value-type="string">
            <text:p>#31 /Users/ThangNguyen/www/piwikDev/vendor/phpunit/phpunit/src/Framework/TestSuite.php(747): PHPUnit_Framework_TestCase-&gt;run(Object(PHPUnit_Framework_TestResult))</text:p>
          </table:table-cell>
          <table:table-cell table:number-columns-repeated="12"/>
          <table:table-cell office:value-type="string" calcext:value-type="string">
            <text:p>#31 /Users/ThangNguyen/www/piwikDev/vendor/phpunit/phpunit/src/Framework/TestSuite.php(747): PHPUnit_Framework_TestCase-&gt;run(Object(PHPUnit_Framework_TestResult)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32 /Users/ThangNguyen/www/piwikDev/vendor/phpunit/phpunit/src/TextUI/TestRunner.php(440): PHPUnit_Framework_TestSuite-&gt;run(Object(PHPUnit_Framework_TestResult))</text:p>
          </table:table-cell>
          <table:table-cell table:number-columns-repeated="12"/>
          <table:table-cell office:value-type="string" calcext:value-type="string">
            <text:p>#32 /Users/ThangNguyen/www/piwikDev/vendor/phpunit/phpunit/src/TextUI/TestRunner.php(440): PHPUnit_Framework_TestSuite-&gt;run(Object(PHPUnit_Framework_TestResult))</text:p>
          </table:table-cell>
          <table:table-cell table:number-columns-repeated="12"/>
          <table:table-cell office:value-type="string" calcext:value-type="string">
            <text:p>#32 /Users/ThangNguyen/www/piwikDev/vendor/phpunit/phpunit/src/TextUI/TestRunner.php(440): PHPUnit_Framework_TestSuite-&gt;run(Object(PHPUnit_Framework_TestResult)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33 /Users/ThangNguyen/www/piwikDev/vendor/phpunit/phpunit/src/TextUI/Command.php(149): PHPUnit_TextUI_TestRunner-&gt;doRun(Object(PHPUnit_Framework_TestSuite), Array)</text:p>
          </table:table-cell>
          <table:table-cell table:number-columns-repeated="12"/>
          <table:table-cell office:value-type="string" calcext:value-type="string">
            <text:p>#33 /Users/ThangNguyen/www/piwikDev/vendor/phpunit/phpunit/src/TextUI/Command.php(149): PHPUnit_TextUI_TestRunner-&gt;doRun(Object(PHPUnit_Framework_TestSuite), Array)</text:p>
          </table:table-cell>
          <table:table-cell table:number-columns-repeated="12"/>
          <table:table-cell office:value-type="string" calcext:value-type="string">
            <text:p>#33 /Users/ThangNguyen/www/piwikDev/vendor/phpunit/phpunit/src/TextUI/Command.php(149): PHPUnit_TextUI_TestRunner-&gt;doRun(Object(PHPUnit_Framework_TestSuite), 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34 /Users/ThangNguyen/www/piwikDev/vendor/phpunit/phpunit/src/TextUI/Command.php(100): PHPUnit_TextUI_Command-&gt;run(Array, true)</text:p>
          </table:table-cell>
          <table:table-cell table:number-columns-repeated="12"/>
          <table:table-cell office:value-type="string" calcext:value-type="string">
            <text:p>#34 /Users/ThangNguyen/www/piwikDev/vendor/phpunit/phpunit/src/TextUI/Command.php(100): PHPUnit_TextUI_Command-&gt;run(Array, true)</text:p>
          </table:table-cell>
          <table:table-cell table:number-columns-repeated="12"/>
          <table:table-cell office:value-type="string" calcext:value-type="string">
            <text:p>#34 /Users/ThangNguyen/www/piwikDev/vendor/phpunit/phpunit/src/TextUI/Command.php(100): PHPUnit_TextUI_Command-&gt;run(Array, tru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35 /Users/ThangNguyen/www/piwikDev/vendor/phpunit/phpunit/phpunit(47): PHPUnit_TextUI_Command::main()</text:p>
          </table:table-cell>
          <table:table-cell table:number-columns-repeated="12"/>
          <table:table-cell office:value-type="string" calcext:value-type="string">
            <text:p>#35 /Users/ThangNguyen/www/piwikDev/vendor/phpunit/phpunit/phpunit(47): PHPUnit_TextUI_Command::main()</text:p>
          </table:table-cell>
          <table:table-cell table:number-columns-repeated="12"/>
          <table:table-cell office:value-type="string" calcext:value-type="string">
            <text:p>#35 /Users/ThangNguyen/www/piwikDev/vendor/phpunit/phpunit/phpunit(47): PHPUnit_TextUI_Command::main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36 {main}"</text:p>
          </table:table-cell>
          <table:table-cell table:number-columns-repeated="12"/>
          <table:table-cell office:value-type="string" calcext:value-type="string">
            <text:p>#36 {main}"</text:p>
          </table:table-cell>
          <table:table-cell table:number-columns-repeated="12"/>
          <table:table-cell office:value-type="string" calcext:value-type="string">
            <text:p>#36 {main}"</text:p>
          </table:table-cell>
          <table:table-cell table:number-columns-repeated="99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BUG VisitTime[2016-11-07 09:27:30] From Date's factory, input date string is empty and exception is gonna happen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0 /home/tony/bimax_docker/pw1/www/plugins/VisitTime/Archiver.php(80): Piwik\Date::factory('2016-11-02 17:0...', 'Asia/Ho_Chi_Min...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 /home/tony/bimax_docker/pw1/www/plugins/VisitTime/Archiver.php(58): Piwik\Plugins\VisitTime\Archiver-&gt;convertTimeToLocalTimezone(Object(Piwik\DataArray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 /home/tony/bimax_docker/pw1/www/plugins/VisitTime/Archiver.php(24): Piwik\Plugins\VisitTime\Archiver-&gt;aggregateByServerTime()</text:p>
          </table:table-cell>
          <table:table-cell table:number-columns-repeated="1022"/>
        </table:table-row>
        <table:table-row table:style-name="ro3">
          <table:table-cell table:style-name="ce183"/>
          <table:table-cell table:style-name="ce183" office:value-type="string" calcext:value-type="string">
            <text:p>DEBUG VisitTime[2016-11-07 09:27:30] #3 /home/tony/bimax_docker/pw1/www/core/ArchiveProcessor/PluginsArchiver.php(130): Piwik\Plugins\VisitTime\Archiver-&gt;aggregateDayReport()</text:p>
          </table:table-cell>
          <table:table-cell table:style-name="ce183" table:number-columns-repeated="12"/>
          <table:table-cell table:number-columns-repeated="1010"/>
        </table:table-row>
        <table:table-row table:style-name="ro3">
          <table:table-cell table:style-name="ce183"/>
          <table:table-cell table:style-name="ce183" office:value-type="string" calcext:value-type="string">
            <text:p>DEBUG VisitTime[2016-11-07 09:27:30] #4 /home/tony/bimax_docker/pw1/www/core/ArchiveProcessor/Loader.php(129): Piwik\ArchiveProcessor\PluginsArchiver-&gt;callAggregateAllPlugins('8', '0')</text:p>
          </table:table-cell>
          <table:table-cell table:style-name="ce183" table:number-columns-repeated="12"/>
          <table:table-cell table:number-columns-repeated="1010"/>
        </table:table-row>
        <table:table-row table:style-name="ro3">
          <table:table-cell table:style-name="ce183"/>
          <table:table-cell table:style-name="ce183" office:value-type="string" calcext:value-type="string">
            <text:p>DEBUG VisitTime[2016-11-07 09:27:30] #5 /home/tony/bimax_docker/pw1/www/core/ArchiveProcessor/Loader.php(77): Piwik\ArchiveProcessor\Loader-&gt;prepareAllPluginsArchive(false, false)</text:p>
          </table:table-cell>
          <table:table-cell table:style-name="ce183" table:number-columns-repeated="1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EBUG VisitTime[2016-11-07 09:27:30] #6 /home/tony/bimax_docker/pw1/www/core/Archive.php(948): Piwik\ArchiveProcessor\Loader-&gt;prepareArchive('VisitsSummary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7 /home/tony/bimax_docker/pw1/www/core/Archive.php(758): Piwik\Archive-&gt;prepareArchive(Array, Object(Piwik\Site), Object(Piwik\Period\Hour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8 /home/tony/bimax_docker/pw1/www/core/Archive.php(675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9 /home/tony/bimax_docker/pw1/www/core/Archive.php(608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0 /home/tony/bimax_docker/pw1/www/core/Archive.php(335): Piwik\Archive-&gt;get(Array, 'numeric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1 /home/tony/bimax_docker/pw1/www/core/ArchiveProcessor.php(564): Piwik\Archive-&gt;getDataTableFromNumeric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2 /home/tony/bimax_docker/pw1/www/core/ArchiveProcessor.php(261): Piwik\ArchiveProcessor-&gt;getAggregatedNumericMetrics(Array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3 /home/tony/bimax_docker/pw1/www/core/ArchiveProcessor/PluginsArchiver.php(269): Piwik\ArchiveProcessor-&gt;aggregateNumericMetric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4 /home/tony/bimax_docker/pw1/www/core/ArchiveProcessor/PluginsArchiver.php(80): Piwik\ArchiveProcessor\PluginsArchiver-&gt;aggregateMultipleVisits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5 /home/tony/bimax_docker/pw1/www/core/ArchiveProcessor/Loader.php(121): Piwik\ArchiveProcessor\PluginsArchiver-&gt;callAggregateCore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6 /home/tony/bimax_docker/pw1/www/core/ArchiveProcessor/Loader.php(77): Piwik\ArchiveProcessor\Loader-&gt;prepareAllPluginsArchive(false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7 /home/tony/bimax_docker/pw1/www/core/Archive.php(948): Piwik\ArchiveProcessor\Loader-&gt;prepareArchive('VisitsSummary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8 /home/tony/bimax_docker/pw1/www/core/Archive.php(758): Piwik\Archive-&gt;prepareArchive(Array, Object(Piwik\Site), Object(Piwik\Period\Day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9 /home/tony/bimax_docker/pw1/www/core/Archive.php(675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0 /home/tony/bimax_docker/pw1/www/core/Archive.php(608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1 /home/tony/bimax_docker/pw1/www/core/Archive.php(335): Piwik\Archive-&gt;get(Array, 'numeric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2 /home/tony/bimax_docker/pw1/www/plugins/VisitsSummary/API.php(35): Piwik\Archive-&gt;getDataTableFromNumeric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3 [internal function]: Piwik\Plugins\VisitsSummary\API-&gt;get('13', 'day', '2016-11-03,2016...', false, 'nb_uniq_visitor...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4 /home/tony/bimax_docker/pw1/www/core/API/Proxy.php(208): call_user_func_array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5 /home/tony/bimax_docker/pw1/www/plugins/API/API.php(408): Piwik\API\Proxy-&gt;call('\\Piwik\\Plugins\\...', 'get'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6 [internal function]: Piwik\Plugins\API\API-&gt;get('13', 'day', '2016-11-03,2016...', false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7 /home/tony/bimax_docker/pw1/www/core/API/Proxy.php(208): call_user_func_array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8 /home/tony/bimax_docker/pw1/www/core/API/Request.php(236): Piwik\API\Proxy-&gt;call('\\Piwik\\Plugins\\...', 'get'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9 /home/tony/bimax_docker/pw1/www/plugins/API/Controller.php(37): Piwik\API\Request-&gt;proces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0 [internal function]: Piwik\Plugins\API\Controller-&gt;index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1 /home/tony/bimax_docker/pw1/www/core/FrontController.php(512): call_user_func_array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2 /home/tony/bimax_docker/pw1/www/core/FrontController.php(121): Piwik\FrontController-&gt;doDispatch(NULL, NULL, 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3 /home/tony/bimax_docker/pw1/www/core/dispatch.php(34): Piwik\FrontController-&gt;dispatch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4 /home/tony/bimax_docker/pw1/www/index.php(27): require_once('/home/tony/bima...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5 /home/tony/bimax_docker/pw1/www/core/CliMulti/RequestCommand.php(79): require_once('/home/tony/bima...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6 /home/tony/bimax_docker/pw1/www/vendor/symfony/console/Symfony/Component/Console/Command/Command.php(257): Piwik\CliMulti\RequestCommand-&gt;execute(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7 /home/tony/bimax_docker/pw1/www/vendor/symfony/console/Symfony/Component/Console/Application.php(874): Symfony\Component\Console\Command\Command-&gt;run(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8 /home/tony/bimax_docker/pw1/www/vendor/symfony/console/Symfony/Component/Console/Application.php(195): Symfony\Component\Console\Application-&gt;doRunCommand(Object(Piwik\CliMulti\RequestCommand), 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9 [internal function]: Symfony\Component\Console\Application-&gt;doRun(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40 /home/tony/bimax_docker/pw1/www/core/Console.php(79): call_user_func(Array, 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41 /home/tony/bimax_docker/pw1/www/core/Access.php(469): Piwik\Console-&gt;Piwik\{closure}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42 /home/tony/bimax_docker/pw1/www/core/Console.php(80): Piwik\Access::doAsSuperUser(Object(Closure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43 /home/tony/bimax_docker/pw1/www/vendor/symfony/console/Symfony/Component/Console/Application.php(126): Piwik\Console-&gt;doRun(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44 /home/tony/bimax_docker/pw1/www/console(27): Symfony\Component\Console\Application-&gt;run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45 {main}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83"/>
          <table:table-cell table:style-name="ce183" office:value-type="string" calcext:value-type="string">
            <text:p>DEBUG API[2016-11-07 09:27:30] /home/tony/bimax_docker/pw1/www/core/ArchiveProcessor/PluginsArchiver.php(147): Date format must be: YYYY-MM-DD, or 'today' or 'yesterday' or any keyword supported by the strtotime function (see http://php.net/strtotime for more information): <text:s/>- caused by plugin VisitTime</text:p>
          </table:table-cell>
          <table:table-cell table:style-name="ce183" table:number-columns-repeated="1022"/>
        </table:table-row>
        <table:table-row table:style-name="ro3">
          <table:table-cell table:style-name="ce183"/>
          <table:table-cell table:style-name="ce183" office:value-type="string" calcext:value-type="string">
            <text:p>DEBUG API[2016-11-07 09:27:30] #0 /home/tony/bimax_docker/pw1/www/core/ArchiveProcessor/Loader.php(129): Piwik\ArchiveProcessor\PluginsArchiver-&gt;callAggregateAllPlugins('8', '0')</text:p>
          </table:table-cell>
          <table:table-cell table:style-name="ce183" table:number-columns-repeated="1022"/>
        </table:table-row>
        <table:table-row table:style-name="ro3">
          <table:table-cell table:style-name="ce183"/>
          <table:table-cell table:style-name="ce183" office:value-type="string" calcext:value-type="string">
            <text:p>DEBUG API[2016-11-07 09:27:30] #1 /home/tony/bimax_docker/pw1/www/core/ArchiveProcessor/Loader.php(77): Piwik\ArchiveProcessor\Loader-&gt;prepareAllPluginsArchive(false, false)</text:p>
          </table:table-cell>
          <table:table-cell table:style-name="ce183"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 /home/tony/bimax_docker/pw1/www/core/Archive.php(948): Piwik\ArchiveProcessor\Loader-&gt;prepareArchive('VisitsSummary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 /home/tony/bimax_docker/pw1/www/core/Archive.php(758): Piwik\Archive-&gt;prepareArchive(Array, Object(Piwik\Site), Object(Piwik\Period\Hour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4 /home/tony/bimax_docker/pw1/www/core/Archive.php(675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5 /home/tony/bimax_docker/pw1/www/core/Archive.php(608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6 /home/tony/bimax_docker/pw1/www/core/Archive.php(335): Piwik\Archive-&gt;get(Array, 'numeric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7 /home/tony/bimax_docker/pw1/www/core/ArchiveProcessor.php(564): Piwik\Archive-&gt;getDataTableFromNumeric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8 /home/tony/bimax_docker/pw1/www/core/ArchiveProcessor.php(261): Piwik\ArchiveProcessor-&gt;getAggregatedNumericMetrics(Array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9 /home/tony/bimax_docker/pw1/www/core/ArchiveProcessor/PluginsArchiver.php(269): Piwik\ArchiveProcessor-&gt;aggregateNumericMetric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0 /home/tony/bimax_docker/pw1/www/core/ArchiveProcessor/PluginsArchiver.php(80): Piwik\ArchiveProcessor\PluginsArchiver-&gt;aggregateMultipleVisits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1 /home/tony/bimax_docker/pw1/www/core/ArchiveProcessor/Loader.php(121): Piwik\ArchiveProcessor\PluginsArchiver-&gt;callAggregateCore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2 /home/tony/bimax_docker/pw1/www/core/ArchiveProcessor/Loader.php(77): Piwik\ArchiveProcessor\Loader-&gt;prepareAllPluginsArchive(false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3 /home/tony/bimax_docker/pw1/www/core/Archive.php(948): Piwik\ArchiveProcessor\Loader-&gt;prepareArchive('VisitsSummary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4 /home/tony/bimax_docker/pw1/www/core/Archive.php(758): Piwik\Archive-&gt;prepareArchive(Array, Object(Piwik\Site), Object(Piwik\Period\Day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5 /home/tony/bimax_docker/pw1/www/core/Archive.php(675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6 /home/tony/bimax_docker/pw1/www/core/Archive.php(608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7 /home/tony/bimax_docker/pw1/www/core/Archive.php(335): Piwik\Archive-&gt;get(Array, 'numeric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8 /home/tony/bimax_docker/pw1/www/plugins/VisitsSummary/API.php(35): Piwik\Archive-&gt;getDataTableFromNumeric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9 [internal function]: Piwik\Plugins\VisitsSummary\API-&gt;get('13', 'day', '2016-11-03,2016...', false, 'nb_uniq_visitor...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0 /home/tony/bimax_docker/pw1/www/core/API/Proxy.php(208): call_user_func_array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1 /home/tony/bimax_docker/pw1/www/plugins/API/API.php(408): Piwik\API\Proxy-&gt;call('\\Piwik\\Plugins\\...', 'get'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2 [internal function]: Piwik\Plugins\API\API-&gt;get('13', 'day', '2016-11-03,2016...', false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3 /home/tony/bimax_docker/pw1/www/core/API/Proxy.php(208): call_user_func_array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4 /home/tony/bimax_docker/pw1/www/core/API/Request.php(236): Piwik\API\Proxy-&gt;call('\\Piwik\\Plugins\\...', 'get'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5 /home/tony/bimax_docker/pw1/www/plugins/API/Controller.php(37): Piwik\API\Request-&gt;proces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6 [internal function]: Piwik\Plugins\API\Controller-&gt;index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7 /home/tony/bimax_docker/pw1/www/core/FrontController.php(512): call_user_func_array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8 /home/tony/bimax_docker/pw1/www/core/FrontController.php(121): Piwik\FrontController-&gt;doDispatch(NULL, NULL, 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9 /home/tony/bimax_docker/pw1/www/core/dispatch.php(34): Piwik\FrontController-&gt;dispatch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0 /home/tony/bimax_docker/pw1/www/index.php(27): require_once('/home/tony/bima...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1 /home/tony/bimax_docker/pw1/www/core/CliMulti/RequestCommand.php(79): require_once('/home/tony/bima...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2 /home/tony/bimax_docker/pw1/www/vendor/symfony/console/Symfony/Component/Console/Command/Command.php(257): Piwik\CliMulti\RequestCommand-&gt;execute(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3 /home/tony/bimax_docker/pw1/www/vendor/symfony/console/Symfony/Component/Console/Application.php(874): Symfony\Component\Console\Command\Command-&gt;run(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4 /home/tony/bimax_docker/pw1/www/vendor/symfony/console/Symfony/Component/Console/Application.php(195): Symfony\Component\Console\Application-&gt;doRunCommand(Object(Piwik\CliMulti\RequestCommand), 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5 [internal function]: Symfony\Component\Console\Application-&gt;doRun(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6 /home/tony/bimax_docker/pw1/www/core/Console.php(79): call_user_func(Array, 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7 /home/tony/bimax_docker/pw1/www/core/Access.php(469): Piwik\Console-&gt;Piwik\{closure}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8 /home/tony/bimax_docker/pw1/www/core/Console.php(80): Piwik\Access::doAsSuperUser(Object(Closure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9 /home/tony/bimax_docker/pw1/www/vendor/symfony/console/Symfony/Component/Console/Application.php(126): Piwik\Console-&gt;doRun(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40 /home/tony/bimax_docker/pw1/www/console(27): Symfony\Component\Console\Application-&gt;run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41 {main}</text:p>
          </table:table-cell>
          <table:table-cell table:number-columns-repeated="1022"/>
        </table:table-row>
        <table:table-row table:style-name="ro1" table:number-rows-repeated="10483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eakpoints" table:style-name="ta21">
        <table:table-column table:style-name="co2" table:number-columns-repeated="1024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style-name="ce78" office:value-type="string" calcext:value-type="string">
            <text:p>Test1 </text:p>
          </table:table-cell>
          <table:table-cell office:value-type="string" calcext:value-type="string">
            <text:p>F1. From prepareArchive of CoreArchive: </text:p>
          </table:table-cell>
          <table:table-cell table:number-columns-repeated="8"/>
          <table:table-cell office:value-type="string" calcext:value-type="string">
            <text:p>---START--- 1. From prepareArchive of CoreArchive: </text:p>
          </table:table-cell>
          <table:table-cell table:number-columns-repeated="7"/>
          <table:table-cell office:value-type="string" calcext:value-type="string">
            <text:p>---START--- 1. From prepareArchive of CoreArchive: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7"/>
          <table:table-cell office:value-type="string" calcext:value-type="string">
            <text:p>the plugin is processed: VisitsSummary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7"/>
          <table:table-cell office:value-type="string" calcext:value-type="string">
            <text:p>The DONE FLAG: done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7"/>
          <table:table-cell office:value-type="string" calcext:value-type="string">
            <text:p>this idarchives for plugin: Arr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7"/>
          <table:table-cell office:value-type="string" calcext:value-type="string">
            <text:p>(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7"/>
          <table:table-cell office:value-type="string" calcext:value-type="string">
            <text:p><text:s text:c="4"/>[done] =&gt; Arr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/>
          <table:table-cell office:value-type="string" calcext:value-type="string">
            <text:p>The first request is for Hour (period =6) = Shoudn't be that fast</text:p>
            <draw:custom-shape table:end-cell-address="Breakpoints.E18" table:end-x="6.97pt" table:end-y="5.98pt" draw:z-index="1" draw:name="直線矢印コネクタ 4" draw:style-name="gr127" draw:text-style-name="P2" svg:width="106.92pt" svg:height="78.97pt" svg:x="17.06pt" svg:y="17.0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6"/>
          <table:table-cell office:value-type="string" calcext:value-type="string">
            <text:p><text:s text:c="8"/>(</text:p>
          </table:table-cell>
          <table:table-cell table:number-columns-repeated="7"/>
          <table:table-cell office:value-type="string" calcext:value-type="string">
            <text:p><text:s text:c="8"/>(</text:p>
          </table:table-cell>
          <table:table-cell table:number-columns-repeated="1005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7"/>
          <table:table-cell office:value-type="string" calcext:value-type="string">
            <text:p><text:s text:c="8"/>)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7"/>
          <table:table-cell office:value-type="string" calcext:value-type="string">
            <text:p>)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/>
          <table:table-cell office:value-type="string" calcext:value-type="string">
            <text:p>The first request is for Week (period =2)</text:p>
            <draw:custom-shape table:end-cell-address="Breakpoints.M22" table:end-x="41.98pt" table:end-y="5.95pt" draw:z-index="0" draw:name="直線矢印コネクタ 2" draw:style-name="gr128" draw:text-style-name="P2" svg:width="30.98pt" svg:height="79.97pt" svg:x="11pt" svg:y="15.9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office:value-type="string" calcext:value-type="string">
            <text:p>**(***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0:00:00, 2010-03-06 00:59:59, 2010-03-06 00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7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7"/>
          <table:table-cell office:value-type="string" calcext:value-type="string">
            <text:p><text:s/>before Model getArchiveIdAndVisits: </text:p>
          </table:table-cell>
          <table:table-cell table:number-columns-repeated="1005"/>
        </table:table-row>
        <table:table-row table:style-name="ro1">
          <table:table-cell table:number-columns-repeated="10"/>
          <table:table-cell office:value-type="string" calcext:value-type="string">
            <text:p>Check if there's any existing Archive in DB for the requested Data. </text:p>
          </table:table-cell>
          <table:table-cell table:number-columns-repeated="7"/>
          <table:table-cell office:value-type="string" calcext:value-type="string">
            <text:p>Check if there's any existing Archive in DB for the requested Data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piwik_archive_numeric_2010_03, 1, 2, 2010-03-01, 2010-03-07, 2010-03-07 23:59:59 </text:p>
          </table:table-cell>
          <table:table-cell table:number-columns-repeated="7"/>
          <table:table-cell office:value-type="string" calcext:value-type="string">
            <text:p><text:s/>piwik_archive_numeric_2010_03, 1, 1, 2010-03-03, 2010-03-03, 2010-03-03 23:59:59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7"/>
          <table:table-cell office:value-type="string" calcext:value-type="string">
            <text:p>(*****(*()_)_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7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7"/>
          <table:table-cell office:value-type="string" calcext:value-type="string">
            <text:p><text:s/>3. From callAggregateCoreMetrics in PluginsArchiver: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Obviously this is single day: <text:s/></text:p>
          </table:table-cell>
          <table:table-cell table:number-columns-repeated="7"/>
          <table:table-cell office:value-type="string" calcext:value-type="string">
            <text:p><text:s/>Obviously this is single day: <text:s/>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From getArchive in ArchiveProcessor </text:p>
          </table:table-cell>
          <table:table-cell table:number-columns-repeated="7"/>
          <table:table-cell office:value-type="string" calcext:value-type="string">
            <text:p><text:s/>4.0 From getArchive in ArchiveProcessor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Periods is: 2010-03-01,2010-03-02,2010-03-03,2010-03-04,2010-03-05,2010-03-06,2010-03-07</text:p>
          </table:table-cell>
          <table:table-cell table:number-columns-repeated="7"/>
          <table:table-cell office:value-type="string" calcext:value-type="string">
            <text:p><text:s/>Periods is: 2010-03-0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Subperiod multiple: 2010-03-01. </text:p>
          </table:table-cell>
          <table:table-cell table:number-columns-repeated="7"/>
          <table:table-cell office:value-type="string" calcext:value-type="string">
            <text:p><text:s/>Subperiod multiple: 2010-03-03 00:00:00. </text:p>
          </table:table-cell>
          <table:table-cell table:number-columns-repeated="1005"/>
        </table:table-row>
        <table:table-row table:style-name="ro1">
          <table:table-cell table:number-columns-repeated="10"/>
          <table:table-cell office:value-type="string" calcext:value-type="string">
            <text:p><text:s/>Subperiod multiple: 2010-03-02. </text:p>
          </table:table-cell>
          <table:table-cell table:number-columns-repeated="7"/>
          <table:table-cell office:value-type="string" calcext:value-type="string">
            <text:p><text:s/>Subperiod multiple: 2010-03-03 01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Subperiod multiple: 2010-03-03. </text:p>
          </table:table-cell>
          <table:table-cell table:number-columns-repeated="7"/>
          <table:table-cell office:value-type="string" calcext:value-type="string">
            <text:p><text:s/>Subperiod multiple: 2010-03-03 02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Subperiod multiple: 2010-03-04. </text:p>
          </table:table-cell>
          <table:table-cell table:number-columns-repeated="7"/>
          <table:table-cell office:value-type="string" calcext:value-type="string">
            <text:p><text:s/>Subperiod multiple: 2010-03-03 03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Subperiod multiple: 2010-03-05. </text:p>
          </table:table-cell>
          <table:table-cell table:number-columns-repeated="7"/>
          <table:table-cell office:value-type="string" calcext:value-type="string">
            <text:p><text:s/>Subperiod multiple: 2010-03-03 04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1:00:00, 2010-03-06 01:59:59, 2010-03-06 01:59:59 </text:p>
          </table:table-cell>
          <table:table-cell table:number-columns-repeated="8"/>
          <table:table-cell office:value-type="string" calcext:value-type="string">
            <text:p><text:s/>Subperiod multiple: 2010-03-06. </text:p>
          </table:table-cell>
          <table:table-cell table:number-columns-repeated="7"/>
          <table:table-cell office:value-type="string" calcext:value-type="string">
            <text:p><text:s/>Subperiod multiple: 2010-03-03 05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Subperiod multiple: 2010-03-07. </text:p>
          </table:table-cell>
          <table:table-cell table:number-columns-repeated="7"/>
          <table:table-cell office:value-type="string" calcext:value-type="string">
            <text:p><text:s/>Subperiod multiple: 2010-03-03 06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*********</text:p>
          </table:table-cell>
          <table:table-cell table:number-columns-repeated="7"/>
          <table:table-cell office:value-type="string" calcext:value-type="string">
            <text:p><text:s/>Subperiod multiple: 2010-03-03 07:00:00. 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<text:s/>Subperiod multiple: 2010-03-03 08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6"/>
          <table:table-cell office:value-type="string" calcext:value-type="string">
            <text:p><text:s/>Subperiod multiple: 2010-03-03 09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7"/>
          <table:table-cell office:value-type="string" calcext:value-type="string">
            <text:p><text:s/>Subperiod multiple: 2010-03-03 10:00:00. 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7"/>
          <table:table-cell office:value-type="string" calcext:value-type="string">
            <text:p><text:s/>Subperiod multiple: 2010-03-03 11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7"/>
          <table:table-cell office:value-type="string" calcext:value-type="string">
            <text:p><text:s/>Subperiod multiple: 2010-03-03 12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7"/>
          <table:table-cell office:value-type="string" calcext:value-type="string">
            <text:p><text:s/>Subperiod multiple: 2010-03-03 13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7"/>
          <table:table-cell office:value-type="string" calcext:value-type="string">
            <text:p><text:s/>Subperiod multiple: 2010-03-03 14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7"/>
          <table:table-cell office:value-type="string" calcext:value-type="string">
            <text:p><text:s/>Subperiod multiple: 2010-03-03 15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7"/>
          <table:table-cell office:value-type="string" calcext:value-type="string">
            <text:p><text:s/>Subperiod multiple: 2010-03-03 16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7"/>
          <table:table-cell office:value-type="string" calcext:value-type="string">
            <text:p><text:s/>Subperiod multiple: 2010-03-03 17:00:00. 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<text:s/>Subperiod multiple: 2010-03-03 18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7"/>
          <table:table-cell office:value-type="string" calcext:value-type="string">
            <text:p><text:s/>Subperiod multiple: 2010-03-03 19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7"/>
          <table:table-cell office:value-type="string" calcext:value-type="string">
            <text:p><text:s/>Subperiod multiple: 2010-03-03 20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6"/>
          <table:table-cell office:value-type="string" calcext:value-type="string">
            <text:p><text:s/>Subperiod multiple: 2010-03-03 21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2:00:00, 2010-03-06 02:59:59, 2010-03-06 02:59:59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7"/>
          <table:table-cell office:value-type="string" calcext:value-type="string">
            <text:p><text:s/>Subperiod multiple: 2010-03-03 22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7"/>
          <table:table-cell office:value-type="string" calcext:value-type="string">
            <text:p><text:s/>Subperiod multiple: 2010-03-03 23:00:00.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numeric_2010_03, 1, 1, 2010-03-03, 2010-03-03, 2010-03-03 2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Obviously this is single day: 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From getArchive in ArchiveProcesso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Periods is: 2010-03-0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Subperiod multiple: 2010-03-03 00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Subperiod multiple: 2010-03-03 01:00:00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Subperiod multiple: 2010-03-03 02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Subperiod multiple: 2010-03-03 03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Subperiod multiple: 2010-03-03 04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Subperiod multiple: 2010-03-03 05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3:00:00, 2010-03-06 03:59:59, 2010-03-06 03:59:59 </text:p>
          </table:table-cell>
          <table:table-cell table:number-columns-repeated="8"/>
          <table:table-cell office:value-type="string" calcext:value-type="string">
            <text:p><text:s/>Subperiod multiple: 2010-03-03 06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Subperiod multiple: 2010-03-03 07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Subperiod multiple: 2010-03-03 08:00:00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Subperiod multiple: 2010-03-03 09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Subperiod multiple: 2010-03-03 10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Subperiod multiple: 2010-03-03 11:00:00. 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Subperiod multiple: 2010-03-03 12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Subperiod multiple: 2010-03-03 13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Subperiod multiple: 2010-03-03 14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Subperiod multiple: 2010-03-03 15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Subperiod multiple: 2010-03-03 16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Subperiod multiple: 2010-03-03 17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Subperiod multiple: 2010-03-03 18:00:00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Subperiod multiple: 2010-03-03 19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Subperiod multiple: 2010-03-03 20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Subperiod multiple: 2010-03-03 21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Subperiod multiple: 2010-03-03 22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4:00:00, 2010-03-06 04:59:59, 2010-03-06 04:59:59 </text:p>
          </table:table-cell>
          <table:table-cell table:number-columns-repeated="8"/>
          <table:table-cell office:value-type="string" calcext:value-type="string">
            <text:p><text:s/>Subperiod multiple: 2010-03-03 23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******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5:00:00, 2010-03-06 05:59:59, 2010-03-06 05:59:59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piwik_archive_temp_numeric_2010_03_03, 1, 6, 2010-03-03 00:00:00, 2010-03-03 00:59:59, 2010-03-03 00:59:59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6:00:00, 2010-03-06 06:59:59, 2010-03-06 06:59:59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piwik_archive_temp_numeric_2010_03_03, 1, 6, 2010-03-03 01:00:00, 2010-03-03 01:59:59, 2010-03-03 01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7:00:00, 2010-03-06 07:59:59, 2010-03-06 07:59:59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piwik_archive_temp_numeric_2010_03_03, 1, 6, 2010-03-03 02:00:00, 2010-03-03 02:59:59, 2010-03-03 02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8:00:00, 2010-03-06 08:59:59, 2010-03-06 08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9:00:00, 2010-03-06 09:59:59, 2010-03-06 09:59:59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temp_numeric_2010_03_03, 1, 6, 2010-03-03 03:00:00, 2010-03-03 03:59:59, 2010-03-03 0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0:00:00, 2010-03-06 10:59:59, 2010-03-06 10:59:59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piwik_archive_temp_numeric_2010_03_03, 1, 6, 2010-03-03 04:00:00, 2010-03-03 04:59:59, 2010-03-03 04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1:00:00, 2010-03-06 11:59:59, 2010-03-06 11:59:59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temp_numeric_2010_03_03, 1, 6, 2010-03-03 05:00:00, 2010-03-03 05:59:59, 2010-03-03 05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2:00:00, 2010-03-06 12:59:59, 2010-03-06 12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/>piwik_archive_temp_numeric_2010_03_03, 1, 6, 2010-03-03 06:00:00, 2010-03-03 06:59:59, 2010-03-03 06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3:00:00, 2010-03-06 13:59:59, 2010-03-06 13:59:59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piwik_archive_temp_numeric_2010_03_03, 1, 6, 2010-03-03 07:00:00, 2010-03-03 07:59:59, 2010-03-03 07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4:00:00, 2010-03-06 14:59:59, 2010-03-06 14:59:59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piwik_archive_temp_numeric_2010_03_03, 1, 6, 2010-03-03 08:00:00, 2010-03-03 08:59:59, 2010-03-03 08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5:00:00, 2010-03-06 15:59:59, 2010-03-06 15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piwik_archive_temp_numeric_2010_03_03, 1, 6, 2010-03-03 09:00:00, 2010-03-03 09:59:59, 2010-03-03 09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6:00:00, 2010-03-06 16:59:59, 2010-03-06 16:59:59 </text:p>
          </table:table-cell>
          <table:table-cell table:number-columns-repeated="8"/>
          <table:table-cell office:value-type="string" calcext:value-type="string">
            <text:p><text:s/>piwik_archive_temp_numeric_2010_03_03, 1, 6, 2010-03-03 10:00:00, 2010-03-03 10:59:59, 2010-03-03 10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temp_numeric_2010_03_03, 1, 6, 2010-03-03 11:00:00, 2010-03-03 11:59:59, 2010-03-03 11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7:00:00, 2010-03-06 17:59:59, 2010-03-06 17:59:59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piwik_archive_temp_numeric_2010_03_03, 1, 6, 2010-03-03 12:00:00, 2010-03-03 12:59:59, 2010-03-03 12:59:59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8:00:00, 2010-03-06 18:59:59, 2010-03-06 18:59:59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temp_numeric_2010_03_03, 1, 6, 2010-03-03 13:00:00, 2010-03-03 13:59:59, 2010-03-03 1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9:00:00, 2010-03-06 19:59:59, 2010-03-06 19:59:59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<text:s/>piwik_archive_temp_numeric_2010_03_03, 1, 6, 2010-03-03 14:00:00, 2010-03-03 14:59:59, 2010-03-03 14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20:00:00, 2010-03-06 20:59:59, 2010-03-06 20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piwik_archive_temp_numeric_2010_03_03, 1, 6, 2010-03-03 15:00:00, 2010-03-03 15:59:59, 2010-03-03 15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21:00:00, 2010-03-06 21:59:59, 2010-03-06 21:59:59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temp_numeric_2010_03_03, 1, 6, 2010-03-03 16:00:00, 2010-03-03 16:59:59, 2010-03-03 16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piwik_archive_temp_numeric_2010_03_03, 1, 6, 2010-03-03 17:00:00, 2010-03-03 17:59:59, 2010-03-03 17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22:00:00, 2010-03-06 22:59:59, 2010-03-06 22:59:59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piwik_archive_temp_numeric_2010_03_03, 1, 6, 2010-03-03 18:00:00, 2010-03-03 18:59:59, 2010-03-03 18:59:59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23:00:00, 2010-03-06 23:59:59, 2010-03-06 23:59:59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 table:style-name="ce78" office:value-type="string" calcext:value-type="string">
            <text:p>Test 2</text:p>
          </table:table-cell>
          <table:table-cell office:value-type="string" calcext:value-type="string">
            <text:p>F1. From prepareArchive of CoreArchive: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0:00:00, 2010-03-06 00:59:59, 2010-03-06 00:59:59 </text:p>
          </table:table-cell>
          <table:table-cell table:number-columns-repeated="8"/>
          <table:table-cell office:value-type="string" calcext:value-type="string">
            <text:p><text:s/>piwik_archive_temp_numeric_2010_03_03, 1, 6, 2010-03-03 19:00:00, 2010-03-03 19:59:59, 2010-03-03 19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1:00:00, 2010-03-06 01:59:59, 2010-03-06 01:59:59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piwik_archive_temp_numeric_2010_03_03, 1, 6, 2010-03-03 20:00:00, 2010-03-03 20:59:59, 2010-03-03 20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2:00:00, 2010-03-06 02:59:59, 2010-03-06 02:59:59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piwik_archive_temp_numeric_2010_03_03, 1, 6, 2010-03-03 21:00:00, 2010-03-03 21:59:59, 2010-03-03 21:59:59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3:00:00, 2010-03-06 03:59:59, 2010-03-06 03:59:59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4:00:00, 2010-03-06 04:59:59, 2010-03-06 04:59:59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piwik_archive_temp_numeric_2010_03_03, 1, 6, 2010-03-03 22:00:00, 2010-03-03 22:59:59, 2010-03-03 22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5:00:00, 2010-03-06 05:59:59, 2010-03-06 05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piwik_archive_temp_numeric_2010_03_03, 1, 6, 2010-03-03 23:00:00, 2010-03-03 23:59:59, 2010-03-03 2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4. From getAggregatedNumericMetrics in ArchiveProcessor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DataTable is fi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6:00:00, 2010-03-06 06:59:59, 2010-03-06 06:59:59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piwik_archive_numeric_2010_03, 1, 1, 2010-03-04, 2010-03-04, 2010-03-04 2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7:00:00, 2010-03-06 07:59:59, 2010-03-06 07:59:59 </text:p>
          </table:table-cell>
          <table:table-cell table:number-columns-repeated="8"/>
          <table:table-cell office:value-type="string" calcext:value-type="string">
            <text:p>2. !!!!Here!!!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From prepareArchive of ArchiveProcessor\Loader: No Day archive availabl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12"/>[2010-03-04,2010-03-04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 text:c="16"/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20"/>[0] =&gt; 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 text:c="16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8:00:00, 2010-03-06 08:59:59, 2010-03-06 08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piwik_archive_numeric_2010_03, 1, 1, 2010-03-05, 2010-03-05, 2010-03-05 2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2. !!!!Here!!!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From prepareArchive of ArchiveProcessor\Loader: No Day archive availabl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9:00:00, 2010-03-06 09:59:59, 2010-03-06 09:59:59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12"/>[2010-03-04,2010-03-04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 text:c="16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 text:c="20"/>[0] =&gt; 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16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 text:c="12"/>[2010-03-05,2010-03-05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 text:c="16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20"/>[0] =&gt; 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16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0:00:00, 2010-03-06 10:59:59, 2010-03-06 10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piwik_archive_numeric_2010_03, 1, 1, 2010-03-06, 2010-03-06, 2010-03-06 2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2. !!!!Here!!!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From prepareArchive of ArchiveProcessor\Loader: No Day archive availabl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1:00:00, 2010-03-06 11:59:59, 2010-03-06 11:59:59 </text:p>
          </table:table-cell>
          <table:table-cell table:number-columns-repeated="8"/>
          <table:table-cell office:value-type="string" calcext:value-type="string">
            <text:p><text:s text:c="12"/>[2010-03-04,2010-03-04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 text:c="16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 text:c="20"/>[0] =&gt; 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16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 text:c="12"/>[2010-03-05,2010-03-05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16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 text:c="20"/>[0] =&gt; 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 text:c="16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12"/>[2010-03-06,2010-03-06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<text:s text:c="16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 text:c="20"/>[0] =&gt; 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 text:c="16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2:00:00, 2010-03-06 12:59:59, 2010-03-06 12:59:59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piwik_archive_numeric_2010_03, 1, 1, 2010-03-07, 2010-03-07, 2010-03-07 2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2. !!!!Here!!!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From prepareArchive of ArchiveProcessor\Loader: No Day archive availabl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4. From getAggregatedNumericMetrics in ArchiveProcessor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DataTable is fi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4. From getAggregatedNumericMetrics in ArchiveProcessor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DataTable is fi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4. From getAggregatedNumericMetrics in ArchiveProcessor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DataTable is fi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3:00:00, 2010-03-06 13:59:59, 2010-03-06 13:59:59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piwik_archive_numeric_2010_03, 1, 1, 2010-03-04, 2010-03-04, 2010-03-04 2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Obviously this is single day: 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From getArchive in ArchiveProcesso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Periods is: 2010-03-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Subperiod multiple: 2010-03-04 00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Subperiod multiple: 2010-03-04 01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<text:s/>Subperiod multiple: 2010-03-04 02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Subperiod multiple: 2010-03-04 03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/>Subperiod multiple: 2010-03-04 04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Subperiod multiple: 2010-03-04 05:00:00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Subperiod multiple: 2010-03-04 06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/>Subperiod multiple: 2010-03-04 07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Subperiod multiple: 2010-03-04 08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<text:s/>Subperiod multiple: 2010-03-04 09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Subperiod multiple: 2010-03-04 10:00:00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Subperiod multiple: 2010-03-04 11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Subperiod multiple: 2010-03-04 12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Subperiod multiple: 2010-03-04 13:00:00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Subperiod multiple: 2010-03-04 14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Subperiod multiple: 2010-03-04 15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Subperiod multiple: 2010-03-04 16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Subperiod multiple: 2010-03-04 17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4:00:00, 2010-03-06 14:59:59, 2010-03-06 14:59:59 </text:p>
          </table:table-cell>
          <table:table-cell table:number-columns-repeated="8"/>
          <table:table-cell office:value-type="string" calcext:value-type="string">
            <text:p><text:s/>Subperiod multiple: 2010-03-04 18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Subperiod multiple: 2010-03-04 19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Subperiod multiple: 2010-03-04 20:00:00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Subperiod multiple: 2010-03-04 21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Subperiod multiple: 2010-03-04 22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Subperiod multiple: 2010-03-04 23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******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piwik_archive_temp_numeric_2010_03_04, 1, 6, 2010-03-04 00:00:00, 2010-03-04 00:59:59, 2010-03-04 00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5:00:00, 2010-03-06 15:59:59, 2010-03-06 15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temp_numeric_2010_03_04, 1, 6, 2010-03-04 01:00:00, 2010-03-04 01:59:59, 2010-03-04 01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6:00:00, 2010-03-06 16:59:59, 2010-03-06 16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/>piwik_archive_temp_numeric_2010_03_04, 1, 6, 2010-03-04 02:00:00, 2010-03-04 02:59:59, 2010-03-04 02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7:00:00, 2010-03-06 17:59:59, 2010-03-06 17:59:59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piwik_archive_temp_numeric_2010_03_04, 1, 6, 2010-03-04 03:00:00, 2010-03-04 03:59:59, 2010-03-04 0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8:00:00, 2010-03-06 18:59:59, 2010-03-06 18:59:59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piwik_archive_temp_numeric_2010_03_04, 1, 6, 2010-03-04 04:00:00, 2010-03-04 04:59:59, 2010-03-04 04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9:00:00, 2010-03-06 19:59:59, 2010-03-06 19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piwik_archive_temp_numeric_2010_03_04, 1, 6, 2010-03-04 05:00:00, 2010-03-04 05:59:59, 2010-03-04 05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20:00:00, 2010-03-06 20:59:59, 2010-03-06 20:59:59 </text:p>
          </table:table-cell>
          <table:table-cell table:number-columns-repeated="8"/>
          <table:table-cell office:value-type="string" calcext:value-type="string">
            <text:p><text:s/>piwik_archive_temp_numeric_2010_03_04, 1, 6, 2010-03-04 06:00:00, 2010-03-04 06:59:59, 2010-03-04 06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temp_numeric_2010_03_04, 1, 6, 2010-03-04 07:00:00, 2010-03-04 07:59:59, 2010-03-04 07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21:00:00, 2010-03-06 21:59:59, 2010-03-06 21:59:59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piwik_archive_temp_numeric_2010_03_04, 1, 6, 2010-03-04 08:00:00, 2010-03-04 08:59:59, 2010-03-04 08:59:59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22:00:00, 2010-03-06 22:59:59, 2010-03-06 22:59:59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temp_numeric_2010_03_04, 1, 6, 2010-03-04 09:00:00, 2010-03-04 09:59:59, 2010-03-04 09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23:00:00, 2010-03-06 23:59:59, 2010-03-06 23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1022"/>
        </table:table-row>
        <table:table-row table:style-name="ro1" table:number-rows-repeated="1047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veTables" table:style-name="ta2">
        <table:table-column table:style-name="co5" table:number-columns-repeated="34" table:default-cell-style-name="Default"/>
        <table:table-row table:style-name="ro2" table:number-rows-repeated="3">
          <table:table-cell table:number-columns-repeated="34"/>
        </table:table-row>
        <table:table-row table:style-name="ro3">
          <table:table-cell table:number-columns-repeated="33"/>
          <table:table-cell office:value-type="string" calcext:value-type="string">
            <text:p>mysql&gt; select * from piwik_archive_temp_numeric_2016_11_16 where idsite=8 order by date1;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+-----------+----------------------------------------------------+--------+---------------------+---------------------+--------+---------------------+----------+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/>idarchive | name <text:s text:c="46"/>| idsite | date1 <text:s text:c="14"/>| date2 <text:s text:c="14"/>| period | ts_archived <text:s text:c="8"/>| value <text:s text:c="3"/>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+-----------+----------------------------------------------------+--------+---------------------+---------------------+--------+---------------------+----------+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84 | done <text:s text:c="46"/>| <text:s text:c="5"/>8 | 2016-11-16 00:00:00 | 2016-11-16 00:09:59 | <text:s text:c="5"/>6 | 2016-11-16 07:54:5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3 | donefea44bece172bc9696ae57c26888bf8a.VisitsSummary | <text:s text:c="5"/>8 | 2016-11-16 00:00:00 | 2016-11-16 00:09:59 | <text:s text:c="5"/>6 | 2016-11-16 07:55:2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85 | done <text:s text:c="46"/>| <text:s text:c="5"/>8 | 2016-11-16 00:10:00 | 2016-11-16 00:19:59 | <text:s text:c="5"/>6 | 2016-11-16 07:54:5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4 | donefea44bece172bc9696ae57c26888bf8a.VisitsSummary | <text:s text:c="5"/>8 | 2016-11-16 00:10:00 | 2016-11-16 00:19:59 | <text:s text:c="5"/>6 | 2016-11-16 07:55:2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86 | done <text:s text:c="46"/>| <text:s text:c="5"/>8 | 2016-11-16 00:20:00 | 2016-11-16 00:29:59 | <text:s text:c="5"/>6 | 2016-11-16 07:54:5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5 | donefea44bece172bc9696ae57c26888bf8a.VisitsSummary | <text:s text:c="5"/>8 | 2016-11-16 00:20:00 | 2016-11-16 00:29:59 | <text:s text:c="5"/>6 | 2016-11-16 07:55:2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87 | done <text:s text:c="46"/>| <text:s text:c="5"/>8 | 2016-11-16 00:30:00 | 2016-11-16 00:39:59 | <text:s text:c="5"/>6 | 2016-11-16 07:54:5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6 | donefea44bece172bc9696ae57c26888bf8a.VisitsSummary | <text:s text:c="5"/>8 | 2016-11-16 00:30:00 | 2016-11-16 00:39:59 | <text:s text:c="5"/>6 | 2016-11-16 07:55:2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88 | done <text:s text:c="46"/>| <text:s text:c="5"/>8 | 2016-11-16 00:40:00 | 2016-11-16 00:49:59 | <text:s text:c="5"/>6 | 2016-11-16 07:54:5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7 | donefea44bece172bc9696ae57c26888bf8a.VisitsSummary | <text:s text:c="5"/>8 | 2016-11-16 00:40:00 | 2016-11-16 00:49:59 | <text:s text:c="5"/>6 | 2016-11-16 07:55:2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89 | done <text:s text:c="46"/>| <text:s text:c="5"/>8 | 2016-11-16 00:50:00 | 2016-11-16 00:59:59 | <text:s text:c="5"/>6 | 2016-11-16 07:55:0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8 | donefea44bece172bc9696ae57c26888bf8a.VisitsSummary | <text:s text:c="5"/>8 | 2016-11-16 00:50:00 | 2016-11-16 00:59:59 | <text:s text:c="5"/>6 | 2016-11-16 07:55:2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0 | done <text:s text:c="46"/>| <text:s text:c="5"/>8 | 2016-11-16 01:00:00 | 2016-11-16 01:09:59 | <text:s text:c="5"/>6 | 2016-11-16 07:55:0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9 | donefea44bece172bc9696ae57c26888bf8a.VisitsSummary | <text:s text:c="5"/>8 | 2016-11-16 01:00:00 | 2016-11-16 01:09:59 | <text:s text:c="5"/>6 | 2016-11-16 07:55:2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1 | done <text:s text:c="46"/>| <text:s text:c="5"/>8 | 2016-11-16 01:10:00 | 2016-11-16 01:19:59 | <text:s text:c="5"/>6 | 2016-11-16 07:55:0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0 | donefea44bece172bc9696ae57c26888bf8a.VisitsSummary | <text:s text:c="5"/>8 | 2016-11-16 01:10:00 | 2016-11-16 01:19:59 | <text:s text:c="5"/>6 | 2016-11-16 07:55:2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2 | done <text:s text:c="46"/>| <text:s text:c="5"/>8 | 2016-11-16 01:20:00 | 2016-11-16 01:29:59 | <text:s text:c="5"/>6 | 2016-11-16 07:55:0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1 | donefea44bece172bc9696ae57c26888bf8a.VisitsSummary | <text:s text:c="5"/>8 | 2016-11-16 01:20:00 | 2016-11-16 01:29:59 | <text:s text:c="5"/>6 | 2016-11-16 07:55:2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3 | done <text:s text:c="46"/>| <text:s text:c="5"/>8 | 2016-11-16 01:30:00 | 2016-11-16 01:39:59 | <text:s text:c="5"/>6 | 2016-11-16 07:55:0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2 | donefea44bece172bc9696ae57c26888bf8a.VisitsSummary | <text:s text:c="5"/>8 | 2016-11-16 01:30:00 | 2016-11-16 01:39:59 | <text:s text:c="5"/>6 | 2016-11-16 07:55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4 | done <text:s text:c="46"/>| <text:s text:c="5"/>8 | 2016-11-16 01:40:00 | 2016-11-16 01:49:59 | <text:s text:c="5"/>6 | 2016-11-16 07:55:0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3 | donefea44bece172bc9696ae57c26888bf8a.VisitsSummary | <text:s text:c="5"/>8 | 2016-11-16 01:40:00 | 2016-11-16 01:49:59 | <text:s text:c="5"/>6 | 2016-11-16 07:55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5 | done <text:s text:c="46"/>| <text:s text:c="5"/>8 | 2016-11-16 01:50:00 | 2016-11-16 01:59:59 | <text:s text:c="5"/>6 | 2016-11-16 07:55:0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4 | donefea44bece172bc9696ae57c26888bf8a.VisitsSummary | <text:s text:c="5"/>8 | 2016-11-16 01:50:00 | 2016-11-16 01:59:59 | <text:s text:c="5"/>6 | 2016-11-16 07:55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6 | done <text:s text:c="46"/>| <text:s text:c="5"/>8 | 2016-11-16 02:00:00 | 2016-11-16 02:09:59 | <text:s text:c="5"/>6 | 2016-11-16 07:55:0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5 | donefea44bece172bc9696ae57c26888bf8a.VisitsSummary | <text:s text:c="5"/>8 | 2016-11-16 02:00:00 | 2016-11-16 02:09:59 | <text:s text:c="5"/>6 | 2016-11-16 07:55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7 | done <text:s text:c="46"/>| <text:s text:c="5"/>8 | 2016-11-16 02:10:00 | 2016-11-16 02:19:59 | <text:s text:c="5"/>6 | 2016-11-16 07:55:0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6 | donefea44bece172bc9696ae57c26888bf8a.VisitsSummary | <text:s text:c="5"/>8 | 2016-11-16 02:10:00 | 2016-11-16 02:19:59 | <text:s text:c="5"/>6 | 2016-11-16 07:55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8 | done <text:s text:c="46"/>| <text:s text:c="5"/>8 | 2016-11-16 02:20:00 | 2016-11-16 02:29:59 | <text:s text:c="5"/>6 | 2016-11-16 07:55:0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7 | donefea44bece172bc9696ae57c26888bf8a.VisitsSummary | <text:s text:c="5"/>8 | 2016-11-16 02:20:00 | 2016-11-16 02:29:59 | <text:s text:c="5"/>6 | 2016-11-16 07:55:3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Actions_nb_hits_with_time_generation <text:s text:c="14"/>| <text:s text:c="5"/>8 | 2016-11-16 02:30:00 | 2016-11-16 02:39:59 | <text:s text:c="5"/>6 | 2016-11-16 07:55:03 | <text:s text:c="5"/>114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Actions_nb_pageviews <text:s text:c="30"/>| <text:s text:c="5"/>8 | 2016-11-16 02:30:00 | 2016-11-16 02:39:59 | <text:s text:c="5"/>6 | 2016-11-16 07:55:03 | <text:s text:c="5"/>160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Actions_nb_uniq_pageviews <text:s text:c="25"/>| <text:s text:c="5"/>8 | 2016-11-16 02:30:00 | 2016-11-16 02:39:59 | <text:s text:c="5"/>6 | 2016-11-16 07:55:03 | <text:s text:c="6"/>66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Actions_sum_time_generation <text:s text:c="23"/>| <text:s text:c="5"/>8 | 2016-11-16 02:30:00 | 2016-11-16 02:39:59 | <text:s text:c="5"/>6 | 2016-11-16 07:55:03 | <text:s text:c="3"/>16.49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Bandwidth_nb_total_overall <text:s text:c="24"/>| <text:s text:c="5"/>8 | 2016-11-16 02:30:00 | 2016-11-16 02:39:59 | <text:s text:c="5"/>6 | 2016-11-16 07:55:05 | 13492927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Bandwidth_nb_total_pageurl <text:s text:c="24"/>| <text:s text:c="5"/>8 | 2016-11-16 02:30:00 | 2016-11-16 02:39:59 | <text:s text:c="5"/>6 | 2016-11-16 07:55:05 | 13492927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bounce_count <text:s text:c="38"/>| <text:s text:c="5"/>8 | 2016-11-16 02:30:00 | 2016-11-16 02:39:59 | <text:s text:c="5"/>6 | 2016-11-16 07:55:02 | <text:s text:c="7"/>5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done <text:s text:c="46"/>| <text:s text:c="5"/>8 | 2016-11-16 02:30:00 | 2016-11-16 02:39:59 | <text:s text:c="5"/>6 | 2016-11-16 07:55:0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max_actions <text:s text:c="39"/>| <text:s text:c="5"/>8 | 2016-11-16 02:30:00 | 2016-11-16 02:39:59 | <text:s text:c="5"/>6 | 2016-11-16 07:55:02 | <text:s text:c="6"/>18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nb_actions <text:s text:c="40"/>| <text:s text:c="5"/>8 | 2016-11-16 02:30:00 | 2016-11-16 02:39:59 | <text:s text:c="5"/>6 | 2016-11-16 07:55:02 | <text:s text:c="5"/>160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nb_uniq_visitors <text:s text:c="34"/>| <text:s text:c="5"/>8 | 2016-11-16 02:30:00 | 2016-11-16 02:39:59 | <text:s text:c="5"/>6 | 2016-11-16 07:55:02 | <text:s text:c="6"/>39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nb_visits <text:s text:c="41"/>| <text:s text:c="5"/>8 | 2016-11-16 02:30:00 | 2016-11-16 02:39:59 | <text:s text:c="5"/>6 | 2016-11-16 07:55:02 | <text:s text:c="6"/>39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Referrers_distinctWebsites <text:s text:c="24"/>| <text:s text:c="5"/>8 | 2016-11-16 02:30:00 | 2016-11-16 02:39:59 | <text:s text:c="5"/>6 | 2016-11-16 07:55:0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Referrers_distinctWebsitesUrls <text:s text:c="20"/>| <text:s text:c="5"/>8 | 2016-11-16 02:30:00 | 2016-11-16 02:39:59 | <text:s text:c="5"/>6 | 2016-11-16 07:55:04 | <text:s text:c="7"/>2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sum_visit_length <text:s text:c="34"/>| <text:s text:c="5"/>8 | 2016-11-16 02:30:00 | 2016-11-16 02:39:59 | <text:s text:c="5"/>6 | 2016-11-16 07:55:02 | <text:s text:c="5"/>14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UserCountry_distinctCountries <text:s text:c="21"/>| <text:s text:c="5"/>8 | 2016-11-16 02:30:00 | 2016-11-16 02:39:59 | <text:s text:c="5"/>6 | 2016-11-16 07:55:04 | <text:s text:c="7"/>2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8 | donefea44bece172bc9696ae57c26888bf8a.VisitsSummary | <text:s text:c="5"/>8 | 2016-11-16 02:30:00 | 2016-11-16 02:39:59 | <text:s text:c="5"/>6 | 2016-11-16 07:55:3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0 | done <text:s text:c="46"/>| <text:s text:c="5"/>8 | 2016-11-16 02:40:00 | 2016-11-16 02:49:59 | <text:s text:c="5"/>6 | 2016-11-16 07:55:0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9 | donefea44bece172bc9696ae57c26888bf8a.VisitsSummary | <text:s text:c="5"/>8 | 2016-11-16 02:40:00 | 2016-11-16 02:49:59 | <text:s text:c="5"/>6 | 2016-11-16 07:55:3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1 | done <text:s text:c="46"/>| <text:s text:c="5"/>8 | 2016-11-16 02:50:00 | 2016-11-16 02:59:59 | <text:s text:c="5"/>6 | 2016-11-16 07:55:0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0 | donefea44bece172bc9696ae57c26888bf8a.VisitsSummary | <text:s text:c="5"/>8 | 2016-11-16 02:50:00 | 2016-11-16 02:59:59 | <text:s text:c="5"/>6 | 2016-11-16 07:55:3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2 | done <text:s text:c="46"/>| <text:s text:c="5"/>8 | 2016-11-16 03:00:00 | 2016-11-16 03:09:59 | <text:s text:c="5"/>6 | 2016-11-16 07:55:0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1 | donefea44bece172bc9696ae57c26888bf8a.VisitsSummary | <text:s text:c="5"/>8 | 2016-11-16 03:00:00 | 2016-11-16 03:09:59 | <text:s text:c="5"/>6 | 2016-11-16 07:55:3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3 | done <text:s text:c="46"/>| <text:s text:c="5"/>8 | 2016-11-16 03:10:00 | 2016-11-16 03:19:59 | <text:s text:c="5"/>6 | 2016-11-16 07:55:0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2 | donefea44bece172bc9696ae57c26888bf8a.VisitsSummary | <text:s text:c="5"/>8 | 2016-11-16 03:10:00 | 2016-11-16 03:19:59 | <text:s text:c="5"/>6 | 2016-11-16 07:55:3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4 | done <text:s text:c="46"/>| <text:s text:c="5"/>8 | 2016-11-16 03:20:00 | 2016-11-16 03:29:59 | <text:s text:c="5"/>6 | 2016-11-16 07:55:0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3 | donefea44bece172bc9696ae57c26888bf8a.VisitsSummary | <text:s text:c="5"/>8 | 2016-11-16 03:20:00 | 2016-11-16 03:29:59 | <text:s text:c="5"/>6 | 2016-11-16 07:55:3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5 | done <text:s text:c="46"/>| <text:s text:c="5"/>8 | 2016-11-16 03:30:00 | 2016-11-16 03:39:59 | <text:s text:c="5"/>6 | 2016-11-16 07:55:0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4 | donefea44bece172bc9696ae57c26888bf8a.VisitsSummary | <text:s text:c="5"/>8 | 2016-11-16 03:30:00 | 2016-11-16 03:39:59 | <text:s text:c="5"/>6 | 2016-11-16 07:55:3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6 | done <text:s text:c="46"/>| <text:s text:c="5"/>8 | 2016-11-16 03:40:00 | 2016-11-16 03:49:59 | <text:s text:c="5"/>6 | 2016-11-16 07:55:0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5 | donefea44bece172bc9696ae57c26888bf8a.VisitsSummary | <text:s text:c="5"/>8 | 2016-11-16 03:40:00 | 2016-11-16 03:49:59 | <text:s text:c="5"/>6 | 2016-11-16 07:55:3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7 | done <text:s text:c="46"/>| <text:s text:c="5"/>8 | 2016-11-16 03:50:00 | 2016-11-16 03:59:59 | <text:s text:c="5"/>6 | 2016-11-16 07:55:0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6 | donefea44bece172bc9696ae57c26888bf8a.VisitsSummary | <text:s text:c="5"/>8 | 2016-11-16 03:50:00 | 2016-11-16 03:59:59 | <text:s text:c="5"/>6 | 2016-11-16 07:55:3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8 | done <text:s text:c="46"/>| <text:s text:c="5"/>8 | 2016-11-16 04:00:00 | 2016-11-16 04:09:59 | <text:s text:c="5"/>6 | 2016-11-16 07:55:0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7 | donefea44bece172bc9696ae57c26888bf8a.VisitsSummary | <text:s text:c="5"/>8 | 2016-11-16 04:00:00 | 2016-11-16 04:09:59 | <text:s text:c="5"/>6 | 2016-11-16 07:55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9 | done <text:s text:c="46"/>| <text:s text:c="5"/>8 | 2016-11-16 04:10:00 | 2016-11-16 04:19:59 | <text:s text:c="5"/>6 | 2016-11-16 07:55:0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8 | donefea44bece172bc9696ae57c26888bf8a.VisitsSummary | <text:s text:c="5"/>8 | 2016-11-16 04:10:00 | 2016-11-16 04:19:59 | <text:s text:c="5"/>6 | 2016-11-16 07:55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0 | done <text:s text:c="46"/>| <text:s text:c="5"/>8 | 2016-11-16 04:20:00 | 2016-11-16 04:29:59 | <text:s text:c="5"/>6 | 2016-11-16 07:55:0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9 | donefea44bece172bc9696ae57c26888bf8a.VisitsSummary | <text:s text:c="5"/>8 | 2016-11-16 04:20:00 | 2016-11-16 04:29:59 | <text:s text:c="5"/>6 | 2016-11-16 07:55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1 | done <text:s text:c="46"/>| <text:s text:c="5"/>8 | 2016-11-16 04:30:00 | 2016-11-16 04:39:59 | <text:s text:c="5"/>6 | 2016-11-16 07:55:0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0 | donefea44bece172bc9696ae57c26888bf8a.VisitsSummary | <text:s text:c="5"/>8 | 2016-11-16 04:30:00 | 2016-11-16 04:39:59 | <text:s text:c="5"/>6 | 2016-11-16 07:55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2 | done <text:s text:c="46"/>| <text:s text:c="5"/>8 | 2016-11-16 04:40:00 | 2016-11-16 04:49:59 | <text:s text:c="5"/>6 | 2016-11-16 07:55:0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1 | donefea44bece172bc9696ae57c26888bf8a.VisitsSummary | <text:s text:c="5"/>8 | 2016-11-16 04:40:00 | 2016-11-16 04:49:59 | <text:s text:c="5"/>6 | 2016-11-16 07:55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3 | done <text:s text:c="46"/>| <text:s text:c="5"/>8 | 2016-11-16 04:50:00 | 2016-11-16 04:59:59 | <text:s text:c="5"/>6 | 2016-11-16 07:55:0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2 | donefea44bece172bc9696ae57c26888bf8a.VisitsSummary | <text:s text:c="5"/>8 | 2016-11-16 04:50:00 | 2016-11-16 04:59:59 | <text:s text:c="5"/>6 | 2016-11-16 07:55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4 | done <text:s text:c="46"/>| <text:s text:c="5"/>8 | 2016-11-16 05:00:00 | 2016-11-16 05:09:59 | <text:s text:c="5"/>6 | 2016-11-16 07:55:0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3 | donefea44bece172bc9696ae57c26888bf8a.VisitsSummary | <text:s text:c="5"/>8 | 2016-11-16 05:00:00 | 2016-11-16 05:09:59 | <text:s text:c="5"/>6 | 2016-11-16 07:55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5 | done <text:s text:c="46"/>| <text:s text:c="5"/>8 | 2016-11-16 05:10:00 | 2016-11-16 05:19:59 | <text:s text:c="5"/>6 | 2016-11-16 07:55:0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4 | donefea44bece172bc9696ae57c26888bf8a.VisitsSummary | <text:s text:c="5"/>8 | 2016-11-16 05:10:00 | 2016-11-16 05:19:59 | <text:s text:c="5"/>6 | 2016-11-16 07:55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6 | done <text:s text:c="46"/>| <text:s text:c="5"/>8 | 2016-11-16 05:20:00 | 2016-11-16 05:29:59 | <text:s text:c="5"/>6 | 2016-11-16 07:55:0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5 | donefea44bece172bc9696ae57c26888bf8a.VisitsSummary | <text:s text:c="5"/>8 | 2016-11-16 05:20:00 | 2016-11-16 05:29:59 | <text:s text:c="5"/>6 | 2016-11-16 07:55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7 | done <text:s text:c="46"/>| <text:s text:c="5"/>8 | 2016-11-16 05:30:00 | 2016-11-16 05:39:59 | <text:s text:c="5"/>6 | 2016-11-16 07:55:0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6 | donefea44bece172bc9696ae57c26888bf8a.VisitsSummary | <text:s text:c="5"/>8 | 2016-11-16 05:30:00 | 2016-11-16 05:39:59 | <text:s text:c="5"/>6 | 2016-11-16 07:55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8 | done <text:s text:c="46"/>| <text:s text:c="5"/>8 | 2016-11-16 05:40:00 | 2016-11-16 05:49:59 | <text:s text:c="5"/>6 | 2016-11-16 07:55:1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7 | donefea44bece172bc9696ae57c26888bf8a.VisitsSummary | <text:s text:c="5"/>8 | 2016-11-16 05:40:00 | 2016-11-16 05:49:59 | <text:s text:c="5"/>6 | 2016-11-16 07:55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9 | done <text:s text:c="46"/>| <text:s text:c="5"/>8 | 2016-11-16 05:50:00 | 2016-11-16 05:59:59 | <text:s text:c="5"/>6 | 2016-11-16 07:55:1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8 | donefea44bece172bc9696ae57c26888bf8a.VisitsSummary | <text:s text:c="5"/>8 | 2016-11-16 05:50:00 | 2016-11-16 05:59:59 | <text:s text:c="5"/>6 | 2016-11-16 07:55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0 | done <text:s text:c="46"/>| <text:s text:c="5"/>8 | 2016-11-16 06:00:00 | 2016-11-16 06:09:59 | <text:s text:c="5"/>6 | 2016-11-16 07:55:1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9 | donefea44bece172bc9696ae57c26888bf8a.VisitsSummary | <text:s text:c="5"/>8 | 2016-11-16 06:00:00 | 2016-11-16 06:09:59 | <text:s text:c="5"/>6 | 2016-11-16 07:55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1 | done <text:s text:c="46"/>| <text:s text:c="5"/>8 | 2016-11-16 06:10:00 | 2016-11-16 06:19:59 | <text:s text:c="5"/>6 | 2016-11-16 07:55:1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0 | donefea44bece172bc9696ae57c26888bf8a.VisitsSummary | <text:s text:c="5"/>8 | 2016-11-16 06:10:00 | 2016-11-16 06:19:59 | <text:s text:c="5"/>6 | 2016-11-16 07:55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2 | done <text:s text:c="46"/>| <text:s text:c="5"/>8 | 2016-11-16 06:20:00 | 2016-11-16 06:29:59 | <text:s text:c="5"/>6 | 2016-11-16 07:55:1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1 | donefea44bece172bc9696ae57c26888bf8a.VisitsSummary | <text:s text:c="5"/>8 | 2016-11-16 06:20:00 | 2016-11-16 06:29:59 | <text:s text:c="5"/>6 | 2016-11-16 07:55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3 | done <text:s text:c="46"/>| <text:s text:c="5"/>8 | 2016-11-16 06:30:00 | 2016-11-16 06:39:59 | <text:s text:c="5"/>6 | 2016-11-16 07:55:1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2 | donefea44bece172bc9696ae57c26888bf8a.VisitsSummary | <text:s text:c="5"/>8 | 2016-11-16 06:30:00 | 2016-11-16 06:39:59 | <text:s text:c="5"/>6 | 2016-11-16 07:55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4 | done <text:s text:c="46"/>| <text:s text:c="5"/>8 | 2016-11-16 06:40:00 | 2016-11-16 06:49:59 | <text:s text:c="5"/>6 | 2016-11-16 07:55:1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3 | donefea44bece172bc9696ae57c26888bf8a.VisitsSummary | <text:s text:c="5"/>8 | 2016-11-16 06:40:00 | 2016-11-16 06:49:59 | <text:s text:c="5"/>6 | 2016-11-16 07:55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5 | done <text:s text:c="46"/>| <text:s text:c="5"/>8 | 2016-11-16 06:50:00 | 2016-11-16 06:59:59 | <text:s text:c="5"/>6 | 2016-11-16 07:55:1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4 | donefea44bece172bc9696ae57c26888bf8a.VisitsSummary | <text:s text:c="5"/>8 | 2016-11-16 06:50:00 | 2016-11-16 06:59:59 | <text:s text:c="5"/>6 | 2016-11-16 07:55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6 | done <text:s text:c="46"/>| <text:s text:c="5"/>8 | 2016-11-16 07:00:00 | 2016-11-16 07:09:59 | <text:s text:c="5"/>6 | 2016-11-16 07:55:1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5 | donefea44bece172bc9696ae57c26888bf8a.VisitsSummary | <text:s text:c="5"/>8 | 2016-11-16 07:00:00 | 2016-11-16 07:09:59 | <text:s text:c="5"/>6 | 2016-11-16 07:55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7 | done <text:s text:c="46"/>| <text:s text:c="5"/>8 | 2016-11-16 07:10:00 | 2016-11-16 07:19:59 | <text:s text:c="5"/>6 | 2016-11-16 07:55:1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6 | donefea44bece172bc9696ae57c26888bf8a.VisitsSummary | <text:s text:c="5"/>8 | 2016-11-16 07:10:00 | 2016-11-16 07:19:59 | <text:s text:c="5"/>6 | 2016-11-16 07:55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8 | done <text:s text:c="46"/>| <text:s text:c="5"/>8 | 2016-11-16 07:20:00 | 2016-11-16 07:29:59 | <text:s text:c="5"/>6 | 2016-11-16 07:55:1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7 | donefea44bece172bc9696ae57c26888bf8a.VisitsSummary | <text:s text:c="5"/>8 | 2016-11-16 07:20:00 | 2016-11-16 07:29:59 | <text:s text:c="5"/>6 | 2016-11-16 07:55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9 | done <text:s text:c="46"/>| <text:s text:c="5"/>8 | 2016-11-16 07:30:00 | 2016-11-16 07:39:59 | <text:s text:c="5"/>6 | 2016-11-16 07:55:1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8 | donefea44bece172bc9696ae57c26888bf8a.VisitsSummary | <text:s text:c="5"/>8 | 2016-11-16 07:30:00 | 2016-11-16 07:39:59 | <text:s text:c="5"/>6 | 2016-11-16 07:55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0 | done <text:s text:c="46"/>| <text:s text:c="5"/>8 | 2016-11-16 07:40:00 | 2016-11-16 07:49:59 | <text:s text:c="5"/>6 | 2016-11-16 07:55:1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9 | donefea44bece172bc9696ae57c26888bf8a.VisitsSummary | <text:s text:c="5"/>8 | 2016-11-16 07:40:00 | 2016-11-16 07:49:59 | <text:s text:c="5"/>6 | 2016-11-16 07:55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1 | done <text:s text:c="46"/>| <text:s text:c="5"/>8 | 2016-11-16 07:50:00 | 2016-11-16 07:59:59 | <text:s text:c="5"/>6 | 2016-11-16 07:55:1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0 | donefea44bece172bc9696ae57c26888bf8a.VisitsSummary | <text:s text:c="5"/>8 | 2016-11-16 07:50:00 | 2016-11-16 07:59:59 | <text:s text:c="5"/>6 | 2016-11-16 07:55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2 | done <text:s text:c="46"/>| <text:s text:c="5"/>8 | 2016-11-16 07:50:00 | 2016-11-16 07:59:59 | <text:s text:c="5"/>6 | 2016-11-16 08:13:1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6 | donefea44bece172bc9696ae57c26888bf8a.VisitsSummary | <text:s text:c="5"/>8 | 2016-11-16 07:50:00 | 2016-11-16 07:59:59 | <text:s text:c="5"/>6 | 2016-11-16 08:13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2 | done <text:s text:c="46"/>| <text:s text:c="5"/>8 | 2016-11-16 08:00:00 | 2016-11-16 08:09:59 | <text:s text:c="5"/>6 | 2016-11-16 07:55:1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1 | donefea44bece172bc9696ae57c26888bf8a.VisitsSummary | <text:s text:c="5"/>8 | 2016-11-16 08:00:00 | 2016-11-16 08:09:59 | <text:s text:c="5"/>6 | 2016-11-16 07:55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3 | done <text:s text:c="46"/>| <text:s text:c="5"/>8 | 2016-11-16 08:00:00 | 2016-11-16 08:09:59 | <text:s text:c="5"/>6 | 2016-11-16 08:13:1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7 | donefea44bece172bc9696ae57c26888bf8a.VisitsSummary | <text:s text:c="5"/>8 | 2016-11-16 08:00:00 | 2016-11-16 08:09:59 | <text:s text:c="5"/>6 | 2016-11-16 08:13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3 | done <text:s text:c="46"/>| <text:s text:c="5"/>8 | 2016-11-16 08:10:00 | 2016-11-16 08:19:59 | <text:s text:c="5"/>6 | 2016-11-16 07:55:1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2 | donefea44bece172bc9696ae57c26888bf8a.VisitsSummary | <text:s text:c="5"/>8 | 2016-11-16 08:10:00 | 2016-11-16 08:19:59 | <text:s text:c="5"/>6 | 2016-11-16 07:55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4 | done <text:s text:c="46"/>| <text:s text:c="5"/>8 | 2016-11-16 08:10:00 | 2016-11-16 08:19:59 | <text:s text:c="5"/>6 | 2016-11-16 08:13:1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8 | donefea44bece172bc9696ae57c26888bf8a.VisitsSummary | <text:s text:c="5"/>8 | 2016-11-16 08:10:00 | 2016-11-16 08:19:59 | <text:s text:c="5"/>6 | 2016-11-16 08:13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4 | done <text:s text:c="46"/>| <text:s text:c="5"/>8 | 2016-11-16 08:20:00 | 2016-11-16 08:29:59 | <text:s text:c="5"/>6 | 2016-11-16 07:55:1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3 | donefea44bece172bc9696ae57c26888bf8a.VisitsSummary | <text:s text:c="5"/>8 | 2016-11-16 08:20:00 | 2016-11-16 08:29:59 | <text:s text:c="5"/>6 | 2016-11-16 07:55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5 | done <text:s text:c="46"/>| <text:s text:c="5"/>8 | 2016-11-16 08:20:00 | 2016-11-16 08:29:59 | <text:s text:c="5"/>6 | 2016-11-16 08:13:1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9 | donefea44bece172bc9696ae57c26888bf8a.VisitsSummary | <text:s text:c="5"/>8 | 2016-11-16 08:20:00 | 2016-11-16 08:29:59 | <text:s text:c="5"/>6 | 2016-11-16 08:13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5 | done <text:s text:c="46"/>| <text:s text:c="5"/>8 | 2016-11-16 08:30:00 | 2016-11-16 08:39:59 | <text:s text:c="5"/>6 | 2016-11-16 07:55:1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4 | donefea44bece172bc9696ae57c26888bf8a.VisitsSummary | <text:s text:c="5"/>8 | 2016-11-16 08:30:00 | 2016-11-16 08:39:59 | <text:s text:c="5"/>6 | 2016-11-16 07:55:4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6 | done <text:s text:c="46"/>| <text:s text:c="5"/>8 | 2016-11-16 08:30:00 | 2016-11-16 08:39:59 | <text:s text:c="5"/>6 | 2016-11-16 08:13:1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0 | donefea44bece172bc9696ae57c26888bf8a.VisitsSummary | <text:s text:c="5"/>8 | 2016-11-16 08:30:00 | 2016-11-16 08:39:59 | <text:s text:c="5"/>6 | 2016-11-16 08:13:3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6 | done <text:s text:c="46"/>| <text:s text:c="5"/>8 | 2016-11-16 08:40:00 | 2016-11-16 08:49:59 | <text:s text:c="5"/>6 | 2016-11-16 07:55:1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5 | donefea44bece172bc9696ae57c26888bf8a.VisitsSummary | <text:s text:c="5"/>8 | 2016-11-16 08:40:00 | 2016-11-16 08:49:59 | <text:s text:c="5"/>6 | 2016-11-16 07:55:4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7 | done <text:s text:c="46"/>| <text:s text:c="5"/>8 | 2016-11-16 08:40:00 | 2016-11-16 08:49:59 | <text:s text:c="5"/>6 | 2016-11-16 08:13:1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1 | donefea44bece172bc9696ae57c26888bf8a.VisitsSummary | <text:s text:c="5"/>8 | 2016-11-16 08:40:00 | 2016-11-16 08:49:59 | <text:s text:c="5"/>6 | 2016-11-16 08:13:3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7 | done <text:s text:c="46"/>| <text:s text:c="5"/>8 | 2016-11-16 08:50:00 | 2016-11-16 08:59:59 | <text:s text:c="5"/>6 | 2016-11-16 07:55:1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6 | donefea44bece172bc9696ae57c26888bf8a.VisitsSummary | <text:s text:c="5"/>8 | 2016-11-16 08:50:00 | 2016-11-16 08:59:59 | <text:s text:c="5"/>6 | 2016-11-16 07:55:4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8 | done <text:s text:c="46"/>| <text:s text:c="5"/>8 | 2016-11-16 08:50:00 | 2016-11-16 08:59:59 | <text:s text:c="5"/>6 | 2016-11-16 08:13:1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2 | donefea44bece172bc9696ae57c26888bf8a.VisitsSummary | <text:s text:c="5"/>8 | 2016-11-16 08:50:00 | 2016-11-16 08:59:59 | <text:s text:c="5"/>6 | 2016-11-16 08:13:3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8 | done <text:s text:c="46"/>| <text:s text:c="5"/>8 | 2016-11-16 09:00:00 | 2016-11-16 09:09:59 | <text:s text:c="5"/>6 | 2016-11-16 07:55:1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7 | donefea44bece172bc9696ae57c26888bf8a.VisitsSummary | <text:s text:c="5"/>8 | 2016-11-16 09:00:00 | 2016-11-16 09:09:59 | <text:s text:c="5"/>6 | 2016-11-16 07:55:4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9 | done <text:s text:c="46"/>| <text:s text:c="5"/>8 | 2016-11-16 09:00:00 | 2016-11-16 09:09:59 | <text:s text:c="5"/>6 | 2016-11-16 08:13:1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3 | donefea44bece172bc9696ae57c26888bf8a.VisitsSummary | <text:s text:c="5"/>8 | 2016-11-16 09:00:00 | 2016-11-16 09:09:59 | <text:s text:c="5"/>6 | 2016-11-16 08:13:3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9 | done <text:s text:c="46"/>| <text:s text:c="5"/>8 | 2016-11-16 09:10:00 | 2016-11-16 09:19:59 | <text:s text:c="5"/>6 | 2016-11-16 07:55:1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8 | donefea44bece172bc9696ae57c26888bf8a.VisitsSummary | <text:s text:c="5"/>8 | 2016-11-16 09:10:00 | 2016-11-16 09:19:59 | <text:s text:c="5"/>6 | 2016-11-16 07:55:4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0 | done <text:s text:c="46"/>| <text:s text:c="5"/>8 | 2016-11-16 09:10:00 | 2016-11-16 09:19:59 | <text:s text:c="5"/>6 | 2016-11-16 08:13:1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4 | donefea44bece172bc9696ae57c26888bf8a.VisitsSummary | <text:s text:c="5"/>8 | 2016-11-16 09:10:00 | 2016-11-16 09:19:59 | <text:s text:c="5"/>6 | 2016-11-16 08:13:3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0 | done <text:s text:c="46"/>| <text:s text:c="5"/>8 | 2016-11-16 09:20:00 | 2016-11-16 09:29:59 | <text:s text:c="5"/>6 | 2016-11-16 07:55:1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9 | donefea44bece172bc9696ae57c26888bf8a.VisitsSummary | <text:s text:c="5"/>8 | 2016-11-16 09:20:00 | 2016-11-16 09:29:59 | <text:s text:c="5"/>6 | 2016-11-16 07:55:4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1 | done <text:s text:c="46"/>| <text:s text:c="5"/>8 | 2016-11-16 09:20:00 | 2016-11-16 09:29:59 | <text:s text:c="5"/>6 | 2016-11-16 08:13:1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5 | donefea44bece172bc9696ae57c26888bf8a.VisitsSummary | <text:s text:c="5"/>8 | 2016-11-16 09:20:00 | 2016-11-16 09:29:59 | <text:s text:c="5"/>6 | 2016-11-16 08:13:3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1 | done <text:s text:c="46"/>| <text:s text:c="5"/>8 | 2016-11-16 09:30:00 | 2016-11-16 09:39:59 | <text:s text:c="5"/>6 | 2016-11-16 07:55:1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0 | donefea44bece172bc9696ae57c26888bf8a.VisitsSummary | <text:s text:c="5"/>8 | 2016-11-16 09:30:00 | 2016-11-16 09:39:59 | <text:s text:c="5"/>6 | 2016-11-16 07:55:4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2 | done <text:s text:c="46"/>| <text:s text:c="5"/>8 | 2016-11-16 09:30:00 | 2016-11-16 09:39:59 | <text:s text:c="5"/>6 | 2016-11-16 08:13:1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6 | donefea44bece172bc9696ae57c26888bf8a.VisitsSummary | <text:s text:c="5"/>8 | 2016-11-16 09:30:00 | 2016-11-16 09:39:59 | <text:s text:c="5"/>6 | 2016-11-16 08:13:3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2 | done <text:s text:c="46"/>| <text:s text:c="5"/>8 | 2016-11-16 09:40:00 | 2016-11-16 09:49:59 | <text:s text:c="5"/>6 | 2016-11-16 07:55:1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1 | donefea44bece172bc9696ae57c26888bf8a.VisitsSummary | <text:s text:c="5"/>8 | 2016-11-16 09:40:00 | 2016-11-16 09:49:59 | <text:s text:c="5"/>6 | 2016-11-16 07:55:4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3 | done <text:s text:c="46"/>| <text:s text:c="5"/>8 | 2016-11-16 09:40:00 | 2016-11-16 09:49:59 | <text:s text:c="5"/>6 | 2016-11-16 08:13:1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7 | donefea44bece172bc9696ae57c26888bf8a.VisitsSummary | <text:s text:c="5"/>8 | 2016-11-16 09:40:00 | 2016-11-16 09:49:59 | <text:s text:c="5"/>6 | 2016-11-16 08:13:3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3 | done <text:s text:c="46"/>| <text:s text:c="5"/>8 | 2016-11-16 09:50:00 | 2016-11-16 09:59:59 | <text:s text:c="5"/>6 | 2016-11-16 07:55:1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2 | donefea44bece172bc9696ae57c26888bf8a.VisitsSummary | <text:s text:c="5"/>8 | 2016-11-16 09:50:00 | 2016-11-16 09:59:59 | <text:s text:c="5"/>6 | 2016-11-16 07:55:4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4 | done <text:s text:c="46"/>| <text:s text:c="5"/>8 | 2016-11-16 09:50:00 | 2016-11-16 09:59:59 | <text:s text:c="5"/>6 | 2016-11-16 08:13:1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8 | donefea44bece172bc9696ae57c26888bf8a.VisitsSummary | <text:s text:c="5"/>8 | 2016-11-16 09:50:00 | 2016-11-16 09:59:59 | <text:s text:c="5"/>6 | 2016-11-16 08:13:3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4 | done <text:s text:c="46"/>| <text:s text:c="5"/>8 | 2016-11-16 10:00:00 | 2016-11-16 10:09:59 | <text:s text:c="5"/>6 | 2016-11-16 07:55:1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3 | donefea44bece172bc9696ae57c26888bf8a.VisitsSummary | <text:s text:c="5"/>8 | 2016-11-16 10:00:00 | 2016-11-16 10:09:59 | <text:s text:c="5"/>6 | 2016-11-16 07:55:4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5 | done <text:s text:c="46"/>| <text:s text:c="5"/>8 | 2016-11-16 10:00:00 | 2016-11-16 10:09:59 | <text:s text:c="5"/>6 | 2016-11-16 08:13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9 | donefea44bece172bc9696ae57c26888bf8a.VisitsSummary | <text:s text:c="5"/>8 | 2016-11-16 10:00:00 | 2016-11-16 10:09:59 | <text:s text:c="5"/>6 | 2016-11-16 08:13:3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5 | done <text:s text:c="46"/>| <text:s text:c="5"/>8 | 2016-11-16 10:10:00 | 2016-11-16 10:19:59 | <text:s text:c="5"/>6 | 2016-11-16 07:55:1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4 | donefea44bece172bc9696ae57c26888bf8a.VisitsSummary | <text:s text:c="5"/>8 | 2016-11-16 10:10:00 | 2016-11-16 10:19:59 | <text:s text:c="5"/>6 | 2016-11-16 07:55:4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6 | done <text:s text:c="46"/>| <text:s text:c="5"/>8 | 2016-11-16 10:10:00 | 2016-11-16 10:19:59 | <text:s text:c="5"/>6 | 2016-11-16 08:13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0 | donefea44bece172bc9696ae57c26888bf8a.VisitsSummary | <text:s text:c="5"/>8 | 2016-11-16 10:10:00 | 2016-11-16 10:19:59 | <text:s text:c="5"/>6 | 2016-11-16 08:13:3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6 | done <text:s text:c="46"/>| <text:s text:c="5"/>8 | 2016-11-16 10:20:00 | 2016-11-16 10:29:59 | <text:s text:c="5"/>6 | 2016-11-16 07:55:1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5 | donefea44bece172bc9696ae57c26888bf8a.VisitsSummary | <text:s text:c="5"/>8 | 2016-11-16 10:20:00 | 2016-11-16 10:29:59 | <text:s text:c="5"/>6 | 2016-11-16 07:55:4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7 | done <text:s text:c="46"/>| <text:s text:c="5"/>8 | 2016-11-16 10:20:00 | 2016-11-16 10:29:59 | <text:s text:c="5"/>6 | 2016-11-16 08:13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1 | donefea44bece172bc9696ae57c26888bf8a.VisitsSummary | <text:s text:c="5"/>8 | 2016-11-16 10:20:00 | 2016-11-16 10:29:59 | <text:s text:c="5"/>6 | 2016-11-16 08:13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7 | done <text:s text:c="46"/>| <text:s text:c="5"/>8 | 2016-11-16 10:30:00 | 2016-11-16 10:39:59 | <text:s text:c="5"/>6 | 2016-11-16 07:55:1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6 | donefea44bece172bc9696ae57c26888bf8a.VisitsSummary | <text:s text:c="5"/>8 | 2016-11-16 10:30:00 | 2016-11-16 10:39:59 | <text:s text:c="5"/>6 | 2016-11-16 07:55:4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8 | done <text:s text:c="46"/>| <text:s text:c="5"/>8 | 2016-11-16 10:30:00 | 2016-11-16 10:39:59 | <text:s text:c="5"/>6 | 2016-11-16 08:13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2 | donefea44bece172bc9696ae57c26888bf8a.VisitsSummary | <text:s text:c="5"/>8 | 2016-11-16 10:30:00 | 2016-11-16 10:39:59 | <text:s text:c="5"/>6 | 2016-11-16 08:13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8 | done <text:s text:c="46"/>| <text:s text:c="5"/>8 | 2016-11-16 10:40:00 | 2016-11-16 10:49:59 | <text:s text:c="5"/>6 | 2016-11-16 07:55:1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7 | donefea44bece172bc9696ae57c26888bf8a.VisitsSummary | <text:s text:c="5"/>8 | 2016-11-16 10:40:00 | 2016-11-16 10:49:59 | <text:s text:c="5"/>6 | 2016-11-16 07:55:4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9 | done <text:s text:c="46"/>| <text:s text:c="5"/>8 | 2016-11-16 10:40:00 | 2016-11-16 10:49:59 | <text:s text:c="5"/>6 | 2016-11-16 08:13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3 | donefea44bece172bc9696ae57c26888bf8a.VisitsSummary | <text:s text:c="5"/>8 | 2016-11-16 10:40:00 | 2016-11-16 10:49:59 | <text:s text:c="5"/>6 | 2016-11-16 08:13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9 | done <text:s text:c="46"/>| <text:s text:c="5"/>8 | 2016-11-16 10:50:00 | 2016-11-16 10:59:59 | <text:s text:c="5"/>6 | 2016-11-16 07:55:1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8 | donefea44bece172bc9696ae57c26888bf8a.VisitsSummary | <text:s text:c="5"/>8 | 2016-11-16 10:50:00 | 2016-11-16 10:59:59 | <text:s text:c="5"/>6 | 2016-11-16 07:55:4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0 | done <text:s text:c="46"/>| <text:s text:c="5"/>8 | 2016-11-16 10:50:00 | 2016-11-16 10:59:59 | <text:s text:c="5"/>6 | 2016-11-16 08:13:1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4 | donefea44bece172bc9696ae57c26888bf8a.VisitsSummary | <text:s text:c="5"/>8 | 2016-11-16 10:50:00 | 2016-11-16 10:59:59 | <text:s text:c="5"/>6 | 2016-11-16 08:13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0 | done <text:s text:c="46"/>| <text:s text:c="5"/>8 | 2016-11-16 11:00:00 | 2016-11-16 11:09:59 | <text:s text:c="5"/>6 | 2016-11-16 07:55:1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9 | donefea44bece172bc9696ae57c26888bf8a.VisitsSummary | <text:s text:c="5"/>8 | 2016-11-16 11:00:00 | 2016-11-16 11:09:59 | <text:s text:c="5"/>6 | 2016-11-16 07:55:4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1 | done <text:s text:c="46"/>| <text:s text:c="5"/>8 | 2016-11-16 11:00:00 | 2016-11-16 11:09:59 | <text:s text:c="5"/>6 | 2016-11-16 08:13:1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5 | donefea44bece172bc9696ae57c26888bf8a.VisitsSummary | <text:s text:c="5"/>8 | 2016-11-16 11:00:00 | 2016-11-16 11:09:59 | <text:s text:c="5"/>6 | 2016-11-16 08:13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1 | done <text:s text:c="46"/>| <text:s text:c="5"/>8 | 2016-11-16 11:10:00 | 2016-11-16 11:19:59 | <text:s text:c="5"/>6 | 2016-11-16 07:55:1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0 | donefea44bece172bc9696ae57c26888bf8a.VisitsSummary | <text:s text:c="5"/>8 | 2016-11-16 11:10:00 | 2016-11-16 11:19:59 | <text:s text:c="5"/>6 | 2016-11-16 07:55:4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2 | done <text:s text:c="46"/>| <text:s text:c="5"/>8 | 2016-11-16 11:10:00 | 2016-11-16 11:19:59 | <text:s text:c="5"/>6 | 2016-11-16 08:13:1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6 | donefea44bece172bc9696ae57c26888bf8a.VisitsSummary | <text:s text:c="5"/>8 | 2016-11-16 11:10:00 | 2016-11-16 11:19:59 | <text:s text:c="5"/>6 | 2016-11-16 08:13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2 | done <text:s text:c="46"/>| <text:s text:c="5"/>8 | 2016-11-16 11:20:00 | 2016-11-16 11:29:59 | <text:s text:c="5"/>6 | 2016-11-16 07:55:1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1 | donefea44bece172bc9696ae57c26888bf8a.VisitsSummary | <text:s text:c="5"/>8 | 2016-11-16 11:20:00 | 2016-11-16 11:29:59 | <text:s text:c="5"/>6 | 2016-11-16 07:55:4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3 | done <text:s text:c="46"/>| <text:s text:c="5"/>8 | 2016-11-16 11:20:00 | 2016-11-16 11:29:59 | <text:s text:c="5"/>6 | 2016-11-16 08:13:1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7 | donefea44bece172bc9696ae57c26888bf8a.VisitsSummary | <text:s text:c="5"/>8 | 2016-11-16 11:20:00 | 2016-11-16 11:29:59 | <text:s text:c="5"/>6 | 2016-11-16 08:13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3 | done <text:s text:c="46"/>| <text:s text:c="5"/>8 | 2016-11-16 11:30:00 | 2016-11-16 11:39:59 | <text:s text:c="5"/>6 | 2016-11-16 07:55:1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2 | donefea44bece172bc9696ae57c26888bf8a.VisitsSummary | <text:s text:c="5"/>8 | 2016-11-16 11:30:00 | 2016-11-16 11:39:59 | <text:s text:c="5"/>6 | 2016-11-16 07:55:4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4 | done <text:s text:c="46"/>| <text:s text:c="5"/>8 | 2016-11-16 11:30:00 | 2016-11-16 11:39:59 | <text:s text:c="5"/>6 | 2016-11-16 08:13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8 | donefea44bece172bc9696ae57c26888bf8a.VisitsSummary | <text:s text:c="5"/>8 | 2016-11-16 11:30:00 | 2016-11-16 11:39:59 | <text:s text:c="5"/>6 | 2016-11-16 08:13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4 | done <text:s text:c="46"/>| <text:s text:c="5"/>8 | 2016-11-16 11:40:00 | 2016-11-16 11:49:59 | <text:s text:c="5"/>6 | 2016-11-16 07:55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3 | donefea44bece172bc9696ae57c26888bf8a.VisitsSummary | <text:s text:c="5"/>8 | 2016-11-16 11:40:00 | 2016-11-16 11:49:59 | <text:s text:c="5"/>6 | 2016-11-16 07:55:4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5 | done <text:s text:c="46"/>| <text:s text:c="5"/>8 | 2016-11-16 11:40:00 | 2016-11-16 11:49:59 | <text:s text:c="5"/>6 | 2016-11-16 08:13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9 | donefea44bece172bc9696ae57c26888bf8a.VisitsSummary | <text:s text:c="5"/>8 | 2016-11-16 11:40:00 | 2016-11-16 11:49:59 | <text:s text:c="5"/>6 | 2016-11-16 08:13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5 | done <text:s text:c="46"/>| <text:s text:c="5"/>8 | 2016-11-16 11:50:00 | 2016-11-16 11:59:59 | <text:s text:c="5"/>6 | 2016-11-16 07:55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4 | donefea44bece172bc9696ae57c26888bf8a.VisitsSummary | <text:s text:c="5"/>8 | 2016-11-16 11:50:00 | 2016-11-16 11:59:59 | <text:s text:c="5"/>6 | 2016-11-16 07:55:4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6 | done <text:s text:c="46"/>| <text:s text:c="5"/>8 | 2016-11-16 11:50:00 | 2016-11-16 11:59:59 | <text:s text:c="5"/>6 | 2016-11-16 08:13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0 | donefea44bece172bc9696ae57c26888bf8a.VisitsSummary | <text:s text:c="5"/>8 | 2016-11-16 11:50:00 | 2016-11-16 11:59:59 | <text:s text:c="5"/>6 | 2016-11-16 08:13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6 | done <text:s text:c="46"/>| <text:s text:c="5"/>8 | 2016-11-16 12:00:00 | 2016-11-16 12:09:59 | <text:s text:c="5"/>6 | 2016-11-16 07:55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5 | donefea44bece172bc9696ae57c26888bf8a.VisitsSummary | <text:s text:c="5"/>8 | 2016-11-16 12:00:00 | 2016-11-16 12:09:59 | <text:s text:c="5"/>6 | 2016-11-16 07:55:4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7 | done <text:s text:c="46"/>| <text:s text:c="5"/>8 | 2016-11-16 12:00:00 | 2016-11-16 12:09:59 | <text:s text:c="5"/>6 | 2016-11-16 08:13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1 | donefea44bece172bc9696ae57c26888bf8a.VisitsSummary | <text:s text:c="5"/>8 | 2016-11-16 12:00:00 | 2016-11-16 12:09:59 | <text:s text:c="5"/>6 | 2016-11-16 08:13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7 | done <text:s text:c="46"/>| <text:s text:c="5"/>8 | 2016-11-16 12:10:00 | 2016-11-16 12:19:59 | <text:s text:c="5"/>6 | 2016-11-16 07:55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6 | donefea44bece172bc9696ae57c26888bf8a.VisitsSummary | <text:s text:c="5"/>8 | 2016-11-16 12:10:00 | 2016-11-16 12:19:59 | <text:s text:c="5"/>6 | 2016-11-16 07:55:4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8 | done <text:s text:c="46"/>| <text:s text:c="5"/>8 | 2016-11-16 12:10:00 | 2016-11-16 12:19:59 | <text:s text:c="5"/>6 | 2016-11-16 08:13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2 | donefea44bece172bc9696ae57c26888bf8a.VisitsSummary | <text:s text:c="5"/>8 | 2016-11-16 12:10:00 | 2016-11-16 12:19:59 | <text:s text:c="5"/>6 | 2016-11-16 08:13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8 | done <text:s text:c="46"/>| <text:s text:c="5"/>8 | 2016-11-16 12:20:00 | 2016-11-16 12:29:59 | <text:s text:c="5"/>6 | 2016-11-16 07:55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7 | donefea44bece172bc9696ae57c26888bf8a.VisitsSummary | <text:s text:c="5"/>8 | 2016-11-16 12:20:00 | 2016-11-16 12:29:59 | <text:s text:c="5"/>6 | 2016-11-16 07:55:4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9 | done <text:s text:c="46"/>| <text:s text:c="5"/>8 | 2016-11-16 12:20:00 | 2016-11-16 12:29:59 | <text:s text:c="5"/>6 | 2016-11-16 08:13:2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3 | donefea44bece172bc9696ae57c26888bf8a.VisitsSummary | <text:s text:c="5"/>8 | 2016-11-16 12:20:00 | 2016-11-16 12:29:59 | <text:s text:c="5"/>6 | 2016-11-16 08:13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9 | done <text:s text:c="46"/>| <text:s text:c="5"/>8 | 2016-11-16 12:30:00 | 2016-11-16 12:39:59 | <text:s text:c="5"/>6 | 2016-11-16 07:55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8 | donefea44bece172bc9696ae57c26888bf8a.VisitsSummary | <text:s text:c="5"/>8 | 2016-11-16 12:30:00 | 2016-11-16 12:39:59 | <text:s text:c="5"/>6 | 2016-11-16 07:55:4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0 | done <text:s text:c="46"/>| <text:s text:c="5"/>8 | 2016-11-16 12:30:00 | 2016-11-16 12:39:59 | <text:s text:c="5"/>6 | 2016-11-16 08:13:2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4 | donefea44bece172bc9696ae57c26888bf8a.VisitsSummary | <text:s text:c="5"/>8 | 2016-11-16 12:30:00 | 2016-11-16 12:39:59 | <text:s text:c="5"/>6 | 2016-11-16 08:13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0 | done <text:s text:c="46"/>| <text:s text:c="5"/>8 | 2016-11-16 12:40:00 | 2016-11-16 12:49:59 | <text:s text:c="5"/>6 | 2016-11-16 07:55:1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9 | donefea44bece172bc9696ae57c26888bf8a.VisitsSummary | <text:s text:c="5"/>8 | 2016-11-16 12:40:00 | 2016-11-16 12:49:59 | <text:s text:c="5"/>6 | 2016-11-16 07:55:4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1 | done <text:s text:c="46"/>| <text:s text:c="5"/>8 | 2016-11-16 12:40:00 | 2016-11-16 12:49:59 | <text:s text:c="5"/>6 | 2016-11-16 08:13:2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5 | donefea44bece172bc9696ae57c26888bf8a.VisitsSummary | <text:s text:c="5"/>8 | 2016-11-16 12:40:00 | 2016-11-16 12:49:59 | <text:s text:c="5"/>6 | 2016-11-16 08:13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1 | done <text:s text:c="46"/>| <text:s text:c="5"/>8 | 2016-11-16 12:50:00 | 2016-11-16 12:59:59 | <text:s text:c="5"/>6 | 2016-11-16 07:55:1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0 | donefea44bece172bc9696ae57c26888bf8a.VisitsSummary | <text:s text:c="5"/>8 | 2016-11-16 12:50:00 | 2016-11-16 12:59:59 | <text:s text:c="5"/>6 | 2016-11-16 07:55:4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2 | done <text:s text:c="46"/>| <text:s text:c="5"/>8 | 2016-11-16 12:50:00 | 2016-11-16 12:59:59 | <text:s text:c="5"/>6 | 2016-11-16 08:13:2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6 | donefea44bece172bc9696ae57c26888bf8a.VisitsSummary | <text:s text:c="5"/>8 | 2016-11-16 12:50:00 | 2016-11-16 12:59:59 | <text:s text:c="5"/>6 | 2016-11-16 08:13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2 | done <text:s text:c="46"/>| <text:s text:c="5"/>8 | 2016-11-16 13:00:00 | 2016-11-16 13:09:59 | <text:s text:c="5"/>6 | 2016-11-16 07:55:1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1 | donefea44bece172bc9696ae57c26888bf8a.VisitsSummary | <text:s text:c="5"/>8 | 2016-11-16 13:00:00 | 2016-11-16 13:09:59 | <text:s text:c="5"/>6 | 2016-11-16 07:55:4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3 | done <text:s text:c="46"/>| <text:s text:c="5"/>8 | 2016-11-16 13:00:00 | 2016-11-16 13:09:59 | <text:s text:c="5"/>6 | 2016-11-16 08:13:2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7 | donefea44bece172bc9696ae57c26888bf8a.VisitsSummary | <text:s text:c="5"/>8 | 2016-11-16 13:00:00 | 2016-11-16 13:09:59 | <text:s text:c="5"/>6 | 2016-11-16 08:13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3 | done <text:s text:c="46"/>| <text:s text:c="5"/>8 | 2016-11-16 13:10:00 | 2016-11-16 13:19:59 | <text:s text:c="5"/>6 | 2016-11-16 07:55:1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2 | donefea44bece172bc9696ae57c26888bf8a.VisitsSummary | <text:s text:c="5"/>8 | 2016-11-16 13:10:00 | 2016-11-16 13:19:59 | <text:s text:c="5"/>6 | 2016-11-16 07:55:4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4 | done <text:s text:c="46"/>| <text:s text:c="5"/>8 | 2016-11-16 13:10:00 | 2016-11-16 13:19:59 | <text:s text:c="5"/>6 | 2016-11-16 08:13:2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8 | donefea44bece172bc9696ae57c26888bf8a.VisitsSummary | <text:s text:c="5"/>8 | 2016-11-16 13:10:00 | 2016-11-16 13:19:59 | <text:s text:c="5"/>6 | 2016-11-16 08:13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4 | done <text:s text:c="46"/>| <text:s text:c="5"/>8 | 2016-11-16 13:20:00 | 2016-11-16 13:29:59 | <text:s text:c="5"/>6 | 2016-11-16 07:55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3 | donefea44bece172bc9696ae57c26888bf8a.VisitsSummary | <text:s text:c="5"/>8 | 2016-11-16 13:20:00 | 2016-11-16 13:29:59 | <text:s text:c="5"/>6 | 2016-11-16 07:55:4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5 | done <text:s text:c="46"/>| <text:s text:c="5"/>8 | 2016-11-16 13:20:00 | 2016-11-16 13:29:59 | <text:s text:c="5"/>6 | 2016-11-16 08:13:2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9 | donefea44bece172bc9696ae57c26888bf8a.VisitsSummary | <text:s text:c="5"/>8 | 2016-11-16 13:20:00 | 2016-11-16 13:29:59 | <text:s text:c="5"/>6 | 2016-11-16 08:13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5 | done <text:s text:c="46"/>| <text:s text:c="5"/>8 | 2016-11-16 13:30:00 | 2016-11-16 13:39:59 | <text:s text:c="5"/>6 | 2016-11-16 07:55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4 | donefea44bece172bc9696ae57c26888bf8a.VisitsSummary | <text:s text:c="5"/>8 | 2016-11-16 13:30:00 | 2016-11-16 13:39:59 | <text:s text:c="5"/>6 | 2016-11-16 07:55:4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6 | done <text:s text:c="46"/>| <text:s text:c="5"/>8 | 2016-11-16 13:30:00 | 2016-11-16 13:39:59 | <text:s text:c="5"/>6 | 2016-11-16 08:13:2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0 | donefea44bece172bc9696ae57c26888bf8a.VisitsSummary | <text:s text:c="5"/>8 | 2016-11-16 13:30:00 | 2016-11-16 13:39:59 | <text:s text:c="5"/>6 | 2016-11-16 08:13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6 | done <text:s text:c="46"/>| <text:s text:c="5"/>8 | 2016-11-16 13:40:00 | 2016-11-16 13:49:59 | <text:s text:c="5"/>6 | 2016-11-16 07:55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5 | donefea44bece172bc9696ae57c26888bf8a.VisitsSummary | <text:s text:c="5"/>8 | 2016-11-16 13:40:00 | 2016-11-16 13:49:59 | <text:s text:c="5"/>6 | 2016-11-16 07:55:4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7 | done <text:s text:c="46"/>| <text:s text:c="5"/>8 | 2016-11-16 13:40:00 | 2016-11-16 13:49:59 | <text:s text:c="5"/>6 | 2016-11-16 08:13:2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1 | donefea44bece172bc9696ae57c26888bf8a.VisitsSummary | <text:s text:c="5"/>8 | 2016-11-16 13:40:00 | 2016-11-16 13:49:59 | <text:s text:c="5"/>6 | 2016-11-16 08:13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7 | done <text:s text:c="46"/>| <text:s text:c="5"/>8 | 2016-11-16 13:50:00 | 2016-11-16 13:59:59 | <text:s text:c="5"/>6 | 2016-11-16 07:55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6 | donefea44bece172bc9696ae57c26888bf8a.VisitsSummary | <text:s text:c="5"/>8 | 2016-11-16 13:50:00 | 2016-11-16 13:59:59 | <text:s text:c="5"/>6 | 2016-11-16 07:55:4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8 | done <text:s text:c="46"/>| <text:s text:c="5"/>8 | 2016-11-16 13:50:00 | 2016-11-16 13:59:59 | <text:s text:c="5"/>6 | 2016-11-16 08:13:2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2 | donefea44bece172bc9696ae57c26888bf8a.VisitsSummary | <text:s text:c="5"/>8 | 2016-11-16 13:50:00 | 2016-11-16 13:59:59 | <text:s text:c="5"/>6 | 2016-11-16 08:13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8 | done <text:s text:c="46"/>| <text:s text:c="5"/>8 | 2016-11-16 14:00:00 | 2016-11-16 14:09:59 | <text:s text:c="5"/>6 | 2016-11-16 07:55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7 | donefea44bece172bc9696ae57c26888bf8a.VisitsSummary | <text:s text:c="5"/>8 | 2016-11-16 14:00:00 | 2016-11-16 14:09:59 | <text:s text:c="5"/>6 | 2016-11-16 07:55:4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9 | done <text:s text:c="46"/>| <text:s text:c="5"/>8 | 2016-11-16 14:00:00 | 2016-11-16 14:09:59 | <text:s text:c="5"/>6 | 2016-11-16 08:13:2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3 | donefea44bece172bc9696ae57c26888bf8a.VisitsSummary | <text:s text:c="5"/>8 | 2016-11-16 14:00:00 | 2016-11-16 14:09:59 | <text:s text:c="5"/>6 | 2016-11-16 08:13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9 | done <text:s text:c="46"/>| <text:s text:c="5"/>8 | 2016-11-16 14:10:00 | 2016-11-16 14:19:59 | <text:s text:c="5"/>6 | 2016-11-16 07:55:2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8 | donefea44bece172bc9696ae57c26888bf8a.VisitsSummary | <text:s text:c="5"/>8 | 2016-11-16 14:10:00 | 2016-11-16 14:19:59 | <text:s text:c="5"/>6 | 2016-11-16 07:55:4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0 | done <text:s text:c="46"/>| <text:s text:c="5"/>8 | 2016-11-16 14:10:00 | 2016-11-16 14:19:59 | <text:s text:c="5"/>6 | 2016-11-16 08:13:2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4 | donefea44bece172bc9696ae57c26888bf8a.VisitsSummary | <text:s text:c="5"/>8 | 2016-11-16 14:10:00 | 2016-11-16 14:19:59 | <text:s text:c="5"/>6 | 2016-11-16 08:13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0 | done <text:s text:c="46"/>| <text:s text:c="5"/>8 | 2016-11-16 14:20:00 | 2016-11-16 14:29:59 | <text:s text:c="5"/>6 | 2016-11-16 07:55:2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9 | donefea44bece172bc9696ae57c26888bf8a.VisitsSummary | <text:s text:c="5"/>8 | 2016-11-16 14:20:00 | 2016-11-16 14:29:59 | <text:s text:c="5"/>6 | 2016-11-16 07:55:4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1 | done <text:s text:c="46"/>| <text:s text:c="5"/>8 | 2016-11-16 14:20:00 | 2016-11-16 14:29:59 | <text:s text:c="5"/>6 | 2016-11-16 08:13:2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5 | donefea44bece172bc9696ae57c26888bf8a.VisitsSummary | <text:s text:c="5"/>8 | 2016-11-16 14:20:00 | 2016-11-16 14:29:59 | <text:s text:c="5"/>6 | 2016-11-16 08:13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1 | done <text:s text:c="46"/>| <text:s text:c="5"/>8 | 2016-11-16 14:30:00 | 2016-11-16 14:39:59 | <text:s text:c="5"/>6 | 2016-11-16 07:55:2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0 | donefea44bece172bc9696ae57c26888bf8a.VisitsSummary | <text:s text:c="5"/>8 | 2016-11-16 14:30:00 | 2016-11-16 14:39:59 | <text:s text:c="5"/>6 | 2016-11-16 07:55:4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2 | done <text:s text:c="46"/>| <text:s text:c="5"/>8 | 2016-11-16 14:30:00 | 2016-11-16 14:39:59 | <text:s text:c="5"/>6 | 2016-11-16 08:13:2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6 | donefea44bece172bc9696ae57c26888bf8a.VisitsSummary | <text:s text:c="5"/>8 | 2016-11-16 14:30:00 | 2016-11-16 14:39:59 | <text:s text:c="5"/>6 | 2016-11-16 08:13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2 | done <text:s text:c="46"/>| <text:s text:c="5"/>8 | 2016-11-16 14:40:00 | 2016-11-16 14:49:59 | <text:s text:c="5"/>6 | 2016-11-16 07:55:2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1 | donefea44bece172bc9696ae57c26888bf8a.VisitsSummary | <text:s text:c="5"/>8 | 2016-11-16 14:40:00 | 2016-11-16 14:49:59 | <text:s text:c="5"/>6 | 2016-11-16 07:55:4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3 | done <text:s text:c="46"/>| <text:s text:c="5"/>8 | 2016-11-16 14:40:00 | 2016-11-16 14:49:59 | <text:s text:c="5"/>6 | 2016-11-16 08:13:2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7 | donefea44bece172bc9696ae57c26888bf8a.VisitsSummary | <text:s text:c="5"/>8 | 2016-11-16 14:40:00 | 2016-11-16 14:49:59 | <text:s text:c="5"/>6 | 2016-11-16 08:13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4 | done <text:s text:c="46"/>| <text:s text:c="5"/>8 | 2016-11-16 14:50:00 | 2016-11-16 14:59:59 | <text:s text:c="5"/>6 | 2016-11-16 08:13:2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8 | donefea44bece172bc9696ae57c26888bf8a.VisitsSummary | <text:s text:c="5"/>8 | 2016-11-16 14:50:00 | 2016-11-16 14:59:59 | <text:s text:c="5"/>6 | 2016-11-16 08:13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5 | done <text:s text:c="46"/>| <text:s text:c="5"/>8 | 2016-11-16 15:00:00 | 2016-11-16 15:09:59 | <text:s text:c="5"/>6 | 2016-11-16 08:13:2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9 | donefea44bece172bc9696ae57c26888bf8a.VisitsSummary | <text:s text:c="5"/>8 | 2016-11-16 15:00:00 | 2016-11-16 15:09:59 | <text:s text:c="5"/>6 | 2016-11-16 08:13:4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+-----------+----------------------------------------------------+--------+---------------------+---------------------+--------+---------------------+----------+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281 rows in set (0.01 sec)</text:p>
          </table:table-cell>
        </table:table-row>
      </table:table>
      <table:table table:name="00-Template" table:style-name="ta22">
        <table:table-column table:style-name="co2" table:number-columns-repeated="1024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</text:p>
          </table:table-cell>
          <table:covered-table-cell table:number-columns-repeated="2" table:style-name="ce52"/>
          <table:table-cell office:value-type="string" calcext:value-type="string">
            <text:p>CoreArchive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Proccesor</text:p>
          </table:table-cell>
          <table:covered-table-cell table:number-columns-repeated="2" table:style-name="ce52"/>
          <table:table-cell office:value-type="string" calcext:value-type="string">
            <text:p>\ArchiveProcess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<text:s/>\Piwik\Plugin\Manager</text:p>
          </table:table-cell>
          <table:covered-table-cell table:number-columns-repeated="2" table:style-name="ce52"/>
          <table:table-cell office:value-type="string" calcext:value-type="string">
            <text:p>Plugin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Table\Manager</text:p>
          </table:table-cell>
          <table:covered-table-cell table:number-columns-repeated="2" table:style-name="ce52"/>
          <table:table-cell office:value-type="string" calcext:value-type="string">
            <text:p>DataTab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TableCreator</text:p>
          </table:table-cell>
          <table:covered-table-cell table:number-columns-repeated="2" table:style-name="ce52"/>
          <table:table-cell office:value-type="string" calcext:value-type="string">
            <text:p>ArchiveTableCreat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Model</text:p>
          </table:table-cell>
          <table:covered-table-cell table:number-columns-repeated="2" table:style-name="ce52"/>
          <table:table-cell office:value-type="string" calcext:value-type="string">
            <text:p>Model</text:p>
          </table:table-cell>
          <table:table-cell table:number-columns-repeated="1020"/>
        </table:table-row>
        <table:table-row table:style-name="ro1">
          <table:table-cell table:style-name="ce138" office:value-type="string" calcext:value-type="string" table:number-columns-spanned="3" table:number-rows-spanned="1">
            <text:p>Piwik\Sequence</text:p>
          </table:table-cell>
          <table:covered-table-cell table:number-columns-repeated="2" table:style-name="ce139"/>
          <table:table-cell office:value-type="string" calcext:value-type="string">
            <text:p>Sequence</text:p>
          </table:table-cell>
          <table:table-cell table:number-columns-repeated="1020"/>
        </table:table-row>
        <table:table-row table:style-name="ro1">
          <table:table-cell table:style-name="ce152" office:value-type="string" calcext:value-type="string" table:number-columns-spanned="3" table:number-rows-spanned="1">
            <text:p>Piwik\DBHelper</text:p>
          </table:table-cell>
          <table:covered-table-cell table:number-columns-repeated="2" table:style-name="ce154"/>
          <table:table-cell office:value-type="string" calcext:value-type="string">
            <text:p>DBHelp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B</text:p>
          </table:table-cell>
          <table:covered-table-cell table:number-columns-repeated="2" table:style-name="ce52"/>
          <table:table-cell office:value-type="string" calcext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0A00</text:p>
          </table:table-cell>
          <table:table-cell table:style-name="ce25" office:value-type="string" calcext:value-type="string">
            <text:p>Name of diagram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6" office:value-type="string" calcext:value-type="string" table:number-columns-spanned="2" table:number-rows-spanned="1">
            <text:p>DB\Schema</text:p>
          </table:table-cell>
          <table:covered-table-cell table:style-name="ce13"/>
          <table:table-cell/>
          <table:table-cell table:style-name="ce26" office:value-type="string" calcext:value-type="string" table:number-columns-spanned="2" table:number-rows-spanned="1">
            <text:p>DB\Schema\Mysql</text:p>
          </table:table-cell>
          <table:covered-table-cell table:style-name="ce13"/>
          <table:table-cell/>
          <table:table-cell table:style-name="ce26" office:value-type="string" calcext:value-type="string" table:number-columns-spanned="2" table:number-rows-spanned="1">
            <text:p>DBHelper</text:p>
          </table:table-cell>
          <table:covered-table-cell table:style-name="ce13"/>
          <table:table-cell/>
          <table:table-cell table:style-name="ce48" office:value-type="string" calcext:value-type="string" table:number-columns-spanned="2" table:number-rows-spanned="1">
            <text:p>ArchiveProccesor\PluginsArchiver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ArchiveProccesor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</table:table-cell>
          <table:covered-table-cell table:style-name="ce13"/>
          <table:table-cell table:style-name="ce22" table:number-columns-repeated="2"/>
          <table:table-cell table:style-name="ce48" office:value-type="string" calcext:value-type="string" table:number-columns-spanned="2" table:number-rows-spanned="1">
            <text:p>LogAggregator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</table:table-cell>
          <table:covered-table-cell table:style-name="ce13"/>
          <table:table-cell table:style-name="ce22"/>
          <table:table-cell/>
          <table:table-cell table:style-name="ce48" office:value-type="string" calcext:value-type="string" table:number-columns-spanned="2" table:number-rows-spanned="1">
            <text:p>ArchiveProccesor\Parameters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</table:table-cell>
          <table:covered-table-cell table:style-name="ce13"/>
          <table:table-cell table:number-columns-repeated="1000"/>
        </table:table-row>
        <table:table-row table:style-name="ro1">
          <table:table-cell table:number-columns-repeated="2"/>
          <table:table-cell table:style-name="ce92"/>
          <table:table-cell table:number-columns-repeated="2"/>
          <table:table-cell table:style-name="ce14"/>
          <table:table-cell table:number-columns-repeated="2"/>
          <table:table-cell table:style-name="ce92"/>
          <table:table-cell table:number-columns-repeated="2"/>
          <table:table-cell table:style-name="ce92"/>
          <table:table-cell table:number-columns-repeated="3"/>
          <table:table-cell table:style-name="ce92"/>
          <table:table-cell table:style-name="ce23" table:number-columns-repeated="2"/>
          <table:table-cell/>
          <table:table-cell table:style-name="ce92"/>
          <table:table-cell table:style-name="ce23"/>
          <table:table-cell table:number-columns-repeated="2"/>
          <table:table-cell table:style-name="ce92"/>
          <table:table-cell table:number-columns-repeated="1000"/>
        </table:table-row>
        <table:table-row table:style-name="ro1">
          <table:table-cell table:number-columns-repeated="2"/>
          <table:table-cell table:style-name="ce89" office:value-type="string" calcext:value-type="string">
            <text:p>getTableCreateSql($tableName)</text:p>
          </table:table-cell>
          <table:table-cell table:style-name="ce25"/>
          <table:table-cell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89"/>
          <table:table-cell table:style-name="ce25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07"/>
          <table:table-cell table:style-name="ce100"/>
          <table:table-cell table:style-name="ce9" office:value-type="string" calcext:value-type="string">
            <text:p>getTablesCreateSql()</text:p>
          </table:table-cell>
          <table:table-cell table:style-name="ce14"/>
          <table:table-cell table:style-name="ce100"/>
          <table:table-cell table:style-name="ce106"/>
          <table:table-cell table:style-name="ce107"/>
          <table:table-cell table:style-name="ce100" table:number-columns-repeated="2"/>
          <table:table-cell table:style-name="ce107"/>
          <table:table-cell table:style-name="ce100" table:number-columns-repeated="3"/>
          <table:table-cell table:style-name="ce14"/>
          <table:table-cell table:style-name="ce23" table:number-columns-repeated="2"/>
          <table:table-cell table:style-name="ce100"/>
          <table:table-cell table:style-name="ce14"/>
          <table:table-cell table:style-name="ce23"/>
          <table:table-cell/>
          <table:table-cell table:style-name="ce100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>
            <draw:custom-shape table:end-cell-address="'00-Template'.F19" table:end-x="1.98pt" table:end-y="1.02pt" draw:z-index="0" draw:name="直線矢印コネクタ 1" draw:style-name="gr120" draw:text-style-name="P2" svg:width="353.03pt" svg:height="0.06pt" svg:x="0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14"/>
          <table:table-cell/>
          <table:table-cell table:style-name="ce72" office:value-type="string" calcext:value-type="string">
            <text:p>getTablesCreateSql()</text:p>
          </table:table-cell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9" office:value-type="string" calcext:value-type="string">
            <text:p>array $tables</text:p>
            <draw:custom-shape table:end-cell-address="'00-Template'.I20" table:end-x="1.98pt" table:end-y="0.03pt" draw:z-index="1" draw:name="直線矢印コネクタ 2" draw:style-name="gr121" draw:text-style-name="P2" svg:width="351.92pt" svg:height="0.06pt" svg:x="1.08pt" svg:y="0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 table:number-rows-repeated="8"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 table:number-rows-repeated="3"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00"/>
        </table:table-row>
        <table:table-row table:style-name="ro1">
          <table:table-cell table:number-columns-repeated="7"/>
          <table:table-cell table:style-name="ce7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00"/>
        </table:table-row>
        <table:table-row table:style-name="ro1" table:number-rows-repeated="4">
          <table:table-cell table:number-columns-repeated="7"/>
          <table:table-cell table:style-name="ce72"/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Calibri" style:font-family-complex="Calibri" style:font-family-generic-complex="swiss" style:font-size-complex="14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draw:gradient draw:name="Gradient_20_2" draw:display-name="Gradient 2" draw:style="linear" draw:start-color="#fbf6d6" draw:end-color="#fbfe82" draw:start-intensity="100%" draw:end-intensity="100%" draw:angle="0" draw:border="0%"/>
    <draw:marker draw:name="Arrowheads_20_1" draw:display-name="Arrowheads 1" svg:viewBox="0 0 20 30" svg:d="M10 0l-10 30h20z"/>
    <draw:marker draw:name="Arrowheads_20_2" draw:display-name="Arrowheads 2" svg:viewBox="0 0 1131 1580" svg:d="M1013 1491l118 89-567-1580-564 1580 114-85 136-68 148-46 161-17 161 13 153 46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_32__20_Dots_20_1_20_Dash" draw:display-name="2 Dots 1 Dash" draw:style="rect" draw:dots1="2" draw:dots2="1" draw:dots2-length="5.75pt" draw:distance="5.75pt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2="1" draw:dots2-length="8.05pt" draw:distance="6.04pt"/>
    <draw:stroke-dash draw:name="Dashed_20__28_var_29__20_5" draw:display-name="Dashed (var) 5" draw:style="rect" draw:dots2="1" draw:dots2-length="3.97pt" draw:distance="2.98pt"/>
    <draw:stroke-dash draw:name="Ultrafine_20_2_20_Dots_20_3_20_Dashes" draw:display-name="Ultrafine 2 Dots 3 Dashes" draw:style="rect" draw:dots1="2" draw:dots1-length="1.45pt" draw:dots2="3" draw:dots2-length="7.2pt" draw:distance="3.6pt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2:28:56.196292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OfDiagrams" style:display-name="PageStyle_ListOfDiagra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A-ConsoleArchv.-CronArchv" style:display-name="PageStyle_1A-ConsoleArchv.-CronArch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B-PluginsAPI-CoreArchive" style:display-name="PageStyle_1B-PluginsAPI-CoreArchi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A-CoreArchive" style:display-name="PageStyle_2A-CoreArchiv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B-ArchiveProcessing" style:display-name="PageStyle_2B-ArchiveProcess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C-PluginsAr.aggrMetr." style:display-name="PageStyle_2C-PluginsAr.aggrMetr.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B-LogAggregator" style:display-name="PageStyle_3B-LogAggreg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A-Plugin_27_sArchiverAggr" style:display-name="PageStyle_3A-Plugin'sArchiverAgg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D-ArchiveInvalidator" style:display-name="PageStyle_3D-ArchiveInvalid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C05-PluginsArchiverNewDay" style:display-name="PageStyle_2C05-PluginsArchiverNewDa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C-ArchiveProcessor" style:display-name="PageStyle_3C-ArchiveProcess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A-ArchiveTableCreator" style:display-name="PageStyle_4A-ArchiveTableCre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E-ArchiveProcessorLoader" style:display-name="PageStyle_3E-ArchiveProcessorLoad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D-ArchiveWriter" style:display-name="PageStyle_4D-ArchiveWrit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bugCallStack" style:display-name="PageStyle_DebugCallSta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B-Model" style:display-name="PageStyle_4B-Mod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bperiodCallStack" style:display-name="PageStyle_SubperiodCallSta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A-ArchiveTableSQLschema" style:display-name="PageStyle_5A-ArchiveTableSQLschem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reakpoints" style:display-name="PageStyle_Breakpoin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C-ArchiveSelector" style:display-name="PageStyle_4C-ArchiveSelec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0-Template" style:display-name="PageStyle_00-Templa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uyen Thang</meta:initial-creator>
    <meta:creation-date>2016-09-14T15:07:40</meta:creation-date>
    <dc:date>2017-02-27T12:41:10.271940005</dc:date>
    <meta:generator>LibreOffice/5.1.6.2$Linux_X86_64 LibreOffice_project/10m0$Build-2</meta:generator>
    <meta:editing-duration>P2DT15H18M10S</meta:editing-duration>
    <meta:editing-cycles>33</meta:editing-cycles>
    <meta:document-statistic meta:table-count="23" meta:cell-count="3472" meta:object-count="18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